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_1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584313784601E+018" calcext:value-type="float">
            <text:p>1.47584313784601E+018</text:p>
          </table:table-cell>
          <table:table-cell office:value-type="float" office:value="1.47584313784828E+018" calcext:value-type="float">
            <text:p>1.47584313784828E+018</text:p>
          </table:table-cell>
          <table:table-cell/>
          <table:table-cell table:formula="of:= [.C1] - [.B1]" office:value-type="float" office:value="2269952" calcext:value-type="float">
            <text:p>2269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584313794598E+018" calcext:value-type="float">
            <text:p>1.47584313794598E+018</text:p>
          </table:table-cell>
          <table:table-cell office:value-type="float" office:value="1.47584313794889E+018" calcext:value-type="float">
            <text:p>1.47584313794889E+018</text:p>
          </table:table-cell>
          <table:table-cell/>
          <table:table-cell table:formula="of:= [.C2] - [.B2]" office:value-type="float" office:value="2909952" calcext:value-type="float">
            <text:p>2909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584313804592E+018" calcext:value-type="float">
            <text:p>1.47584313804592E+018</text:p>
          </table:table-cell>
          <table:table-cell office:value-type="float" office:value="1.47584313804965E+018" calcext:value-type="float">
            <text:p>1.47584313804965E+018</text:p>
          </table:table-cell>
          <table:table-cell/>
          <table:table-cell table:formula="of:= [.C3] - [.B3]" office:value-type="float" office:value="3729920" calcext:value-type="float">
            <text:p>37299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58431381459E+018" calcext:value-type="float">
            <text:p>1.4758431381459E+018</text:p>
          </table:table-cell>
          <table:table-cell office:value-type="float" office:value="1.47584313815038E+018" calcext:value-type="float">
            <text:p>1.47584313815038E+018</text:p>
          </table:table-cell>
          <table:table-cell/>
          <table:table-cell table:formula="of:= [.C4] - [.B4]" office:value-type="float" office:value="4480000" calcext:value-type="float">
            <text:p>44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584313824589E+018" calcext:value-type="float">
            <text:p>1.47584313824589E+018</text:p>
          </table:table-cell>
          <table:table-cell office:value-type="float" office:value="1.47584313825117E+018" calcext:value-type="float">
            <text:p>1.47584313825117E+018</text:p>
          </table:table-cell>
          <table:table-cell/>
          <table:table-cell table:formula="of:= [.C5] - [.B5]" office:value-type="float" office:value="5279744" calcext:value-type="float">
            <text:p>5279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584313834589E+018" calcext:value-type="float">
            <text:p>1.47584313834589E+018</text:p>
          </table:table-cell>
          <table:table-cell office:value-type="float" office:value="1.47584313835209E+018" calcext:value-type="float">
            <text:p>1.47584313835209E+018</text:p>
          </table:table-cell>
          <table:table-cell/>
          <table:table-cell table:formula="of:= [.C6] - [.B6]" office:value-type="float" office:value="6200064" calcext:value-type="float">
            <text:p>6200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584313844589E+018" calcext:value-type="float">
            <text:p>1.47584313844589E+018</text:p>
          </table:table-cell>
          <table:table-cell office:value-type="float" office:value="1.47584313845301E+018" calcext:value-type="float">
            <text:p>1.47584313845301E+018</text:p>
          </table:table-cell>
          <table:table-cell/>
          <table:table-cell table:formula="of:= [.C7] - [.B7]" office:value-type="float" office:value="7119872" calcext:value-type="float">
            <text:p>7119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84313854589E+018" calcext:value-type="float">
            <text:p>1.47584313854589E+018</text:p>
          </table:table-cell>
          <table:table-cell office:value-type="float" office:value="1.47584313855372E+018" calcext:value-type="float">
            <text:p>1.47584313855372E+018</text:p>
          </table:table-cell>
          <table:table-cell/>
          <table:table-cell table:formula="of:= [.C8] - [.B8]" office:value-type="float" office:value="7830016" calcext:value-type="float">
            <text:p>7830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584313864589E+018" calcext:value-type="float">
            <text:p>1.47584313864589E+018</text:p>
          </table:table-cell>
          <table:table-cell office:value-type="float" office:value="1.4758431386545E+018" calcext:value-type="float">
            <text:p>1.4758431386545E+018</text:p>
          </table:table-cell>
          <table:table-cell/>
          <table:table-cell table:formula="of:= [.C9] - [.B9]" office:value-type="float" office:value="8610048" calcext:value-type="float">
            <text:p>86100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584313874589E+018" calcext:value-type="float">
            <text:p>1.47584313874589E+018</text:p>
          </table:table-cell>
          <table:table-cell office:value-type="float" office:value="1.47584313875533E+018" calcext:value-type="float">
            <text:p>1.47584313875533E+018</text:p>
          </table:table-cell>
          <table:table-cell/>
          <table:table-cell table:formula="of:= [.C10] - [.B10]" office:value-type="float" office:value="9440000" calcext:value-type="float">
            <text:p>944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58431388459E+018" calcext:value-type="float">
            <text:p>1.4758431388459E+018</text:p>
          </table:table-cell>
          <table:table-cell office:value-type="float" office:value="1.47584313885607E+018" calcext:value-type="float">
            <text:p>1.47584313885607E+018</text:p>
          </table:table-cell>
          <table:table-cell/>
          <table:table-cell table:formula="of:= [.C11] - [.B11]" office:value-type="float" office:value="10169856" calcext:value-type="float">
            <text:p>101698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58431389459E+018" calcext:value-type="float">
            <text:p>1.4758431389459E+018</text:p>
          </table:table-cell>
          <table:table-cell office:value-type="float" office:value="1.47584313895684E+018" calcext:value-type="float">
            <text:p>1.47584313895684E+018</text:p>
          </table:table-cell>
          <table:table-cell/>
          <table:table-cell table:formula="of:= [.C12] - [.B12]" office:value-type="float" office:value="10939904" calcext:value-type="float">
            <text:p>10939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584313904589E+018" calcext:value-type="float">
            <text:p>1.47584313904589E+018</text:p>
          </table:table-cell>
          <table:table-cell office:value-type="float" office:value="1.47584313905763E+018" calcext:value-type="float">
            <text:p>1.47584313905763E+018</text:p>
          </table:table-cell>
          <table:table-cell/>
          <table:table-cell table:formula="of:= [.C13] - [.B13]" office:value-type="float" office:value="11740160" calcext:value-type="float">
            <text:p>117401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584313914589E+018" calcext:value-type="float">
            <text:p>1.47584313914589E+018</text:p>
          </table:table-cell>
          <table:table-cell office:value-type="float" office:value="1.47584313915839E+018" calcext:value-type="float">
            <text:p>1.47584313915839E+018</text:p>
          </table:table-cell>
          <table:table-cell/>
          <table:table-cell table:formula="of:= [.C14] - [.B14]" office:value-type="float" office:value="12499968" calcext:value-type="float">
            <text:p>12499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584313924589E+018" calcext:value-type="float">
            <text:p>1.47584313924589E+018</text:p>
          </table:table-cell>
          <table:table-cell office:value-type="float" office:value="1.47584313925937E+018" calcext:value-type="float">
            <text:p>1.47584313925937E+018</text:p>
          </table:table-cell>
          <table:table-cell/>
          <table:table-cell table:formula="of:= [.C15] - [.B15]" office:value-type="float" office:value="13479936" calcext:value-type="float">
            <text:p>134799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584313934589E+018" calcext:value-type="float">
            <text:p>1.47584313934589E+018</text:p>
          </table:table-cell>
          <table:table-cell office:value-type="float" office:value="1.4758431393601E+018" calcext:value-type="float">
            <text:p>1.4758431393601E+018</text:p>
          </table:table-cell>
          <table:table-cell/>
          <table:table-cell table:formula="of:= [.C16] - [.B16]" office:value-type="float" office:value="14210048" calcext:value-type="float">
            <text:p>142100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584313944589E+018" calcext:value-type="float">
            <text:p>1.47584313944589E+018</text:p>
          </table:table-cell>
          <table:table-cell office:value-type="float" office:value="1.47584313946093E+018" calcext:value-type="float">
            <text:p>1.47584313946093E+018</text:p>
          </table:table-cell>
          <table:table-cell/>
          <table:table-cell table:formula="of:= [.C17] - [.B17]" office:value-type="float" office:value="15040000" calcext:value-type="float">
            <text:p>1504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584313954589E+018" calcext:value-type="float">
            <text:p>1.47584313954589E+018</text:p>
          </table:table-cell>
          <table:table-cell office:value-type="float" office:value="1.47584313956172E+018" calcext:value-type="float">
            <text:p>1.47584313956172E+018</text:p>
          </table:table-cell>
          <table:table-cell/>
          <table:table-cell table:formula="of:= [.C18] - [.B18]" office:value-type="float" office:value="15830016" calcext:value-type="float">
            <text:p>15830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584313964589E+018" calcext:value-type="float">
            <text:p>1.47584313964589E+018</text:p>
          </table:table-cell>
          <table:table-cell office:value-type="float" office:value="1.47584313966265E+018" calcext:value-type="float">
            <text:p>1.47584313966265E+018</text:p>
          </table:table-cell>
          <table:table-cell/>
          <table:table-cell table:formula="of:= [.C19] - [.B19]" office:value-type="float" office:value="16760064" calcext:value-type="float">
            <text:p>16760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584313974589E+018" calcext:value-type="float">
            <text:p>1.47584313974589E+018</text:p>
          </table:table-cell>
          <table:table-cell office:value-type="float" office:value="1.47584313976351E+018" calcext:value-type="float">
            <text:p>1.47584313976351E+018</text:p>
          </table:table-cell>
          <table:table-cell/>
          <table:table-cell table:formula="of:= [.C20] - [.B20]" office:value-type="float" office:value="17619968" calcext:value-type="float">
            <text:p>176199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58431398459E+018" calcext:value-type="float">
            <text:p>1.4758431398459E+018</text:p>
          </table:table-cell>
          <table:table-cell office:value-type="float" office:value="1.47584313986427E+018" calcext:value-type="float">
            <text:p>1.47584313986427E+018</text:p>
          </table:table-cell>
          <table:table-cell/>
          <table:table-cell table:formula="of:= [.C21] - [.B21]" office:value-type="float" office:value="18370048" calcext:value-type="float">
            <text:p>183700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584313994589E+018" calcext:value-type="float">
            <text:p>1.47584313994589E+018</text:p>
          </table:table-cell>
          <table:table-cell office:value-type="float" office:value="1.47584313996509E+018" calcext:value-type="float">
            <text:p>1.47584313996509E+018</text:p>
          </table:table-cell>
          <table:table-cell/>
          <table:table-cell table:formula="of:= [.C22] - [.B22]" office:value-type="float" office:value="19200000" calcext:value-type="float">
            <text:p>192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584314004589E+018" calcext:value-type="float">
            <text:p>1.47584314004589E+018</text:p>
          </table:table-cell>
          <table:table-cell office:value-type="float" office:value="1.4758431400659E+018" calcext:value-type="float">
            <text:p>1.4758431400659E+018</text:p>
          </table:table-cell>
          <table:table-cell/>
          <table:table-cell table:formula="of:= [.C23] - [.B23]" office:value-type="float" office:value="20009984" calcext:value-type="float">
            <text:p>200099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584314014589E+018" calcext:value-type="float">
            <text:p>1.47584314014589E+018</text:p>
          </table:table-cell>
          <table:table-cell office:value-type="float" office:value="1.47584314016671E+018" calcext:value-type="float">
            <text:p>1.47584314016671E+018</text:p>
          </table:table-cell>
          <table:table-cell/>
          <table:table-cell table:formula="of:= [.C24] - [.B24]" office:value-type="float" office:value="20819968" calcext:value-type="float">
            <text:p>20819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584314024589E+018" calcext:value-type="float">
            <text:p>1.47584314024589E+018</text:p>
          </table:table-cell>
          <table:table-cell office:value-type="float" office:value="1.47584314026757E+018" calcext:value-type="float">
            <text:p>1.47584314026757E+018</text:p>
          </table:table-cell>
          <table:table-cell/>
          <table:table-cell table:formula="of:= [.C25] - [.B25]" office:value-type="float" office:value="21679872" calcext:value-type="float">
            <text:p>216798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584314034589E+018" calcext:value-type="float">
            <text:p>1.47584314034589E+018</text:p>
          </table:table-cell>
          <table:table-cell office:value-type="float" office:value="1.47584314036835E+018" calcext:value-type="float">
            <text:p>1.47584314036835E+018</text:p>
          </table:table-cell>
          <table:table-cell/>
          <table:table-cell table:formula="of:= [.C26] - [.B26]" office:value-type="float" office:value="22459904" calcext:value-type="float">
            <text:p>224599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584314044589E+018" calcext:value-type="float">
            <text:p>1.47584314044589E+018</text:p>
          </table:table-cell>
          <table:table-cell office:value-type="float" office:value="1.47584314046918E+018" calcext:value-type="float">
            <text:p>1.47584314046918E+018</text:p>
          </table:table-cell>
          <table:table-cell/>
          <table:table-cell table:formula="of:= [.C27] - [.B27]" office:value-type="float" office:value="23290112" calcext:value-type="float">
            <text:p>232901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584314054589E+018" calcext:value-type="float">
            <text:p>1.47584314054589E+018</text:p>
          </table:table-cell>
          <table:table-cell office:value-type="float" office:value="1.47584314056996E+018" calcext:value-type="float">
            <text:p>1.47584314056996E+018</text:p>
          </table:table-cell>
          <table:table-cell/>
          <table:table-cell table:formula="of:= [.C28] - [.B28]" office:value-type="float" office:value="24069888" calcext:value-type="float">
            <text:p>240698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584314064589E+018" calcext:value-type="float">
            <text:p>1.47584314064589E+018</text:p>
          </table:table-cell>
          <table:table-cell office:value-type="float" office:value="1.47584314067077E+018" calcext:value-type="float">
            <text:p>1.47584314067077E+018</text:p>
          </table:table-cell>
          <table:table-cell/>
          <table:table-cell table:formula="of:= [.C29] - [.B29]" office:value-type="float" office:value="24879872" calcext:value-type="float">
            <text:p>248798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584314074589E+018" calcext:value-type="float">
            <text:p>1.47584314074589E+018</text:p>
          </table:table-cell>
          <table:table-cell office:value-type="float" office:value="1.47584314077163E+018" calcext:value-type="float">
            <text:p>1.47584314077163E+018</text:p>
          </table:table-cell>
          <table:table-cell/>
          <table:table-cell table:formula="of:= [.C30] - [.B30]" office:value-type="float" office:value="25739776" calcext:value-type="float">
            <text:p>257397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58431408459E+018" calcext:value-type="float">
            <text:p>1.4758431408459E+018</text:p>
          </table:table-cell>
          <table:table-cell office:value-type="float" office:value="1.47584314087256E+018" calcext:value-type="float">
            <text:p>1.47584314087256E+018</text:p>
          </table:table-cell>
          <table:table-cell/>
          <table:table-cell table:formula="of:= [.C31] - [.B31]" office:value-type="float" office:value="26660096" calcext:value-type="float">
            <text:p>266600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584314094589E+018" calcext:value-type="float">
            <text:p>1.47584314094589E+018</text:p>
          </table:table-cell>
          <table:table-cell office:value-type="float" office:value="1.4758431409732E+018" calcext:value-type="float">
            <text:p>1.4758431409732E+018</text:p>
          </table:table-cell>
          <table:table-cell/>
          <table:table-cell table:formula="of:= [.C32] - [.B32]" office:value-type="float" office:value="27310336" calcext:value-type="float">
            <text:p>27310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584314104589E+018" calcext:value-type="float">
            <text:p>1.47584314104589E+018</text:p>
          </table:table-cell>
          <table:table-cell office:value-type="float" office:value="1.47584314107401E+018" calcext:value-type="float">
            <text:p>1.47584314107401E+018</text:p>
          </table:table-cell>
          <table:table-cell/>
          <table:table-cell table:formula="of:= [.C33] - [.B33]" office:value-type="float" office:value="28120320" calcext:value-type="float">
            <text:p>281203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584314114589E+018" calcext:value-type="float">
            <text:p>1.47584314114589E+018</text:p>
          </table:table-cell>
          <table:table-cell office:value-type="float" office:value="1.47584314117484E+018" calcext:value-type="float">
            <text:p>1.47584314117484E+018</text:p>
          </table:table-cell>
          <table:table-cell/>
          <table:table-cell table:formula="of:= [.C34] - [.B34]" office:value-type="float" office:value="28950272" calcext:value-type="float">
            <text:p>289502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584314124589E+018" calcext:value-type="float">
            <text:p>1.47584314124589E+018</text:p>
          </table:table-cell>
          <table:table-cell office:value-type="float" office:value="1.47584314127567E+018" calcext:value-type="float">
            <text:p>1.47584314127567E+018</text:p>
          </table:table-cell>
          <table:table-cell/>
          <table:table-cell table:formula="of:= [.C35] - [.B35]" office:value-type="float" office:value="29780224" calcext:value-type="float">
            <text:p>297802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584314134589E+018" calcext:value-type="float">
            <text:p>1.47584314134589E+018</text:p>
          </table:table-cell>
          <table:table-cell office:value-type="float" office:value="1.47584314137645E+018" calcext:value-type="float">
            <text:p>1.47584314137645E+018</text:p>
          </table:table-cell>
          <table:table-cell/>
          <table:table-cell table:formula="of:= [.C36] - [.B36]" office:value-type="float" office:value="30560000" calcext:value-type="float">
            <text:p>3056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584314144588E+018" calcext:value-type="float">
            <text:p>1.47584314144588E+018</text:p>
          </table:table-cell>
          <table:table-cell office:value-type="float" office:value="1.47584314147728E+018" calcext:value-type="float">
            <text:p>1.47584314147728E+018</text:p>
          </table:table-cell>
          <table:table-cell/>
          <table:table-cell table:formula="of:= [.C37] - [.B37]" office:value-type="float" office:value="31399936" calcext:value-type="float">
            <text:p>313999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584314154589E+018" calcext:value-type="float">
            <text:p>1.47584314154589E+018</text:p>
          </table:table-cell>
          <table:table-cell office:value-type="float" office:value="1.47584314157807E+018" calcext:value-type="float">
            <text:p>1.47584314157807E+018</text:p>
          </table:table-cell>
          <table:table-cell/>
          <table:table-cell table:formula="of:= [.C38] - [.B38]" office:value-type="float" office:value="32180224" calcext:value-type="float">
            <text:p>321802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584314164589E+018" calcext:value-type="float">
            <text:p>1.47584314164589E+018</text:p>
          </table:table-cell>
          <table:table-cell office:value-type="float" office:value="1.47584314167887E+018" calcext:value-type="float">
            <text:p>1.47584314167887E+018</text:p>
          </table:table-cell>
          <table:table-cell/>
          <table:table-cell table:formula="of:= [.C39] - [.B39]" office:value-type="float" office:value="32979968" calcext:value-type="float">
            <text:p>329799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584314174589E+018" calcext:value-type="float">
            <text:p>1.47584314174589E+018</text:p>
          </table:table-cell>
          <table:table-cell office:value-type="float" office:value="1.47584314177975E+018" calcext:value-type="float">
            <text:p>1.47584314177975E+018</text:p>
          </table:table-cell>
          <table:table-cell/>
          <table:table-cell table:formula="of:= [.C40] - [.B40]" office:value-type="float" office:value="33859840" calcext:value-type="float">
            <text:p>338598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584314184589E+018" calcext:value-type="float">
            <text:p>1.47584314184589E+018</text:p>
          </table:table-cell>
          <table:table-cell office:value-type="float" office:value="1.47584314188051E+018" calcext:value-type="float">
            <text:p>1.47584314188051E+018</text:p>
          </table:table-cell>
          <table:table-cell/>
          <table:table-cell table:formula="of:= [.C41] - [.B41]" office:value-type="float" office:value="34619904" calcext:value-type="float">
            <text:p>346199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58431419459E+018" calcext:value-type="float">
            <text:p>1.4758431419459E+018</text:p>
          </table:table-cell>
          <table:table-cell office:value-type="float" office:value="1.47584314198133E+018" calcext:value-type="float">
            <text:p>1.47584314198133E+018</text:p>
          </table:table-cell>
          <table:table-cell/>
          <table:table-cell table:formula="of:= [.C42] - [.B42]" office:value-type="float" office:value="35429888" calcext:value-type="float">
            <text:p>354298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584314204589E+018" calcext:value-type="float">
            <text:p>1.47584314204589E+018</text:p>
          </table:table-cell>
          <table:table-cell office:value-type="float" office:value="1.47584314208222E+018" calcext:value-type="float">
            <text:p>1.47584314208222E+018</text:p>
          </table:table-cell>
          <table:table-cell/>
          <table:table-cell table:formula="of:= [.C43] - [.B43]" office:value-type="float" office:value="36329984" calcext:value-type="float">
            <text:p>36329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58431421459E+018" calcext:value-type="float">
            <text:p>1.4758431421459E+018</text:p>
          </table:table-cell>
          <table:table-cell office:value-type="float" office:value="1.47584314218296E+018" calcext:value-type="float">
            <text:p>1.47584314218296E+018</text:p>
          </table:table-cell>
          <table:table-cell/>
          <table:table-cell table:formula="of:= [.C44] - [.B44]" office:value-type="float" office:value="37059840" calcext:value-type="float">
            <text:p>370598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584314224589E+018" calcext:value-type="float">
            <text:p>1.47584314224589E+018</text:p>
          </table:table-cell>
          <table:table-cell office:value-type="float" office:value="1.47584314228373E+018" calcext:value-type="float">
            <text:p>1.47584314228373E+018</text:p>
          </table:table-cell>
          <table:table-cell/>
          <table:table-cell table:formula="of:= [.C45] - [.B45]" office:value-type="float" office:value="37839872" calcext:value-type="float">
            <text:p>378398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584314234589E+018" calcext:value-type="float">
            <text:p>1.47584314234589E+018</text:p>
          </table:table-cell>
          <table:table-cell office:value-type="float" office:value="1.4758431423845E+018" calcext:value-type="float">
            <text:p>1.4758431423845E+018</text:p>
          </table:table-cell>
          <table:table-cell/>
          <table:table-cell table:formula="of:= [.C46] - [.B46]" office:value-type="float" office:value="38609920" calcext:value-type="float">
            <text:p>386099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584314244589E+018" calcext:value-type="float">
            <text:p>1.47584314244589E+018</text:p>
          </table:table-cell>
          <table:table-cell office:value-type="float" office:value="1.47584314248529E+018" calcext:value-type="float">
            <text:p>1.47584314248529E+018</text:p>
          </table:table-cell>
          <table:table-cell/>
          <table:table-cell table:formula="of:= [.C47] - [.B47]" office:value-type="float" office:value="39399936" calcext:value-type="float">
            <text:p>39399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584314254589E+018" calcext:value-type="float">
            <text:p>1.47584314254589E+018</text:p>
          </table:table-cell>
          <table:table-cell office:value-type="float" office:value="1.47584314258607E+018" calcext:value-type="float">
            <text:p>1.47584314258607E+018</text:p>
          </table:table-cell>
          <table:table-cell/>
          <table:table-cell table:formula="of:= [.C48] - [.B48]" office:value-type="float" office:value="40179968" calcext:value-type="float">
            <text:p>401799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58431426459E+018" calcext:value-type="float">
            <text:p>1.4758431426459E+018</text:p>
          </table:table-cell>
          <table:table-cell office:value-type="float" office:value="1.47584314268686E+018" calcext:value-type="float">
            <text:p>1.47584314268686E+018</text:p>
          </table:table-cell>
          <table:table-cell/>
          <table:table-cell table:formula="of:= [.C49] - [.B49]" office:value-type="float" office:value="40959744" calcext:value-type="float">
            <text:p>409597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584314274592E+018" calcext:value-type="float">
            <text:p>1.47584314274592E+018</text:p>
          </table:table-cell>
          <table:table-cell office:value-type="float" office:value="1.47584314278784E+018" calcext:value-type="float">
            <text:p>1.47584314278784E+018</text:p>
          </table:table-cell>
          <table:table-cell/>
          <table:table-cell table:formula="of:= [.C50] - [.B50]" office:value-type="float" office:value="41920000" calcext:value-type="float">
            <text:p>4192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584314284602E+018" calcext:value-type="float">
            <text:p>1.47584314284602E+018</text:p>
          </table:table-cell>
          <table:table-cell office:value-type="float" office:value="1.47584314288856E+018" calcext:value-type="float">
            <text:p>1.47584314288856E+018</text:p>
          </table:table-cell>
          <table:table-cell/>
          <table:table-cell table:formula="of:= [.C51] - [.B51]" office:value-type="float" office:value="42540032" calcext:value-type="float">
            <text:p>425400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584314294612E+018" calcext:value-type="float">
            <text:p>1.47584314294612E+018</text:p>
          </table:table-cell>
          <table:table-cell office:value-type="float" office:value="1.47584314298934E+018" calcext:value-type="float">
            <text:p>1.47584314298934E+018</text:p>
          </table:table-cell>
          <table:table-cell/>
          <table:table-cell table:formula="of:= [.C52] - [.B52]" office:value-type="float" office:value="43219712" calcext:value-type="float">
            <text:p>432197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584314304611E+018" calcext:value-type="float">
            <text:p>1.47584314304611E+018</text:p>
          </table:table-cell>
          <table:table-cell office:value-type="float" office:value="1.4758431430901E+018" calcext:value-type="float">
            <text:p>1.4758431430901E+018</text:p>
          </table:table-cell>
          <table:table-cell/>
          <table:table-cell table:formula="of:= [.C53] - [.B53]" office:value-type="float" office:value="43990016" calcext:value-type="float">
            <text:p>439900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584314314611E+018" calcext:value-type="float">
            <text:p>1.47584314314611E+018</text:p>
          </table:table-cell>
          <table:table-cell office:value-type="float" office:value="1.47584314319088E+018" calcext:value-type="float">
            <text:p>1.47584314319088E+018</text:p>
          </table:table-cell>
          <table:table-cell/>
          <table:table-cell table:formula="of:= [.C54] - [.B54]" office:value-type="float" office:value="44770048" calcext:value-type="float">
            <text:p>447700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584314324611E+018" calcext:value-type="float">
            <text:p>1.47584314324611E+018</text:p>
          </table:table-cell>
          <table:table-cell office:value-type="float" office:value="1.47584314329171E+018" calcext:value-type="float">
            <text:p>1.47584314329171E+018</text:p>
          </table:table-cell>
          <table:table-cell/>
          <table:table-cell table:formula="of:= [.C55] - [.B55]" office:value-type="float" office:value="45600000" calcext:value-type="float">
            <text:p>4560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584314334612E+018" calcext:value-type="float">
            <text:p>1.47584314334612E+018</text:p>
          </table:table-cell>
          <table:table-cell office:value-type="float" office:value="1.47584314339253E+018" calcext:value-type="float">
            <text:p>1.47584314339253E+018</text:p>
          </table:table-cell>
          <table:table-cell/>
          <table:table-cell table:formula="of:= [.C56] - [.B56]" office:value-type="float" office:value="46409984" calcext:value-type="float">
            <text:p>464099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584314344611E+018" calcext:value-type="float">
            <text:p>1.47584314344611E+018</text:p>
          </table:table-cell>
          <table:table-cell office:value-type="float" office:value="1.47584314349325E+018" calcext:value-type="float">
            <text:p>1.47584314349325E+018</text:p>
          </table:table-cell>
          <table:table-cell/>
          <table:table-cell table:formula="of:= [.C57] - [.B57]" office:value-type="float" office:value="47140096" calcext:value-type="float">
            <text:p>471400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584314354613E+018" calcext:value-type="float">
            <text:p>1.47584314354613E+018</text:p>
          </table:table-cell>
          <table:table-cell office:value-type="float" office:value="1.47584314359404E+018" calcext:value-type="float">
            <text:p>1.47584314359404E+018</text:p>
          </table:table-cell>
          <table:table-cell/>
          <table:table-cell table:formula="of:= [.C58] - [.B58]" office:value-type="float" office:value="47910144" calcext:value-type="float">
            <text:p>479101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584314364612E+018" calcext:value-type="float">
            <text:p>1.47584314364612E+018</text:p>
          </table:table-cell>
          <table:table-cell office:value-type="float" office:value="1.47584314369482E+018" calcext:value-type="float">
            <text:p>1.47584314369482E+018</text:p>
          </table:table-cell>
          <table:table-cell/>
          <table:table-cell table:formula="of:= [.C59] - [.B59]" office:value-type="float" office:value="48699904" calcext:value-type="float">
            <text:p>486999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584314374611E+018" calcext:value-type="float">
            <text:p>1.47584314374611E+018</text:p>
          </table:table-cell>
          <table:table-cell office:value-type="float" office:value="1.47584314379565E+018" calcext:value-type="float">
            <text:p>1.47584314379565E+018</text:p>
          </table:table-cell>
          <table:table-cell/>
          <table:table-cell table:formula="of:= [.C60] - [.B60]" office:value-type="float" office:value="49540096" calcext:value-type="float">
            <text:p>495400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584314384613E+018" calcext:value-type="float">
            <text:p>1.47584314384613E+018</text:p>
          </table:table-cell>
          <table:table-cell office:value-type="float" office:value="1.47584314389643E+018" calcext:value-type="float">
            <text:p>1.47584314389643E+018</text:p>
          </table:table-cell>
          <table:table-cell/>
          <table:table-cell table:formula="of:= [.C61] - [.B61]" office:value-type="float" office:value="50300160" calcext:value-type="float">
            <text:p>503001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584314394611E+018" calcext:value-type="float">
            <text:p>1.47584314394611E+018</text:p>
          </table:table-cell>
          <table:table-cell office:value-type="float" office:value="1.47584314399721E+018" calcext:value-type="float">
            <text:p>1.47584314399721E+018</text:p>
          </table:table-cell>
          <table:table-cell/>
          <table:table-cell table:formula="of:= [.C62] - [.B62]" office:value-type="float" office:value="51099904" calcext:value-type="float">
            <text:p>510999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584314404612E+018" calcext:value-type="float">
            <text:p>1.47584314404612E+018</text:p>
          </table:table-cell>
          <table:table-cell office:value-type="float" office:value="1.47584314409798E+018" calcext:value-type="float">
            <text:p>1.47584314409798E+018</text:p>
          </table:table-cell>
          <table:table-cell/>
          <table:table-cell table:formula="of:= [.C63] - [.B63]" office:value-type="float" office:value="51859968" calcext:value-type="float">
            <text:p>518599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584314414611E+018" calcext:value-type="float">
            <text:p>1.47584314414611E+018</text:p>
          </table:table-cell>
          <table:table-cell office:value-type="float" office:value="1.47584314419875E+018" calcext:value-type="float">
            <text:p>1.47584314419875E+018</text:p>
          </table:table-cell>
          <table:table-cell/>
          <table:table-cell table:formula="of:= [.C64] - [.B64]" office:value-type="float" office:value="52640000" calcext:value-type="float">
            <text:p>5264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584314424611E+018" calcext:value-type="float">
            <text:p>1.47584314424611E+018</text:p>
          </table:table-cell>
          <table:table-cell office:value-type="float" office:value="1.47584314429956E+018" calcext:value-type="float">
            <text:p>1.47584314429956E+018</text:p>
          </table:table-cell>
          <table:table-cell/>
          <table:table-cell table:formula="of:= [.C65] - [.B65]" office:value-type="float" office:value="53450240" calcext:value-type="float">
            <text:p>534502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584314434616E+018" calcext:value-type="float">
            <text:p>1.47584314434616E+018</text:p>
          </table:table-cell>
          <table:table-cell office:value-type="float" office:value="1.47584314440033E+018" calcext:value-type="float">
            <text:p>1.47584314440033E+018</text:p>
          </table:table-cell>
          <table:table-cell/>
          <table:table-cell table:formula="of:= [.C66] - [.B66]" office:value-type="float" office:value="54170112" calcext:value-type="float">
            <text:p>541701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584314444611E+018" calcext:value-type="float">
            <text:p>1.47584314444611E+018</text:p>
          </table:table-cell>
          <table:table-cell office:value-type="float" office:value="1.47584314450113E+018" calcext:value-type="float">
            <text:p>1.47584314450113E+018</text:p>
          </table:table-cell>
          <table:table-cell/>
          <table:table-cell table:formula="of:= [.C67] - [.B67]" office:value-type="float" office:value="55020032" calcext:value-type="float">
            <text:p>550200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584314454612E+018" calcext:value-type="float">
            <text:p>1.47584314454612E+018</text:p>
          </table:table-cell>
          <table:table-cell office:value-type="float" office:value="1.47584314460198E+018" calcext:value-type="float">
            <text:p>1.47584314460198E+018</text:p>
          </table:table-cell>
          <table:table-cell/>
          <table:table-cell table:formula="of:= [.C68] - [.B68]" office:value-type="float" office:value="55859968" calcext:value-type="float">
            <text:p>558599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584314464612E+018" calcext:value-type="float">
            <text:p>1.47584314464612E+018</text:p>
          </table:table-cell>
          <table:table-cell office:value-type="float" office:value="1.47584314470278E+018" calcext:value-type="float">
            <text:p>1.47584314470278E+018</text:p>
          </table:table-cell>
          <table:table-cell/>
          <table:table-cell table:formula="of:= [.C69] - [.B69]" office:value-type="float" office:value="56659968" calcext:value-type="float">
            <text:p>566599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584314474613E+018" calcext:value-type="float">
            <text:p>1.47584314474613E+018</text:p>
          </table:table-cell>
          <table:table-cell office:value-type="float" office:value="1.47584314480359E+018" calcext:value-type="float">
            <text:p>1.47584314480359E+018</text:p>
          </table:table-cell>
          <table:table-cell/>
          <table:table-cell table:formula="of:= [.C70] - [.B70]" office:value-type="float" office:value="57460224" calcext:value-type="float">
            <text:p>574602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584314484611E+018" calcext:value-type="float">
            <text:p>1.47584314484611E+018</text:p>
          </table:table-cell>
          <table:table-cell office:value-type="float" office:value="1.47584314490435E+018" calcext:value-type="float">
            <text:p>1.47584314490435E+018</text:p>
          </table:table-cell>
          <table:table-cell/>
          <table:table-cell table:formula="of:= [.C71] - [.B71]" office:value-type="float" office:value="58240256" calcext:value-type="float">
            <text:p>582402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584314494612E+018" calcext:value-type="float">
            <text:p>1.47584314494612E+018</text:p>
          </table:table-cell>
          <table:table-cell office:value-type="float" office:value="1.47584314500527E+018" calcext:value-type="float">
            <text:p>1.47584314500527E+018</text:p>
          </table:table-cell>
          <table:table-cell/>
          <table:table-cell table:formula="of:= [.C72] - [.B72]" office:value-type="float" office:value="59150080" calcext:value-type="float">
            <text:p>591500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584314504611E+018" calcext:value-type="float">
            <text:p>1.47584314504611E+018</text:p>
          </table:table-cell>
          <table:table-cell office:value-type="float" office:value="1.47584314510604E+018" calcext:value-type="float">
            <text:p>1.47584314510604E+018</text:p>
          </table:table-cell>
          <table:table-cell/>
          <table:table-cell table:formula="of:= [.C73] - [.B73]" office:value-type="float" office:value="59929856" calcext:value-type="float">
            <text:p>599298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584314514611E+018" calcext:value-type="float">
            <text:p>1.47584314514611E+018</text:p>
          </table:table-cell>
          <table:table-cell office:value-type="float" office:value="1.47584314520682E+018" calcext:value-type="float">
            <text:p>1.47584314520682E+018</text:p>
          </table:table-cell>
          <table:table-cell/>
          <table:table-cell table:formula="of:= [.C74] - [.B74]" office:value-type="float" office:value="60709888" calcext:value-type="float">
            <text:p>607098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584314524611E+018" calcext:value-type="float">
            <text:p>1.47584314524611E+018</text:p>
          </table:table-cell>
          <table:table-cell office:value-type="float" office:value="1.4758431453074E+018" calcext:value-type="float">
            <text:p>1.4758431453074E+018</text:p>
          </table:table-cell>
          <table:table-cell/>
          <table:table-cell table:formula="of:= [.C75] - [.B75]" office:value-type="float" office:value="61290240" calcext:value-type="float">
            <text:p>612902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584314534611E+018" calcext:value-type="float">
            <text:p>1.47584314534611E+018</text:p>
          </table:table-cell>
          <table:table-cell office:value-type="float" office:value="1.47584314540816E+018" calcext:value-type="float">
            <text:p>1.47584314540816E+018</text:p>
          </table:table-cell>
          <table:table-cell/>
          <table:table-cell table:formula="of:= [.C76] - [.B76]" office:value-type="float" office:value="62050048" calcext:value-type="float">
            <text:p>620500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584314544611E+018" calcext:value-type="float">
            <text:p>1.47584314544611E+018</text:p>
          </table:table-cell>
          <table:table-cell office:value-type="float" office:value="1.47584314550896E+018" calcext:value-type="float">
            <text:p>1.47584314550896E+018</text:p>
          </table:table-cell>
          <table:table-cell/>
          <table:table-cell table:formula="of:= [.C77] - [.B77]" office:value-type="float" office:value="62850048" calcext:value-type="float">
            <text:p>628500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584314554611E+018" calcext:value-type="float">
            <text:p>1.47584314554611E+018</text:p>
          </table:table-cell>
          <table:table-cell office:value-type="float" office:value="1.47584314560971E+018" calcext:value-type="float">
            <text:p>1.47584314560971E+018</text:p>
          </table:table-cell>
          <table:table-cell/>
          <table:table-cell table:formula="of:= [.C78] - [.B78]" office:value-type="float" office:value="63599872" calcext:value-type="float">
            <text:p>635998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584314564611E+018" calcext:value-type="float">
            <text:p>1.47584314564611E+018</text:p>
          </table:table-cell>
          <table:table-cell office:value-type="float" office:value="1.47584314571051E+018" calcext:value-type="float">
            <text:p>1.47584314571051E+018</text:p>
          </table:table-cell>
          <table:table-cell/>
          <table:table-cell table:formula="of:= [.C79] - [.B79]" office:value-type="float" office:value="64400128" calcext:value-type="float">
            <text:p>644001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58431457461E+018" calcext:value-type="float">
            <text:p>1.4758431457461E+018</text:p>
          </table:table-cell>
          <table:table-cell office:value-type="float" office:value="1.4758431458114E+018" calcext:value-type="float">
            <text:p>1.4758431458114E+018</text:p>
          </table:table-cell>
          <table:table-cell/>
          <table:table-cell table:formula="of:= [.C80] - [.B80]" office:value-type="float" office:value="65300224" calcext:value-type="float">
            <text:p>653002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584314584612E+018" calcext:value-type="float">
            <text:p>1.47584314584612E+018</text:p>
          </table:table-cell>
          <table:table-cell office:value-type="float" office:value="1.47584314591218E+018" calcext:value-type="float">
            <text:p>1.47584314591218E+018</text:p>
          </table:table-cell>
          <table:table-cell/>
          <table:table-cell table:formula="of:= [.C81] - [.B81]" office:value-type="float" office:value="66060032" calcext:value-type="float">
            <text:p>660600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584314594611E+018" calcext:value-type="float">
            <text:p>1.47584314594611E+018</text:p>
          </table:table-cell>
          <table:table-cell office:value-type="float" office:value="1.47584314601301E+018" calcext:value-type="float">
            <text:p>1.47584314601301E+018</text:p>
          </table:table-cell>
          <table:table-cell/>
          <table:table-cell table:formula="of:= [.C82] - [.B82]" office:value-type="float" office:value="66899712" calcext:value-type="float">
            <text:p>668997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584314604611E+018" calcext:value-type="float">
            <text:p>1.47584314604611E+018</text:p>
          </table:table-cell>
          <table:table-cell office:value-type="float" office:value="1.47584314611367E+018" calcext:value-type="float">
            <text:p>1.47584314611367E+018</text:p>
          </table:table-cell>
          <table:table-cell/>
          <table:table-cell table:formula="of:= [.C83] - [.B83]" office:value-type="float" office:value="67559936" calcext:value-type="float">
            <text:p>675599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584314614611E+018" calcext:value-type="float">
            <text:p>1.47584314614611E+018</text:p>
          </table:table-cell>
          <table:table-cell office:value-type="float" office:value="1.47584314621452E+018" calcext:value-type="float">
            <text:p>1.47584314621452E+018</text:p>
          </table:table-cell>
          <table:table-cell/>
          <table:table-cell table:formula="of:= [.C84] - [.B84]" office:value-type="float" office:value="68409856" calcext:value-type="float">
            <text:p>684098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584314624611E+018" calcext:value-type="float">
            <text:p>1.47584314624611E+018</text:p>
          </table:table-cell>
          <table:table-cell office:value-type="float" office:value="1.47584314631529E+018" calcext:value-type="float">
            <text:p>1.47584314631529E+018</text:p>
          </table:table-cell>
          <table:table-cell/>
          <table:table-cell table:formula="of:= [.C85] - [.B85]" office:value-type="float" office:value="69179648" calcext:value-type="float">
            <text:p>691796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584314634612E+018" calcext:value-type="float">
            <text:p>1.47584314634612E+018</text:p>
          </table:table-cell>
          <table:table-cell office:value-type="float" office:value="1.47584314641604E+018" calcext:value-type="float">
            <text:p>1.47584314641604E+018</text:p>
          </table:table-cell>
          <table:table-cell/>
          <table:table-cell table:formula="of:= [.C86] - [.B86]" office:value-type="float" office:value="69920000" calcext:value-type="float">
            <text:p>6992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584314644611E+018" calcext:value-type="float">
            <text:p>1.47584314644611E+018</text:p>
          </table:table-cell>
          <table:table-cell office:value-type="float" office:value="1.47584314651681E+018" calcext:value-type="float">
            <text:p>1.47584314651681E+018</text:p>
          </table:table-cell>
          <table:table-cell/>
          <table:table-cell table:formula="of:= [.C87] - [.B87]" office:value-type="float" office:value="70700032" calcext:value-type="float">
            <text:p>707000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584314654611E+018" calcext:value-type="float">
            <text:p>1.47584314654611E+018</text:p>
          </table:table-cell>
          <table:table-cell office:value-type="float" office:value="1.47584314661759E+018" calcext:value-type="float">
            <text:p>1.47584314661759E+018</text:p>
          </table:table-cell>
          <table:table-cell/>
          <table:table-cell table:formula="of:= [.C88] - [.B88]" office:value-type="float" office:value="71479808" calcext:value-type="float">
            <text:p>714798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584314664611E+018" calcext:value-type="float">
            <text:p>1.47584314664611E+018</text:p>
          </table:table-cell>
          <table:table-cell office:value-type="float" office:value="1.47584314671836E+018" calcext:value-type="float">
            <text:p>1.47584314671836E+018</text:p>
          </table:table-cell>
          <table:table-cell/>
          <table:table-cell table:formula="of:= [.C89] - [.B89]" office:value-type="float" office:value="72249856" calcext:value-type="float">
            <text:p>722498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584314674611E+018" calcext:value-type="float">
            <text:p>1.47584314674611E+018</text:p>
          </table:table-cell>
          <table:table-cell office:value-type="float" office:value="1.47584314681933E+018" calcext:value-type="float">
            <text:p>1.47584314681933E+018</text:p>
          </table:table-cell>
          <table:table-cell/>
          <table:table-cell table:formula="of:= [.C90] - [.B90]" office:value-type="float" office:value="73220096" calcext:value-type="float">
            <text:p>732200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584314684611E+018" calcext:value-type="float">
            <text:p>1.47584314684611E+018</text:p>
          </table:table-cell>
          <table:table-cell office:value-type="float" office:value="1.47584314692008E+018" calcext:value-type="float">
            <text:p>1.47584314692008E+018</text:p>
          </table:table-cell>
          <table:table-cell/>
          <table:table-cell table:formula="of:= [.C91] - [.B91]" office:value-type="float" office:value="73969920" calcext:value-type="float">
            <text:p>739699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584314694611E+018" calcext:value-type="float">
            <text:p>1.47584314694611E+018</text:p>
          </table:table-cell>
          <table:table-cell office:value-type="float" office:value="1.47584314702086E+018" calcext:value-type="float">
            <text:p>1.47584314702086E+018</text:p>
          </table:table-cell>
          <table:table-cell/>
          <table:table-cell table:formula="of:= [.C92] - [.B92]" office:value-type="float" office:value="74749952" calcext:value-type="float">
            <text:p>74749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584314704611E+018" calcext:value-type="float">
            <text:p>1.47584314704611E+018</text:p>
          </table:table-cell>
          <table:table-cell office:value-type="float" office:value="1.47584314712163E+018" calcext:value-type="float">
            <text:p>1.47584314712163E+018</text:p>
          </table:table-cell>
          <table:table-cell/>
          <table:table-cell table:formula="of:= [.C93] - [.B93]" office:value-type="float" office:value="75520000" calcext:value-type="float">
            <text:p>7552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584314714611E+018" calcext:value-type="float">
            <text:p>1.47584314714611E+018</text:p>
          </table:table-cell>
          <table:table-cell office:value-type="float" office:value="1.47584314722254E+018" calcext:value-type="float">
            <text:p>1.47584314722254E+018</text:p>
          </table:table-cell>
          <table:table-cell/>
          <table:table-cell table:formula="of:= [.C94] - [.B94]" office:value-type="float" office:value="76430080" calcext:value-type="float">
            <text:p>764300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584314724611E+018" calcext:value-type="float">
            <text:p>1.47584314724611E+018</text:p>
          </table:table-cell>
          <table:table-cell office:value-type="float" office:value="1.47584314732334E+018" calcext:value-type="float">
            <text:p>1.47584314732334E+018</text:p>
          </table:table-cell>
          <table:table-cell/>
          <table:table-cell table:formula="of:= [.C95] - [.B95]" office:value-type="float" office:value="77230080" calcext:value-type="float">
            <text:p>772300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584314734612E+018" calcext:value-type="float">
            <text:p>1.47584314734612E+018</text:p>
          </table:table-cell>
          <table:table-cell office:value-type="float" office:value="1.47584314742412E+018" calcext:value-type="float">
            <text:p>1.47584314742412E+018</text:p>
          </table:table-cell>
          <table:table-cell/>
          <table:table-cell table:formula="of:= [.C96] - [.B96]" office:value-type="float" office:value="78000128" calcext:value-type="float">
            <text:p>780001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584314744612E+018" calcext:value-type="float">
            <text:p>1.47584314744612E+018</text:p>
          </table:table-cell>
          <table:table-cell office:value-type="float" office:value="1.47584314752492E+018" calcext:value-type="float">
            <text:p>1.47584314752492E+018</text:p>
          </table:table-cell>
          <table:table-cell/>
          <table:table-cell table:formula="of:= [.C97] - [.B97]" office:value-type="float" office:value="78800128" calcext:value-type="float">
            <text:p>788001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584314754612E+018" calcext:value-type="float">
            <text:p>1.47584314754612E+018</text:p>
          </table:table-cell>
          <table:table-cell office:value-type="float" office:value="1.47584314762569E+018" calcext:value-type="float">
            <text:p>1.47584314762569E+018</text:p>
          </table:table-cell>
          <table:table-cell/>
          <table:table-cell table:formula="of:= [.C98] - [.B98]" office:value-type="float" office:value="79570176" calcext:value-type="float">
            <text:p>795701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584314764611E+018" calcext:value-type="float">
            <text:p>1.47584314764611E+018</text:p>
          </table:table-cell>
          <table:table-cell office:value-type="float" office:value="1.4758431477265E+018" calcext:value-type="float">
            <text:p>1.4758431477265E+018</text:p>
          </table:table-cell>
          <table:table-cell/>
          <table:table-cell table:formula="of:= [.C99] - [.B99]" office:value-type="float" office:value="80389888" calcext:value-type="float">
            <text:p>803898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584314774612E+018" calcext:value-type="float">
            <text:p>1.47584314774612E+018</text:p>
          </table:table-cell>
          <table:table-cell office:value-type="float" office:value="1.47584314782729E+018" calcext:value-type="float">
            <text:p>1.47584314782729E+018</text:p>
          </table:table-cell>
          <table:table-cell/>
          <table:table-cell table:formula="of:= [.C100] - [.B100]" office:value-type="float" office:value="81169920" calcext:value-type="float">
            <text:p>811699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584314784611E+018" calcext:value-type="float">
            <text:p>1.47584314784611E+018</text:p>
          </table:table-cell>
          <table:table-cell office:value-type="float" office:value="1.47584314792803E+018" calcext:value-type="float">
            <text:p>1.47584314792803E+018</text:p>
          </table:table-cell>
          <table:table-cell/>
          <table:table-cell table:formula="of:= [.C101] - [.B101]"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584314794611E+018" calcext:value-type="float">
            <text:p>1.47584314794611E+018</text:p>
          </table:table-cell>
          <table:table-cell office:value-type="float" office:value="1.47584314802881E+018" calcext:value-type="float">
            <text:p>1.47584314802881E+018</text:p>
          </table:table-cell>
          <table:table-cell/>
          <table:table-cell table:formula="of:= [.C102] - [.B102]" office:value-type="float" office:value="82700032" calcext:value-type="float">
            <text:p>827000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584314804611E+018" calcext:value-type="float">
            <text:p>1.47584314804611E+018</text:p>
          </table:table-cell>
          <table:table-cell office:value-type="float" office:value="1.47584314812957E+018" calcext:value-type="float">
            <text:p>1.47584314812957E+018</text:p>
          </table:table-cell>
          <table:table-cell/>
          <table:table-cell table:formula="of:= [.C103] - [.B103]" office:value-type="float" office:value="83460096" calcext:value-type="float">
            <text:p>834600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584314814612E+018" calcext:value-type="float">
            <text:p>1.47584314814612E+018</text:p>
          </table:table-cell>
          <table:table-cell office:value-type="float" office:value="1.47584314823039E+018" calcext:value-type="float">
            <text:p>1.47584314823039E+018</text:p>
          </table:table-cell>
          <table:table-cell/>
          <table:table-cell table:formula="of:= [.C104] - [.B104]" office:value-type="float" office:value="84270080" calcext:value-type="float">
            <text:p>842700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584314824611E+018" calcext:value-type="float">
            <text:p>1.47584314824611E+018</text:p>
          </table:table-cell>
          <table:table-cell office:value-type="float" office:value="1.47584314833116E+018" calcext:value-type="float">
            <text:p>1.47584314833116E+018</text:p>
          </table:table-cell>
          <table:table-cell/>
          <table:table-cell table:formula="of:= [.C105] - [.B105]" office:value-type="float" office:value="85050112" calcext:value-type="float">
            <text:p>850501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584314834611E+018" calcext:value-type="float">
            <text:p>1.47584314834611E+018</text:p>
          </table:table-cell>
          <table:table-cell office:value-type="float" office:value="1.475843148432E+018" calcext:value-type="float">
            <text:p>1.475843148432E+018</text:p>
          </table:table-cell>
          <table:table-cell/>
          <table:table-cell table:formula="of:= [.C106] - [.B106]" office:value-type="float" office:value="85890048" calcext:value-type="float">
            <text:p>858900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584314844611E+018" calcext:value-type="float">
            <text:p>1.47584314844611E+018</text:p>
          </table:table-cell>
          <table:table-cell office:value-type="float" office:value="1.47584314853278E+018" calcext:value-type="float">
            <text:p>1.47584314853278E+018</text:p>
          </table:table-cell>
          <table:table-cell/>
          <table:table-cell table:formula="of:= [.C107] - [.B107]" office:value-type="float" office:value="86670080" calcext:value-type="float">
            <text:p>8667008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584314854611E+018" calcext:value-type="float">
            <text:p>1.47584314854611E+018</text:p>
          </table:table-cell>
          <table:table-cell office:value-type="float" office:value="1.47584314863354E+018" calcext:value-type="float">
            <text:p>1.47584314863354E+018</text:p>
          </table:table-cell>
          <table:table-cell/>
          <table:table-cell table:formula="of:= [.C108] - [.B108]" office:value-type="float" office:value="87429888" calcext:value-type="float">
            <text:p>874298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584314864611E+018" calcext:value-type="float">
            <text:p>1.47584314864611E+018</text:p>
          </table:table-cell>
          <table:table-cell office:value-type="float" office:value="1.47584314873437E+018" calcext:value-type="float">
            <text:p>1.47584314873437E+018</text:p>
          </table:table-cell>
          <table:table-cell/>
          <table:table-cell table:formula="of:= [.C109] - [.B109]" office:value-type="float" office:value="88260096" calcext:value-type="float">
            <text:p>882600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584314874611E+018" calcext:value-type="float">
            <text:p>1.47584314874611E+018</text:p>
          </table:table-cell>
          <table:table-cell office:value-type="float" office:value="1.47584314883517E+018" calcext:value-type="float">
            <text:p>1.47584314883517E+018</text:p>
          </table:table-cell>
          <table:table-cell/>
          <table:table-cell table:formula="of:= [.C110] - [.B110]" office:value-type="float" office:value="89060096" calcext:value-type="float">
            <text:p>890600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584314884612E+018" calcext:value-type="float">
            <text:p>1.47584314884612E+018</text:p>
          </table:table-cell>
          <table:table-cell office:value-type="float" office:value="1.47584314893596E+018" calcext:value-type="float">
            <text:p>1.47584314893596E+018</text:p>
          </table:table-cell>
          <table:table-cell/>
          <table:table-cell table:formula="of:= [.C111] - [.B111]" office:value-type="float" office:value="89839872" calcext:value-type="float">
            <text:p>898398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584314894612E+018" calcext:value-type="float">
            <text:p>1.47584314894612E+018</text:p>
          </table:table-cell>
          <table:table-cell office:value-type="float" office:value="1.4758431490367E+018" calcext:value-type="float">
            <text:p>1.4758431490367E+018</text:p>
          </table:table-cell>
          <table:table-cell/>
          <table:table-cell table:formula="of:= [.C112] - [.B112]" office:value-type="float" office:value="90579968" calcext:value-type="float">
            <text:p>905799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584314904611E+018" calcext:value-type="float">
            <text:p>1.47584314904611E+018</text:p>
          </table:table-cell>
          <table:table-cell office:value-type="float" office:value="1.47584314913752E+018" calcext:value-type="float">
            <text:p>1.47584314913752E+018</text:p>
          </table:table-cell>
          <table:table-cell/>
          <table:table-cell table:formula="of:= [.C113] - [.B113]" office:value-type="float" office:value="91409920" calcext:value-type="float">
            <text:p>914099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584314914611E+018" calcext:value-type="float">
            <text:p>1.47584314914611E+018</text:p>
          </table:table-cell>
          <table:table-cell office:value-type="float" office:value="1.47584314923828E+018" calcext:value-type="float">
            <text:p>1.47584314923828E+018</text:p>
          </table:table-cell>
          <table:table-cell/>
          <table:table-cell table:formula="of:= [.C114] - [.B114]" office:value-type="float" office:value="92169984" calcext:value-type="float">
            <text:p>921699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584314924611E+018" calcext:value-type="float">
            <text:p>1.47584314924611E+018</text:p>
          </table:table-cell>
          <table:table-cell office:value-type="float" office:value="1.47584314933907E+018" calcext:value-type="float">
            <text:p>1.47584314933907E+018</text:p>
          </table:table-cell>
          <table:table-cell/>
          <table:table-cell table:formula="of:= [.C115] - [.B115]" office:value-type="float" office:value="92960000" calcext:value-type="float">
            <text:p>9296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584314934611E+018" calcext:value-type="float">
            <text:p>1.47584314934611E+018</text:p>
          </table:table-cell>
          <table:table-cell office:value-type="float" office:value="1.47584314943986E+018" calcext:value-type="float">
            <text:p>1.47584314943986E+018</text:p>
          </table:table-cell>
          <table:table-cell/>
          <table:table-cell table:formula="of:= [.C116] - [.B116]" office:value-type="float" office:value="93750016" calcext:value-type="float">
            <text:p>937500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584314944611E+018" calcext:value-type="float">
            <text:p>1.47584314944611E+018</text:p>
          </table:table-cell>
          <table:table-cell office:value-type="float" office:value="1.47584314954062E+018" calcext:value-type="float">
            <text:p>1.47584314954062E+018</text:p>
          </table:table-cell>
          <table:table-cell/>
          <table:table-cell table:formula="of:= [.C117] - [.B117]" office:value-type="float" office:value="94510080" calcext:value-type="float">
            <text:p>9451008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584314954611E+018" calcext:value-type="float">
            <text:p>1.47584314954611E+018</text:p>
          </table:table-cell>
          <table:table-cell office:value-type="float" office:value="1.4758431496414E+018" calcext:value-type="float">
            <text:p>1.4758431496414E+018</text:p>
          </table:table-cell>
          <table:table-cell/>
          <table:table-cell table:formula="of:= [.C118] - [.B118]" office:value-type="float" office:value="95290112" calcext:value-type="float">
            <text:p>95290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584314964611E+018" calcext:value-type="float">
            <text:p>1.47584314964611E+018</text:p>
          </table:table-cell>
          <table:table-cell office:value-type="float" office:value="1.47584314974227E+018" calcext:value-type="float">
            <text:p>1.47584314974227E+018</text:p>
          </table:table-cell>
          <table:table-cell/>
          <table:table-cell table:formula="of:= [.C119] - [.B119]" office:value-type="float" office:value="96160000" calcext:value-type="float">
            <text:p>9616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58431497461E+018" calcext:value-type="float">
            <text:p>1.4758431497461E+018</text:p>
          </table:table-cell>
          <table:table-cell office:value-type="float" office:value="1.47584314984307E+018" calcext:value-type="float">
            <text:p>1.47584314984307E+018</text:p>
          </table:table-cell>
          <table:table-cell/>
          <table:table-cell table:formula="of:= [.C120] - [.B120]" office:value-type="float" office:value="96969984" calcext:value-type="float">
            <text:p>969699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58431498461E+018" calcext:value-type="float">
            <text:p>1.4758431498461E+018</text:p>
          </table:table-cell>
          <table:table-cell office:value-type="float" office:value="1.47584314994399E+018" calcext:value-type="float">
            <text:p>1.47584314994399E+018</text:p>
          </table:table-cell>
          <table:table-cell/>
          <table:table-cell table:formula="of:= [.C121] - [.B121]" office:value-type="float" office:value="97890048" calcext:value-type="float">
            <text:p>978900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58431499461E+018" calcext:value-type="float">
            <text:p>1.4758431499461E+018</text:p>
          </table:table-cell>
          <table:table-cell office:value-type="float" office:value="1.47584315004473E+018" calcext:value-type="float">
            <text:p>1.47584315004473E+018</text:p>
          </table:table-cell>
          <table:table-cell/>
          <table:table-cell table:formula="of:= [.C122] - [.B122]" office:value-type="float" office:value="98630144" calcext:value-type="float">
            <text:p>986301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58431500461E+018" calcext:value-type="float">
            <text:p>1.4758431500461E+018</text:p>
          </table:table-cell>
          <table:table-cell office:value-type="float" office:value="1.47584315014549E+018" calcext:value-type="float">
            <text:p>1.47584315014549E+018</text:p>
          </table:table-cell>
          <table:table-cell/>
          <table:table-cell table:formula="of:= [.C123] - [.B123]" office:value-type="float" office:value="99390208" calcext:value-type="float">
            <text:p>993902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584315014609E+018" calcext:value-type="float">
            <text:p>1.47584315014609E+018</text:p>
          </table:table-cell>
          <table:table-cell office:value-type="float" office:value="1.47584315024639E+018" calcext:value-type="float">
            <text:p>1.47584315024639E+018</text:p>
          </table:table-cell>
          <table:table-cell/>
          <table:table-cell table:formula="of:= [.C124] - [.B124]" office:value-type="float" office:value="100300032" calcext:value-type="float">
            <text:p>1003000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584315024617E+018" calcext:value-type="float">
            <text:p>1.47584315024617E+018</text:p>
          </table:table-cell>
          <table:table-cell office:value-type="float" office:value="1.47584315034721E+018" calcext:value-type="float">
            <text:p>1.47584315034721E+018</text:p>
          </table:table-cell>
          <table:table-cell/>
          <table:table-cell table:formula="of:= [.C125] - [.B125]" office:value-type="float" office:value="101040128" calcext:value-type="float">
            <text:p>101040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58431503461E+018" calcext:value-type="float">
            <text:p>1.4758431503461E+018</text:p>
          </table:table-cell>
          <table:table-cell office:value-type="float" office:value="1.47584315044808E+018" calcext:value-type="float">
            <text:p>1.47584315044808E+018</text:p>
          </table:table-cell>
          <table:table-cell/>
          <table:table-cell table:formula="of:= [.C126] - [.B126]" office:value-type="float" office:value="101980160" calcext:value-type="float">
            <text:p>1019801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584315044609E+018" calcext:value-type="float">
            <text:p>1.47584315044609E+018</text:p>
          </table:table-cell>
          <table:table-cell office:value-type="float" office:value="1.47584315054861E+018" calcext:value-type="float">
            <text:p>1.47584315054861E+018</text:p>
          </table:table-cell>
          <table:table-cell/>
          <table:table-cell table:formula="of:= [.C127] - [.B127]" office:value-type="float" office:value="102520064" calcext:value-type="float">
            <text:p>1025200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58431505461E+018" calcext:value-type="float">
            <text:p>1.4758431505461E+018</text:p>
          </table:table-cell>
          <table:table-cell office:value-type="float" office:value="1.4758431506495E+018" calcext:value-type="float">
            <text:p>1.4758431506495E+018</text:p>
          </table:table-cell>
          <table:table-cell/>
          <table:table-cell table:formula="of:= [.C128] - [.B128]" office:value-type="float" office:value="103399936" calcext:value-type="float">
            <text:p>1033999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58431506461E+018" calcext:value-type="float">
            <text:p>1.4758431506461E+018</text:p>
          </table:table-cell>
          <table:table-cell office:value-type="float" office:value="1.47584315075011E+018" calcext:value-type="float">
            <text:p>1.47584315075011E+018</text:p>
          </table:table-cell>
          <table:table-cell/>
          <table:table-cell table:formula="of:= [.C129] - [.B129]" office:value-type="float" office:value="104009984" calcext:value-type="float">
            <text:p>1040099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58431507461E+018" calcext:value-type="float">
            <text:p>1.4758431507461E+018</text:p>
          </table:table-cell>
          <table:table-cell office:value-type="float" office:value="1.47584315085102E+018" calcext:value-type="float">
            <text:p>1.47584315085102E+018</text:p>
          </table:table-cell>
          <table:table-cell/>
          <table:table-cell table:formula="of:= [.C130] - [.B130]" office:value-type="float" office:value="104920064" calcext:value-type="float">
            <text:p>1049200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584315084611E+018" calcext:value-type="float">
            <text:p>1.47584315084611E+018</text:p>
          </table:table-cell>
          <table:table-cell office:value-type="float" office:value="1.47584315095153E+018" calcext:value-type="float">
            <text:p>1.47584315095153E+018</text:p>
          </table:table-cell>
          <table:table-cell/>
          <table:table-cell table:formula="of:= [.C131] - [.B131]" office:value-type="float" office:value="105420032" calcext:value-type="float">
            <text:p>1054200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584315094611E+018" calcext:value-type="float">
            <text:p>1.47584315094611E+018</text:p>
          </table:table-cell>
          <table:table-cell office:value-type="float" office:value="1.47584315105264E+018" calcext:value-type="float">
            <text:p>1.47584315105264E+018</text:p>
          </table:table-cell>
          <table:table-cell/>
          <table:table-cell table:formula="of:= [.C132] - [.B132]" office:value-type="float" office:value="106530048" calcext:value-type="float">
            <text:p>1065300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58431510461E+018" calcext:value-type="float">
            <text:p>1.4758431510461E+018</text:p>
          </table:table-cell>
          <table:table-cell office:value-type="float" office:value="1.47584315115319E+018" calcext:value-type="float">
            <text:p>1.47584315115319E+018</text:p>
          </table:table-cell>
          <table:table-cell/>
          <table:table-cell table:formula="of:= [.C133] - [.B133]" office:value-type="float" office:value="107089920" calcext:value-type="float">
            <text:p>1070899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58431511461E+018" calcext:value-type="float">
            <text:p>1.4758431511461E+018</text:p>
          </table:table-cell>
          <table:table-cell office:value-type="float" office:value="1.47584315125412E+018" calcext:value-type="float">
            <text:p>1.47584315125412E+018</text:p>
          </table:table-cell>
          <table:table-cell/>
          <table:table-cell table:formula="of:= [.C134] - [.B134]" office:value-type="float" office:value="108019968" calcext:value-type="float">
            <text:p>1080199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58431512461E+018" calcext:value-type="float">
            <text:p>1.4758431512461E+018</text:p>
          </table:table-cell>
          <table:table-cell office:value-type="float" office:value="1.47584315135466E+018" calcext:value-type="float">
            <text:p>1.47584315135466E+018</text:p>
          </table:table-cell>
          <table:table-cell/>
          <table:table-cell table:formula="of:= [.C135] - [.B135]" office:value-type="float" office:value="108559872" calcext:value-type="float">
            <text:p>1085598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58431513461E+018" calcext:value-type="float">
            <text:p>1.4758431513461E+018</text:p>
          </table:table-cell>
          <table:table-cell office:value-type="float" office:value="1.47584315145559E+018" calcext:value-type="float">
            <text:p>1.47584315145559E+018</text:p>
          </table:table-cell>
          <table:table-cell/>
          <table:table-cell table:formula="of:= [.C136] - [.B136]" office:value-type="float" office:value="109490176" calcext:value-type="float">
            <text:p>1094901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58431514461E+018" calcext:value-type="float">
            <text:p>1.4758431514461E+018</text:p>
          </table:table-cell>
          <table:table-cell office:value-type="float" office:value="1.47584315155616E+018" calcext:value-type="float">
            <text:p>1.47584315155616E+018</text:p>
          </table:table-cell>
          <table:table-cell/>
          <table:table-cell table:formula="of:= [.C137] - [.B137]" office:value-type="float" office:value="110060032" calcext:value-type="float">
            <text:p>1100600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58431515461E+018" calcext:value-type="float">
            <text:p>1.4758431515461E+018</text:p>
          </table:table-cell>
          <table:table-cell office:value-type="float" office:value="1.47584315165703E+018" calcext:value-type="float">
            <text:p>1.47584315165703E+018</text:p>
          </table:table-cell>
          <table:table-cell/>
          <table:table-cell table:formula="of:= [.C138] - [.B138]" office:value-type="float" office:value="110930176" calcext:value-type="float">
            <text:p>1109301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58431516461E+018" calcext:value-type="float">
            <text:p>1.4758431516461E+018</text:p>
          </table:table-cell>
          <table:table-cell office:value-type="float" office:value="1.47584315175772E+018" calcext:value-type="float">
            <text:p>1.47584315175772E+018</text:p>
          </table:table-cell>
          <table:table-cell/>
          <table:table-cell table:formula="of:= [.C139] - [.B139]" office:value-type="float" office:value="111620096" calcext:value-type="float">
            <text:p>1116200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58431517461E+018" calcext:value-type="float">
            <text:p>1.4758431517461E+018</text:p>
          </table:table-cell>
          <table:table-cell office:value-type="float" office:value="1.47584315185853E+018" calcext:value-type="float">
            <text:p>1.47584315185853E+018</text:p>
          </table:table-cell>
          <table:table-cell/>
          <table:table-cell table:formula="of:= [.C140] - [.B140]" office:value-type="float" office:value="112430080" calcext:value-type="float">
            <text:p>1124300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58431518461E+018" calcext:value-type="float">
            <text:p>1.4758431518461E+018</text:p>
          </table:table-cell>
          <table:table-cell office:value-type="float" office:value="1.47584315195907E+018" calcext:value-type="float">
            <text:p>1.47584315195907E+018</text:p>
          </table:table-cell>
          <table:table-cell/>
          <table:table-cell table:formula="of:= [.C141] - [.B141]" office:value-type="float" office:value="112969984" calcext:value-type="float">
            <text:p>11296998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58431519461E+018" calcext:value-type="float">
            <text:p>1.4758431519461E+018</text:p>
          </table:table-cell>
          <table:table-cell office:value-type="float" office:value="1.47584315205995E+018" calcext:value-type="float">
            <text:p>1.47584315205995E+018</text:p>
          </table:table-cell>
          <table:table-cell/>
          <table:table-cell table:formula="of:= [.C142] - [.B142]" office:value-type="float" office:value="113850112" calcext:value-type="float">
            <text:p>1138501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58431520461E+018" calcext:value-type="float">
            <text:p>1.4758431520461E+018</text:p>
          </table:table-cell>
          <table:table-cell office:value-type="float" office:value="1.4758431521605E+018" calcext:value-type="float">
            <text:p>1.4758431521605E+018</text:p>
          </table:table-cell>
          <table:table-cell/>
          <table:table-cell table:formula="of:= [.C143] - [.B143]" office:value-type="float" office:value="114400000" calcext:value-type="float">
            <text:p>1144000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584315214611E+018" calcext:value-type="float">
            <text:p>1.47584315214611E+018</text:p>
          </table:table-cell>
          <table:table-cell office:value-type="float" office:value="1.47584315226148E+018" calcext:value-type="float">
            <text:p>1.47584315226148E+018</text:p>
          </table:table-cell>
          <table:table-cell/>
          <table:table-cell table:formula="of:= [.C144] - [.B144]" office:value-type="float" office:value="115370240" calcext:value-type="float">
            <text:p>1153702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584315224616E+018" calcext:value-type="float">
            <text:p>1.47584315224616E+018</text:p>
          </table:table-cell>
          <table:table-cell office:value-type="float" office:value="1.47584315236208E+018" calcext:value-type="float">
            <text:p>1.47584315236208E+018</text:p>
          </table:table-cell>
          <table:table-cell/>
          <table:table-cell table:formula="of:= [.C145] - [.B145]" office:value-type="float" office:value="115920128" calcext:value-type="float">
            <text:p>1159201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584315234612E+018" calcext:value-type="float">
            <text:p>1.47584315234612E+018</text:p>
          </table:table-cell>
          <table:table-cell office:value-type="float" office:value="1.47584315246302E+018" calcext:value-type="float">
            <text:p>1.47584315246302E+018</text:p>
          </table:table-cell>
          <table:table-cell/>
          <table:table-cell table:formula="of:= [.C146] - [.B146]" office:value-type="float" office:value="116900096" calcext:value-type="float">
            <text:p>1169000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584315244611E+018" calcext:value-type="float">
            <text:p>1.47584315244611E+018</text:p>
          </table:table-cell>
          <table:table-cell office:value-type="float" office:value="1.47584315256347E+018" calcext:value-type="float">
            <text:p>1.47584315256347E+018</text:p>
          </table:table-cell>
          <table:table-cell/>
          <table:table-cell table:formula="of:= [.C147] - [.B147]" office:value-type="float" office:value="117360128" calcext:value-type="float">
            <text:p>1173601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584315254611E+018" calcext:value-type="float">
            <text:p>1.47584315254611E+018</text:p>
          </table:table-cell>
          <table:table-cell office:value-type="float" office:value="1.47584315266448E+018" calcext:value-type="float">
            <text:p>1.47584315266448E+018</text:p>
          </table:table-cell>
          <table:table-cell/>
          <table:table-cell table:formula="of:= [.C148] - [.B148]" office:value-type="float" office:value="118370048" calcext:value-type="float">
            <text:p>1183700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58431526461E+018" calcext:value-type="float">
            <text:p>1.4758431526461E+018</text:p>
          </table:table-cell>
          <table:table-cell office:value-type="float" office:value="1.47584315276521E+018" calcext:value-type="float">
            <text:p>1.47584315276521E+018</text:p>
          </table:table-cell>
          <table:table-cell/>
          <table:table-cell table:formula="of:= [.C149] - [.B149]" office:value-type="float" office:value="119110144" calcext:value-type="float">
            <text:p>119110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584315274614E+018" calcext:value-type="float">
            <text:p>1.47584315274614E+018</text:p>
          </table:table-cell>
          <table:table-cell office:value-type="float" office:value="1.47584315286606E+018" calcext:value-type="float">
            <text:p>1.47584315286606E+018</text:p>
          </table:table-cell>
          <table:table-cell/>
          <table:table-cell table:formula="of:= [.C150] - [.B150]" office:value-type="float" office:value="119920128" calcext:value-type="float">
            <text:p>1199201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584315284612E+018" calcext:value-type="float">
            <text:p>1.47584315284612E+018</text:p>
          </table:table-cell>
          <table:table-cell office:value-type="float" office:value="1.47584315296661E+018" calcext:value-type="float">
            <text:p>1.47584315296661E+018</text:p>
          </table:table-cell>
          <table:table-cell/>
          <table:table-cell table:formula="of:= [.C151] - [.B151]" office:value-type="float" office:value="120490240" calcext:value-type="float">
            <text:p>1204902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584315294611E+018" calcext:value-type="float">
            <text:p>1.47584315294611E+018</text:p>
          </table:table-cell>
          <table:table-cell office:value-type="float" office:value="1.47584315306754E+018" calcext:value-type="float">
            <text:p>1.47584315306754E+018</text:p>
          </table:table-cell>
          <table:table-cell/>
          <table:table-cell table:formula="of:= [.C152] - [.B152]" office:value-type="float" office:value="121430016" calcext:value-type="float">
            <text:p>1214300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58431530461E+018" calcext:value-type="float">
            <text:p>1.4758431530461E+018</text:p>
          </table:table-cell>
          <table:table-cell office:value-type="float" office:value="1.47584315316805E+018" calcext:value-type="float">
            <text:p>1.47584315316805E+018</text:p>
          </table:table-cell>
          <table:table-cell/>
          <table:table-cell table:formula="of:= [.C153] - [.B153]" office:value-type="float" office:value="121949952" calcext:value-type="float">
            <text:p>1219499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58431531461E+018" calcext:value-type="float">
            <text:p>1.4758431531461E+018</text:p>
          </table:table-cell>
          <table:table-cell office:value-type="float" office:value="1.47584315326898E+018" calcext:value-type="float">
            <text:p>1.47584315326898E+018</text:p>
          </table:table-cell>
          <table:table-cell/>
          <table:table-cell table:formula="of:= [.C154] - [.B154]" office:value-type="float" office:value="122880000" calcext:value-type="float">
            <text:p>12288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584315324611E+018" calcext:value-type="float">
            <text:p>1.47584315324611E+018</text:p>
          </table:table-cell>
          <table:table-cell office:value-type="float" office:value="1.4758431533695E+018" calcext:value-type="float">
            <text:p>1.4758431533695E+018</text:p>
          </table:table-cell>
          <table:table-cell/>
          <table:table-cell table:formula="of:= [.C155] - [.B155]" office:value-type="float" office:value="123389952" calcext:value-type="float">
            <text:p>1233899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58431533461E+018" calcext:value-type="float">
            <text:p>1.4758431533461E+018</text:p>
          </table:table-cell>
          <table:table-cell office:value-type="float" office:value="1.47584315347045E+018" calcext:value-type="float">
            <text:p>1.47584315347045E+018</text:p>
          </table:table-cell>
          <table:table-cell/>
          <table:table-cell table:formula="of:= [.C156] - [.B156]" office:value-type="float" office:value="124349952" calcext:value-type="float">
            <text:p>1243499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58431534461E+018" calcext:value-type="float">
            <text:p>1.4758431534461E+018</text:p>
          </table:table-cell>
          <table:table-cell office:value-type="float" office:value="1.47584315357097E+018" calcext:value-type="float">
            <text:p>1.47584315357097E+018</text:p>
          </table:table-cell>
          <table:table-cell/>
          <table:table-cell table:formula="of:= [.C157] - [.B157]" office:value-type="float" office:value="124869888" calcext:value-type="float">
            <text:p>1248698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58431535461E+018" calcext:value-type="float">
            <text:p>1.4758431535461E+018</text:p>
          </table:table-cell>
          <table:table-cell office:value-type="float" office:value="1.47584315367198E+018" calcext:value-type="float">
            <text:p>1.47584315367198E+018</text:p>
          </table:table-cell>
          <table:table-cell/>
          <table:table-cell table:formula="of:= [.C158] - [.B158]" office:value-type="float" office:value="125880064" calcext:value-type="float">
            <text:p>1258800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58431536461E+018" calcext:value-type="float">
            <text:p>1.4758431536461E+018</text:p>
          </table:table-cell>
          <table:table-cell office:value-type="float" office:value="1.47584315377254E+018" calcext:value-type="float">
            <text:p>1.47584315377254E+018</text:p>
          </table:table-cell>
          <table:table-cell/>
          <table:table-cell table:formula="of:= [.C159] - [.B159]" office:value-type="float" office:value="126440192" calcext:value-type="float">
            <text:p>1264401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584315374611E+018" calcext:value-type="float">
            <text:p>1.47584315374611E+018</text:p>
          </table:table-cell>
          <table:table-cell office:value-type="float" office:value="1.47584315387343E+018" calcext:value-type="float">
            <text:p>1.47584315387343E+018</text:p>
          </table:table-cell>
          <table:table-cell/>
          <table:table-cell table:formula="of:= [.C160] - [.B160]" office:value-type="float" office:value="127319808" calcext:value-type="float">
            <text:p>1273198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58431538461E+018" calcext:value-type="float">
            <text:p>1.4758431538461E+018</text:p>
          </table:table-cell>
          <table:table-cell office:value-type="float" office:value="1.47584315397395E+018" calcext:value-type="float">
            <text:p>1.47584315397395E+018</text:p>
          </table:table-cell>
          <table:table-cell/>
          <table:table-cell table:formula="of:= [.C161] - [.B161]" office:value-type="float" office:value="127849728" calcext:value-type="float">
            <text:p>1278497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584315394611E+018" calcext:value-type="float">
            <text:p>1.47584315394611E+018</text:p>
          </table:table-cell>
          <table:table-cell office:value-type="float" office:value="1.47584315407484E+018" calcext:value-type="float">
            <text:p>1.47584315407484E+018</text:p>
          </table:table-cell>
          <table:table-cell/>
          <table:table-cell table:formula="of:= [.C162] - [.B162]" office:value-type="float" office:value="128730112" calcext:value-type="float">
            <text:p>1287301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58431540461E+018" calcext:value-type="float">
            <text:p>1.4758431540461E+018</text:p>
          </table:table-cell>
          <table:table-cell office:value-type="float" office:value="1.4758431541754E+018" calcext:value-type="float">
            <text:p>1.4758431541754E+018</text:p>
          </table:table-cell>
          <table:table-cell/>
          <table:table-cell table:formula="of:= [.C163] - [.B163]" office:value-type="float" office:value="129299712" calcext:value-type="float">
            <text:p>1292997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58431541461E+018" calcext:value-type="float">
            <text:p>1.4758431541461E+018</text:p>
          </table:table-cell>
          <table:table-cell office:value-type="float" office:value="1.47584315427632E+018" calcext:value-type="float">
            <text:p>1.47584315427632E+018</text:p>
          </table:table-cell>
          <table:table-cell/>
          <table:table-cell table:formula="of:= [.C164] - [.B164]" office:value-type="float" office:value="130219776" calcext:value-type="float">
            <text:p>1302197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58431542461E+018" calcext:value-type="float">
            <text:p>1.4758431542461E+018</text:p>
          </table:table-cell>
          <table:table-cell office:value-type="float" office:value="1.47584315437686E+018" calcext:value-type="float">
            <text:p>1.47584315437686E+018</text:p>
          </table:table-cell>
          <table:table-cell/>
          <table:table-cell table:formula="of:= [.C165] - [.B165]" office:value-type="float" office:value="130759680" calcext:value-type="float">
            <text:p>1307596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584315434611E+018" calcext:value-type="float">
            <text:p>1.47584315434611E+018</text:p>
          </table:table-cell>
          <table:table-cell office:value-type="float" office:value="1.47584315447778E+018" calcext:value-type="float">
            <text:p>1.47584315447778E+018</text:p>
          </table:table-cell>
          <table:table-cell/>
          <table:table-cell table:formula="of:= [.C166] - [.B166]" office:value-type="float" office:value="131670016" calcext:value-type="float">
            <text:p>1316700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584315444611E+018" calcext:value-type="float">
            <text:p>1.47584315444611E+018</text:p>
          </table:table-cell>
          <table:table-cell office:value-type="float" office:value="1.47584315457836E+018" calcext:value-type="float">
            <text:p>1.47584315457836E+018</text:p>
          </table:table-cell>
          <table:table-cell/>
          <table:table-cell table:formula="of:= [.C167] - [.B167]" office:value-type="float" office:value="132250112" calcext:value-type="float">
            <text:p>1322501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58431545461E+018" calcext:value-type="float">
            <text:p>1.4758431545461E+018</text:p>
          </table:table-cell>
          <table:table-cell office:value-type="float" office:value="1.47584315467923E+018" calcext:value-type="float">
            <text:p>1.47584315467923E+018</text:p>
          </table:table-cell>
          <table:table-cell/>
          <table:table-cell table:formula="of:= [.C168] - [.B168]" office:value-type="float" office:value="133130240" calcext:value-type="float">
            <text:p>1331302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58431546461E+018" calcext:value-type="float">
            <text:p>1.4758431546461E+018</text:p>
          </table:table-cell>
          <table:table-cell office:value-type="float" office:value="1.47584315477984E+018" calcext:value-type="float">
            <text:p>1.47584315477984E+018</text:p>
          </table:table-cell>
          <table:table-cell/>
          <table:table-cell table:formula="of:= [.C169] - [.B169]" office:value-type="float" office:value="133740032" calcext:value-type="float">
            <text:p>1337400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58431547461E+018" calcext:value-type="float">
            <text:p>1.4758431547461E+018</text:p>
          </table:table-cell>
          <table:table-cell office:value-type="float" office:value="1.47584315488068E+018" calcext:value-type="float">
            <text:p>1.47584315488068E+018</text:p>
          </table:table-cell>
          <table:table-cell/>
          <table:table-cell table:formula="of:= [.C170] - [.B170]" office:value-type="float" office:value="134580224" calcext:value-type="float">
            <text:p>1345802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58431548461E+018" calcext:value-type="float">
            <text:p>1.4758431548461E+018</text:p>
          </table:table-cell>
          <table:table-cell office:value-type="float" office:value="1.47584315498123E+018" calcext:value-type="float">
            <text:p>1.47584315498123E+018</text:p>
          </table:table-cell>
          <table:table-cell/>
          <table:table-cell table:formula="of:= [.C171] - [.B171]" office:value-type="float" office:value="135129856" calcext:value-type="float">
            <text:p>1351298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58431549461E+018" calcext:value-type="float">
            <text:p>1.4758431549461E+018</text:p>
          </table:table-cell>
          <table:table-cell office:value-type="float" office:value="1.47584315508236E+018" calcext:value-type="float">
            <text:p>1.47584315508236E+018</text:p>
          </table:table-cell>
          <table:table-cell/>
          <table:table-cell table:formula="of:= [.C172] - [.B172]" office:value-type="float" office:value="136260096" calcext:value-type="float">
            <text:p>1362600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58431550461E+018" calcext:value-type="float">
            <text:p>1.4758431550461E+018</text:p>
          </table:table-cell>
          <table:table-cell office:value-type="float" office:value="1.47584315518276E+018" calcext:value-type="float">
            <text:p>1.47584315518276E+018</text:p>
          </table:table-cell>
          <table:table-cell/>
          <table:table-cell table:formula="of:= [.C173] - [.B173]" office:value-type="float" office:value="136659968" calcext:value-type="float">
            <text:p>1366599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58431551461E+018" calcext:value-type="float">
            <text:p>1.4758431551461E+018</text:p>
          </table:table-cell>
          <table:table-cell office:value-type="float" office:value="1.47584315528368E+018" calcext:value-type="float">
            <text:p>1.47584315528368E+018</text:p>
          </table:table-cell>
          <table:table-cell/>
          <table:table-cell table:formula="of:= [.C174] - [.B174]" office:value-type="float" office:value="137580032" calcext:value-type="float">
            <text:p>1375800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58431552461E+018" calcext:value-type="float">
            <text:p>1.4758431552461E+018</text:p>
          </table:table-cell>
          <table:table-cell office:value-type="float" office:value="1.4758431553842E+018" calcext:value-type="float">
            <text:p>1.4758431553842E+018</text:p>
          </table:table-cell>
          <table:table-cell/>
          <table:table-cell table:formula="of:= [.C175] - [.B175]" office:value-type="float" office:value="138099968" calcext:value-type="float">
            <text:p>1380999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584315534611E+018" calcext:value-type="float">
            <text:p>1.47584315534611E+018</text:p>
          </table:table-cell>
          <table:table-cell office:value-type="float" office:value="1.47584315548509E+018" calcext:value-type="float">
            <text:p>1.47584315548509E+018</text:p>
          </table:table-cell>
          <table:table-cell/>
          <table:table-cell table:formula="of:= [.C176] - [.B176]" office:value-type="float" office:value="138980096" calcext:value-type="float">
            <text:p>1389800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58431554461E+018" calcext:value-type="float">
            <text:p>1.4758431554461E+018</text:p>
          </table:table-cell>
          <table:table-cell office:value-type="float" office:value="1.47584315558563E+018" calcext:value-type="float">
            <text:p>1.47584315558563E+018</text:p>
          </table:table-cell>
          <table:table-cell/>
          <table:table-cell table:formula="of:= [.C177] - [.B177]" office:value-type="float" office:value="139529984" calcext:value-type="float">
            <text:p>13952998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58431555461E+018" calcext:value-type="float">
            <text:p>1.4758431555461E+018</text:p>
          </table:table-cell>
          <table:table-cell office:value-type="float" office:value="1.47584315568654E+018" calcext:value-type="float">
            <text:p>1.47584315568654E+018</text:p>
          </table:table-cell>
          <table:table-cell/>
          <table:table-cell table:formula="of:= [.C178] - [.B178]" office:value-type="float" office:value="140439808" calcext:value-type="float">
            <text:p>1404398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58431556461E+018" calcext:value-type="float">
            <text:p>1.4758431556461E+018</text:p>
          </table:table-cell>
          <table:table-cell office:value-type="float" office:value="1.47584315578712E+018" calcext:value-type="float">
            <text:p>1.47584315578712E+018</text:p>
          </table:table-cell>
          <table:table-cell/>
          <table:table-cell table:formula="of:= [.C179] - [.B179]" office:value-type="float" office:value="141019904" calcext:value-type="float">
            <text:p>1410199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58431557461E+018" calcext:value-type="float">
            <text:p>1.4758431557461E+018</text:p>
          </table:table-cell>
          <table:table-cell office:value-type="float" office:value="1.47584315588797E+018" calcext:value-type="float">
            <text:p>1.47584315588797E+018</text:p>
          </table:table-cell>
          <table:table-cell/>
          <table:table-cell table:formula="of:= [.C180] - [.B180]" office:value-type="float" office:value="141869824" calcext:value-type="float">
            <text:p>1418698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584315584611E+018" calcext:value-type="float">
            <text:p>1.47584315584611E+018</text:p>
          </table:table-cell>
          <table:table-cell office:value-type="float" office:value="1.47584315598852E+018" calcext:value-type="float">
            <text:p>1.47584315598852E+018</text:p>
          </table:table-cell>
          <table:table-cell/>
          <table:table-cell table:formula="of:= [.C181] - [.B181]" office:value-type="float" office:value="142410240" calcext:value-type="float">
            <text:p>14241024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58431559461E+018" calcext:value-type="float">
            <text:p>1.4758431559461E+018</text:p>
          </table:table-cell>
          <table:table-cell office:value-type="float" office:value="1.4758431560894E+018" calcext:value-type="float">
            <text:p>1.4758431560894E+018</text:p>
          </table:table-cell>
          <table:table-cell/>
          <table:table-cell table:formula="of:= [.C182] - [.B182]" office:value-type="float" office:value="143300096" calcext:value-type="float">
            <text:p>1433000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58431560461E+018" calcext:value-type="float">
            <text:p>1.4758431560461E+018</text:p>
          </table:table-cell>
          <table:table-cell office:value-type="float" office:value="1.47584315618993E+018" calcext:value-type="float">
            <text:p>1.47584315618993E+018</text:p>
          </table:table-cell>
          <table:table-cell/>
          <table:table-cell table:formula="of:= [.C183] - [.B183]" office:value-type="float" office:value="143830272" calcext:value-type="float">
            <text:p>14383027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58431561461E+018" calcext:value-type="float">
            <text:p>1.4758431561461E+018</text:p>
          </table:table-cell>
          <table:table-cell office:value-type="float" office:value="1.47584315629084E+018" calcext:value-type="float">
            <text:p>1.47584315629084E+018</text:p>
          </table:table-cell>
          <table:table-cell/>
          <table:table-cell table:formula="of:= [.C184] - [.B184]" office:value-type="float" office:value="144740096" calcext:value-type="float">
            <text:p>1447400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58431562461E+018" calcext:value-type="float">
            <text:p>1.4758431562461E+018</text:p>
          </table:table-cell>
          <table:table-cell office:value-type="float" office:value="1.47584315639137E+018" calcext:value-type="float">
            <text:p>1.47584315639137E+018</text:p>
          </table:table-cell>
          <table:table-cell/>
          <table:table-cell table:formula="of:= [.C185] - [.B185]" office:value-type="float" office:value="145270016" calcext:value-type="float">
            <text:p>1452700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58431563461E+018" calcext:value-type="float">
            <text:p>1.4758431563461E+018</text:p>
          </table:table-cell>
          <table:table-cell office:value-type="float" office:value="1.47584315649233E+018" calcext:value-type="float">
            <text:p>1.47584315649233E+018</text:p>
          </table:table-cell>
          <table:table-cell/>
          <table:table-cell table:formula="of:= [.C186] - [.B186]" office:value-type="float" office:value="146230016" calcext:value-type="float">
            <text:p>1462300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58431564461E+018" calcext:value-type="float">
            <text:p>1.4758431564461E+018</text:p>
          </table:table-cell>
          <table:table-cell office:value-type="float" office:value="1.4758431565928E+018" calcext:value-type="float">
            <text:p>1.4758431565928E+018</text:p>
          </table:table-cell>
          <table:table-cell/>
          <table:table-cell table:formula="of:= [.C187] - [.B187]" office:value-type="float" office:value="146700032" calcext:value-type="float">
            <text:p>1467000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58431565461E+018" calcext:value-type="float">
            <text:p>1.4758431565461E+018</text:p>
          </table:table-cell>
          <table:table-cell office:value-type="float" office:value="1.47584315669374E+018" calcext:value-type="float">
            <text:p>1.47584315669374E+018</text:p>
          </table:table-cell>
          <table:table-cell/>
          <table:table-cell table:formula="of:= [.C188] - [.B188]" office:value-type="float" office:value="147640064" calcext:value-type="float">
            <text:p>1476400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58431566461E+018" calcext:value-type="float">
            <text:p>1.4758431566461E+018</text:p>
          </table:table-cell>
          <table:table-cell office:value-type="float" office:value="1.47584315679441E+018" calcext:value-type="float">
            <text:p>1.47584315679441E+018</text:p>
          </table:table-cell>
          <table:table-cell/>
          <table:table-cell table:formula="of:= [.C189] - [.B189]" office:value-type="float" office:value="148310272" calcext:value-type="float">
            <text:p>1483102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58431567461E+018" calcext:value-type="float">
            <text:p>1.4758431567461E+018</text:p>
          </table:table-cell>
          <table:table-cell office:value-type="float" office:value="1.47584315689522E+018" calcext:value-type="float">
            <text:p>1.47584315689522E+018</text:p>
          </table:table-cell>
          <table:table-cell/>
          <table:table-cell table:formula="of:= [.C190] - [.B190]" office:value-type="float" office:value="149120000" calcext:value-type="float">
            <text:p>149120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584315684611E+018" calcext:value-type="float">
            <text:p>1.47584315684611E+018</text:p>
          </table:table-cell>
          <table:table-cell office:value-type="float" office:value="1.47584315699575E+018" calcext:value-type="float">
            <text:p>1.47584315699575E+018</text:p>
          </table:table-cell>
          <table:table-cell/>
          <table:table-cell table:formula="of:= [.C191] - [.B191]" office:value-type="float" office:value="149639680" calcext:value-type="float">
            <text:p>14963968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584315694611E+018" calcext:value-type="float">
            <text:p>1.47584315694611E+018</text:p>
          </table:table-cell>
          <table:table-cell office:value-type="float" office:value="1.47584315709663E+018" calcext:value-type="float">
            <text:p>1.47584315709663E+018</text:p>
          </table:table-cell>
          <table:table-cell/>
          <table:table-cell table:formula="of:= [.C192] - [.B192]" office:value-type="float" office:value="150519808" calcext:value-type="float">
            <text:p>1505198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58431570461E+018" calcext:value-type="float">
            <text:p>1.4758431570461E+018</text:p>
          </table:table-cell>
          <table:table-cell office:value-type="float" office:value="1.47584315719722E+018" calcext:value-type="float">
            <text:p>1.47584315719722E+018</text:p>
          </table:table-cell>
          <table:table-cell/>
          <table:table-cell table:formula="of:= [.C193] - [.B193]" office:value-type="float" office:value="151119872" calcext:value-type="float">
            <text:p>1511198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584315714609E+018" calcext:value-type="float">
            <text:p>1.47584315714609E+018</text:p>
          </table:table-cell>
          <table:table-cell office:value-type="float" office:value="1.4758431572981E+018" calcext:value-type="float">
            <text:p>1.4758431572981E+018</text:p>
          </table:table-cell>
          <table:table-cell/>
          <table:table-cell table:formula="of:= [.C194] - [.B194]" office:value-type="float" office:value="152010240" calcext:value-type="float">
            <text:p>15201024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584315724609E+018" calcext:value-type="float">
            <text:p>1.47584315724609E+018</text:p>
          </table:table-cell>
          <table:table-cell office:value-type="float" office:value="1.47584315739861E+018" calcext:value-type="float">
            <text:p>1.47584315739861E+018</text:p>
          </table:table-cell>
          <table:table-cell/>
          <table:table-cell table:formula="of:= [.C195] - [.B195]" office:value-type="float" office:value="152519936" calcext:value-type="float">
            <text:p>1525199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58431573461E+018" calcext:value-type="float">
            <text:p>1.4758431573461E+018</text:p>
          </table:table-cell>
          <table:table-cell office:value-type="float" office:value="1.47584315749953E+018" calcext:value-type="float">
            <text:p>1.47584315749953E+018</text:p>
          </table:table-cell>
          <table:table-cell/>
          <table:table-cell table:formula="of:= [.C196] - [.B196]" office:value-type="float" office:value="153430016" calcext:value-type="float">
            <text:p>1534300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584315744609E+018" calcext:value-type="float">
            <text:p>1.47584315744609E+018</text:p>
          </table:table-cell>
          <table:table-cell office:value-type="float" office:value="1.47584315760005E+018" calcext:value-type="float">
            <text:p>1.47584315760005E+018</text:p>
          </table:table-cell>
          <table:table-cell/>
          <table:table-cell table:formula="of:= [.C197] - [.B197]" office:value-type="float" office:value="153960192" calcext:value-type="float">
            <text:p>15396019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58431575461E+018" calcext:value-type="float">
            <text:p>1.4758431575461E+018</text:p>
          </table:table-cell>
          <table:table-cell office:value-type="float" office:value="1.47584315770095E+018" calcext:value-type="float">
            <text:p>1.47584315770095E+018</text:p>
          </table:table-cell>
          <table:table-cell/>
          <table:table-cell table:formula="of:= [.C198] - [.B198]" office:value-type="float" office:value="154849792" calcext:value-type="float">
            <text:p>1548497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584315764609E+018" calcext:value-type="float">
            <text:p>1.47584315764609E+018</text:p>
          </table:table-cell>
          <table:table-cell office:value-type="float" office:value="1.47584315780158E+018" calcext:value-type="float">
            <text:p>1.47584315780158E+018</text:p>
          </table:table-cell>
          <table:table-cell/>
          <table:table-cell table:formula="of:= [.C199] - [.B199]" office:value-type="float" office:value="155490048" calcext:value-type="float">
            <text:p>155490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58431577461E+018" calcext:value-type="float">
            <text:p>1.4758431577461E+018</text:p>
          </table:table-cell>
          <table:table-cell office:value-type="float" office:value="1.4758431579025E+018" calcext:value-type="float">
            <text:p>1.4758431579025E+018</text:p>
          </table:table-cell>
          <table:table-cell/>
          <table:table-cell table:formula="of:= [.C200] - [.B200]" office:value-type="float" office:value="156400128" calcext:value-type="float">
            <text:p>1564001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58431578461E+018" calcext:value-type="float">
            <text:p>1.4758431578461E+018</text:p>
          </table:table-cell>
          <table:table-cell office:value-type="float" office:value="1.47584315800313E+018" calcext:value-type="float">
            <text:p>1.47584315800313E+018</text:p>
          </table:table-cell>
          <table:table-cell/>
          <table:table-cell table:formula="of:= [.C201] - [.B201]" office:value-type="float" office:value="157029888" calcext:value-type="float">
            <text:p>1570298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58431579461E+018" calcext:value-type="float">
            <text:p>1.4758431579461E+018</text:p>
          </table:table-cell>
          <table:table-cell office:value-type="float" office:value="1.47584315810393E+018" calcext:value-type="float">
            <text:p>1.47584315810393E+018</text:p>
          </table:table-cell>
          <table:table-cell/>
          <table:table-cell table:formula="of:= [.C202] - [.B202]" office:value-type="float" office:value="157829888" calcext:value-type="float">
            <text:p>1578298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58431580461E+018" calcext:value-type="float">
            <text:p>1.4758431580461E+018</text:p>
          </table:table-cell>
          <table:table-cell office:value-type="float" office:value="1.47584315820446E+018" calcext:value-type="float">
            <text:p>1.47584315820446E+018</text:p>
          </table:table-cell>
          <table:table-cell/>
          <table:table-cell table:formula="of:= [.C203] - [.B203]" office:value-type="float" office:value="158360064" calcext:value-type="float">
            <text:p>1583600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58431581461E+018" calcext:value-type="float">
            <text:p>1.4758431581461E+018</text:p>
          </table:table-cell>
          <table:table-cell office:value-type="float" office:value="1.47584315830539E+018" calcext:value-type="float">
            <text:p>1.47584315830539E+018</text:p>
          </table:table-cell>
          <table:table-cell/>
          <table:table-cell table:formula="of:= [.C204] - [.B204]" office:value-type="float" office:value="159289856" calcext:value-type="float">
            <text:p>15928985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584315824609E+018" calcext:value-type="float">
            <text:p>1.47584315824609E+018</text:p>
          </table:table-cell>
          <table:table-cell office:value-type="float" office:value="1.47584315840591E+018" calcext:value-type="float">
            <text:p>1.47584315840591E+018</text:p>
          </table:table-cell>
          <table:table-cell/>
          <table:table-cell table:formula="of:= [.C205] - [.B205]" office:value-type="float" office:value="159820032" calcext:value-type="float">
            <text:p>1598200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584315834609E+018" calcext:value-type="float">
            <text:p>1.47584315834609E+018</text:p>
          </table:table-cell>
          <table:table-cell office:value-type="float" office:value="1.47584315850681E+018" calcext:value-type="float">
            <text:p>1.47584315850681E+018</text:p>
          </table:table-cell>
          <table:table-cell/>
          <table:table-cell table:formula="of:= [.C206] - [.B206]" office:value-type="float" office:value="160720128" calcext:value-type="float">
            <text:p>1607201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584315844609E+018" calcext:value-type="float">
            <text:p>1.47584315844609E+018</text:p>
          </table:table-cell>
          <table:table-cell office:value-type="float" office:value="1.47584315860733E+018" calcext:value-type="float">
            <text:p>1.47584315860733E+018</text:p>
          </table:table-cell>
          <table:table-cell/>
          <table:table-cell table:formula="of:= [.C207] - [.B207]" office:value-type="float" office:value="161240064" calcext:value-type="float">
            <text:p>16124006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584315854609E+018" calcext:value-type="float">
            <text:p>1.47584315854609E+018</text:p>
          </table:table-cell>
          <table:table-cell office:value-type="float" office:value="1.47584315870823E+018" calcext:value-type="float">
            <text:p>1.47584315870823E+018</text:p>
          </table:table-cell>
          <table:table-cell/>
          <table:table-cell table:formula="of:= [.C208] - [.B208]" office:value-type="float" office:value="162139904" calcext:value-type="float">
            <text:p>1621399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584315864609E+018" calcext:value-type="float">
            <text:p>1.47584315864609E+018</text:p>
          </table:table-cell>
          <table:table-cell office:value-type="float" office:value="1.4758431588088E+018" calcext:value-type="float">
            <text:p>1.4758431588088E+018</text:p>
          </table:table-cell>
          <table:table-cell/>
          <table:table-cell table:formula="of:= [.C209] - [.B209]" office:value-type="float" office:value="162710016" calcext:value-type="float">
            <text:p>1627100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584315874609E+018" calcext:value-type="float">
            <text:p>1.47584315874609E+018</text:p>
          </table:table-cell>
          <table:table-cell office:value-type="float" office:value="1.47584315890968E+018" calcext:value-type="float">
            <text:p>1.47584315890968E+018</text:p>
          </table:table-cell>
          <table:table-cell/>
          <table:table-cell table:formula="of:= [.C210] - [.B210]" office:value-type="float" office:value="163589888" calcext:value-type="float">
            <text:p>1635898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584315884609E+018" calcext:value-type="float">
            <text:p>1.47584315884609E+018</text:p>
          </table:table-cell>
          <table:table-cell office:value-type="float" office:value="1.4758431590102E+018" calcext:value-type="float">
            <text:p>1.4758431590102E+018</text:p>
          </table:table-cell>
          <table:table-cell/>
          <table:table-cell table:formula="of:= [.C211] - [.B211]" office:value-type="float" office:value="164109824" calcext:value-type="float">
            <text:p>1641098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58431589461E+018" calcext:value-type="float">
            <text:p>1.4758431589461E+018</text:p>
          </table:table-cell>
          <table:table-cell office:value-type="float" office:value="1.47584315911108E+018" calcext:value-type="float">
            <text:p>1.47584315911108E+018</text:p>
          </table:table-cell>
          <table:table-cell/>
          <table:table-cell table:formula="of:= [.C212] - [.B212]" office:value-type="float" office:value="164980224" calcext:value-type="float">
            <text:p>1649802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584315904609E+018" calcext:value-type="float">
            <text:p>1.47584315904609E+018</text:p>
          </table:table-cell>
          <table:table-cell office:value-type="float" office:value="1.47584315921161E+018" calcext:value-type="float">
            <text:p>1.47584315921161E+018</text:p>
          </table:table-cell>
          <table:table-cell/>
          <table:table-cell table:formula="of:= [.C213] - [.B213]" office:value-type="float" office:value="165519872" calcext:value-type="float">
            <text:p>1655198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584315914609E+018" calcext:value-type="float">
            <text:p>1.47584315914609E+018</text:p>
          </table:table-cell>
          <table:table-cell office:value-type="float" office:value="1.47584315931262E+018" calcext:value-type="float">
            <text:p>1.47584315931262E+018</text:p>
          </table:table-cell>
          <table:table-cell/>
          <table:table-cell table:formula="of:= [.C214] - [.B214]" office:value-type="float" office:value="166530048" calcext:value-type="float">
            <text:p>1665300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584315924609E+018" calcext:value-type="float">
            <text:p>1.47584315924609E+018</text:p>
          </table:table-cell>
          <table:table-cell office:value-type="float" office:value="1.47584315941316E+018" calcext:value-type="float">
            <text:p>1.47584315941316E+018</text:p>
          </table:table-cell>
          <table:table-cell/>
          <table:table-cell table:formula="of:= [.C215] - [.B215]" office:value-type="float" office:value="167069952" calcext:value-type="float">
            <text:p>1670699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584315934609E+018" calcext:value-type="float">
            <text:p>1.47584315934609E+018</text:p>
          </table:table-cell>
          <table:table-cell office:value-type="float" office:value="1.47584315951412E+018" calcext:value-type="float">
            <text:p>1.47584315951412E+018</text:p>
          </table:table-cell>
          <table:table-cell/>
          <table:table-cell table:formula="of:= [.C216] - [.B216]" office:value-type="float" office:value="168029952" calcext:value-type="float">
            <text:p>16802995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584315944609E+018" calcext:value-type="float">
            <text:p>1.47584315944609E+018</text:p>
          </table:table-cell>
          <table:table-cell office:value-type="float" office:value="1.4758431596146E+018" calcext:value-type="float">
            <text:p>1.4758431596146E+018</text:p>
          </table:table-cell>
          <table:table-cell/>
          <table:table-cell table:formula="of:= [.C217] - [.B217]" office:value-type="float" office:value="168509952" calcext:value-type="float">
            <text:p>16850995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58431595461E+018" calcext:value-type="float">
            <text:p>1.4758431595461E+018</text:p>
          </table:table-cell>
          <table:table-cell office:value-type="float" office:value="1.47584315971553E+018" calcext:value-type="float">
            <text:p>1.47584315971553E+018</text:p>
          </table:table-cell>
          <table:table-cell/>
          <table:table-cell table:formula="of:= [.C218] - [.B218]" office:value-type="float" office:value="169429760" calcext:value-type="float">
            <text:p>1694297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584315964609E+018" calcext:value-type="float">
            <text:p>1.47584315964609E+018</text:p>
          </table:table-cell>
          <table:table-cell office:value-type="float" office:value="1.47584315981609E+018" calcext:value-type="float">
            <text:p>1.47584315981609E+018</text:p>
          </table:table-cell>
          <table:table-cell/>
          <table:table-cell table:formula="of:= [.C219] - [.B219]" office:value-type="float" office:value="169999872" calcext:value-type="float">
            <text:p>1699998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58431597461E+018" calcext:value-type="float">
            <text:p>1.4758431597461E+018</text:p>
          </table:table-cell>
          <table:table-cell office:value-type="float" office:value="1.47584315991722E+018" calcext:value-type="float">
            <text:p>1.47584315991722E+018</text:p>
          </table:table-cell>
          <table:table-cell/>
          <table:table-cell table:formula="of:= [.C220] - [.B220]" office:value-type="float" office:value="171119616" calcext:value-type="float">
            <text:p>1711196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584315984609E+018" calcext:value-type="float">
            <text:p>1.47584315984609E+018</text:p>
          </table:table-cell>
          <table:table-cell office:value-type="float" office:value="1.47584316001783E+018" calcext:value-type="float">
            <text:p>1.47584316001783E+018</text:p>
          </table:table-cell>
          <table:table-cell/>
          <table:table-cell table:formula="of:= [.C221] - [.B221]" office:value-type="float" office:value="171739904" calcext:value-type="float">
            <text:p>1717399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58431599461E+018" calcext:value-type="float">
            <text:p>1.4758431599461E+018</text:p>
          </table:table-cell>
          <table:table-cell office:value-type="float" office:value="1.47584316011882E+018" calcext:value-type="float">
            <text:p>1.47584316011882E+018</text:p>
          </table:table-cell>
          <table:table-cell/>
          <table:table-cell table:formula="of:= [.C222] - [.B222]" office:value-type="float" office:value="172720128" calcext:value-type="float">
            <text:p>1727201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584316004609E+018" calcext:value-type="float">
            <text:p>1.47584316004609E+018</text:p>
          </table:table-cell>
          <table:table-cell office:value-type="float" office:value="1.47584316021939E+018" calcext:value-type="float">
            <text:p>1.47584316021939E+018</text:p>
          </table:table-cell>
          <table:table-cell/>
          <table:table-cell table:formula="of:= [.C223] - [.B223]" office:value-type="float" office:value="173299968" calcext:value-type="float">
            <text:p>17329996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584316014611E+018" calcext:value-type="float">
            <text:p>1.47584316014611E+018</text:p>
          </table:table-cell>
          <table:table-cell office:value-type="float" office:value="1.47584316032028E+018" calcext:value-type="float">
            <text:p>1.47584316032028E+018</text:p>
          </table:table-cell>
          <table:table-cell/>
          <table:table-cell table:formula="of:= [.C224] - [.B224]" office:value-type="float" office:value="174170112" calcext:value-type="float">
            <text:p>1741701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58431602461E+018" calcext:value-type="float">
            <text:p>1.4758431602461E+018</text:p>
          </table:table-cell>
          <table:table-cell office:value-type="float" office:value="1.47584316042084E+018" calcext:value-type="float">
            <text:p>1.47584316042084E+018</text:p>
          </table:table-cell>
          <table:table-cell/>
          <table:table-cell table:formula="of:= [.C225] - [.B225]" office:value-type="float" office:value="174739968" calcext:value-type="float">
            <text:p>1747399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58431603461E+018" calcext:value-type="float">
            <text:p>1.4758431603461E+018</text:p>
          </table:table-cell>
          <table:table-cell office:value-type="float" office:value="1.47584316052168E+018" calcext:value-type="float">
            <text:p>1.47584316052168E+018</text:p>
          </table:table-cell>
          <table:table-cell/>
          <table:table-cell table:formula="of:= [.C226] - [.B226]" office:value-type="float" office:value="175579904" calcext:value-type="float">
            <text:p>1755799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584316044609E+018" calcext:value-type="float">
            <text:p>1.47584316044609E+018</text:p>
          </table:table-cell>
          <table:table-cell office:value-type="float" office:value="1.47584316062237E+018" calcext:value-type="float">
            <text:p>1.47584316062237E+018</text:p>
          </table:table-cell>
          <table:table-cell/>
          <table:table-cell table:formula="of:= [.C227] - [.B227]" office:value-type="float" office:value="176279808" calcext:value-type="float">
            <text:p>1762798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58431605461E+018" calcext:value-type="float">
            <text:p>1.4758431605461E+018</text:p>
          </table:table-cell>
          <table:table-cell office:value-type="float" office:value="1.47584316072323E+018" calcext:value-type="float">
            <text:p>1.47584316072323E+018</text:p>
          </table:table-cell>
          <table:table-cell/>
          <table:table-cell table:formula="of:= [.C228] - [.B228]" office:value-type="float" office:value="177129984" calcext:value-type="float">
            <text:p>1771299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584316064609E+018" calcext:value-type="float">
            <text:p>1.47584316064609E+018</text:p>
          </table:table-cell>
          <table:table-cell office:value-type="float" office:value="1.47584316082385E+018" calcext:value-type="float">
            <text:p>1.47584316082385E+018</text:p>
          </table:table-cell>
          <table:table-cell/>
          <table:table-cell table:formula="of:= [.C229] - [.B229]" office:value-type="float" office:value="177760000" calcext:value-type="float">
            <text:p>177760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58431607461E+018" calcext:value-type="float">
            <text:p>1.4758431607461E+018</text:p>
          </table:table-cell>
          <table:table-cell office:value-type="float" office:value="1.47584316092469E+018" calcext:value-type="float">
            <text:p>1.47584316092469E+018</text:p>
          </table:table-cell>
          <table:table-cell/>
          <table:table-cell table:formula="of:= [.C230] - [.B230]" office:value-type="float" office:value="178589952" calcext:value-type="float">
            <text:p>1785899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58431608461E+018" calcext:value-type="float">
            <text:p>1.4758431608461E+018</text:p>
          </table:table-cell>
          <table:table-cell office:value-type="float" office:value="1.47584316102521E+018" calcext:value-type="float">
            <text:p>1.47584316102521E+018</text:p>
          </table:table-cell>
          <table:table-cell/>
          <table:table-cell table:formula="of:= [.C231] - [.B231]" office:value-type="float" office:value="179110144" calcext:value-type="float">
            <text:p>1791101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58431609461E+018" calcext:value-type="float">
            <text:p>1.4758431609461E+018</text:p>
          </table:table-cell>
          <table:table-cell office:value-type="float" office:value="1.47584316112608E+018" calcext:value-type="float">
            <text:p>1.47584316112608E+018</text:p>
          </table:table-cell>
          <table:table-cell/>
          <table:table-cell table:formula="of:= [.C232] - [.B232]" office:value-type="float" office:value="179980032" calcext:value-type="float">
            <text:p>1799800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584316104609E+018" calcext:value-type="float">
            <text:p>1.47584316104609E+018</text:p>
          </table:table-cell>
          <table:table-cell office:value-type="float" office:value="1.47584316122663E+018" calcext:value-type="float">
            <text:p>1.47584316122663E+018</text:p>
          </table:table-cell>
          <table:table-cell/>
          <table:table-cell table:formula="of:= [.C233] - [.B233]" office:value-type="float" office:value="180540160" calcext:value-type="float">
            <text:p>1805401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58431611461E+018" calcext:value-type="float">
            <text:p>1.4758431611461E+018</text:p>
          </table:table-cell>
          <table:table-cell office:value-type="float" office:value="1.47584316132753E+018" calcext:value-type="float">
            <text:p>1.47584316132753E+018</text:p>
          </table:table-cell>
          <table:table-cell/>
          <table:table-cell table:formula="of:= [.C234] - [.B234]" office:value-type="float" office:value="181430016" calcext:value-type="float">
            <text:p>1814300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584316124609E+018" calcext:value-type="float">
            <text:p>1.47584316124609E+018</text:p>
          </table:table-cell>
          <table:table-cell office:value-type="float" office:value="1.47584316142812E+018" calcext:value-type="float">
            <text:p>1.47584316142812E+018</text:p>
          </table:table-cell>
          <table:table-cell/>
          <table:table-cell table:formula="of:= [.C235] - [.B235]" office:value-type="float" office:value="182030080" calcext:value-type="float">
            <text:p>18203008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58431613461E+018" calcext:value-type="float">
            <text:p>1.4758431613461E+018</text:p>
          </table:table-cell>
          <table:table-cell office:value-type="float" office:value="1.47584316152895E+018" calcext:value-type="float">
            <text:p>1.47584316152895E+018</text:p>
          </table:table-cell>
          <table:table-cell/>
          <table:table-cell table:formula="of:= [.C236] - [.B236]" office:value-type="float" office:value="182850048" calcext:value-type="float">
            <text:p>1828500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58431614461E+018" calcext:value-type="float">
            <text:p>1.4758431614461E+018</text:p>
          </table:table-cell>
          <table:table-cell office:value-type="float" office:value="1.4758431616295E+018" calcext:value-type="float">
            <text:p>1.4758431616295E+018</text:p>
          </table:table-cell>
          <table:table-cell/>
          <table:table-cell table:formula="of:= [.C237] - [.B237]" office:value-type="float" office:value="183399936" calcext:value-type="float">
            <text:p>1833999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58431615461E+018" calcext:value-type="float">
            <text:p>1.4758431615461E+018</text:p>
          </table:table-cell>
          <table:table-cell office:value-type="float" office:value="1.4758431617304E+018" calcext:value-type="float">
            <text:p>1.4758431617304E+018</text:p>
          </table:table-cell>
          <table:table-cell/>
          <table:table-cell table:formula="of:= [.C238] - [.B238]" office:value-type="float" office:value="184300032" calcext:value-type="float">
            <text:p>1843000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584316164609E+018" calcext:value-type="float">
            <text:p>1.47584316164609E+018</text:p>
          </table:table-cell>
          <table:table-cell office:value-type="float" office:value="1.47584316183095E+018" calcext:value-type="float">
            <text:p>1.47584316183095E+018</text:p>
          </table:table-cell>
          <table:table-cell/>
          <table:table-cell table:formula="of:= [.C239] - [.B239]" office:value-type="float" office:value="184859904" calcext:value-type="float">
            <text:p>1848599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584316174613E+018" calcext:value-type="float">
            <text:p>1.47584316174613E+018</text:p>
          </table:table-cell>
          <table:table-cell office:value-type="float" office:value="1.47584316193182E+018" calcext:value-type="float">
            <text:p>1.47584316193182E+018</text:p>
          </table:table-cell>
          <table:table-cell/>
          <table:table-cell table:formula="of:= [.C240] - [.B240]" office:value-type="float" office:value="185689856" calcext:value-type="float">
            <text:p>1856898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584316184609E+018" calcext:value-type="float">
            <text:p>1.47584316184609E+018</text:p>
          </table:table-cell>
          <table:table-cell office:value-type="float" office:value="1.47584316203243E+018" calcext:value-type="float">
            <text:p>1.47584316203243E+018</text:p>
          </table:table-cell>
          <table:table-cell/>
          <table:table-cell table:formula="of:= [.C241] - [.B241]" office:value-type="float" office:value="186339840" calcext:value-type="float">
            <text:p>1863398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58431619461E+018" calcext:value-type="float">
            <text:p>1.4758431619461E+018</text:p>
          </table:table-cell>
          <table:table-cell office:value-type="float" office:value="1.47584316213331E+018" calcext:value-type="float">
            <text:p>1.47584316213331E+018</text:p>
          </table:table-cell>
          <table:table-cell/>
          <table:table-cell table:formula="of:= [.C242] - [.B242]" office:value-type="float" office:value="187210240" calcext:value-type="float">
            <text:p>1872102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584316204609E+018" calcext:value-type="float">
            <text:p>1.47584316204609E+018</text:p>
          </table:table-cell>
          <table:table-cell office:value-type="float" office:value="1.47584316223386E+018" calcext:value-type="float">
            <text:p>1.47584316223386E+018</text:p>
          </table:table-cell>
          <table:table-cell/>
          <table:table-cell table:formula="of:= [.C243] - [.B243]" office:value-type="float" office:value="187769600" calcext:value-type="float">
            <text:p>1877696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58431621461E+018" calcext:value-type="float">
            <text:p>1.4758431621461E+018</text:p>
          </table:table-cell>
          <table:table-cell office:value-type="float" office:value="1.47584316233478E+018" calcext:value-type="float">
            <text:p>1.47584316233478E+018</text:p>
          </table:table-cell>
          <table:table-cell/>
          <table:table-cell table:formula="of:= [.C244] - [.B244]" office:value-type="float" office:value="188680192" calcext:value-type="float">
            <text:p>18868019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584316224613E+018" calcext:value-type="float">
            <text:p>1.47584316224613E+018</text:p>
          </table:table-cell>
          <table:table-cell office:value-type="float" office:value="1.47584316243531E+018" calcext:value-type="float">
            <text:p>1.47584316243531E+018</text:p>
          </table:table-cell>
          <table:table-cell/>
          <table:table-cell table:formula="of:= [.C245] - [.B245]" office:value-type="float" office:value="189179648" calcext:value-type="float">
            <text:p>1891796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584316234612E+018" calcext:value-type="float">
            <text:p>1.47584316234612E+018</text:p>
          </table:table-cell>
          <table:table-cell office:value-type="float" office:value="1.47584316253622E+018" calcext:value-type="float">
            <text:p>1.47584316253622E+018</text:p>
          </table:table-cell>
          <table:table-cell/>
          <table:table-cell table:formula="of:= [.C246] - [.B246]" office:value-type="float" office:value="190100224" calcext:value-type="float">
            <text:p>19010022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58431624461E+018" calcext:value-type="float">
            <text:p>1.4758431624461E+018</text:p>
          </table:table-cell>
          <table:table-cell office:value-type="float" office:value="1.47584316263672E+018" calcext:value-type="float">
            <text:p>1.47584316263672E+018</text:p>
          </table:table-cell>
          <table:table-cell/>
          <table:table-cell table:formula="of:= [.C247] - [.B247]" office:value-type="float" office:value="190619904" calcext:value-type="float">
            <text:p>1906199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58431625461E+018" calcext:value-type="float">
            <text:p>1.4758431625461E+018</text:p>
          </table:table-cell>
          <table:table-cell office:value-type="float" office:value="1.47584316273764E+018" calcext:value-type="float">
            <text:p>1.47584316273764E+018</text:p>
          </table:table-cell>
          <table:table-cell/>
          <table:table-cell table:formula="of:= [.C248] - [.B248]" office:value-type="float" office:value="191539968" calcext:value-type="float">
            <text:p>19153996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584316264609E+018" calcext:value-type="float">
            <text:p>1.47584316264609E+018</text:p>
          </table:table-cell>
          <table:table-cell office:value-type="float" office:value="1.47584316283827E+018" calcext:value-type="float">
            <text:p>1.47584316283827E+018</text:p>
          </table:table-cell>
          <table:table-cell/>
          <table:table-cell table:formula="of:= [.C249] - [.B249]" office:value-type="float" office:value="192179968" calcext:value-type="float">
            <text:p>1921799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58431627461E+018" calcext:value-type="float">
            <text:p>1.4758431627461E+018</text:p>
          </table:table-cell>
          <table:table-cell office:value-type="float" office:value="1.47584316293907E+018" calcext:value-type="float">
            <text:p>1.47584316293907E+018</text:p>
          </table:table-cell>
          <table:table-cell/>
          <table:table-cell table:formula="of:= [.C250] - [.B250]" office:value-type="float" office:value="192969984" calcext:value-type="float">
            <text:p>1929699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584316284611E+018" calcext:value-type="float">
            <text:p>1.47584316284611E+018</text:p>
          </table:table-cell>
          <table:table-cell office:value-type="float" office:value="1.47584316303961E+018" calcext:value-type="float">
            <text:p>1.47584316303961E+018</text:p>
          </table:table-cell>
          <table:table-cell/>
          <table:table-cell table:formula="of:= [.C251] - [.B251]" office:value-type="float" office:value="193500160" calcext:value-type="float">
            <text:p>1935001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58431629461E+018" calcext:value-type="float">
            <text:p>1.4758431629461E+018</text:p>
          </table:table-cell>
          <table:table-cell office:value-type="float" office:value="1.47584316314048E+018" calcext:value-type="float">
            <text:p>1.47584316314048E+018</text:p>
          </table:table-cell>
          <table:table-cell/>
          <table:table-cell table:formula="of:= [.C252] - [.B252]" office:value-type="float" office:value="194380032" calcext:value-type="float">
            <text:p>19438003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58431630461E+018" calcext:value-type="float">
            <text:p>1.4758431630461E+018</text:p>
          </table:table-cell>
          <table:table-cell office:value-type="float" office:value="1.47584316324103E+018" calcext:value-type="float">
            <text:p>1.47584316324103E+018</text:p>
          </table:table-cell>
          <table:table-cell/>
          <table:table-cell table:formula="of:= [.C253] - [.B253]" office:value-type="float" office:value="194930176" calcext:value-type="float">
            <text:p>19493017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584316314609E+018" calcext:value-type="float">
            <text:p>1.47584316314609E+018</text:p>
          </table:table-cell>
          <table:table-cell office:value-type="float" office:value="1.47584316334196E+018" calcext:value-type="float">
            <text:p>1.47584316334196E+018</text:p>
          </table:table-cell>
          <table:table-cell/>
          <table:table-cell table:formula="of:= [.C254] - [.B254]" office:value-type="float" office:value="195869952" calcext:value-type="float">
            <text:p>1958699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584316324609E+018" calcext:value-type="float">
            <text:p>1.47584316324609E+018</text:p>
          </table:table-cell>
          <table:table-cell office:value-type="float" office:value="1.4758431634425E+018" calcext:value-type="float">
            <text:p>1.4758431634425E+018</text:p>
          </table:table-cell>
          <table:table-cell/>
          <table:table-cell table:formula="of:= [.C255] - [.B255]" office:value-type="float" office:value="196410112" calcext:value-type="float">
            <text:p>196410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58431633461E+018" calcext:value-type="float">
            <text:p>1.4758431633461E+018</text:p>
          </table:table-cell>
          <table:table-cell office:value-type="float" office:value="1.4758431635434E+018" calcext:value-type="float">
            <text:p>1.4758431635434E+018</text:p>
          </table:table-cell>
          <table:table-cell/>
          <table:table-cell table:formula="of:= [.C256] - [.B256]" office:value-type="float" office:value="197299968" calcext:value-type="float">
            <text:p>19729996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584316344609E+018" calcext:value-type="float">
            <text:p>1.47584316344609E+018</text:p>
          </table:table-cell>
          <table:table-cell office:value-type="float" office:value="1.47584316364394E+018" calcext:value-type="float">
            <text:p>1.47584316364394E+018</text:p>
          </table:table-cell>
          <table:table-cell/>
          <table:table-cell table:formula="of:= [.C257] - [.B257]" office:value-type="float" office:value="197850112" calcext:value-type="float">
            <text:p>1978501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584316354609E+018" calcext:value-type="float">
            <text:p>1.47584316354609E+018</text:p>
          </table:table-cell>
          <table:table-cell office:value-type="float" office:value="1.47584316374495E+018" calcext:value-type="float">
            <text:p>1.47584316374495E+018</text:p>
          </table:table-cell>
          <table:table-cell/>
          <table:table-cell table:formula="of:= [.C258] - [.B258]" office:value-type="float" office:value="198860032" calcext:value-type="float">
            <text:p>1988600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584316364609E+018" calcext:value-type="float">
            <text:p>1.47584316364609E+018</text:p>
          </table:table-cell>
          <table:table-cell office:value-type="float" office:value="1.47584316384549E+018" calcext:value-type="float">
            <text:p>1.47584316384549E+018</text:p>
          </table:table-cell>
          <table:table-cell/>
          <table:table-cell table:formula="of:= [.C259] - [.B259]" office:value-type="float" office:value="199400192" calcext:value-type="float">
            <text:p>1994001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584316374609E+018" calcext:value-type="float">
            <text:p>1.47584316374609E+018</text:p>
          </table:table-cell>
          <table:table-cell office:value-type="float" office:value="1.47584316394666E+018" calcext:value-type="float">
            <text:p>1.47584316394666E+018</text:p>
          </table:table-cell>
          <table:table-cell/>
          <table:table-cell table:formula="of:= [.C260] - [.B260]" office:value-type="float" office:value="200570112" calcext:value-type="float">
            <text:p>2005701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58431638461E+018" calcext:value-type="float">
            <text:p>1.4758431638461E+018</text:p>
          </table:table-cell>
          <table:table-cell office:value-type="float" office:value="1.47584316404709E+018" calcext:value-type="float">
            <text:p>1.47584316404709E+018</text:p>
          </table:table-cell>
          <table:table-cell/>
          <table:table-cell table:formula="of:= [.C261] - [.B261]" office:value-type="float" office:value="200989952" calcext:value-type="float">
            <text:p>2009899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584316394609E+018" calcext:value-type="float">
            <text:p>1.47584316394609E+018</text:p>
          </table:table-cell>
          <table:table-cell office:value-type="float" office:value="1.47584316414788E+018" calcext:value-type="float">
            <text:p>1.47584316414788E+018</text:p>
          </table:table-cell>
          <table:table-cell/>
          <table:table-cell table:formula="of:= [.C262] - [.B262]" office:value-type="float" office:value="201789952" calcext:value-type="float">
            <text:p>2017899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58431640461E+018" calcext:value-type="float">
            <text:p>1.4758431640461E+018</text:p>
          </table:table-cell>
          <table:table-cell office:value-type="float" office:value="1.47584316424834E+018" calcext:value-type="float">
            <text:p>1.47584316424834E+018</text:p>
          </table:table-cell>
          <table:table-cell/>
          <table:table-cell table:formula="of:= [.C263] - [.B263]" office:value-type="float" office:value="202240000" calcext:value-type="float">
            <text:p>2022400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584316414612E+018" calcext:value-type="float">
            <text:p>1.47584316414612E+018</text:p>
          </table:table-cell>
          <table:table-cell office:value-type="float" office:value="1.47584316434933E+018" calcext:value-type="float">
            <text:p>1.47584316434933E+018</text:p>
          </table:table-cell>
          <table:table-cell/>
          <table:table-cell table:formula="of:= [.C264] - [.B264]" office:value-type="float" office:value="203209984" calcext:value-type="float">
            <text:p>20320998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58431642461E+018" calcext:value-type="float">
            <text:p>1.4758431642461E+018</text:p>
          </table:table-cell>
          <table:table-cell office:value-type="float" office:value="1.47584316444987E+018" calcext:value-type="float">
            <text:p>1.47584316444987E+018</text:p>
          </table:table-cell>
          <table:table-cell/>
          <table:table-cell table:formula="of:= [.C265] - [.B265]" office:value-type="float" office:value="203770112" calcext:value-type="float">
            <text:p>2037701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58431643461E+018" calcext:value-type="float">
            <text:p>1.4758431643461E+018</text:p>
          </table:table-cell>
          <table:table-cell office:value-type="float" office:value="1.47584316455041E+018" calcext:value-type="float">
            <text:p>1.47584316455041E+018</text:p>
          </table:table-cell>
          <table:table-cell/>
          <table:table-cell table:formula="of:= [.C266] - [.B266]" office:value-type="float" office:value="204310016" calcext:value-type="float">
            <text:p>2043100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584316444609E+018" calcext:value-type="float">
            <text:p>1.47584316444609E+018</text:p>
          </table:table-cell>
          <table:table-cell office:value-type="float" office:value="1.47584316465138E+018" calcext:value-type="float">
            <text:p>1.47584316465138E+018</text:p>
          </table:table-cell>
          <table:table-cell/>
          <table:table-cell table:formula="of:= [.C267] - [.B267]" office:value-type="float" office:value="205289984" calcext:value-type="float">
            <text:p>20528998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58431645461E+018" calcext:value-type="float">
            <text:p>1.4758431645461E+018</text:p>
          </table:table-cell>
          <table:table-cell office:value-type="float" office:value="1.47584316475207E+018" calcext:value-type="float">
            <text:p>1.47584316475207E+018</text:p>
          </table:table-cell>
          <table:table-cell/>
          <table:table-cell table:formula="of:= [.C268] - [.B268]" office:value-type="float" office:value="205969920" calcext:value-type="float">
            <text:p>2059699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584316464609E+018" calcext:value-type="float">
            <text:p>1.47584316464609E+018</text:p>
          </table:table-cell>
          <table:table-cell office:value-type="float" office:value="1.47584316485258E+018" calcext:value-type="float">
            <text:p>1.47584316485258E+018</text:p>
          </table:table-cell>
          <table:table-cell/>
          <table:table-cell table:formula="of:= [.C269] - [.B269]" office:value-type="float" office:value="206490112" calcext:value-type="float">
            <text:p>2064901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58431647461E+018" calcext:value-type="float">
            <text:p>1.4758431647461E+018</text:p>
          </table:table-cell>
          <table:table-cell office:value-type="float" office:value="1.47584316495356E+018" calcext:value-type="float">
            <text:p>1.47584316495356E+018</text:p>
          </table:table-cell>
          <table:table-cell/>
          <table:table-cell table:formula="of:= [.C270] - [.B270]" office:value-type="float" office:value="207459840" calcext:value-type="float">
            <text:p>20745984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58431648461E+018" calcext:value-type="float">
            <text:p>1.4758431648461E+018</text:p>
          </table:table-cell>
          <table:table-cell office:value-type="float" office:value="1.47584316505423E+018" calcext:value-type="float">
            <text:p>1.47584316505423E+018</text:p>
          </table:table-cell>
          <table:table-cell/>
          <table:table-cell table:formula="of:= [.C271] - [.B271]" office:value-type="float" office:value="208129792" calcext:value-type="float">
            <text:p>20812979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58431649461E+018" calcext:value-type="float">
            <text:p>1.4758431649461E+018</text:p>
          </table:table-cell>
          <table:table-cell office:value-type="float" office:value="1.47584316515471E+018" calcext:value-type="float">
            <text:p>1.47584316515471E+018</text:p>
          </table:table-cell>
          <table:table-cell/>
          <table:table-cell table:formula="of:= [.C272] - [.B272]" office:value-type="float" office:value="208609792" calcext:value-type="float">
            <text:p>2086097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58431650461E+018" calcext:value-type="float">
            <text:p>1.4758431650461E+018</text:p>
          </table:table-cell>
          <table:table-cell office:value-type="float" office:value="1.47584316525579E+018" calcext:value-type="float">
            <text:p>1.47584316525579E+018</text:p>
          </table:table-cell>
          <table:table-cell/>
          <table:table-cell table:formula="of:= [.C273] - [.B273]" office:value-type="float" office:value="209689856" calcext:value-type="float">
            <text:p>2096898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58431651461E+018" calcext:value-type="float">
            <text:p>1.4758431651461E+018</text:p>
          </table:table-cell>
          <table:table-cell office:value-type="float" office:value="1.47584316535654E+018" calcext:value-type="float">
            <text:p>1.47584316535654E+018</text:p>
          </table:table-cell>
          <table:table-cell/>
          <table:table-cell table:formula="of:= [.C274] - [.B274]" office:value-type="float" office:value="210439936" calcext:value-type="float">
            <text:p>2104399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584316524609E+018" calcext:value-type="float">
            <text:p>1.47584316524609E+018</text:p>
          </table:table-cell>
          <table:table-cell office:value-type="float" office:value="1.47584316545712E+018" calcext:value-type="float">
            <text:p>1.47584316545712E+018</text:p>
          </table:table-cell>
          <table:table-cell/>
          <table:table-cell table:formula="of:= [.C275] - [.B275]" office:value-type="float" office:value="211030016" calcext:value-type="float">
            <text:p>2110300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58431653461E+018" calcext:value-type="float">
            <text:p>1.4758431653461E+018</text:p>
          </table:table-cell>
          <table:table-cell office:value-type="float" office:value="1.4758431655581E+018" calcext:value-type="float">
            <text:p>1.4758431655581E+018</text:p>
          </table:table-cell>
          <table:table-cell/>
          <table:table-cell table:formula="of:= [.C276] - [.B276]" office:value-type="float" office:value="212000000" calcext:value-type="float">
            <text:p>212000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584316544609E+018" calcext:value-type="float">
            <text:p>1.47584316544609E+018</text:p>
          </table:table-cell>
          <table:table-cell office:value-type="float" office:value="1.47584316565868E+018" calcext:value-type="float">
            <text:p>1.47584316565868E+018</text:p>
          </table:table-cell>
          <table:table-cell/>
          <table:table-cell table:formula="of:= [.C277] - [.B277]" office:value-type="float" office:value="212589824" calcext:value-type="float">
            <text:p>2125898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58431655461E+018" calcext:value-type="float">
            <text:p>1.4758431655461E+018</text:p>
          </table:table-cell>
          <table:table-cell office:value-type="float" office:value="1.47584316575929E+018" calcext:value-type="float">
            <text:p>1.47584316575929E+018</text:p>
          </table:table-cell>
          <table:table-cell/>
          <table:table-cell table:formula="of:= [.C278] - [.B278]" office:value-type="float" office:value="213190144" calcext:value-type="float">
            <text:p>21319014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584316564609E+018" calcext:value-type="float">
            <text:p>1.47584316564609E+018</text:p>
          </table:table-cell>
          <table:table-cell office:value-type="float" office:value="1.47584316586023E+018" calcext:value-type="float">
            <text:p>1.47584316586023E+018</text:p>
          </table:table-cell>
          <table:table-cell/>
          <table:table-cell table:formula="of:= [.C279] - [.B279]" office:value-type="float" office:value="214139904" calcext:value-type="float">
            <text:p>2141399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58431657461E+018" calcext:value-type="float">
            <text:p>1.4758431657461E+018</text:p>
          </table:table-cell>
          <table:table-cell office:value-type="float" office:value="1.4758431659608E+018" calcext:value-type="float">
            <text:p>1.4758431659608E+018</text:p>
          </table:table-cell>
          <table:table-cell/>
          <table:table-cell table:formula="of:= [.C280] - [.B280]" office:value-type="float" office:value="214700032" calcext:value-type="float">
            <text:p>2147000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58431658461E+018" calcext:value-type="float">
            <text:p>1.4758431658461E+018</text:p>
          </table:table-cell>
          <table:table-cell office:value-type="float" office:value="1.47584316606135E+018" calcext:value-type="float">
            <text:p>1.47584316606135E+018</text:p>
          </table:table-cell>
          <table:table-cell/>
          <table:table-cell table:formula="of:= [.C281] - [.B281]" office:value-type="float" office:value="215250176" calcext:value-type="float">
            <text:p>21525017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58431659461E+018" calcext:value-type="float">
            <text:p>1.4758431659461E+018</text:p>
          </table:table-cell>
          <table:table-cell office:value-type="float" office:value="1.47584316616249E+018" calcext:value-type="float">
            <text:p>1.47584316616249E+018</text:p>
          </table:table-cell>
          <table:table-cell/>
          <table:table-cell table:formula="of:= [.C282] - [.B282]" office:value-type="float" office:value="216390144" calcext:value-type="float">
            <text:p>21639014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58431660461E+018" calcext:value-type="float">
            <text:p>1.4758431660461E+018</text:p>
          </table:table-cell>
          <table:table-cell office:value-type="float" office:value="1.47584316626303E+018" calcext:value-type="float">
            <text:p>1.47584316626303E+018</text:p>
          </table:table-cell>
          <table:table-cell/>
          <table:table-cell table:formula="of:= [.C283] - [.B283]" office:value-type="float" office:value="216930048" calcext:value-type="float">
            <text:p>21693004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58431661461E+018" calcext:value-type="float">
            <text:p>1.4758431661461E+018</text:p>
          </table:table-cell>
          <table:table-cell office:value-type="float" office:value="1.47584316636348E+018" calcext:value-type="float">
            <text:p>1.47584316636348E+018</text:p>
          </table:table-cell>
          <table:table-cell/>
          <table:table-cell table:formula="of:= [.C284] - [.B284]" office:value-type="float" office:value="217380096" calcext:value-type="float">
            <text:p>21738009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58431662461E+018" calcext:value-type="float">
            <text:p>1.4758431662461E+018</text:p>
          </table:table-cell>
          <table:table-cell office:value-type="float" office:value="1.47584316646452E+018" calcext:value-type="float">
            <text:p>1.47584316646452E+018</text:p>
          </table:table-cell>
          <table:table-cell/>
          <table:table-cell table:formula="of:= [.C285] - [.B285]" office:value-type="float" office:value="218419968" calcext:value-type="float">
            <text:p>21841996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584316634611E+018" calcext:value-type="float">
            <text:p>1.47584316634611E+018</text:p>
          </table:table-cell>
          <table:table-cell office:value-type="float" office:value="1.47584316656506E+018" calcext:value-type="float">
            <text:p>1.47584316656506E+018</text:p>
          </table:table-cell>
          <table:table-cell/>
          <table:table-cell table:formula="of:= [.C286] - [.B286]" office:value-type="float" office:value="218950144" calcext:value-type="float">
            <text:p>21895014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58431664461E+018" calcext:value-type="float">
            <text:p>1.4758431664461E+018</text:p>
          </table:table-cell>
          <table:table-cell office:value-type="float" office:value="1.47584316666564E+018" calcext:value-type="float">
            <text:p>1.47584316666564E+018</text:p>
          </table:table-cell>
          <table:table-cell/>
          <table:table-cell table:formula="of:= [.C287] - [.B287]" office:value-type="float" office:value="219539968" calcext:value-type="float">
            <text:p>2195399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58431665461E+018" calcext:value-type="float">
            <text:p>1.4758431665461E+018</text:p>
          </table:table-cell>
          <table:table-cell office:value-type="float" office:value="1.4758431667667E+018" calcext:value-type="float">
            <text:p>1.4758431667667E+018</text:p>
          </table:table-cell>
          <table:table-cell/>
          <table:table-cell table:formula="of:= [.C288] - [.B288]" office:value-type="float" office:value="220600064" calcext:value-type="float">
            <text:p>2206000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58431666461E+018" calcext:value-type="float">
            <text:p>1.4758431666461E+018</text:p>
          </table:table-cell>
          <table:table-cell office:value-type="float" office:value="1.47584316686722E+018" calcext:value-type="float">
            <text:p>1.47584316686722E+018</text:p>
          </table:table-cell>
          <table:table-cell/>
          <table:table-cell table:formula="of:= [.C289] - [.B289]" office:value-type="float" office:value="221120000" calcext:value-type="float">
            <text:p>2211200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584316674609E+018" calcext:value-type="float">
            <text:p>1.47584316674609E+018</text:p>
          </table:table-cell>
          <table:table-cell office:value-type="float" office:value="1.47584316696781E+018" calcext:value-type="float">
            <text:p>1.47584316696781E+018</text:p>
          </table:table-cell>
          <table:table-cell/>
          <table:table-cell table:formula="of:= [.C290] - [.B290]" office:value-type="float" office:value="221720064" calcext:value-type="float">
            <text:p>2217200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58431668461E+018" calcext:value-type="float">
            <text:p>1.4758431668461E+018</text:p>
          </table:table-cell>
          <table:table-cell office:value-type="float" office:value="1.47584316706875E+018" calcext:value-type="float">
            <text:p>1.47584316706875E+018</text:p>
          </table:table-cell>
          <table:table-cell/>
          <table:table-cell table:formula="of:= [.C291] - [.B291]" office:value-type="float" office:value="222650112" calcext:value-type="float">
            <text:p>2226501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584316694613E+018" calcext:value-type="float">
            <text:p>1.47584316694613E+018</text:p>
          </table:table-cell>
          <table:table-cell office:value-type="float" office:value="1.47584316716933E+018" calcext:value-type="float">
            <text:p>1.47584316716933E+018</text:p>
          </table:table-cell>
          <table:table-cell/>
          <table:table-cell table:formula="of:= [.C292] - [.B292]" office:value-type="float" office:value="223200000" calcext:value-type="float">
            <text:p>22320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584316704611E+018" calcext:value-type="float">
            <text:p>1.47584316704611E+018</text:p>
          </table:table-cell>
          <table:table-cell office:value-type="float" office:value="1.47584316726967E+018" calcext:value-type="float">
            <text:p>1.47584316726967E+018</text:p>
          </table:table-cell>
          <table:table-cell/>
          <table:table-cell table:formula="of:= [.C293] - [.B293]" office:value-type="float" office:value="223559936" calcext:value-type="float">
            <text:p>2235599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58431671461E+018" calcext:value-type="float">
            <text:p>1.4758431671461E+018</text:p>
          </table:table-cell>
          <table:table-cell office:value-type="float" office:value="1.47584316737078E+018" calcext:value-type="float">
            <text:p>1.47584316737078E+018</text:p>
          </table:table-cell>
          <table:table-cell/>
          <table:table-cell table:formula="of:= [.C294] - [.B294]" office:value-type="float" office:value="224679936" calcext:value-type="float">
            <text:p>2246799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584316724609E+018" calcext:value-type="float">
            <text:p>1.47584316724609E+018</text:p>
          </table:table-cell>
          <table:table-cell office:value-type="float" office:value="1.47584316747141E+018" calcext:value-type="float">
            <text:p>1.47584316747141E+018</text:p>
          </table:table-cell>
          <table:table-cell/>
          <table:table-cell table:formula="of:= [.C295] - [.B295]" office:value-type="float" office:value="225319936" calcext:value-type="float">
            <text:p>22531993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58431673461E+018" calcext:value-type="float">
            <text:p>1.4758431673461E+018</text:p>
          </table:table-cell>
          <table:table-cell office:value-type="float" office:value="1.47584316757219E+018" calcext:value-type="float">
            <text:p>1.47584316757219E+018</text:p>
          </table:table-cell>
          <table:table-cell/>
          <table:table-cell table:formula="of:= [.C296] - [.B296]" office:value-type="float" office:value="226089984" calcext:value-type="float">
            <text:p>22608998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58431674461E+018" calcext:value-type="float">
            <text:p>1.4758431674461E+018</text:p>
          </table:table-cell>
          <table:table-cell office:value-type="float" office:value="1.47584316767322E+018" calcext:value-type="float">
            <text:p>1.47584316767322E+018</text:p>
          </table:table-cell>
          <table:table-cell/>
          <table:table-cell table:formula="of:= [.C297] - [.B297]" office:value-type="float" office:value="227120128" calcext:value-type="float">
            <text:p>2271201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584316754609E+018" calcext:value-type="float">
            <text:p>1.47584316754609E+018</text:p>
          </table:table-cell>
          <table:table-cell office:value-type="float" office:value="1.47584316777393E+018" calcext:value-type="float">
            <text:p>1.47584316777393E+018</text:p>
          </table:table-cell>
          <table:table-cell/>
          <table:table-cell table:formula="of:= [.C298] - [.B298]" office:value-type="float" office:value="227839744" calcext:value-type="float">
            <text:p>22783974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58431676461E+018" calcext:value-type="float">
            <text:p>1.4758431676461E+018</text:p>
          </table:table-cell>
          <table:table-cell office:value-type="float" office:value="1.47584316787451E+018" calcext:value-type="float">
            <text:p>1.47584316787451E+018</text:p>
          </table:table-cell>
          <table:table-cell/>
          <table:table-cell table:formula="of:= [.C299] - [.B299]" office:value-type="float" office:value="228410112" calcext:value-type="float">
            <text:p>228410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58431677461E+018" calcext:value-type="float">
            <text:p>1.4758431677461E+018</text:p>
          </table:table-cell>
          <table:table-cell office:value-type="float" office:value="1.4758431679756E+018" calcext:value-type="float">
            <text:p>1.4758431679756E+018</text:p>
          </table:table-cell>
          <table:table-cell/>
          <table:table-cell table:formula="of:= [.C300] - [.B300]" office:value-type="float" office:value="229499904" calcext:value-type="float">
            <text:p>2294999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58431678461E+018" calcext:value-type="float">
            <text:p>1.4758431678461E+018</text:p>
          </table:table-cell>
          <table:table-cell office:value-type="float" office:value="1.47584316807625E+018" calcext:value-type="float">
            <text:p>1.47584316807625E+018</text:p>
          </table:table-cell>
          <table:table-cell/>
          <table:table-cell table:formula="of:= [.C301] - [.B301]" office:value-type="float" office:value="230150144" calcext:value-type="float">
            <text:p>23015014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58431679461E+018" calcext:value-type="float">
            <text:p>1.4758431679461E+018</text:p>
          </table:table-cell>
          <table:table-cell office:value-type="float" office:value="1.47584316817688E+018" calcext:value-type="float">
            <text:p>1.47584316817688E+018</text:p>
          </table:table-cell>
          <table:table-cell/>
          <table:table-cell table:formula="of:= [.C302] - [.B302]" office:value-type="float" office:value="230779904" calcext:value-type="float">
            <text:p>2307799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58431680461E+018" calcext:value-type="float">
            <text:p>1.4758431680461E+018</text:p>
          </table:table-cell>
          <table:table-cell office:value-type="float" office:value="1.47584316827798E+018" calcext:value-type="float">
            <text:p>1.47584316827798E+018</text:p>
          </table:table-cell>
          <table:table-cell/>
          <table:table-cell table:formula="of:= [.C303] - [.B303]" office:value-type="float" office:value="231879936" calcext:value-type="float">
            <text:p>23187993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58431681461E+018" calcext:value-type="float">
            <text:p>1.4758431681461E+018</text:p>
          </table:table-cell>
          <table:table-cell office:value-type="float" office:value="1.47584316837859E+018" calcext:value-type="float">
            <text:p>1.47584316837859E+018</text:p>
          </table:table-cell>
          <table:table-cell/>
          <table:table-cell table:formula="of:= [.C304] - [.B304]" office:value-type="float" office:value="232489984" calcext:value-type="float">
            <text:p>23248998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584316824609E+018" calcext:value-type="float">
            <text:p>1.47584316824609E+018</text:p>
          </table:table-cell>
          <table:table-cell office:value-type="float" office:value="1.47584316847924E+018" calcext:value-type="float">
            <text:p>1.47584316847924E+018</text:p>
          </table:table-cell>
          <table:table-cell/>
          <table:table-cell table:formula="of:= [.C305] - [.B305]" office:value-type="float" office:value="233150208" calcext:value-type="float">
            <text:p>2331502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58431683461E+018" calcext:value-type="float">
            <text:p>1.4758431683461E+018</text:p>
          </table:table-cell>
          <table:table-cell office:value-type="float" office:value="1.47584316858036E+018" calcext:value-type="float">
            <text:p>1.47584316858036E+018</text:p>
          </table:table-cell>
          <table:table-cell/>
          <table:table-cell table:formula="of:= [.C306] - [.B306]" office:value-type="float" office:value="234260224" calcext:value-type="float">
            <text:p>2342602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584316844609E+018" calcext:value-type="float">
            <text:p>1.47584316844609E+018</text:p>
          </table:table-cell>
          <table:table-cell office:value-type="float" office:value="1.47584316868102E+018" calcext:value-type="float">
            <text:p>1.47584316868102E+018</text:p>
          </table:table-cell>
          <table:table-cell/>
          <table:table-cell table:formula="of:= [.C307] - [.B307]" office:value-type="float" office:value="234930176" calcext:value-type="float">
            <text:p>23493017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58431685461E+018" calcext:value-type="float">
            <text:p>1.4758431685461E+018</text:p>
          </table:table-cell>
          <table:table-cell office:value-type="float" office:value="1.47584316878176E+018" calcext:value-type="float">
            <text:p>1.47584316878176E+018</text:p>
          </table:table-cell>
          <table:table-cell/>
          <table:table-cell table:formula="of:= [.C308] - [.B308]" office:value-type="float" office:value="235660032" calcext:value-type="float">
            <text:p>2356600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584316864609E+018" calcext:value-type="float">
            <text:p>1.47584316864609E+018</text:p>
          </table:table-cell>
          <table:table-cell office:value-type="float" office:value="1.47584316888279E+018" calcext:value-type="float">
            <text:p>1.47584316888279E+018</text:p>
          </table:table-cell>
          <table:table-cell/>
          <table:table-cell table:formula="of:= [.C309] - [.B309]" office:value-type="float" office:value="236699904" calcext:value-type="float">
            <text:p>2366999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584316874609E+018" calcext:value-type="float">
            <text:p>1.47584316874609E+018</text:p>
          </table:table-cell>
          <table:table-cell office:value-type="float" office:value="1.47584316898343E+018" calcext:value-type="float">
            <text:p>1.47584316898343E+018</text:p>
          </table:table-cell>
          <table:table-cell/>
          <table:table-cell table:formula="of:= [.C310] - [.B310]" office:value-type="float" office:value="237339904" calcext:value-type="float">
            <text:p>2373399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58431688461E+018" calcext:value-type="float">
            <text:p>1.4758431688461E+018</text:p>
          </table:table-cell>
          <table:table-cell office:value-type="float" office:value="1.47584316908407E+018" calcext:value-type="float">
            <text:p>1.47584316908407E+018</text:p>
          </table:table-cell>
          <table:table-cell/>
          <table:table-cell table:formula="of:= [.C311] - [.B311]" office:value-type="float" office:value="237970176" calcext:value-type="float">
            <text:p>2379701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58431689461E+018" calcext:value-type="float">
            <text:p>1.4758431689461E+018</text:p>
          </table:table-cell>
          <table:table-cell office:value-type="float" office:value="1.47584316918514E+018" calcext:value-type="float">
            <text:p>1.47584316918514E+018</text:p>
          </table:table-cell>
          <table:table-cell/>
          <table:table-cell table:formula="of:= [.C312] - [.B312]" office:value-type="float" office:value="239040000" calcext:value-type="float">
            <text:p>239040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58431690461E+018" calcext:value-type="float">
            <text:p>1.4758431690461E+018</text:p>
          </table:table-cell>
          <table:table-cell office:value-type="float" office:value="1.47584316928578E+018" calcext:value-type="float">
            <text:p>1.47584316928578E+018</text:p>
          </table:table-cell>
          <table:table-cell/>
          <table:table-cell table:formula="of:= [.C313] - [.B313]" office:value-type="float" office:value="239680000" calcext:value-type="float">
            <text:p>2396800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584316914609E+018" calcext:value-type="float">
            <text:p>1.47584316914609E+018</text:p>
          </table:table-cell>
          <table:table-cell office:value-type="float" office:value="1.47584316938641E+018" calcext:value-type="float">
            <text:p>1.47584316938641E+018</text:p>
          </table:table-cell>
          <table:table-cell/>
          <table:table-cell table:formula="of:= [.C314] - [.B314]" office:value-type="float" office:value="240320000" calcext:value-type="float">
            <text:p>240320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58431692461E+018" calcext:value-type="float">
            <text:p>1.4758431692461E+018</text:p>
          </table:table-cell>
          <table:table-cell office:value-type="float" office:value="1.47584316948748E+018" calcext:value-type="float">
            <text:p>1.47584316948748E+018</text:p>
          </table:table-cell>
          <table:table-cell/>
          <table:table-cell table:formula="of:= [.C315] - [.B315]" office:value-type="float" office:value="241380096" calcext:value-type="float">
            <text:p>24138009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584316934609E+018" calcext:value-type="float">
            <text:p>1.47584316934609E+018</text:p>
          </table:table-cell>
          <table:table-cell office:value-type="float" office:value="1.47584316958814E+018" calcext:value-type="float">
            <text:p>1.47584316958814E+018</text:p>
          </table:table-cell>
          <table:table-cell/>
          <table:table-cell table:formula="of:= [.C316] - [.B316]" office:value-type="float" office:value="242050048" calcext:value-type="float">
            <text:p>2420500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58431694461E+018" calcext:value-type="float">
            <text:p>1.4758431694461E+018</text:p>
          </table:table-cell>
          <table:table-cell office:value-type="float" office:value="1.47584316968877E+018" calcext:value-type="float">
            <text:p>1.47584316968877E+018</text:p>
          </table:table-cell>
          <table:table-cell/>
          <table:table-cell table:formula="of:= [.C317] - [.B317]" office:value-type="float" office:value="242670080" calcext:value-type="float">
            <text:p>24267008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58431695461E+018" calcext:value-type="float">
            <text:p>1.4758431695461E+018</text:p>
          </table:table-cell>
          <table:table-cell office:value-type="float" office:value="1.47584316978992E+018" calcext:value-type="float">
            <text:p>1.47584316978992E+018</text:p>
          </table:table-cell>
          <table:table-cell/>
          <table:table-cell table:formula="of:= [.C318] - [.B318]" office:value-type="float" office:value="243820032" calcext:value-type="float">
            <text:p>24382003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58431696461E+018" calcext:value-type="float">
            <text:p>1.4758431696461E+018</text:p>
          </table:table-cell>
          <table:table-cell office:value-type="float" office:value="1.47584316989043E+018" calcext:value-type="float">
            <text:p>1.47584316989043E+018</text:p>
          </table:table-cell>
          <table:table-cell/>
          <table:table-cell table:formula="of:= [.C319] - [.B319]" office:value-type="float" office:value="244329984" calcext:value-type="float">
            <text:p>2443299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584316974609E+018" calcext:value-type="float">
            <text:p>1.47584316974609E+018</text:p>
          </table:table-cell>
          <table:table-cell office:value-type="float" office:value="1.47584316999107E+018" calcext:value-type="float">
            <text:p>1.47584316999107E+018</text:p>
          </table:table-cell>
          <table:table-cell/>
          <table:table-cell table:formula="of:= [.C320] - [.B320]" office:value-type="float" office:value="244979968" calcext:value-type="float">
            <text:p>2449799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58431698461E+018" calcext:value-type="float">
            <text:p>1.4758431698461E+018</text:p>
          </table:table-cell>
          <table:table-cell office:value-type="float" office:value="1.4758431700922E+018" calcext:value-type="float">
            <text:p>1.4758431700922E+018</text:p>
          </table:table-cell>
          <table:table-cell/>
          <table:table-cell table:formula="of:= [.C321] - [.B321]" office:value-type="float" office:value="246100224" calcext:value-type="float">
            <text:p>24610022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58431699461E+018" calcext:value-type="float">
            <text:p>1.4758431699461E+018</text:p>
          </table:table-cell>
          <table:table-cell office:value-type="float" office:value="1.47584317019279E+018" calcext:value-type="float">
            <text:p>1.47584317019279E+018</text:p>
          </table:table-cell>
          <table:table-cell/>
          <table:table-cell table:formula="of:= [.C322] - [.B322]" office:value-type="float" office:value="246689536" calcext:value-type="float">
            <text:p>24668953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58431700461E+018" calcext:value-type="float">
            <text:p>1.4758431700461E+018</text:p>
          </table:table-cell>
          <table:table-cell office:value-type="float" office:value="1.47584317029356E+018" calcext:value-type="float">
            <text:p>1.47584317029356E+018</text:p>
          </table:table-cell>
          <table:table-cell/>
          <table:table-cell table:formula="of:= [.C323] - [.B323]" office:value-type="float" office:value="247459840" calcext:value-type="float">
            <text:p>24745984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584317014609E+018" calcext:value-type="float">
            <text:p>1.47584317014609E+018</text:p>
          </table:table-cell>
          <table:table-cell office:value-type="float" office:value="1.4758431703946E+018" calcext:value-type="float">
            <text:p>1.4758431703946E+018</text:p>
          </table:table-cell>
          <table:table-cell/>
          <table:table-cell table:formula="of:= [.C324] - [.B324]" office:value-type="float" office:value="248509952" calcext:value-type="float">
            <text:p>2485099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584317024629E+018" calcext:value-type="float">
            <text:p>1.47584317024629E+018</text:p>
          </table:table-cell>
          <table:table-cell office:value-type="float" office:value="1.47584317049522E+018" calcext:value-type="float">
            <text:p>1.47584317049522E+018</text:p>
          </table:table-cell>
          <table:table-cell/>
          <table:table-cell table:formula="of:= [.C325] - [.B325]" office:value-type="float" office:value="248930048" calcext:value-type="float">
            <text:p>2489300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584317034609E+018" calcext:value-type="float">
            <text:p>1.47584317034609E+018</text:p>
          </table:table-cell>
          <table:table-cell office:value-type="float" office:value="1.47584317059588E+018" calcext:value-type="float">
            <text:p>1.47584317059588E+018</text:p>
          </table:table-cell>
          <table:table-cell/>
          <table:table-cell table:formula="of:= [.C326] - [.B326]" office:value-type="float" office:value="249789952" calcext:value-type="float">
            <text:p>24978995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58431704461E+018" calcext:value-type="float">
            <text:p>1.4758431704461E+018</text:p>
          </table:table-cell>
          <table:table-cell office:value-type="float" office:value="1.47584317069695E+018" calcext:value-type="float">
            <text:p>1.47584317069695E+018</text:p>
          </table:table-cell>
          <table:table-cell/>
          <table:table-cell table:formula="of:= [.C327] - [.B327]" office:value-type="float" office:value="250849792" calcext:value-type="float">
            <text:p>25084979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58431705461E+018" calcext:value-type="float">
            <text:p>1.4758431705461E+018</text:p>
          </table:table-cell>
          <table:table-cell office:value-type="float" office:value="1.4758431707976E+018" calcext:value-type="float">
            <text:p>1.4758431707976E+018</text:p>
          </table:table-cell>
          <table:table-cell/>
          <table:table-cell table:formula="of:= [.C328] - [.B328]" office:value-type="float" office:value="251499776" calcext:value-type="float">
            <text:p>25149977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584317064609E+018" calcext:value-type="float">
            <text:p>1.47584317064609E+018</text:p>
          </table:table-cell>
          <table:table-cell office:value-type="float" office:value="1.47584317089822E+018" calcext:value-type="float">
            <text:p>1.47584317089822E+018</text:p>
          </table:table-cell>
          <table:table-cell/>
          <table:table-cell table:formula="of:= [.C329] - [.B329]" office:value-type="float" office:value="252130048" calcext:value-type="float">
            <text:p>2521300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58431707461E+018" calcext:value-type="float">
            <text:p>1.4758431707461E+018</text:p>
          </table:table-cell>
          <table:table-cell office:value-type="float" office:value="1.47584317099925E+018" calcext:value-type="float">
            <text:p>1.47584317099925E+018</text:p>
          </table:table-cell>
          <table:table-cell/>
          <table:table-cell table:formula="of:= [.C330] - [.B330]" office:value-type="float" office:value="253150208" calcext:value-type="float">
            <text:p>2531502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58431708461E+018" calcext:value-type="float">
            <text:p>1.4758431708461E+018</text:p>
          </table:table-cell>
          <table:table-cell office:value-type="float" office:value="1.4758431710999E+018" calcext:value-type="float">
            <text:p>1.4758431710999E+018</text:p>
          </table:table-cell>
          <table:table-cell/>
          <table:table-cell table:formula="of:= [.C331] - [.B331]" office:value-type="float" office:value="253800192" calcext:value-type="float">
            <text:p>25380019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584317094636E+018" calcext:value-type="float">
            <text:p>1.47584317094636E+018</text:p>
          </table:table-cell>
          <table:table-cell office:value-type="float" office:value="1.47584317120051E+018" calcext:value-type="float">
            <text:p>1.47584317120051E+018</text:p>
          </table:table-cell>
          <table:table-cell/>
          <table:table-cell table:formula="of:= [.C332] - [.B332]" office:value-type="float" office:value="254149888" calcext:value-type="float">
            <text:p>25414988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58431710461E+018" calcext:value-type="float">
            <text:p>1.4758431710461E+018</text:p>
          </table:table-cell>
          <table:table-cell office:value-type="float" office:value="1.47584317130157E+018" calcext:value-type="float">
            <text:p>1.47584317130157E+018</text:p>
          </table:table-cell>
          <table:table-cell/>
          <table:table-cell table:formula="of:= [.C333] - [.B333]" office:value-type="float" office:value="255470080" calcext:value-type="float">
            <text:p>25547008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58431711461E+018" calcext:value-type="float">
            <text:p>1.4758431711461E+018</text:p>
          </table:table-cell>
          <table:table-cell office:value-type="float" office:value="1.47584317140231E+018" calcext:value-type="float">
            <text:p>1.47584317140231E+018</text:p>
          </table:table-cell>
          <table:table-cell/>
          <table:table-cell table:formula="of:= [.C334] - [.B334]" office:value-type="float" office:value="256209920" calcext:value-type="float">
            <text:p>2562099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584317124612E+018" calcext:value-type="float">
            <text:p>1.47584317124612E+018</text:p>
          </table:table-cell>
          <table:table-cell office:value-type="float" office:value="1.47584317150304E+018" calcext:value-type="float">
            <text:p>1.47584317150304E+018</text:p>
          </table:table-cell>
          <table:table-cell/>
          <table:table-cell table:formula="of:= [.C335] - [.B335]" office:value-type="float" office:value="256920064" calcext:value-type="float">
            <text:p>25692006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58431713461E+018" calcext:value-type="float">
            <text:p>1.4758431713461E+018</text:p>
          </table:table-cell>
          <table:table-cell office:value-type="float" office:value="1.47584317160402E+018" calcext:value-type="float">
            <text:p>1.47584317160402E+018</text:p>
          </table:table-cell>
          <table:table-cell/>
          <table:table-cell table:formula="of:= [.C336] - [.B336]" office:value-type="float" office:value="257920256" calcext:value-type="float">
            <text:p>25792025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58431714461E+018" calcext:value-type="float">
            <text:p>1.4758431714461E+018</text:p>
          </table:table-cell>
          <table:table-cell office:value-type="float" office:value="1.47584317170464E+018" calcext:value-type="float">
            <text:p>1.47584317170464E+018</text:p>
          </table:table-cell>
          <table:table-cell/>
          <table:table-cell table:formula="of:= [.C337] - [.B337]" office:value-type="float" office:value="258540032" calcext:value-type="float">
            <text:p>25854003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58431715461E+018" calcext:value-type="float">
            <text:p>1.4758431715461E+018</text:p>
          </table:table-cell>
          <table:table-cell office:value-type="float" office:value="1.47584317180536E+018" calcext:value-type="float">
            <text:p>1.47584317180536E+018</text:p>
          </table:table-cell>
          <table:table-cell/>
          <table:table-cell table:formula="of:= [.C338] - [.B338]" office:value-type="float" office:value="259259904" calcext:value-type="float">
            <text:p>25925990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584317164609E+018" calcext:value-type="float">
            <text:p>1.47584317164609E+018</text:p>
          </table:table-cell>
          <table:table-cell office:value-type="float" office:value="1.47584317190633E+018" calcext:value-type="float">
            <text:p>1.47584317190633E+018</text:p>
          </table:table-cell>
          <table:table-cell/>
          <table:table-cell table:formula="of:= [.C339] - [.B339]" office:value-type="float" office:value="260240128" calcext:value-type="float">
            <text:p>2602401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584317174611E+018" calcext:value-type="float">
            <text:p>1.47584317174611E+018</text:p>
          </table:table-cell>
          <table:table-cell office:value-type="float" office:value="1.47584317200698E+018" calcext:value-type="float">
            <text:p>1.47584317200698E+018</text:p>
          </table:table-cell>
          <table:table-cell/>
          <table:table-cell table:formula="of:= [.C340] - [.B340]" office:value-type="float" office:value="260870144" calcext:value-type="float">
            <text:p>26087014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584317184611E+018" calcext:value-type="float">
            <text:p>1.47584317184611E+018</text:p>
          </table:table-cell>
          <table:table-cell office:value-type="float" office:value="1.47584317210758E+018" calcext:value-type="float">
            <text:p>1.47584317210758E+018</text:p>
          </table:table-cell>
          <table:table-cell/>
          <table:table-cell table:formula="of:= [.C341] - [.B341]" office:value-type="float" office:value="261469952" calcext:value-type="float">
            <text:p>26146995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584317194613E+018" calcext:value-type="float">
            <text:p>1.47584317194613E+018</text:p>
          </table:table-cell>
          <table:table-cell office:value-type="float" office:value="1.47584317220866E+018" calcext:value-type="float">
            <text:p>1.47584317220866E+018</text:p>
          </table:table-cell>
          <table:table-cell/>
          <table:table-cell table:formula="of:= [.C342] - [.B342]" office:value-type="float" office:value="262530048" calcext:value-type="float">
            <text:p>2625300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584317204611E+018" calcext:value-type="float">
            <text:p>1.47584317204611E+018</text:p>
          </table:table-cell>
          <table:table-cell office:value-type="float" office:value="1.47584317230929E+018" calcext:value-type="float">
            <text:p>1.47584317230929E+018</text:p>
          </table:table-cell>
          <table:table-cell/>
          <table:table-cell table:formula="of:= [.C343] - [.B343]" office:value-type="float" office:value="263180032" calcext:value-type="float">
            <text:p>26318003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58431721461E+018" calcext:value-type="float">
            <text:p>1.4758431721461E+018</text:p>
          </table:table-cell>
          <table:table-cell office:value-type="float" office:value="1.47584317240992E+018" calcext:value-type="float">
            <text:p>1.47584317240992E+018</text:p>
          </table:table-cell>
          <table:table-cell/>
          <table:table-cell table:formula="of:= [.C344] - [.B344]" office:value-type="float" office:value="263820032" calcext:value-type="float">
            <text:p>2638200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584317224609E+018" calcext:value-type="float">
            <text:p>1.47584317224609E+018</text:p>
          </table:table-cell>
          <table:table-cell office:value-type="float" office:value="1.475843172511E+018" calcext:value-type="float">
            <text:p>1.475843172511E+018</text:p>
          </table:table-cell>
          <table:table-cell/>
          <table:table-cell table:formula="of:= [.C345] - [.B345]" office:value-type="float" office:value="264910080" calcext:value-type="float">
            <text:p>26491008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584317234609E+018" calcext:value-type="float">
            <text:p>1.47584317234609E+018</text:p>
          </table:table-cell>
          <table:table-cell office:value-type="float" office:value="1.47584317261163E+018" calcext:value-type="float">
            <text:p>1.47584317261163E+018</text:p>
          </table:table-cell>
          <table:table-cell/>
          <table:table-cell table:formula="of:= [.C346] - [.B346]" office:value-type="float" office:value="265540096" calcext:value-type="float">
            <text:p>2655400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584317244609E+018" calcext:value-type="float">
            <text:p>1.47584317244609E+018</text:p>
          </table:table-cell>
          <table:table-cell office:value-type="float" office:value="1.4758431727124E+018" calcext:value-type="float">
            <text:p>1.4758431727124E+018</text:p>
          </table:table-cell>
          <table:table-cell/>
          <table:table-cell table:formula="of:= [.C347] - [.B347]" office:value-type="float" office:value="266309888" calcext:value-type="float">
            <text:p>26630988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584317254609E+018" calcext:value-type="float">
            <text:p>1.47584317254609E+018</text:p>
          </table:table-cell>
          <table:table-cell office:value-type="float" office:value="1.47584317281344E+018" calcext:value-type="float">
            <text:p>1.47584317281344E+018</text:p>
          </table:table-cell>
          <table:table-cell/>
          <table:table-cell table:formula="of:= [.C348] - [.B348]" office:value-type="float" office:value="267350016" calcext:value-type="float">
            <text:p>2673500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58431726461E+018" calcext:value-type="float">
            <text:p>1.4758431726461E+018</text:p>
          </table:table-cell>
          <table:table-cell office:value-type="float" office:value="1.47584317291406E+018" calcext:value-type="float">
            <text:p>1.47584317291406E+018</text:p>
          </table:table-cell>
          <table:table-cell/>
          <table:table-cell table:formula="of:= [.C349] - [.B349]" office:value-type="float" office:value="267960064" calcext:value-type="float">
            <text:p>2679600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584317274609E+018" calcext:value-type="float">
            <text:p>1.47584317274609E+018</text:p>
          </table:table-cell>
          <table:table-cell office:value-type="float" office:value="1.4758431730147E+018" calcext:value-type="float">
            <text:p>1.4758431730147E+018</text:p>
          </table:table-cell>
          <table:table-cell/>
          <table:table-cell table:formula="of:= [.C350] - [.B350]" office:value-type="float" office:value="268609792" calcext:value-type="float">
            <text:p>26860979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58431728461E+018" calcext:value-type="float">
            <text:p>1.4758431728461E+018</text:p>
          </table:table-cell>
          <table:table-cell office:value-type="float" office:value="1.47584317311576E+018" calcext:value-type="float">
            <text:p>1.47584317311576E+018</text:p>
          </table:table-cell>
          <table:table-cell/>
          <table:table-cell table:formula="of:= [.C351] - [.B351]" office:value-type="float" office:value="269659904" calcext:value-type="float">
            <text:p>2696599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584317294609E+018" calcext:value-type="float">
            <text:p>1.47584317294609E+018</text:p>
          </table:table-cell>
          <table:table-cell office:value-type="float" office:value="1.4758431732164E+018" calcext:value-type="float">
            <text:p>1.4758431732164E+018</text:p>
          </table:table-cell>
          <table:table-cell/>
          <table:table-cell table:formula="of:= [.C352] - [.B352]" office:value-type="float" office:value="270309888" calcext:value-type="float">
            <text:p>2703098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58431730461E+018" calcext:value-type="float">
            <text:p>1.4758431730461E+018</text:p>
          </table:table-cell>
          <table:table-cell office:value-type="float" office:value="1.47584317331704E+018" calcext:value-type="float">
            <text:p>1.47584317331704E+018</text:p>
          </table:table-cell>
          <table:table-cell/>
          <table:table-cell table:formula="of:= [.C353] - [.B353]" office:value-type="float" office:value="270940160" calcext:value-type="float">
            <text:p>2709401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584317314609E+018" calcext:value-type="float">
            <text:p>1.47584317314609E+018</text:p>
          </table:table-cell>
          <table:table-cell office:value-type="float" office:value="1.47584317341811E+018" calcext:value-type="float">
            <text:p>1.47584317341811E+018</text:p>
          </table:table-cell>
          <table:table-cell/>
          <table:table-cell table:formula="of:= [.C354] - [.B354]" office:value-type="float" office:value="272019968" calcext:value-type="float">
            <text:p>2720199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58431732461E+018" calcext:value-type="float">
            <text:p>1.4758431732461E+018</text:p>
          </table:table-cell>
          <table:table-cell office:value-type="float" office:value="1.47584317351874E+018" calcext:value-type="float">
            <text:p>1.47584317351874E+018</text:p>
          </table:table-cell>
          <table:table-cell/>
          <table:table-cell table:formula="of:= [.C355] - [.B355]" office:value-type="float" office:value="272640000" calcext:value-type="float">
            <text:p>2726400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58431733461E+018" calcext:value-type="float">
            <text:p>1.4758431733461E+018</text:p>
          </table:table-cell>
          <table:table-cell office:value-type="float" office:value="1.47584317361939E+018" calcext:value-type="float">
            <text:p>1.47584317361939E+018</text:p>
          </table:table-cell>
          <table:table-cell/>
          <table:table-cell table:formula="of:= [.C356] - [.B356]" office:value-type="float" office:value="273289984" calcext:value-type="float">
            <text:p>2732899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58431734461E+018" calcext:value-type="float">
            <text:p>1.4758431734461E+018</text:p>
          </table:table-cell>
          <table:table-cell office:value-type="float" office:value="1.47584317372042E+018" calcext:value-type="float">
            <text:p>1.47584317372042E+018</text:p>
          </table:table-cell>
          <table:table-cell/>
          <table:table-cell table:formula="of:= [.C357] - [.B357]" office:value-type="float" office:value="274320128" calcext:value-type="float">
            <text:p>27432012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58431735461E+018" calcext:value-type="float">
            <text:p>1.4758431735461E+018</text:p>
          </table:table-cell>
          <table:table-cell office:value-type="float" office:value="1.47584317382105E+018" calcext:value-type="float">
            <text:p>1.47584317382105E+018</text:p>
          </table:table-cell>
          <table:table-cell/>
          <table:table-cell table:formula="of:= [.C358] - [.B358]" office:value-type="float" office:value="274950144" calcext:value-type="float">
            <text:p>2749501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584317364609E+018" calcext:value-type="float">
            <text:p>1.47584317364609E+018</text:p>
          </table:table-cell>
          <table:table-cell office:value-type="float" office:value="1.4758431739217E+018" calcext:value-type="float">
            <text:p>1.4758431739217E+018</text:p>
          </table:table-cell>
          <table:table-cell/>
          <table:table-cell table:formula="of:= [.C359] - [.B359]" office:value-type="float" office:value="275609856" calcext:value-type="float">
            <text:p>2756098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58431737461E+018" calcext:value-type="float">
            <text:p>1.4758431737461E+018</text:p>
          </table:table-cell>
          <table:table-cell office:value-type="float" office:value="1.47584317402274E+018" calcext:value-type="float">
            <text:p>1.47584317402274E+018</text:p>
          </table:table-cell>
          <table:table-cell/>
          <table:table-cell table:formula="of:= [.C360] - [.B360]" office:value-type="float" office:value="276640000" calcext:value-type="float">
            <text:p>276640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58431738461E+018" calcext:value-type="float">
            <text:p>1.4758431738461E+018</text:p>
          </table:table-cell>
          <table:table-cell office:value-type="float" office:value="1.47584317412335E+018" calcext:value-type="float">
            <text:p>1.47584317412335E+018</text:p>
          </table:table-cell>
          <table:table-cell/>
          <table:table-cell table:formula="of:= [.C361] - [.B361]" office:value-type="float" office:value="277250048" calcext:value-type="float">
            <text:p>2772500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584317394609E+018" calcext:value-type="float">
            <text:p>1.47584317394609E+018</text:p>
          </table:table-cell>
          <table:table-cell office:value-type="float" office:value="1.47584317422397E+018" calcext:value-type="float">
            <text:p>1.47584317422397E+018</text:p>
          </table:table-cell>
          <table:table-cell/>
          <table:table-cell table:formula="of:= [.C362] - [.B362]" office:value-type="float" office:value="277880064" calcext:value-type="float">
            <text:p>2778800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58431740461E+018" calcext:value-type="float">
            <text:p>1.4758431740461E+018</text:p>
          </table:table-cell>
          <table:table-cell office:value-type="float" office:value="1.47584317432505E+018" calcext:value-type="float">
            <text:p>1.47584317432505E+018</text:p>
          </table:table-cell>
          <table:table-cell/>
          <table:table-cell table:formula="of:= [.C363] - [.B363]" office:value-type="float" office:value="278949888" calcext:value-type="float">
            <text:p>27894988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58431741461E+018" calcext:value-type="float">
            <text:p>1.4758431741461E+018</text:p>
          </table:table-cell>
          <table:table-cell office:value-type="float" office:value="1.47584317442571E+018" calcext:value-type="float">
            <text:p>1.47584317442571E+018</text:p>
          </table:table-cell>
          <table:table-cell/>
          <table:table-cell table:formula="of:= [.C364] - [.B364]" office:value-type="float" office:value="279610112" calcext:value-type="float">
            <text:p>2796101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58431742461E+018" calcext:value-type="float">
            <text:p>1.4758431742461E+018</text:p>
          </table:table-cell>
          <table:table-cell office:value-type="float" office:value="1.47584317452632E+018" calcext:value-type="float">
            <text:p>1.47584317452632E+018</text:p>
          </table:table-cell>
          <table:table-cell/>
          <table:table-cell table:formula="of:= [.C365] - [.B365]" office:value-type="float" office:value="280220160" calcext:value-type="float">
            <text:p>2802201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58431743461E+018" calcext:value-type="float">
            <text:p>1.4758431743461E+018</text:p>
          </table:table-cell>
          <table:table-cell office:value-type="float" office:value="1.47584317462736E+018" calcext:value-type="float">
            <text:p>1.47584317462736E+018</text:p>
          </table:table-cell>
          <table:table-cell/>
          <table:table-cell table:formula="of:= [.C366] - [.B366]" office:value-type="float" office:value="281260032" calcext:value-type="float">
            <text:p>28126003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58431744461E+018" calcext:value-type="float">
            <text:p>1.4758431744461E+018</text:p>
          </table:table-cell>
          <table:table-cell office:value-type="float" office:value="1.47584317472801E+018" calcext:value-type="float">
            <text:p>1.47584317472801E+018</text:p>
          </table:table-cell>
          <table:table-cell/>
          <table:table-cell table:formula="of:= [.C367] - [.B367]" office:value-type="float" office:value="281910016" calcext:value-type="float">
            <text:p>2819100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58431745461E+018" calcext:value-type="float">
            <text:p>1.4758431745461E+018</text:p>
          </table:table-cell>
          <table:table-cell office:value-type="float" office:value="1.47584317482868E+018" calcext:value-type="float">
            <text:p>1.47584317482868E+018</text:p>
          </table:table-cell>
          <table:table-cell/>
          <table:table-cell table:formula="of:= [.C368] - [.B368]" office:value-type="float" office:value="282579968" calcext:value-type="float">
            <text:p>2825799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584317464611E+018" calcext:value-type="float">
            <text:p>1.47584317464611E+018</text:p>
          </table:table-cell>
          <table:table-cell office:value-type="float" office:value="1.47584317492969E+018" calcext:value-type="float">
            <text:p>1.47584317492969E+018</text:p>
          </table:table-cell>
          <table:table-cell/>
          <table:table-cell table:formula="of:= [.C369] - [.B369]" office:value-type="float" office:value="283580160" calcext:value-type="float">
            <text:p>2835801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58431747463E+018" calcext:value-type="float">
            <text:p>1.4758431747463E+018</text:p>
          </table:table-cell>
          <table:table-cell office:value-type="float" office:value="1.47584317503032E+018" calcext:value-type="float">
            <text:p>1.47584317503032E+018</text:p>
          </table:table-cell>
          <table:table-cell/>
          <table:table-cell table:formula="of:= [.C370] - [.B370]" office:value-type="float" office:value="284020224" calcext:value-type="float">
            <text:p>2840202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58431748461E+018" calcext:value-type="float">
            <text:p>1.4758431748461E+018</text:p>
          </table:table-cell>
          <table:table-cell office:value-type="float" office:value="1.47584317513093E+018" calcext:value-type="float">
            <text:p>1.47584317513093E+018</text:p>
          </table:table-cell>
          <table:table-cell/>
          <table:table-cell table:formula="of:= [.C371] - [.B371]" office:value-type="float" office:value="284829952" calcext:value-type="float">
            <text:p>28482995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58431749461E+018" calcext:value-type="float">
            <text:p>1.4758431749461E+018</text:p>
          </table:table-cell>
          <table:table-cell office:value-type="float" office:value="1.47584317523205E+018" calcext:value-type="float">
            <text:p>1.47584317523205E+018</text:p>
          </table:table-cell>
          <table:table-cell/>
          <table:table-cell table:formula="of:= [.C372] - [.B372]" office:value-type="float" office:value="285949952" calcext:value-type="float">
            <text:p>28594995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58431750461E+018" calcext:value-type="float">
            <text:p>1.4758431750461E+018</text:p>
          </table:table-cell>
          <table:table-cell office:value-type="float" office:value="1.47584317533271E+018" calcext:value-type="float">
            <text:p>1.47584317533271E+018</text:p>
          </table:table-cell>
          <table:table-cell/>
          <table:table-cell table:formula="of:= [.C373] - [.B373]" office:value-type="float" office:value="286609920" calcext:value-type="float">
            <text:p>28660992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58431751461E+018" calcext:value-type="float">
            <text:p>1.4758431751461E+018</text:p>
          </table:table-cell>
          <table:table-cell office:value-type="float" office:value="1.47584317543332E+018" calcext:value-type="float">
            <text:p>1.47584317543332E+018</text:p>
          </table:table-cell>
          <table:table-cell/>
          <table:table-cell table:formula="of:= [.C374] - [.B374]" office:value-type="float" office:value="287220224" calcext:value-type="float">
            <text:p>2872202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58431752461E+018" calcext:value-type="float">
            <text:p>1.4758431752461E+018</text:p>
          </table:table-cell>
          <table:table-cell office:value-type="float" office:value="1.47584317553438E+018" calcext:value-type="float">
            <text:p>1.47584317553438E+018</text:p>
          </table:table-cell>
          <table:table-cell/>
          <table:table-cell table:formula="of:= [.C375] - [.B375]" office:value-type="float" office:value="288280064" calcext:value-type="float">
            <text:p>2882800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58431753461E+018" calcext:value-type="float">
            <text:p>1.4758431753461E+018</text:p>
          </table:table-cell>
          <table:table-cell office:value-type="float" office:value="1.47584317563498E+018" calcext:value-type="float">
            <text:p>1.47584317563498E+018</text:p>
          </table:table-cell>
          <table:table-cell/>
          <table:table-cell table:formula="of:= [.C376] - [.B376]" office:value-type="float" office:value="288879872" calcext:value-type="float">
            <text:p>28887987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58431754461E+018" calcext:value-type="float">
            <text:p>1.4758431754461E+018</text:p>
          </table:table-cell>
          <table:table-cell office:value-type="float" office:value="1.47584317573562E+018" calcext:value-type="float">
            <text:p>1.47584317573562E+018</text:p>
          </table:table-cell>
          <table:table-cell/>
          <table:table-cell table:formula="of:= [.C377] - [.B377]" office:value-type="float" office:value="289519872" calcext:value-type="float">
            <text:p>2895198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58431755461E+018" calcext:value-type="float">
            <text:p>1.4758431755461E+018</text:p>
          </table:table-cell>
          <table:table-cell office:value-type="float" office:value="1.47584317583672E+018" calcext:value-type="float">
            <text:p>1.47584317583672E+018</text:p>
          </table:table-cell>
          <table:table-cell/>
          <table:table-cell table:formula="of:= [.C378] - [.B378]" office:value-type="float" office:value="290619904" calcext:value-type="float">
            <text:p>2906199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58431756461E+018" calcext:value-type="float">
            <text:p>1.4758431756461E+018</text:p>
          </table:table-cell>
          <table:table-cell office:value-type="float" office:value="1.47584317593732E+018" calcext:value-type="float">
            <text:p>1.47584317593732E+018</text:p>
          </table:table-cell>
          <table:table-cell/>
          <table:table-cell table:formula="of:= [.C379] - [.B379]" office:value-type="float" office:value="291219712" calcext:value-type="float">
            <text:p>2912197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58431757461E+018" calcext:value-type="float">
            <text:p>1.4758431757461E+018</text:p>
          </table:table-cell>
          <table:table-cell office:value-type="float" office:value="1.47584317603795E+018" calcext:value-type="float">
            <text:p>1.47584317603795E+018</text:p>
          </table:table-cell>
          <table:table-cell/>
          <table:table-cell table:formula="of:= [.C380] - [.B380]" office:value-type="float" office:value="291849728" calcext:value-type="float">
            <text:p>29184972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58431758461E+018" calcext:value-type="float">
            <text:p>1.4758431758461E+018</text:p>
          </table:table-cell>
          <table:table-cell office:value-type="float" office:value="1.47584317613898E+018" calcext:value-type="float">
            <text:p>1.47584317613898E+018</text:p>
          </table:table-cell>
          <table:table-cell/>
          <table:table-cell table:formula="of:= [.C381] - [.B381]" office:value-type="float" office:value="292879872" calcext:value-type="float">
            <text:p>29287987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584317594609E+018" calcext:value-type="float">
            <text:p>1.47584317594609E+018</text:p>
          </table:table-cell>
          <table:table-cell office:value-type="float" office:value="1.47584317623966E+018" calcext:value-type="float">
            <text:p>1.47584317623966E+018</text:p>
          </table:table-cell>
          <table:table-cell/>
          <table:table-cell table:formula="of:= [.C382] - [.B382]" office:value-type="float" office:value="293570048" calcext:value-type="float">
            <text:p>2935700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58431760461E+018" calcext:value-type="float">
            <text:p>1.4758431760461E+018</text:p>
          </table:table-cell>
          <table:table-cell office:value-type="float" office:value="1.4758431763403E+018" calcext:value-type="float">
            <text:p>1.4758431763403E+018</text:p>
          </table:table-cell>
          <table:table-cell/>
          <table:table-cell table:formula="of:= [.C383] - [.B383]" office:value-type="float" office:value="294200064" calcext:value-type="float">
            <text:p>29420006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584317614609E+018" calcext:value-type="float">
            <text:p>1.47584317614609E+018</text:p>
          </table:table-cell>
          <table:table-cell office:value-type="float" office:value="1.47584317644139E+018" calcext:value-type="float">
            <text:p>1.47584317644139E+018</text:p>
          </table:table-cell>
          <table:table-cell/>
          <table:table-cell table:formula="of:= [.C384] - [.B384]" office:value-type="float" office:value="295300096" calcext:value-type="float">
            <text:p>29530009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584317624612E+018" calcext:value-type="float">
            <text:p>1.47584317624612E+018</text:p>
          </table:table-cell>
          <table:table-cell office:value-type="float" office:value="1.47584317654206E+018" calcext:value-type="float">
            <text:p>1.47584317654206E+018</text:p>
          </table:table-cell>
          <table:table-cell/>
          <table:table-cell table:formula="of:= [.C385] - [.B385]" office:value-type="float" office:value="295939840" calcext:value-type="float">
            <text:p>29593984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584317634609E+018" calcext:value-type="float">
            <text:p>1.47584317634609E+018</text:p>
          </table:table-cell>
          <table:table-cell office:value-type="float" office:value="1.47584317664264E+018" calcext:value-type="float">
            <text:p>1.47584317664264E+018</text:p>
          </table:table-cell>
          <table:table-cell/>
          <table:table-cell table:formula="of:= [.C386] - [.B386]" office:value-type="float" office:value="296549888" calcext:value-type="float">
            <text:p>2965498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58431764461E+018" calcext:value-type="float">
            <text:p>1.4758431764461E+018</text:p>
          </table:table-cell>
          <table:table-cell office:value-type="float" office:value="1.47584317674374E+018" calcext:value-type="float">
            <text:p>1.47584317674374E+018</text:p>
          </table:table-cell>
          <table:table-cell/>
          <table:table-cell table:formula="of:= [.C387] - [.B387]" office:value-type="float" office:value="297639936" calcext:value-type="float">
            <text:p>29763993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584317654609E+018" calcext:value-type="float">
            <text:p>1.47584317654609E+018</text:p>
          </table:table-cell>
          <table:table-cell office:value-type="float" office:value="1.47584317684437E+018" calcext:value-type="float">
            <text:p>1.47584317684437E+018</text:p>
          </table:table-cell>
          <table:table-cell/>
          <table:table-cell table:formula="of:= [.C388] - [.B388]" office:value-type="float" office:value="298280192" calcext:value-type="float">
            <text:p>29828019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584317664609E+018" calcext:value-type="float">
            <text:p>1.47584317664609E+018</text:p>
          </table:table-cell>
          <table:table-cell office:value-type="float" office:value="1.47584317694499E+018" calcext:value-type="float">
            <text:p>1.47584317694499E+018</text:p>
          </table:table-cell>
          <table:table-cell/>
          <table:table-cell table:formula="of:= [.C389] - [.B389]" office:value-type="float" office:value="298899968" calcext:value-type="float">
            <text:p>29889996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58431767461E+018" calcext:value-type="float">
            <text:p>1.4758431767461E+018</text:p>
          </table:table-cell>
          <table:table-cell office:value-type="float" office:value="1.47584317704613E+018" calcext:value-type="float">
            <text:p>1.47584317704613E+018</text:p>
          </table:table-cell>
          <table:table-cell/>
          <table:table-cell table:formula="of:= [.C390] - [.B390]" office:value-type="float" office:value="300029952" calcext:value-type="float">
            <text:p>30002995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584317684609E+018" calcext:value-type="float">
            <text:p>1.47584317684609E+018</text:p>
          </table:table-cell>
          <table:table-cell office:value-type="float" office:value="1.4758431771469E+018" calcext:value-type="float">
            <text:p>1.4758431771469E+018</text:p>
          </table:table-cell>
          <table:table-cell/>
          <table:table-cell table:formula="of:= [.C391] - [.B391]" office:value-type="float" office:value="300809984" calcext:value-type="float">
            <text:p>30080998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58431769461E+018" calcext:value-type="float">
            <text:p>1.4758431769461E+018</text:p>
          </table:table-cell>
          <table:table-cell office:value-type="float" office:value="1.47584317724745E+018" calcext:value-type="float">
            <text:p>1.47584317724745E+018</text:p>
          </table:table-cell>
          <table:table-cell/>
          <table:table-cell table:formula="of:= [.C392] - [.B392]" office:value-type="float" office:value="301350144" calcext:value-type="float">
            <text:p>30135014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584317704658E+018" calcext:value-type="float">
            <text:p>1.47584317704658E+018</text:p>
          </table:table-cell>
          <table:table-cell office:value-type="float" office:value="1.4758431773486E+018" calcext:value-type="float">
            <text:p>1.4758431773486E+018</text:p>
          </table:table-cell>
          <table:table-cell/>
          <table:table-cell table:formula="of:= [.C393] - [.B393]" office:value-type="float" office:value="302020096" calcext:value-type="float">
            <text:p>3020200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584317714609E+018" calcext:value-type="float">
            <text:p>1.47584317714609E+018</text:p>
          </table:table-cell>
          <table:table-cell office:value-type="float" office:value="1.47584317744921E+018" calcext:value-type="float">
            <text:p>1.47584317744921E+018</text:p>
          </table:table-cell>
          <table:table-cell/>
          <table:table-cell table:formula="of:= [.C394] - [.B394]" office:value-type="float" office:value="303120128" calcext:value-type="float">
            <text:p>3031201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584317724612E+018" calcext:value-type="float">
            <text:p>1.47584317724612E+018</text:p>
          </table:table-cell>
          <table:table-cell office:value-type="float" office:value="1.47584317754983E+018" calcext:value-type="float">
            <text:p>1.47584317754983E+018</text:p>
          </table:table-cell>
          <table:table-cell/>
          <table:table-cell table:formula="of:= [.C395] - [.B395]" office:value-type="float" office:value="303709952" calcext:value-type="float">
            <text:p>30370995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584317734609E+018" calcext:value-type="float">
            <text:p>1.47584317734609E+018</text:p>
          </table:table-cell>
          <table:table-cell office:value-type="float" office:value="1.47584317765046E+018" calcext:value-type="float">
            <text:p>1.47584317765046E+018</text:p>
          </table:table-cell>
          <table:table-cell/>
          <table:table-cell table:formula="of:= [.C396] - [.B396]" office:value-type="float" office:value="304369920" calcext:value-type="float">
            <text:p>30436992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58431774461E+018" calcext:value-type="float">
            <text:p>1.4758431774461E+018</text:p>
          </table:table-cell>
          <table:table-cell office:value-type="float" office:value="1.47584317775166E+018" calcext:value-type="float">
            <text:p>1.47584317775166E+018</text:p>
          </table:table-cell>
          <table:table-cell/>
          <table:table-cell table:formula="of:= [.C397] - [.B397]" office:value-type="float" office:value="305560064" calcext:value-type="float">
            <text:p>3055600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584317754609E+018" calcext:value-type="float">
            <text:p>1.47584317754609E+018</text:p>
          </table:table-cell>
          <table:table-cell office:value-type="float" office:value="1.47584317785232E+018" calcext:value-type="float">
            <text:p>1.47584317785232E+018</text:p>
          </table:table-cell>
          <table:table-cell/>
          <table:table-cell table:formula="of:= [.C398] - [.B398]" office:value-type="float" office:value="306230016" calcext:value-type="float">
            <text:p>3062300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584317764611E+018" calcext:value-type="float">
            <text:p>1.47584317764611E+018</text:p>
          </table:table-cell>
          <table:table-cell office:value-type="float" office:value="1.47584317795284E+018" calcext:value-type="float">
            <text:p>1.47584317795284E+018</text:p>
          </table:table-cell>
          <table:table-cell/>
          <table:table-cell table:formula="of:= [.C399] - [.B399]" office:value-type="float" office:value="306729984" calcext:value-type="float">
            <text:p>3067299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584317774615E+018" calcext:value-type="float">
            <text:p>1.47584317774615E+018</text:p>
          </table:table-cell>
          <table:table-cell office:value-type="float" office:value="1.47584317805348E+018" calcext:value-type="float">
            <text:p>1.47584317805348E+018</text:p>
          </table:table-cell>
          <table:table-cell/>
          <table:table-cell table:formula="of:= [.C400] - [.B400]" office:value-type="float" office:value="307329792" calcext:value-type="float">
            <text:p>3073297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584317784613E+018" calcext:value-type="float">
            <text:p>1.47584317784613E+018</text:p>
          </table:table-cell>
          <table:table-cell office:value-type="float" office:value="1.47584317815466E+018" calcext:value-type="float">
            <text:p>1.47584317815466E+018</text:p>
          </table:table-cell>
          <table:table-cell/>
          <table:table-cell table:formula="of:= [.C401] - [.B401]" office:value-type="float" office:value="308529664" calcext:value-type="float">
            <text:p>30852966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584317794611E+018" calcext:value-type="float">
            <text:p>1.47584317794611E+018</text:p>
          </table:table-cell>
          <table:table-cell office:value-type="float" office:value="1.47584317825532E+018" calcext:value-type="float">
            <text:p>1.47584317825532E+018</text:p>
          </table:table-cell>
          <table:table-cell/>
          <table:table-cell table:formula="of:= [.C402] - [.B402]" office:value-type="float" office:value="309209856" calcext:value-type="float">
            <text:p>30920985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584317804611E+018" calcext:value-type="float">
            <text:p>1.47584317804611E+018</text:p>
          </table:table-cell>
          <table:table-cell office:value-type="float" office:value="1.47584317835592E+018" calcext:value-type="float">
            <text:p>1.47584317835592E+018</text:p>
          </table:table-cell>
          <table:table-cell/>
          <table:table-cell table:formula="of:= [.C403] - [.B403]" office:value-type="float" office:value="309809920" calcext:value-type="float">
            <text:p>30980992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58431781461E+018" calcext:value-type="float">
            <text:p>1.4758431781461E+018</text:p>
          </table:table-cell>
          <table:table-cell office:value-type="float" office:value="1.47584317845657E+018" calcext:value-type="float">
            <text:p>1.47584317845657E+018</text:p>
          </table:table-cell>
          <table:table-cell/>
          <table:table-cell table:formula="of:= [.C404] - [.B404]" office:value-type="float" office:value="310469888" calcext:value-type="float">
            <text:p>31046988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584317824611E+018" calcext:value-type="float">
            <text:p>1.47584317824611E+018</text:p>
          </table:table-cell>
          <table:table-cell office:value-type="float" office:value="1.47584317855777E+018" calcext:value-type="float">
            <text:p>1.47584317855777E+018</text:p>
          </table:table-cell>
          <table:table-cell/>
          <table:table-cell table:formula="of:= [.C405] - [.B405]" office:value-type="float" office:value="311659776" calcext:value-type="float">
            <text:p>31165977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58431783461E+018" calcext:value-type="float">
            <text:p>1.4758431783461E+018</text:p>
          </table:table-cell>
          <table:table-cell office:value-type="float" office:value="1.4758431786584E+018" calcext:value-type="float">
            <text:p>1.4758431786584E+018</text:p>
          </table:table-cell>
          <table:table-cell/>
          <table:table-cell table:formula="of:= [.C406] - [.B406]" office:value-type="float" office:value="312300032" calcext:value-type="float">
            <text:p>31230003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584317844611E+018" calcext:value-type="float">
            <text:p>1.47584317844611E+018</text:p>
          </table:table-cell>
          <table:table-cell office:value-type="float" office:value="1.47584317875906E+018" calcext:value-type="float">
            <text:p>1.47584317875906E+018</text:p>
          </table:table-cell>
          <table:table-cell/>
          <table:table-cell table:formula="of:= [.C407] - [.B407]" office:value-type="float" office:value="312949760" calcext:value-type="float">
            <text:p>31294976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58431785461E+018" calcext:value-type="float">
            <text:p>1.4758431785461E+018</text:p>
          </table:table-cell>
          <table:table-cell office:value-type="float" office:value="1.47584317885967E+018" calcext:value-type="float">
            <text:p>1.47584317885967E+018</text:p>
          </table:table-cell>
          <table:table-cell/>
          <table:table-cell table:formula="of:= [.C408] - [.B408]" office:value-type="float" office:value="313570048" calcext:value-type="float">
            <text:p>31357004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584317864611E+018" calcext:value-type="float">
            <text:p>1.47584317864611E+018</text:p>
          </table:table-cell>
          <table:table-cell office:value-type="float" office:value="1.47584317896089E+018" calcext:value-type="float">
            <text:p>1.47584317896089E+018</text:p>
          </table:table-cell>
          <table:table-cell/>
          <table:table-cell table:formula="of:= [.C409] - [.B409]" office:value-type="float" office:value="314779904" calcext:value-type="float">
            <text:p>3147799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58431787461E+018" calcext:value-type="float">
            <text:p>1.4758431787461E+018</text:p>
          </table:table-cell>
          <table:table-cell office:value-type="float" office:value="1.47584317906154E+018" calcext:value-type="float">
            <text:p>1.47584317906154E+018</text:p>
          </table:table-cell>
          <table:table-cell/>
          <table:table-cell table:formula="of:= [.C410] - [.B410]" office:value-type="float" office:value="315440128" calcext:value-type="float">
            <text:p>31544012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58431788461E+018" calcext:value-type="float">
            <text:p>1.4758431788461E+018</text:p>
          </table:table-cell>
          <table:table-cell office:value-type="float" office:value="1.47584317916233E+018" calcext:value-type="float">
            <text:p>1.47584317916233E+018</text:p>
          </table:table-cell>
          <table:table-cell/>
          <table:table-cell table:formula="of:= [.C411] - [.B411]" office:value-type="float" office:value="316230144" calcext:value-type="float">
            <text:p>3162301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584317894611E+018" calcext:value-type="float">
            <text:p>1.47584317894611E+018</text:p>
          </table:table-cell>
          <table:table-cell office:value-type="float" office:value="1.47584317926301E+018" calcext:value-type="float">
            <text:p>1.47584317926301E+018</text:p>
          </table:table-cell>
          <table:table-cell/>
          <table:table-cell table:formula="of:= [.C412] - [.B412]" office:value-type="float" office:value="316900096" calcext:value-type="float">
            <text:p>31690009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584317904611E+018" calcext:value-type="float">
            <text:p>1.47584317904611E+018</text:p>
          </table:table-cell>
          <table:table-cell office:value-type="float" office:value="1.47584317936422E+018" calcext:value-type="float">
            <text:p>1.47584317936422E+018</text:p>
          </table:table-cell>
          <table:table-cell/>
          <table:table-cell table:formula="of:= [.C413] - [.B413]" office:value-type="float" office:value="318109952" calcext:value-type="float">
            <text:p>31810995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58431791461E+018" calcext:value-type="float">
            <text:p>1.4758431791461E+018</text:p>
          </table:table-cell>
          <table:table-cell office:value-type="float" office:value="1.47584317946492E+018" calcext:value-type="float">
            <text:p>1.47584317946492E+018</text:p>
          </table:table-cell>
          <table:table-cell/>
          <table:table-cell table:formula="of:= [.C414] - [.B414]" office:value-type="float" office:value="318820096" calcext:value-type="float">
            <text:p>31882009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584317924611E+018" calcext:value-type="float">
            <text:p>1.47584317924611E+018</text:p>
          </table:table-cell>
          <table:table-cell office:value-type="float" office:value="1.47584317956551E+018" calcext:value-type="float">
            <text:p>1.47584317956551E+018</text:p>
          </table:table-cell>
          <table:table-cell/>
          <table:table-cell table:formula="of:= [.C415] - [.B415]" office:value-type="float" office:value="319400192" calcext:value-type="float">
            <text:p>3194001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58431793461E+018" calcext:value-type="float">
            <text:p>1.4758431793461E+018</text:p>
          </table:table-cell>
          <table:table-cell office:value-type="float" office:value="1.47584317966613E+018" calcext:value-type="float">
            <text:p>1.47584317966613E+018</text:p>
          </table:table-cell>
          <table:table-cell/>
          <table:table-cell table:formula="of:= [.C416] - [.B416]" office:value-type="float" office:value="320029952" calcext:value-type="float">
            <text:p>3200299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584317944611E+018" calcext:value-type="float">
            <text:p>1.47584317944611E+018</text:p>
          </table:table-cell>
          <table:table-cell office:value-type="float" office:value="1.47584317976738E+018" calcext:value-type="float">
            <text:p>1.47584317976738E+018</text:p>
          </table:table-cell>
          <table:table-cell/>
          <table:table-cell table:formula="of:= [.C417] - [.B417]" office:value-type="float" office:value="321270016" calcext:value-type="float">
            <text:p>3212700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58431795461E+018" calcext:value-type="float">
            <text:p>1.4758431795461E+018</text:p>
          </table:table-cell>
          <table:table-cell office:value-type="float" office:value="1.47584317986796E+018" calcext:value-type="float">
            <text:p>1.47584317986796E+018</text:p>
          </table:table-cell>
          <table:table-cell/>
          <table:table-cell table:formula="of:= [.C418] - [.B418]" office:value-type="float" office:value="321859840" calcext:value-type="float">
            <text:p>32185984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58431796461E+018" calcext:value-type="float">
            <text:p>1.4758431796461E+018</text:p>
          </table:table-cell>
          <table:table-cell office:value-type="float" office:value="1.47584317996863E+018" calcext:value-type="float">
            <text:p>1.47584317996863E+018</text:p>
          </table:table-cell>
          <table:table-cell/>
          <table:table-cell table:formula="of:= [.C419] - [.B419]" office:value-type="float" office:value="322530048" calcext:value-type="float">
            <text:p>3225300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58431797461E+018" calcext:value-type="float">
            <text:p>1.4758431797461E+018</text:p>
          </table:table-cell>
          <table:table-cell office:value-type="float" office:value="1.47584318006925E+018" calcext:value-type="float">
            <text:p>1.47584318006925E+018</text:p>
          </table:table-cell>
          <table:table-cell/>
          <table:table-cell table:formula="of:= [.C420] - [.B420]" office:value-type="float" office:value="323150080" calcext:value-type="float">
            <text:p>32315008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584317984611E+018" calcext:value-type="float">
            <text:p>1.47584317984611E+018</text:p>
          </table:table-cell>
          <table:table-cell office:value-type="float" office:value="1.47584318017038E+018" calcext:value-type="float">
            <text:p>1.47584318017038E+018</text:p>
          </table:table-cell>
          <table:table-cell/>
          <table:table-cell table:formula="of:= [.C421] - [.B421]" office:value-type="float" office:value="324270080" calcext:value-type="float">
            <text:p>32427008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584317994611E+018" calcext:value-type="float">
            <text:p>1.47584317994611E+018</text:p>
          </table:table-cell>
          <table:table-cell office:value-type="float" office:value="1.47584318027104E+018" calcext:value-type="float">
            <text:p>1.47584318027104E+018</text:p>
          </table:table-cell>
          <table:table-cell/>
          <table:table-cell table:formula="of:= [.C422] - [.B422]" office:value-type="float" office:value="324930048" calcext:value-type="float">
            <text:p>3249300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58431800461E+018" calcext:value-type="float">
            <text:p>1.4758431800461E+018</text:p>
          </table:table-cell>
          <table:table-cell office:value-type="float" office:value="1.47584318037167E+018" calcext:value-type="float">
            <text:p>1.47584318037167E+018</text:p>
          </table:table-cell>
          <table:table-cell/>
          <table:table-cell table:formula="of:= [.C423] - [.B423]" office:value-type="float" office:value="325570048" calcext:value-type="float">
            <text:p>3255700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58431801461E+018" calcext:value-type="float">
            <text:p>1.4758431801461E+018</text:p>
          </table:table-cell>
          <table:table-cell office:value-type="float" office:value="1.47584318047237E+018" calcext:value-type="float">
            <text:p>1.47584318047237E+018</text:p>
          </table:table-cell>
          <table:table-cell/>
          <table:table-cell table:formula="of:= [.C424] - [.B424]" office:value-type="float" office:value="326269952" calcext:value-type="float">
            <text:p>32626995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584318024611E+018" calcext:value-type="float">
            <text:p>1.47584318024611E+018</text:p>
          </table:table-cell>
          <table:table-cell office:value-type="float" office:value="1.47584318057352E+018" calcext:value-type="float">
            <text:p>1.47584318057352E+018</text:p>
          </table:table-cell>
          <table:table-cell/>
          <table:table-cell table:formula="of:= [.C425] - [.B425]" office:value-type="float" office:value="327409920" calcext:value-type="float">
            <text:p>32740992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58431803461E+018" calcext:value-type="float">
            <text:p>1.4758431803461E+018</text:p>
          </table:table-cell>
          <table:table-cell office:value-type="float" office:value="1.47584318067418E+018" calcext:value-type="float">
            <text:p>1.47584318067418E+018</text:p>
          </table:table-cell>
          <table:table-cell/>
          <table:table-cell table:formula="of:= [.C426] - [.B426]" office:value-type="float" office:value="328080128" calcext:value-type="float">
            <text:p>3280801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584318044611E+018" calcext:value-type="float">
            <text:p>1.47584318044611E+018</text:p>
          </table:table-cell>
          <table:table-cell office:value-type="float" office:value="1.47584318077484E+018" calcext:value-type="float">
            <text:p>1.47584318077484E+018</text:p>
          </table:table-cell>
          <table:table-cell/>
          <table:table-cell table:formula="of:= [.C427] - [.B427]" office:value-type="float" office:value="328730112" calcext:value-type="float">
            <text:p>3287301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58431805461E+018" calcext:value-type="float">
            <text:p>1.4758431805461E+018</text:p>
          </table:table-cell>
          <table:table-cell office:value-type="float" office:value="1.47584318087545E+018" calcext:value-type="float">
            <text:p>1.47584318087545E+018</text:p>
          </table:table-cell>
          <table:table-cell/>
          <table:table-cell table:formula="of:= [.C428] - [.B428]" office:value-type="float" office:value="329349888" calcext:value-type="float">
            <text:p>32934988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584318064611E+018" calcext:value-type="float">
            <text:p>1.47584318064611E+018</text:p>
          </table:table-cell>
          <table:table-cell office:value-type="float" office:value="1.47584318097665E+018" calcext:value-type="float">
            <text:p>1.47584318097665E+018</text:p>
          </table:table-cell>
          <table:table-cell/>
          <table:table-cell table:formula="of:= [.C429] - [.B429]" office:value-type="float" office:value="330540032" calcext:value-type="float">
            <text:p>3305400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58431807461E+018" calcext:value-type="float">
            <text:p>1.4758431807461E+018</text:p>
          </table:table-cell>
          <table:table-cell office:value-type="float" office:value="1.47584318107733E+018" calcext:value-type="float">
            <text:p>1.47584318107733E+018</text:p>
          </table:table-cell>
          <table:table-cell/>
          <table:table-cell table:formula="of:= [.C430] - [.B430]" office:value-type="float" office:value="331229696" calcext:value-type="float">
            <text:p>33122969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584318084612E+018" calcext:value-type="float">
            <text:p>1.47584318084612E+018</text:p>
          </table:table-cell>
          <table:table-cell office:value-type="float" office:value="1.47584318117791E+018" calcext:value-type="float">
            <text:p>1.47584318117791E+018</text:p>
          </table:table-cell>
          <table:table-cell/>
          <table:table-cell table:formula="of:= [.C431] - [.B431]" office:value-type="float" office:value="331789824" calcext:value-type="float">
            <text:p>33178982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584318094611E+018" calcext:value-type="float">
            <text:p>1.47584318094611E+018</text:p>
          </table:table-cell>
          <table:table-cell office:value-type="float" office:value="1.47584318127864E+018" calcext:value-type="float">
            <text:p>1.47584318127864E+018</text:p>
          </table:table-cell>
          <table:table-cell/>
          <table:table-cell table:formula="of:= [.C432] - [.B432]" office:value-type="float" office:value="332529920" calcext:value-type="float">
            <text:p>3325299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584318104611E+018" calcext:value-type="float">
            <text:p>1.47584318104611E+018</text:p>
          </table:table-cell>
          <table:table-cell office:value-type="float" office:value="1.47584318137972E+018" calcext:value-type="float">
            <text:p>1.47584318137972E+018</text:p>
          </table:table-cell>
          <table:table-cell/>
          <table:table-cell table:formula="of:= [.C433] - [.B433]" office:value-type="float" office:value="333609984" calcext:value-type="float">
            <text:p>33360998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58431811461E+018" calcext:value-type="float">
            <text:p>1.4758431811461E+018</text:p>
          </table:table-cell>
          <table:table-cell office:value-type="float" office:value="1.47584318148036E+018" calcext:value-type="float">
            <text:p>1.47584318148036E+018</text:p>
          </table:table-cell>
          <table:table-cell/>
          <table:table-cell table:formula="of:= [.C434] - [.B434]" office:value-type="float" office:value="334259712" calcext:value-type="float">
            <text:p>3342597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584318124611E+018" calcext:value-type="float">
            <text:p>1.47584318124611E+018</text:p>
          </table:table-cell>
          <table:table-cell office:value-type="float" office:value="1.47584318158102E+018" calcext:value-type="float">
            <text:p>1.47584318158102E+018</text:p>
          </table:table-cell>
          <table:table-cell/>
          <table:table-cell table:formula="of:= [.C435] - [.B435]" office:value-type="float" office:value="334909952" calcext:value-type="float">
            <text:p>3349099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58431813461E+018" calcext:value-type="float">
            <text:p>1.4758431813461E+018</text:p>
          </table:table-cell>
          <table:table-cell office:value-type="float" office:value="1.47584318168169E+018" calcext:value-type="float">
            <text:p>1.47584318168169E+018</text:p>
          </table:table-cell>
          <table:table-cell/>
          <table:table-cell table:formula="of:= [.C436] - [.B436]" office:value-type="float" office:value="335589632" calcext:value-type="float">
            <text:p>33558963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584318144611E+018" calcext:value-type="float">
            <text:p>1.47584318144611E+018</text:p>
          </table:table-cell>
          <table:table-cell office:value-type="float" office:value="1.47584318178281E+018" calcext:value-type="float">
            <text:p>1.47584318178281E+018</text:p>
          </table:table-cell>
          <table:table-cell/>
          <table:table-cell table:formula="of:= [.C437] - [.B437]" office:value-type="float" office:value="336699904" calcext:value-type="float">
            <text:p>33669990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58431815461E+018" calcext:value-type="float">
            <text:p>1.4758431815461E+018</text:p>
          </table:table-cell>
          <table:table-cell office:value-type="float" office:value="1.47584318188361E+018" calcext:value-type="float">
            <text:p>1.47584318188361E+018</text:p>
          </table:table-cell>
          <table:table-cell/>
          <table:table-cell table:formula="of:= [.C438] - [.B438]" office:value-type="float" office:value="337509888" calcext:value-type="float">
            <text:p>33750988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58431816461E+018" calcext:value-type="float">
            <text:p>1.4758431816461E+018</text:p>
          </table:table-cell>
          <table:table-cell office:value-type="float" office:value="1.47584318198414E+018" calcext:value-type="float">
            <text:p>1.47584318198414E+018</text:p>
          </table:table-cell>
          <table:table-cell/>
          <table:table-cell table:formula="of:= [.C439] - [.B439]" office:value-type="float" office:value="338040064" calcext:value-type="float">
            <text:p>3380400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584318174609E+018" calcext:value-type="float">
            <text:p>1.47584318174609E+018</text:p>
          </table:table-cell>
          <table:table-cell office:value-type="float" office:value="1.47584318208477E+018" calcext:value-type="float">
            <text:p>1.47584318208477E+018</text:p>
          </table:table-cell>
          <table:table-cell/>
          <table:table-cell table:formula="of:= [.C440] - [.B440]" office:value-type="float" office:value="338680064" calcext:value-type="float">
            <text:p>3386800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58431818461E+018" calcext:value-type="float">
            <text:p>1.4758431818461E+018</text:p>
          </table:table-cell>
          <table:table-cell office:value-type="float" office:value="1.47584318218589E+018" calcext:value-type="float">
            <text:p>1.47584318218589E+018</text:p>
          </table:table-cell>
          <table:table-cell/>
          <table:table-cell table:formula="of:= [.C441] - [.B441]" office:value-type="float" office:value="339790080" calcext:value-type="float">
            <text:p>33979008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584318194611E+018" calcext:value-type="float">
            <text:p>1.47584318194611E+018</text:p>
          </table:table-cell>
          <table:table-cell office:value-type="float" office:value="1.4758431822866E+018" calcext:value-type="float">
            <text:p>1.4758431822866E+018</text:p>
          </table:table-cell>
          <table:table-cell/>
          <table:table-cell table:formula="of:= [.C442] - [.B442]" office:value-type="float" office:value="340489984" calcext:value-type="float">
            <text:p>34048998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584318204611E+018" calcext:value-type="float">
            <text:p>1.47584318204611E+018</text:p>
          </table:table-cell>
          <table:table-cell office:value-type="float" office:value="1.47584318238715E+018" calcext:value-type="float">
            <text:p>1.47584318238715E+018</text:p>
          </table:table-cell>
          <table:table-cell/>
          <table:table-cell table:formula="of:= [.C443] - [.B443]" office:value-type="float" office:value="341040128" calcext:value-type="float">
            <text:p>34104012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58431821461E+018" calcext:value-type="float">
            <text:p>1.4758431821461E+018</text:p>
          </table:table-cell>
          <table:table-cell office:value-type="float" office:value="1.47584318248783E+018" calcext:value-type="float">
            <text:p>1.47584318248783E+018</text:p>
          </table:table-cell>
          <table:table-cell/>
          <table:table-cell table:formula="of:= [.C444] - [.B444]" office:value-type="float" office:value="341730048" calcext:value-type="float">
            <text:p>3417300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58431822461E+018" calcext:value-type="float">
            <text:p>1.4758431822461E+018</text:p>
          </table:table-cell>
          <table:table-cell office:value-type="float" office:value="1.47584318258893E+018" calcext:value-type="float">
            <text:p>1.47584318258893E+018</text:p>
          </table:table-cell>
          <table:table-cell/>
          <table:table-cell table:formula="of:= [.C445] - [.B445]" office:value-type="float" office:value="342830080" calcext:value-type="float">
            <text:p>34283008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584318234609E+018" calcext:value-type="float">
            <text:p>1.47584318234609E+018</text:p>
          </table:table-cell>
          <table:table-cell office:value-type="float" office:value="1.47584318268959E+018" calcext:value-type="float">
            <text:p>1.47584318268959E+018</text:p>
          </table:table-cell>
          <table:table-cell/>
          <table:table-cell table:formula="of:= [.C446] - [.B446]" office:value-type="float" office:value="343500032" calcext:value-type="float">
            <text:p>34350003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58431824461E+018" calcext:value-type="float">
            <text:p>1.4758431824461E+018</text:p>
          </table:table-cell>
          <table:table-cell office:value-type="float" office:value="1.47584318279028E+018" calcext:value-type="float">
            <text:p>1.47584318279028E+018</text:p>
          </table:table-cell>
          <table:table-cell/>
          <table:table-cell table:formula="of:= [.C447] - [.B447]" office:value-type="float" office:value="344179968" calcext:value-type="float">
            <text:p>34417996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584318254609E+018" calcext:value-type="float">
            <text:p>1.47584318254609E+018</text:p>
          </table:table-cell>
          <table:table-cell office:value-type="float" office:value="1.47584318289086E+018" calcext:value-type="float">
            <text:p>1.47584318289086E+018</text:p>
          </table:table-cell>
          <table:table-cell/>
          <table:table-cell table:formula="of:= [.C448] - [.B448]" office:value-type="float" office:value="344770048" calcext:value-type="float">
            <text:p>3447700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58431826461E+018" calcext:value-type="float">
            <text:p>1.4758431826461E+018</text:p>
          </table:table-cell>
          <table:table-cell office:value-type="float" office:value="1.47584318299205E+018" calcext:value-type="float">
            <text:p>1.47584318299205E+018</text:p>
          </table:table-cell>
          <table:table-cell/>
          <table:table-cell table:formula="of:= [.C449] - [.B449]" office:value-type="float" office:value="345949952" calcext:value-type="float">
            <text:p>34594995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584318274609E+018" calcext:value-type="float">
            <text:p>1.47584318274609E+018</text:p>
          </table:table-cell>
          <table:table-cell office:value-type="float" office:value="1.47584318309261E+018" calcext:value-type="float">
            <text:p>1.47584318309261E+018</text:p>
          </table:table-cell>
          <table:table-cell/>
          <table:table-cell table:formula="of:= [.C450] - [.B450]" office:value-type="float" office:value="346520064" calcext:value-type="float">
            <text:p>3465200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58431828461E+018" calcext:value-type="float">
            <text:p>1.4758431828461E+018</text:p>
          </table:table-cell>
          <table:table-cell office:value-type="float" office:value="1.47584318319325E+018" calcext:value-type="float">
            <text:p>1.47584318319325E+018</text:p>
          </table:table-cell>
          <table:table-cell/>
          <table:table-cell table:formula="of:= [.C451] - [.B451]" office:value-type="float" office:value="347149824" calcext:value-type="float">
            <text:p>34714982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58431829461E+018" calcext:value-type="float">
            <text:p>1.4758431829461E+018</text:p>
          </table:table-cell>
          <table:table-cell office:value-type="float" office:value="1.47584318329396E+018" calcext:value-type="float">
            <text:p>1.47584318329396E+018</text:p>
          </table:table-cell>
          <table:table-cell/>
          <table:table-cell table:formula="of:= [.C452] - [.B452]" office:value-type="float" office:value="347859968" calcext:value-type="float">
            <text:p>34785996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58431830461E+018" calcext:value-type="float">
            <text:p>1.4758431830461E+018</text:p>
          </table:table-cell>
          <table:table-cell office:value-type="float" office:value="1.47584318339507E+018" calcext:value-type="float">
            <text:p>1.47584318339507E+018</text:p>
          </table:table-cell>
          <table:table-cell/>
          <table:table-cell table:formula="of:= [.C453] - [.B453]" office:value-type="float" office:value="348969984" calcext:value-type="float">
            <text:p>34896998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58431831461E+018" calcext:value-type="float">
            <text:p>1.4758431831461E+018</text:p>
          </table:table-cell>
          <table:table-cell office:value-type="float" office:value="1.47584318349571E+018" calcext:value-type="float">
            <text:p>1.47584318349571E+018</text:p>
          </table:table-cell>
          <table:table-cell/>
          <table:table-cell table:formula="of:= [.C454] - [.B454]" office:value-type="float" office:value="349609984" calcext:value-type="float">
            <text:p>34960998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58431832461E+018" calcext:value-type="float">
            <text:p>1.4758431832461E+018</text:p>
          </table:table-cell>
          <table:table-cell office:value-type="float" office:value="1.47584318359633E+018" calcext:value-type="float">
            <text:p>1.47584318359633E+018</text:p>
          </table:table-cell>
          <table:table-cell/>
          <table:table-cell table:formula="of:= [.C455] - [.B455]" office:value-type="float" office:value="350230016" calcext:value-type="float">
            <text:p>3502300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584318334609E+018" calcext:value-type="float">
            <text:p>1.47584318334609E+018</text:p>
          </table:table-cell>
          <table:table-cell office:value-type="float" office:value="1.47584318369696E+018" calcext:value-type="float">
            <text:p>1.47584318369696E+018</text:p>
          </table:table-cell>
          <table:table-cell/>
          <table:table-cell table:formula="of:= [.C456] - [.B456]" office:value-type="float" office:value="350870016" calcext:value-type="float">
            <text:p>3508700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58431834461E+018" calcext:value-type="float">
            <text:p>1.4758431834461E+018</text:p>
          </table:table-cell>
          <table:table-cell office:value-type="float" office:value="1.47584318379817E+018" calcext:value-type="float">
            <text:p>1.47584318379817E+018</text:p>
          </table:table-cell>
          <table:table-cell/>
          <table:table-cell table:formula="of:= [.C457] - [.B457]" office:value-type="float" office:value="352070144" calcext:value-type="float">
            <text:p>35207014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584318354609E+018" calcext:value-type="float">
            <text:p>1.47584318354609E+018</text:p>
          </table:table-cell>
          <table:table-cell office:value-type="float" office:value="1.47584318389878E+018" calcext:value-type="float">
            <text:p>1.47584318389878E+018</text:p>
          </table:table-cell>
          <table:table-cell/>
          <table:table-cell table:formula="of:= [.C458] - [.B458]" office:value-type="float" office:value="352689664" calcext:value-type="float">
            <text:p>35268966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58431836461E+018" calcext:value-type="float">
            <text:p>1.4758431836461E+018</text:p>
          </table:table-cell>
          <table:table-cell office:value-type="float" office:value="1.47584318399938E+018" calcext:value-type="float">
            <text:p>1.47584318399938E+018</text:p>
          </table:table-cell>
          <table:table-cell/>
          <table:table-cell table:formula="of:= [.C459] - [.B459]" office:value-type="float" office:value="353280000" calcext:value-type="float">
            <text:p>3532800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584318374609E+018" calcext:value-type="float">
            <text:p>1.47584318374609E+018</text:p>
          </table:table-cell>
          <table:table-cell office:value-type="float" office:value="1.47584318410002E+018" calcext:value-type="float">
            <text:p>1.47584318410002E+018</text:p>
          </table:table-cell>
          <table:table-cell/>
          <table:table-cell table:formula="of:= [.C460] - [.B460]" office:value-type="float" office:value="353929728" calcext:value-type="float">
            <text:p>35392972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58431838461E+018" calcext:value-type="float">
            <text:p>1.4758431838461E+018</text:p>
          </table:table-cell>
          <table:table-cell office:value-type="float" office:value="1.47584318420113E+018" calcext:value-type="float">
            <text:p>1.47584318420113E+018</text:p>
          </table:table-cell>
          <table:table-cell/>
          <table:table-cell table:formula="of:= [.C461] - [.B461]" office:value-type="float" office:value="355030016" calcext:value-type="float">
            <text:p>3550300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58431839461E+018" calcext:value-type="float">
            <text:p>1.4758431839461E+018</text:p>
          </table:table-cell>
          <table:table-cell office:value-type="float" office:value="1.47584318430185E+018" calcext:value-type="float">
            <text:p>1.47584318430185E+018</text:p>
          </table:table-cell>
          <table:table-cell/>
          <table:table-cell table:formula="of:= [.C462] - [.B462]" office:value-type="float" office:value="355750144" calcext:value-type="float">
            <text:p>35575014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58431840461E+018" calcext:value-type="float">
            <text:p>1.4758431840461E+018</text:p>
          </table:table-cell>
          <table:table-cell office:value-type="float" office:value="1.47584318440244E+018" calcext:value-type="float">
            <text:p>1.47584318440244E+018</text:p>
          </table:table-cell>
          <table:table-cell/>
          <table:table-cell table:formula="of:= [.C463] - [.B463]" office:value-type="float" office:value="356339968" calcext:value-type="float">
            <text:p>35633996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584318414609E+018" calcext:value-type="float">
            <text:p>1.47584318414609E+018</text:p>
          </table:table-cell>
          <table:table-cell office:value-type="float" office:value="1.47584318450315E+018" calcext:value-type="float">
            <text:p>1.47584318450315E+018</text:p>
          </table:table-cell>
          <table:table-cell/>
          <table:table-cell table:formula="of:= [.C464] - [.B464]" office:value-type="float" office:value="357059840" calcext:value-type="float">
            <text:p>35705984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58431842461E+018" calcext:value-type="float">
            <text:p>1.4758431842461E+018</text:p>
          </table:table-cell>
          <table:table-cell office:value-type="float" office:value="1.4758431846042E+018" calcext:value-type="float">
            <text:p>1.4758431846042E+018</text:p>
          </table:table-cell>
          <table:table-cell/>
          <table:table-cell table:formula="of:= [.C465] - [.B465]" office:value-type="float" office:value="358099968" calcext:value-type="float">
            <text:p>3580999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584318434609E+018" calcext:value-type="float">
            <text:p>1.47584318434609E+018</text:p>
          </table:table-cell>
          <table:table-cell office:value-type="float" office:value="1.47584318470486E+018" calcext:value-type="float">
            <text:p>1.47584318470486E+018</text:p>
          </table:table-cell>
          <table:table-cell/>
          <table:table-cell table:formula="of:= [.C466] - [.B466]" office:value-type="float" office:value="358770176" calcext:value-type="float">
            <text:p>35877017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584318444609E+018" calcext:value-type="float">
            <text:p>1.47584318444609E+018</text:p>
          </table:table-cell>
          <table:table-cell office:value-type="float" office:value="1.47584318480555E+018" calcext:value-type="float">
            <text:p>1.47584318480555E+018</text:p>
          </table:table-cell>
          <table:table-cell/>
          <table:table-cell table:formula="of:= [.C467] - [.B467]" office:value-type="float" office:value="359460096" calcext:value-type="float">
            <text:p>3594600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584318454609E+018" calcext:value-type="float">
            <text:p>1.47584318454609E+018</text:p>
          </table:table-cell>
          <table:table-cell office:value-type="float" office:value="1.47584318490613E+018" calcext:value-type="float">
            <text:p>1.47584318490613E+018</text:p>
          </table:table-cell>
          <table:table-cell/>
          <table:table-cell table:formula="of:= [.C468] - [.B468]" office:value-type="float" office:value="360039936" calcext:value-type="float">
            <text:p>36003993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584318464609E+018" calcext:value-type="float">
            <text:p>1.47584318464609E+018</text:p>
          </table:table-cell>
          <table:table-cell office:value-type="float" office:value="1.47584318500726E+018" calcext:value-type="float">
            <text:p>1.47584318500726E+018</text:p>
          </table:table-cell>
          <table:table-cell/>
          <table:table-cell table:formula="of:= [.C469] - [.B469]" office:value-type="float" office:value="361169920" calcext:value-type="float">
            <text:p>3611699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584318474609E+018" calcext:value-type="float">
            <text:p>1.47584318474609E+018</text:p>
          </table:table-cell>
          <table:table-cell office:value-type="float" office:value="1.47584318510788E+018" calcext:value-type="float">
            <text:p>1.47584318510788E+018</text:p>
          </table:table-cell>
          <table:table-cell/>
          <table:table-cell table:formula="of:= [.C470] - [.B470]" office:value-type="float" office:value="361789952" calcext:value-type="float">
            <text:p>36178995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584318484609E+018" calcext:value-type="float">
            <text:p>1.47584318484609E+018</text:p>
          </table:table-cell>
          <table:table-cell office:value-type="float" office:value="1.47584318520851E+018" calcext:value-type="float">
            <text:p>1.47584318520851E+018</text:p>
          </table:table-cell>
          <table:table-cell/>
          <table:table-cell table:formula="of:= [.C471] - [.B471]" office:value-type="float" office:value="362420224" calcext:value-type="float">
            <text:p>36242022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584318494611E+018" calcext:value-type="float">
            <text:p>1.47584318494611E+018</text:p>
          </table:table-cell>
          <table:table-cell office:value-type="float" office:value="1.47584318530915E+018" calcext:value-type="float">
            <text:p>1.47584318530915E+018</text:p>
          </table:table-cell>
          <table:table-cell/>
          <table:table-cell table:formula="of:= [.C472] - [.B472]" office:value-type="float" office:value="363040000" calcext:value-type="float">
            <text:p>363040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58431850461E+018" calcext:value-type="float">
            <text:p>1.4758431850461E+018</text:p>
          </table:table-cell>
          <table:table-cell office:value-type="float" office:value="1.47584318541035E+018" calcext:value-type="float">
            <text:p>1.47584318541035E+018</text:p>
          </table:table-cell>
          <table:table-cell/>
          <table:table-cell table:formula="of:= [.C473] - [.B473]" office:value-type="float" office:value="364250112" calcext:value-type="float">
            <text:p>36425011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584318514609E+018" calcext:value-type="float">
            <text:p>1.47584318514609E+018</text:p>
          </table:table-cell>
          <table:table-cell office:value-type="float" office:value="1.47584318551099E+018" calcext:value-type="float">
            <text:p>1.47584318551099E+018</text:p>
          </table:table-cell>
          <table:table-cell/>
          <table:table-cell table:formula="of:= [.C474] - [.B474]" office:value-type="float" office:value="364899840" calcext:value-type="float">
            <text:p>36489984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584318524609E+018" calcext:value-type="float">
            <text:p>1.47584318524609E+018</text:p>
          </table:table-cell>
          <table:table-cell office:value-type="float" office:value="1.47584318561158E+018" calcext:value-type="float">
            <text:p>1.47584318561158E+018</text:p>
          </table:table-cell>
          <table:table-cell/>
          <table:table-cell table:formula="of:= [.C475] - [.B475]" office:value-type="float" office:value="365490176" calcext:value-type="float">
            <text:p>36549017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58431853461E+018" calcext:value-type="float">
            <text:p>1.4758431853461E+018</text:p>
          </table:table-cell>
          <table:table-cell office:value-type="float" office:value="1.47584318571223E+018" calcext:value-type="float">
            <text:p>1.47584318571223E+018</text:p>
          </table:table-cell>
          <table:table-cell/>
          <table:table-cell table:formula="of:= [.C476] - [.B476]" office:value-type="float" office:value="366130176" calcext:value-type="float">
            <text:p>3661301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584318544609E+018" calcext:value-type="float">
            <text:p>1.47584318544609E+018</text:p>
          </table:table-cell>
          <table:table-cell office:value-type="float" office:value="1.47584318581332E+018" calcext:value-type="float">
            <text:p>1.47584318581332E+018</text:p>
          </table:table-cell>
          <table:table-cell/>
          <table:table-cell table:formula="of:= [.C477] - [.B477]" office:value-type="float" office:value="367230208" calcext:value-type="float">
            <text:p>36723020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584318554609E+018" calcext:value-type="float">
            <text:p>1.47584318554609E+018</text:p>
          </table:table-cell>
          <table:table-cell office:value-type="float" office:value="1.47584318591397E+018" calcext:value-type="float">
            <text:p>1.47584318591397E+018</text:p>
          </table:table-cell>
          <table:table-cell/>
          <table:table-cell table:formula="of:= [.C478] - [.B478]" office:value-type="float" office:value="367879936" calcext:value-type="float">
            <text:p>36787993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584318564609E+018" calcext:value-type="float">
            <text:p>1.47584318564609E+018</text:p>
          </table:table-cell>
          <table:table-cell office:value-type="float" office:value="1.47584318601467E+018" calcext:value-type="float">
            <text:p>1.47584318601467E+018</text:p>
          </table:table-cell>
          <table:table-cell/>
          <table:table-cell table:formula="of:= [.C479] - [.B479]" office:value-type="float" office:value="368580096" calcext:value-type="float">
            <text:p>3685800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584318574609E+018" calcext:value-type="float">
            <text:p>1.47584318574609E+018</text:p>
          </table:table-cell>
          <table:table-cell office:value-type="float" office:value="1.47584318611522E+018" calcext:value-type="float">
            <text:p>1.47584318611522E+018</text:p>
          </table:table-cell>
          <table:table-cell/>
          <table:table-cell table:formula="of:= [.C480] - [.B480]" office:value-type="float" office:value="369129984" calcext:value-type="float">
            <text:p>36912998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58431858461E+018" calcext:value-type="float">
            <text:p>1.4758431858461E+018</text:p>
          </table:table-cell>
          <table:table-cell office:value-type="float" office:value="1.47584318621637E+018" calcext:value-type="float">
            <text:p>1.47584318621637E+018</text:p>
          </table:table-cell>
          <table:table-cell/>
          <table:table-cell table:formula="of:= [.C481] - [.B481]" office:value-type="float" office:value="370270208" calcext:value-type="float">
            <text:p>37027020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58431859461E+018" calcext:value-type="float">
            <text:p>1.4758431859461E+018</text:p>
          </table:table-cell>
          <table:table-cell office:value-type="float" office:value="1.47584318631699E+018" calcext:value-type="float">
            <text:p>1.47584318631699E+018</text:p>
          </table:table-cell>
          <table:table-cell/>
          <table:table-cell table:formula="of:= [.C482] - [.B482]" office:value-type="float" office:value="370889984" calcext:value-type="float">
            <text:p>37088998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58431860461E+018" calcext:value-type="float">
            <text:p>1.4758431860461E+018</text:p>
          </table:table-cell>
          <table:table-cell office:value-type="float" office:value="1.47584318641764E+018" calcext:value-type="float">
            <text:p>1.47584318641764E+018</text:p>
          </table:table-cell>
          <table:table-cell/>
          <table:table-cell table:formula="of:= [.C483] - [.B483]" office:value-type="float" office:value="371539712" calcext:value-type="float">
            <text:p>37153971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584318614609E+018" calcext:value-type="float">
            <text:p>1.47584318614609E+018</text:p>
          </table:table-cell>
          <table:table-cell office:value-type="float" office:value="1.4758431865183E+018" calcext:value-type="float">
            <text:p>1.4758431865183E+018</text:p>
          </table:table-cell>
          <table:table-cell/>
          <table:table-cell table:formula="of:= [.C484] - [.B484]" office:value-type="float" office:value="372209920" calcext:value-type="float">
            <text:p>3722099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58431862461E+018" calcext:value-type="float">
            <text:p>1.4758431862461E+018</text:p>
          </table:table-cell>
          <table:table-cell office:value-type="float" office:value="1.4758431866194E+018" calcext:value-type="float">
            <text:p>1.4758431866194E+018</text:p>
          </table:table-cell>
          <table:table-cell/>
          <table:table-cell table:formula="of:= [.C485] - [.B485]" office:value-type="float" office:value="373299712" calcext:value-type="float">
            <text:p>37329971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584318634609E+018" calcext:value-type="float">
            <text:p>1.47584318634609E+018</text:p>
          </table:table-cell>
          <table:table-cell office:value-type="float" office:value="1.47584318672008E+018" calcext:value-type="float">
            <text:p>1.47584318672008E+018</text:p>
          </table:table-cell>
          <table:table-cell/>
          <table:table-cell table:formula="of:= [.C486] - [.B486]" office:value-type="float" office:value="373990144" calcext:value-type="float">
            <text:p>37399014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58431864461E+018" calcext:value-type="float">
            <text:p>1.4758431864461E+018</text:p>
          </table:table-cell>
          <table:table-cell office:value-type="float" office:value="1.47584318682069E+018" calcext:value-type="float">
            <text:p>1.47584318682069E+018</text:p>
          </table:table-cell>
          <table:table-cell/>
          <table:table-cell table:formula="of:= [.C487] - [.B487]" office:value-type="float" office:value="374589696" calcext:value-type="float">
            <text:p>37458969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584318654609E+018" calcext:value-type="float">
            <text:p>1.47584318654609E+018</text:p>
          </table:table-cell>
          <table:table-cell office:value-type="float" office:value="1.47584318692133E+018" calcext:value-type="float">
            <text:p>1.47584318692133E+018</text:p>
          </table:table-cell>
          <table:table-cell/>
          <table:table-cell table:formula="of:= [.C488] - [.B488]" office:value-type="float" office:value="375239936" calcext:value-type="float">
            <text:p>37523993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58431866461E+018" calcext:value-type="float">
            <text:p>1.4758431866461E+018</text:p>
          </table:table-cell>
          <table:table-cell office:value-type="float" office:value="1.47584318702259E+018" calcext:value-type="float">
            <text:p>1.47584318702259E+018</text:p>
          </table:table-cell>
          <table:table-cell/>
          <table:table-cell table:formula="of:= [.C489] - [.B489]" office:value-type="float" office:value="376489984" calcext:value-type="float">
            <text:p>3764899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584318674609E+018" calcext:value-type="float">
            <text:p>1.47584318674609E+018</text:p>
          </table:table-cell>
          <table:table-cell office:value-type="float" office:value="1.47584318712321E+018" calcext:value-type="float">
            <text:p>1.47584318712321E+018</text:p>
          </table:table-cell>
          <table:table-cell/>
          <table:table-cell table:formula="of:= [.C490] - [.B490]" office:value-type="float" office:value="377120000" calcext:value-type="float">
            <text:p>37712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58431868461E+018" calcext:value-type="float">
            <text:p>1.4758431868461E+018</text:p>
          </table:table-cell>
          <table:table-cell office:value-type="float" office:value="1.47584318722384E+018" calcext:value-type="float">
            <text:p>1.47584318722384E+018</text:p>
          </table:table-cell>
          <table:table-cell/>
          <table:table-cell table:formula="of:= [.C491] - [.B491]" office:value-type="float" office:value="377740032" calcext:value-type="float">
            <text:p>37774003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58431869461E+018" calcext:value-type="float">
            <text:p>1.4758431869461E+018</text:p>
          </table:table-cell>
          <table:table-cell office:value-type="float" office:value="1.47584318732449E+018" calcext:value-type="float">
            <text:p>1.47584318732449E+018</text:p>
          </table:table-cell>
          <table:table-cell/>
          <table:table-cell table:formula="of:= [.C492] - [.B492]" office:value-type="float" office:value="378390016" calcext:value-type="float">
            <text:p>3783900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58431870461E+018" calcext:value-type="float">
            <text:p>1.4758431870461E+018</text:p>
          </table:table-cell>
          <table:table-cell office:value-type="float" office:value="1.47584318742564E+018" calcext:value-type="float">
            <text:p>1.47584318742564E+018</text:p>
          </table:table-cell>
          <table:table-cell/>
          <table:table-cell table:formula="of:= [.C493] - [.B493]" office:value-type="float" office:value="379540224" calcext:value-type="float">
            <text:p>37954022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58431871461E+018" calcext:value-type="float">
            <text:p>1.4758431871461E+018</text:p>
          </table:table-cell>
          <table:table-cell office:value-type="float" office:value="1.4758431875263E+018" calcext:value-type="float">
            <text:p>1.4758431875263E+018</text:p>
          </table:table-cell>
          <table:table-cell/>
          <table:table-cell table:formula="of:= [.C494] - [.B494]" office:value-type="float" office:value="380200192" calcext:value-type="float">
            <text:p>38020019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58431872461E+018" calcext:value-type="float">
            <text:p>1.4758431872461E+018</text:p>
          </table:table-cell>
          <table:table-cell office:value-type="float" office:value="1.47584318762688E+018" calcext:value-type="float">
            <text:p>1.47584318762688E+018</text:p>
          </table:table-cell>
          <table:table-cell/>
          <table:table-cell table:formula="of:= [.C495] - [.B495]" office:value-type="float" office:value="380780032" calcext:value-type="float">
            <text:p>38078003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584318734609E+018" calcext:value-type="float">
            <text:p>1.47584318734609E+018</text:p>
          </table:table-cell>
          <table:table-cell office:value-type="float" office:value="1.47584318772758E+018" calcext:value-type="float">
            <text:p>1.47584318772758E+018</text:p>
          </table:table-cell>
          <table:table-cell/>
          <table:table-cell table:formula="of:= [.C496] - [.B496]" office:value-type="float" office:value="381489920" calcext:value-type="float">
            <text:p>38148992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58431874461E+018" calcext:value-type="float">
            <text:p>1.4758431874461E+018</text:p>
          </table:table-cell>
          <table:table-cell office:value-type="float" office:value="1.4758431878287E+018" calcext:value-type="float">
            <text:p>1.4758431878287E+018</text:p>
          </table:table-cell>
          <table:table-cell/>
          <table:table-cell table:formula="of:= [.C497] - [.B497]" office:value-type="float" office:value="382599936" calcext:value-type="float">
            <text:p>38259993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584318754609E+018" calcext:value-type="float">
            <text:p>1.47584318754609E+018</text:p>
          </table:table-cell>
          <table:table-cell office:value-type="float" office:value="1.47584318792943E+018" calcext:value-type="float">
            <text:p>1.47584318792943E+018</text:p>
          </table:table-cell>
          <table:table-cell/>
          <table:table-cell table:formula="of:= [.C498] - [.B498]" office:value-type="float" office:value="383340032" calcext:value-type="float">
            <text:p>38334003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58431876461E+018" calcext:value-type="float">
            <text:p>1.4758431876461E+018</text:p>
          </table:table-cell>
          <table:table-cell office:value-type="float" office:value="1.47584318803017E+018" calcext:value-type="float">
            <text:p>1.47584318803017E+018</text:p>
          </table:table-cell>
          <table:table-cell/>
          <table:table-cell table:formula="of:= [.C499] - [.B499]" office:value-type="float" office:value="384069888" calcext:value-type="float">
            <text:p>3840698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584318774609E+018" calcext:value-type="float">
            <text:p>1.47584318774609E+018</text:p>
          </table:table-cell>
          <table:table-cell office:value-type="float" office:value="1.47584318813069E+018" calcext:value-type="float">
            <text:p>1.47584318813069E+018</text:p>
          </table:table-cell>
          <table:table-cell/>
          <table:table-cell table:formula="of:= [.C500] - [.B500]" office:value-type="float" office:value="384600064" calcext:value-type="float">
            <text:p>3846000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58431878461E+018" calcext:value-type="float">
            <text:p>1.4758431878461E+018</text:p>
          </table:table-cell>
          <table:table-cell office:value-type="float" office:value="1.47584318823186E+018" calcext:value-type="float">
            <text:p>1.47584318823186E+018</text:p>
          </table:table-cell>
          <table:table-cell/>
          <table:table-cell table:formula="of:= [.C501] - [.B501]" office:value-type="float" office:value="385760256" calcext:value-type="float">
            <text:p>38576025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58431879461E+018" calcext:value-type="float">
            <text:p>1.4758431879461E+018</text:p>
          </table:table-cell>
          <table:table-cell office:value-type="float" office:value="1.47584318833247E+018" calcext:value-type="float">
            <text:p>1.47584318833247E+018</text:p>
          </table:table-cell>
          <table:table-cell/>
          <table:table-cell table:formula="of:= [.C502] - [.B502]" office:value-type="float" office:value="386370048" calcext:value-type="float">
            <text:p>38637004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58431880461E+018" calcext:value-type="float">
            <text:p>1.4758431880461E+018</text:p>
          </table:table-cell>
          <table:table-cell office:value-type="float" office:value="1.47584318843315E+018" calcext:value-type="float">
            <text:p>1.47584318843315E+018</text:p>
          </table:table-cell>
          <table:table-cell/>
          <table:table-cell table:formula="of:= [.C503] - [.B503]" office:value-type="float" office:value="387049984" calcext:value-type="float">
            <text:p>38704998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584318814609E+018" calcext:value-type="float">
            <text:p>1.47584318814609E+018</text:p>
          </table:table-cell>
          <table:table-cell office:value-type="float" office:value="1.47584318853375E+018" calcext:value-type="float">
            <text:p>1.47584318853375E+018</text:p>
          </table:table-cell>
          <table:table-cell/>
          <table:table-cell table:formula="of:= [.C504] - [.B504]" office:value-type="float" office:value="387660032" calcext:value-type="float">
            <text:p>38766003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58431882461E+018" calcext:value-type="float">
            <text:p>1.4758431882461E+018</text:p>
          </table:table-cell>
          <table:table-cell office:value-type="float" office:value="1.47584318863489E+018" calcext:value-type="float">
            <text:p>1.47584318863489E+018</text:p>
          </table:table-cell>
          <table:table-cell/>
          <table:table-cell table:formula="of:= [.C505] - [.B505]" office:value-type="float" office:value="388790016" calcext:value-type="float">
            <text:p>3887900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584318834609E+018" calcext:value-type="float">
            <text:p>1.47584318834609E+018</text:p>
          </table:table-cell>
          <table:table-cell office:value-type="float" office:value="1.47584318873552E+018" calcext:value-type="float">
            <text:p>1.47584318873552E+018</text:p>
          </table:table-cell>
          <table:table-cell/>
          <table:table-cell table:formula="of:= [.C506] - [.B506]" office:value-type="float" office:value="389430016" calcext:value-type="float">
            <text:p>3894300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58431884461E+018" calcext:value-type="float">
            <text:p>1.4758431884461E+018</text:p>
          </table:table-cell>
          <table:table-cell office:value-type="float" office:value="1.47584318883619E+018" calcext:value-type="float">
            <text:p>1.47584318883619E+018</text:p>
          </table:table-cell>
          <table:table-cell/>
          <table:table-cell table:formula="of:= [.C507] - [.B507]" office:value-type="float" office:value="390089984" calcext:value-type="float">
            <text:p>39008998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584318854609E+018" calcext:value-type="float">
            <text:p>1.47584318854609E+018</text:p>
          </table:table-cell>
          <table:table-cell office:value-type="float" office:value="1.47584318893681E+018" calcext:value-type="float">
            <text:p>1.47584318893681E+018</text:p>
          </table:table-cell>
          <table:table-cell/>
          <table:table-cell table:formula="of:= [.C508] - [.B508]" office:value-type="float" office:value="390720000" calcext:value-type="float">
            <text:p>390720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58431886461E+018" calcext:value-type="float">
            <text:p>1.4758431886461E+018</text:p>
          </table:table-cell>
          <table:table-cell office:value-type="float" office:value="1.47584318903795E+018" calcext:value-type="float">
            <text:p>1.47584318903795E+018</text:p>
          </table:table-cell>
          <table:table-cell/>
          <table:table-cell table:formula="of:= [.C509] - [.B509]" office:value-type="float" office:value="391849984" calcext:value-type="float">
            <text:p>39184998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584318874609E+018" calcext:value-type="float">
            <text:p>1.47584318874609E+018</text:p>
          </table:table-cell>
          <table:table-cell office:value-type="float" office:value="1.47584318913853E+018" calcext:value-type="float">
            <text:p>1.47584318913853E+018</text:p>
          </table:table-cell>
          <table:table-cell/>
          <table:table-cell table:formula="of:= [.C510] - [.B510]" office:value-type="float" office:value="392440064" calcext:value-type="float">
            <text:p>39244006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58431888461E+018" calcext:value-type="float">
            <text:p>1.4758431888461E+018</text:p>
          </table:table-cell>
          <table:table-cell office:value-type="float" office:value="1.47584318923916E+018" calcext:value-type="float">
            <text:p>1.47584318923916E+018</text:p>
          </table:table-cell>
          <table:table-cell/>
          <table:table-cell table:formula="of:= [.C511] - [.B511]" office:value-type="float" office:value="393060096" calcext:value-type="float">
            <text:p>3930600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58431889461E+018" calcext:value-type="float">
            <text:p>1.4758431889461E+018</text:p>
          </table:table-cell>
          <table:table-cell office:value-type="float" office:value="1.47584318933981E+018" calcext:value-type="float">
            <text:p>1.47584318933981E+018</text:p>
          </table:table-cell>
          <table:table-cell/>
          <table:table-cell table:formula="of:= [.C512] - [.B512]" office:value-type="float" office:value="393710080" calcext:value-type="float">
            <text:p>3937100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58431890461E+018" calcext:value-type="float">
            <text:p>1.4758431890461E+018</text:p>
          </table:table-cell>
          <table:table-cell office:value-type="float" office:value="1.47584318944096E+018" calcext:value-type="float">
            <text:p>1.47584318944096E+018</text:p>
          </table:table-cell>
          <table:table-cell/>
          <table:table-cell table:formula="of:= [.C513] - [.B513]" office:value-type="float" office:value="394860032" calcext:value-type="float">
            <text:p>39486003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584318914609E+018" calcext:value-type="float">
            <text:p>1.47584318914609E+018</text:p>
          </table:table-cell>
          <table:table-cell office:value-type="float" office:value="1.47584318954159E+018" calcext:value-type="float">
            <text:p>1.47584318954159E+018</text:p>
          </table:table-cell>
          <table:table-cell/>
          <table:table-cell table:formula="of:= [.C514] - [.B514]" office:value-type="float" office:value="395500032" calcext:value-type="float">
            <text:p>3955000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58431892461E+018" calcext:value-type="float">
            <text:p>1.4758431892461E+018</text:p>
          </table:table-cell>
          <table:table-cell office:value-type="float" office:value="1.47584318964219E+018" calcext:value-type="float">
            <text:p>1.47584318964219E+018</text:p>
          </table:table-cell>
          <table:table-cell/>
          <table:table-cell table:formula="of:= [.C515] - [.B515]" office:value-type="float" office:value="396090112" calcext:value-type="float">
            <text:p>39609011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584318934609E+018" calcext:value-type="float">
            <text:p>1.47584318934609E+018</text:p>
          </table:table-cell>
          <table:table-cell office:value-type="float" office:value="1.47584318974282E+018" calcext:value-type="float">
            <text:p>1.47584318974282E+018</text:p>
          </table:table-cell>
          <table:table-cell/>
          <table:table-cell table:formula="of:= [.C516] - [.B516]" office:value-type="float" office:value="396729856" calcext:value-type="float">
            <text:p>39672985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58431894461E+018" calcext:value-type="float">
            <text:p>1.4758431894461E+018</text:p>
          </table:table-cell>
          <table:table-cell office:value-type="float" office:value="1.475843189844E+018" calcext:value-type="float">
            <text:p>1.475843189844E+018</text:p>
          </table:table-cell>
          <table:table-cell/>
          <table:table-cell table:formula="of:= [.C517] - [.B517]" office:value-type="float" office:value="397899776" calcext:value-type="float">
            <text:p>39789977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584318954609E+018" calcext:value-type="float">
            <text:p>1.47584318954609E+018</text:p>
          </table:table-cell>
          <table:table-cell office:value-type="float" office:value="1.4758431899448E+018" calcext:value-type="float">
            <text:p>1.4758431899448E+018</text:p>
          </table:table-cell>
          <table:table-cell/>
          <table:table-cell table:formula="of:= [.C518] - [.B518]" office:value-type="float" office:value="398710016" calcext:value-type="float">
            <text:p>3987100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58431896461E+018" calcext:value-type="float">
            <text:p>1.4758431896461E+018</text:p>
          </table:table-cell>
          <table:table-cell office:value-type="float" office:value="1.47584319004535E+018" calcext:value-type="float">
            <text:p>1.47584319004535E+018</text:p>
          </table:table-cell>
          <table:table-cell/>
          <table:table-cell table:formula="of:= [.C519] - [.B519]" office:value-type="float" office:value="399249920" calcext:value-type="float">
            <text:p>3992499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584318974609E+018" calcext:value-type="float">
            <text:p>1.47584318974609E+018</text:p>
          </table:table-cell>
          <table:table-cell office:value-type="float" office:value="1.47584319014599E+018" calcext:value-type="float">
            <text:p>1.47584319014599E+018</text:p>
          </table:table-cell>
          <table:table-cell/>
          <table:table-cell table:formula="of:= [.C520] - [.B520]" office:value-type="float" office:value="399900160" calcext:value-type="float">
            <text:p>39990016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58431898461E+018" calcext:value-type="float">
            <text:p>1.4758431898461E+018</text:p>
          </table:table-cell>
          <table:table-cell office:value-type="float" office:value="1.47584319024716E+018" calcext:value-type="float">
            <text:p>1.47584319024716E+018</text:p>
          </table:table-cell>
          <table:table-cell/>
          <table:table-cell table:formula="of:= [.C521] - [.B521]" office:value-type="float" office:value="401060096" calcext:value-type="float">
            <text:p>40106009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58431899461E+018" calcext:value-type="float">
            <text:p>1.4758431899461E+018</text:p>
          </table:table-cell>
          <table:table-cell office:value-type="float" office:value="1.47584319034786E+018" calcext:value-type="float">
            <text:p>1.47584319034786E+018</text:p>
          </table:table-cell>
          <table:table-cell/>
          <table:table-cell table:formula="of:= [.C522] - [.B522]" office:value-type="float" office:value="401760000" calcext:value-type="float">
            <text:p>401760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584319004609E+018" calcext:value-type="float">
            <text:p>1.47584319004609E+018</text:p>
          </table:table-cell>
          <table:table-cell office:value-type="float" office:value="1.47584319044844E+018" calcext:value-type="float">
            <text:p>1.47584319044844E+018</text:p>
          </table:table-cell>
          <table:table-cell/>
          <table:table-cell table:formula="of:= [.C523] - [.B523]" office:value-type="float" office:value="402349824" calcext:value-type="float">
            <text:p>4023498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58431901464E+018" calcext:value-type="float">
            <text:p>1.4758431901464E+018</text:p>
          </table:table-cell>
          <table:table-cell office:value-type="float" office:value="1.47584319054906E+018" calcext:value-type="float">
            <text:p>1.47584319054906E+018</text:p>
          </table:table-cell>
          <table:table-cell/>
          <table:table-cell table:formula="of:= [.C524] - [.B524]" office:value-type="float" office:value="402659840" calcext:value-type="float">
            <text:p>4026598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584319024611E+018" calcext:value-type="float">
            <text:p>1.47584319024611E+018</text:p>
          </table:table-cell>
          <table:table-cell office:value-type="float" office:value="1.4758431906503E+018" calcext:value-type="float">
            <text:p>1.4758431906503E+018</text:p>
          </table:table-cell>
          <table:table-cell/>
          <table:table-cell table:formula="of:= [.C525] - [.B525]" office:value-type="float" office:value="404189952" calcext:value-type="float">
            <text:p>40418995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584319034611E+018" calcext:value-type="float">
            <text:p>1.47584319034611E+018</text:p>
          </table:table-cell>
          <table:table-cell office:value-type="float" office:value="1.47584319075098E+018" calcext:value-type="float">
            <text:p>1.47584319075098E+018</text:p>
          </table:table-cell>
          <table:table-cell/>
          <table:table-cell table:formula="of:= [.C526] - [.B526]" office:value-type="float" office:value="404869888" calcext:value-type="float">
            <text:p>40486988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584319044611E+018" calcext:value-type="float">
            <text:p>1.47584319044611E+018</text:p>
          </table:table-cell>
          <table:table-cell office:value-type="float" office:value="1.47584319085162E+018" calcext:value-type="float">
            <text:p>1.47584319085162E+018</text:p>
          </table:table-cell>
          <table:table-cell/>
          <table:table-cell table:formula="of:= [.C527] - [.B527]" office:value-type="float" office:value="405510144" calcext:value-type="float">
            <text:p>40551014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58431905461E+018" calcext:value-type="float">
            <text:p>1.4758431905461E+018</text:p>
          </table:table-cell>
          <table:table-cell office:value-type="float" office:value="1.47584319095225E+018" calcext:value-type="float">
            <text:p>1.47584319095225E+018</text:p>
          </table:table-cell>
          <table:table-cell/>
          <table:table-cell table:formula="of:= [.C528] - [.B528]" office:value-type="float" office:value="406150144" calcext:value-type="float">
            <text:p>40615014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584319064611E+018" calcext:value-type="float">
            <text:p>1.47584319064611E+018</text:p>
          </table:table-cell>
          <table:table-cell office:value-type="float" office:value="1.47584319105276E+018" calcext:value-type="float">
            <text:p>1.47584319105276E+018</text:p>
          </table:table-cell>
          <table:table-cell/>
          <table:table-cell table:formula="of:= [.C529] - [.B529]" office:value-type="float" office:value="406650112" calcext:value-type="float">
            <text:p>40665011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584319074611E+018" calcext:value-type="float">
            <text:p>1.47584319074611E+018</text:p>
          </table:table-cell>
          <table:table-cell office:value-type="float" office:value="1.47584319115404E+018" calcext:value-type="float">
            <text:p>1.47584319115404E+018</text:p>
          </table:table-cell>
          <table:table-cell/>
          <table:table-cell table:formula="of:= [.C530] - [.B530]" office:value-type="float" office:value="407930112" calcext:value-type="float">
            <text:p>4079301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584319084615E+018" calcext:value-type="float">
            <text:p>1.47584319084615E+018</text:p>
          </table:table-cell>
          <table:table-cell office:value-type="float" office:value="1.47584319125474E+018" calcext:value-type="float">
            <text:p>1.47584319125474E+018</text:p>
          </table:table-cell>
          <table:table-cell/>
          <table:table-cell table:formula="of:= [.C531] - [.B531]" office:value-type="float" office:value="408590080" calcext:value-type="float">
            <text:p>40859008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584319094613E+018" calcext:value-type="float">
            <text:p>1.47584319094613E+018</text:p>
          </table:table-cell>
          <table:table-cell office:value-type="float" office:value="1.47584319135532E+018" calcext:value-type="float">
            <text:p>1.47584319135532E+018</text:p>
          </table:table-cell>
          <table:table-cell/>
          <table:table-cell table:formula="of:= [.C532] - [.B532]" office:value-type="float" office:value="409190144" calcext:value-type="float">
            <text:p>40919014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584319104611E+018" calcext:value-type="float">
            <text:p>1.47584319104611E+018</text:p>
          </table:table-cell>
          <table:table-cell office:value-type="float" office:value="1.47584319145598E+018" calcext:value-type="float">
            <text:p>1.47584319145598E+018</text:p>
          </table:table-cell>
          <table:table-cell/>
          <table:table-cell table:formula="of:= [.C533] - [.B533]" office:value-type="float" office:value="409870080" calcext:value-type="float">
            <text:p>40987008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58431911461E+018" calcext:value-type="float">
            <text:p>1.4758431911461E+018</text:p>
          </table:table-cell>
          <table:table-cell office:value-type="float" office:value="1.47584319155659E+018" calcext:value-type="float">
            <text:p>1.47584319155659E+018</text:p>
          </table:table-cell>
          <table:table-cell/>
          <table:table-cell table:formula="of:= [.C534] - [.B534]" office:value-type="float" office:value="410489856" calcext:value-type="float">
            <text:p>41048985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584319124611E+018" calcext:value-type="float">
            <text:p>1.47584319124611E+018</text:p>
          </table:table-cell>
          <table:table-cell office:value-type="float" office:value="1.47584319165784E+018" calcext:value-type="float">
            <text:p>1.47584319165784E+018</text:p>
          </table:table-cell>
          <table:table-cell/>
          <table:table-cell table:formula="of:= [.C535] - [.B535]" office:value-type="float" office:value="411730176" calcext:value-type="float">
            <text:p>41173017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58431913461E+018" calcext:value-type="float">
            <text:p>1.4758431913461E+018</text:p>
          </table:table-cell>
          <table:table-cell office:value-type="float" office:value="1.47584319175859E+018" calcext:value-type="float">
            <text:p>1.47584319175859E+018</text:p>
          </table:table-cell>
          <table:table-cell/>
          <table:table-cell table:formula="of:= [.C536] - [.B536]" office:value-type="float" office:value="412490240" calcext:value-type="float">
            <text:p>41249024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58431914461E+018" calcext:value-type="float">
            <text:p>1.4758431914461E+018</text:p>
          </table:table-cell>
          <table:table-cell office:value-type="float" office:value="1.47584319185912E+018" calcext:value-type="float">
            <text:p>1.47584319185912E+018</text:p>
          </table:table-cell>
          <table:table-cell/>
          <table:table-cell table:formula="of:= [.C537] - [.B537]" office:value-type="float" office:value="413019648" calcext:value-type="float">
            <text:p>41301964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58431915461E+018" calcext:value-type="float">
            <text:p>1.4758431915461E+018</text:p>
          </table:table-cell>
          <table:table-cell office:value-type="float" office:value="1.47584319195975E+018" calcext:value-type="float">
            <text:p>1.47584319195975E+018</text:p>
          </table:table-cell>
          <table:table-cell/>
          <table:table-cell table:formula="of:= [.C538] - [.B538]" office:value-type="float" office:value="413649920" calcext:value-type="float">
            <text:p>41364992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58431916461E+018" calcext:value-type="float">
            <text:p>1.4758431916461E+018</text:p>
          </table:table-cell>
          <table:table-cell office:value-type="float" office:value="1.47584319206037E+018" calcext:value-type="float">
            <text:p>1.47584319206037E+018</text:p>
          </table:table-cell>
          <table:table-cell/>
          <table:table-cell table:formula="of:= [.C539] - [.B539]" office:value-type="float" office:value="414269952" calcext:value-type="float">
            <text:p>41426995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58431917461E+018" calcext:value-type="float">
            <text:p>1.4758431917461E+018</text:p>
          </table:table-cell>
          <table:table-cell office:value-type="float" office:value="1.47584319216163E+018" calcext:value-type="float">
            <text:p>1.47584319216163E+018</text:p>
          </table:table-cell>
          <table:table-cell/>
          <table:table-cell table:formula="of:= [.C540] - [.B540]" office:value-type="float" office:value="415529728" calcext:value-type="float">
            <text:p>4155297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584319184611E+018" calcext:value-type="float">
            <text:p>1.47584319184611E+018</text:p>
          </table:table-cell>
          <table:table-cell office:value-type="float" office:value="1.4758431922623E+018" calcext:value-type="float">
            <text:p>1.4758431922623E+018</text:p>
          </table:table-cell>
          <table:table-cell/>
          <table:table-cell table:formula="of:= [.C541] - [.B541]" office:value-type="float" office:value="416190208" calcext:value-type="float">
            <text:p>4161902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584319194611E+018" calcext:value-type="float">
            <text:p>1.47584319194611E+018</text:p>
          </table:table-cell>
          <table:table-cell office:value-type="float" office:value="1.47584319236298E+018" calcext:value-type="float">
            <text:p>1.47584319236298E+018</text:p>
          </table:table-cell>
          <table:table-cell/>
          <table:table-cell table:formula="of:= [.C542] - [.B542]" office:value-type="float" office:value="416870144" calcext:value-type="float">
            <text:p>4168701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584319204611E+018" calcext:value-type="float">
            <text:p>1.47584319204611E+018</text:p>
          </table:table-cell>
          <table:table-cell office:value-type="float" office:value="1.47584319246354E+018" calcext:value-type="float">
            <text:p>1.47584319246354E+018</text:p>
          </table:table-cell>
          <table:table-cell/>
          <table:table-cell table:formula="of:= [.C543] - [.B543]" office:value-type="float" office:value="417430016" calcext:value-type="float">
            <text:p>4174300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58431921461E+018" calcext:value-type="float">
            <text:p>1.4758431921461E+018</text:p>
          </table:table-cell>
          <table:table-cell office:value-type="float" office:value="1.4758431925642E+018" calcext:value-type="float">
            <text:p>1.4758431925642E+018</text:p>
          </table:table-cell>
          <table:table-cell/>
          <table:table-cell table:formula="of:= [.C544] - [.B544]" office:value-type="float" office:value="418099968" calcext:value-type="float">
            <text:p>41809996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584319224616E+018" calcext:value-type="float">
            <text:p>1.47584319224616E+018</text:p>
          </table:table-cell>
          <table:table-cell office:value-type="float" office:value="1.47584319266545E+018" calcext:value-type="float">
            <text:p>1.47584319266545E+018</text:p>
          </table:table-cell>
          <table:table-cell/>
          <table:table-cell table:formula="of:= [.C545] - [.B545]" office:value-type="float" office:value="419289856" calcext:value-type="float">
            <text:p>41928985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584319234612E+018" calcext:value-type="float">
            <text:p>1.47584319234612E+018</text:p>
          </table:table-cell>
          <table:table-cell office:value-type="float" office:value="1.47584319276612E+018" calcext:value-type="float">
            <text:p>1.47584319276612E+018</text:p>
          </table:table-cell>
          <table:table-cell/>
          <table:table-cell table:formula="of:= [.C546] - [.B546]" office:value-type="float" office:value="420000000" calcext:value-type="float">
            <text:p>420000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584319244611E+018" calcext:value-type="float">
            <text:p>1.47584319244611E+018</text:p>
          </table:table-cell>
          <table:table-cell office:value-type="float" office:value="1.47584319286671E+018" calcext:value-type="float">
            <text:p>1.47584319286671E+018</text:p>
          </table:table-cell>
          <table:table-cell/>
          <table:table-cell table:formula="of:= [.C547] - [.B547]" office:value-type="float" office:value="420600064" calcext:value-type="float">
            <text:p>42060006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584319254611E+018" calcext:value-type="float">
            <text:p>1.47584319254611E+018</text:p>
          </table:table-cell>
          <table:table-cell office:value-type="float" office:value="1.47584319296738E+018" calcext:value-type="float">
            <text:p>1.47584319296738E+018</text:p>
          </table:table-cell>
          <table:table-cell/>
          <table:table-cell table:formula="of:= [.C548] - [.B548]" office:value-type="float" office:value="421270016" calcext:value-type="float">
            <text:p>4212700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584319264611E+018" calcext:value-type="float">
            <text:p>1.47584319264611E+018</text:p>
          </table:table-cell>
          <table:table-cell office:value-type="float" office:value="1.47584319306799E+018" calcext:value-type="float">
            <text:p>1.47584319306799E+018</text:p>
          </table:table-cell>
          <table:table-cell/>
          <table:table-cell table:formula="of:= [.C549] - [.B549]" office:value-type="float" office:value="421880064" calcext:value-type="float">
            <text:p>42188006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584319274611E+018" calcext:value-type="float">
            <text:p>1.47584319274611E+018</text:p>
          </table:table-cell>
          <table:table-cell office:value-type="float" office:value="1.47584319316924E+018" calcext:value-type="float">
            <text:p>1.47584319316924E+018</text:p>
          </table:table-cell>
          <table:table-cell/>
          <table:table-cell table:formula="of:= [.C550] - [.B550]" office:value-type="float" office:value="423130112" calcext:value-type="float">
            <text:p>4231301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584319284611E+018" calcext:value-type="float">
            <text:p>1.47584319284611E+018</text:p>
          </table:table-cell>
          <table:table-cell office:value-type="float" office:value="1.47584319326988E+018" calcext:value-type="float">
            <text:p>1.47584319326988E+018</text:p>
          </table:table-cell>
          <table:table-cell/>
          <table:table-cell table:formula="of:= [.C551] - [.B551]" office:value-type="float" office:value="423769856" calcext:value-type="float">
            <text:p>42376985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584319294612E+018" calcext:value-type="float">
            <text:p>1.47584319294612E+018</text:p>
          </table:table-cell>
          <table:table-cell office:value-type="float" office:value="1.47584319337048E+018" calcext:value-type="float">
            <text:p>1.47584319337048E+018</text:p>
          </table:table-cell>
          <table:table-cell/>
          <table:table-cell table:formula="of:= [.C552] - [.B552]" office:value-type="float" office:value="424359936" calcext:value-type="float">
            <text:p>42435993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584319304611E+018" calcext:value-type="float">
            <text:p>1.47584319304611E+018</text:p>
          </table:table-cell>
          <table:table-cell office:value-type="float" office:value="1.47584319347119E+018" calcext:value-type="float">
            <text:p>1.47584319347119E+018</text:p>
          </table:table-cell>
          <table:table-cell/>
          <table:table-cell table:formula="of:= [.C553] - [.B553]" office:value-type="float" office:value="425080064" calcext:value-type="float">
            <text:p>42508006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58431931461E+018" calcext:value-type="float">
            <text:p>1.4758431931461E+018</text:p>
          </table:table-cell>
          <table:table-cell office:value-type="float" office:value="1.47584319357184E+018" calcext:value-type="float">
            <text:p>1.47584319357184E+018</text:p>
          </table:table-cell>
          <table:table-cell/>
          <table:table-cell table:formula="of:= [.C554] - [.B554]" office:value-type="float" office:value="425740288" calcext:value-type="float">
            <text:p>42574028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584319324611E+018" calcext:value-type="float">
            <text:p>1.47584319324611E+018</text:p>
          </table:table-cell>
          <table:table-cell office:value-type="float" office:value="1.47584319367317E+018" calcext:value-type="float">
            <text:p>1.47584319367317E+018</text:p>
          </table:table-cell>
          <table:table-cell/>
          <table:table-cell table:formula="of:= [.C555] - [.B555]" office:value-type="float" office:value="427059968" calcext:value-type="float">
            <text:p>4270599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58431933461E+018" calcext:value-type="float">
            <text:p>1.4758431933461E+018</text:p>
          </table:table-cell>
          <table:table-cell office:value-type="float" office:value="1.47584319377381E+018" calcext:value-type="float">
            <text:p>1.47584319377381E+018</text:p>
          </table:table-cell>
          <table:table-cell/>
          <table:table-cell table:formula="of:= [.C556] - [.B556]" office:value-type="float" office:value="427710208" calcext:value-type="float">
            <text:p>4277102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584319344611E+018" calcext:value-type="float">
            <text:p>1.47584319344611E+018</text:p>
          </table:table-cell>
          <table:table-cell office:value-type="float" office:value="1.47584319387443E+018" calcext:value-type="float">
            <text:p>1.47584319387443E+018</text:p>
          </table:table-cell>
          <table:table-cell/>
          <table:table-cell table:formula="of:= [.C557] - [.B557]" office:value-type="float" office:value="428320256" calcext:value-type="float">
            <text:p>42832025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584319354611E+018" calcext:value-type="float">
            <text:p>1.47584319354611E+018</text:p>
          </table:table-cell>
          <table:table-cell office:value-type="float" office:value="1.47584319397511E+018" calcext:value-type="float">
            <text:p>1.47584319397511E+018</text:p>
          </table:table-cell>
          <table:table-cell/>
          <table:table-cell table:formula="of:= [.C558] - [.B558]" office:value-type="float" office:value="428999936" calcext:value-type="float">
            <text:p>42899993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584319364611E+018" calcext:value-type="float">
            <text:p>1.47584319364611E+018</text:p>
          </table:table-cell>
          <table:table-cell office:value-type="float" office:value="1.4758431940757E+018" calcext:value-type="float">
            <text:p>1.4758431940757E+018</text:p>
          </table:table-cell>
          <table:table-cell/>
          <table:table-cell table:formula="of:= [.C559] - [.B559]" office:value-type="float" office:value="429590016" calcext:value-type="float">
            <text:p>4295900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58431937461E+018" calcext:value-type="float">
            <text:p>1.4758431937461E+018</text:p>
          </table:table-cell>
          <table:table-cell office:value-type="float" office:value="1.47584319417695E+018" calcext:value-type="float">
            <text:p>1.47584319417695E+018</text:p>
          </table:table-cell>
          <table:table-cell/>
          <table:table-cell table:formula="of:= [.C560] - [.B560]" office:value-type="float" office:value="430849792" calcext:value-type="float">
            <text:p>43084979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584319384611E+018" calcext:value-type="float">
            <text:p>1.47584319384611E+018</text:p>
          </table:table-cell>
          <table:table-cell office:value-type="float" office:value="1.47584319427761E+018" calcext:value-type="float">
            <text:p>1.47584319427761E+018</text:p>
          </table:table-cell>
          <table:table-cell/>
          <table:table-cell table:formula="of:= [.C561] - [.B561]" office:value-type="float" office:value="431500032" calcext:value-type="float">
            <text:p>43150003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584319394611E+018" calcext:value-type="float">
            <text:p>1.47584319394611E+018</text:p>
          </table:table-cell>
          <table:table-cell office:value-type="float" office:value="1.47584319437825E+018" calcext:value-type="float">
            <text:p>1.47584319437825E+018</text:p>
          </table:table-cell>
          <table:table-cell/>
          <table:table-cell table:formula="of:= [.C562] - [.B562]" office:value-type="float" office:value="432140032" calcext:value-type="float">
            <text:p>43214003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584319404611E+018" calcext:value-type="float">
            <text:p>1.47584319404611E+018</text:p>
          </table:table-cell>
          <table:table-cell office:value-type="float" office:value="1.47584319447892E+018" calcext:value-type="float">
            <text:p>1.47584319447892E+018</text:p>
          </table:table-cell>
          <table:table-cell/>
          <table:table-cell table:formula="of:= [.C563] - [.B563]" office:value-type="float" office:value="432809728" calcext:value-type="float">
            <text:p>4328097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58431941461E+018" calcext:value-type="float">
            <text:p>1.4758431941461E+018</text:p>
          </table:table-cell>
          <table:table-cell office:value-type="float" office:value="1.47584319457951E+018" calcext:value-type="float">
            <text:p>1.47584319457951E+018</text:p>
          </table:table-cell>
          <table:table-cell/>
          <table:table-cell table:formula="of:= [.C564] - [.B564]" office:value-type="float" office:value="433410048" calcext:value-type="float">
            <text:p>43341004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584319424611E+018" calcext:value-type="float">
            <text:p>1.47584319424611E+018</text:p>
          </table:table-cell>
          <table:table-cell office:value-type="float" office:value="1.47584319468078E+018" calcext:value-type="float">
            <text:p>1.47584319468078E+018</text:p>
          </table:table-cell>
          <table:table-cell/>
          <table:table-cell table:formula="of:= [.C565] - [.B565]" office:value-type="float" office:value="434669824" calcext:value-type="float">
            <text:p>43466982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58431943461E+018" calcext:value-type="float">
            <text:p>1.4758431943461E+018</text:p>
          </table:table-cell>
          <table:table-cell office:value-type="float" office:value="1.4758431947815E+018" calcext:value-type="float">
            <text:p>1.4758431947815E+018</text:p>
          </table:table-cell>
          <table:table-cell/>
          <table:table-cell table:formula="of:= [.C566] - [.B566]" office:value-type="float" office:value="435400192" calcext:value-type="float">
            <text:p>43540019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584319444612E+018" calcext:value-type="float">
            <text:p>1.47584319444612E+018</text:p>
          </table:table-cell>
          <table:table-cell office:value-type="float" office:value="1.47584319488238E+018" calcext:value-type="float">
            <text:p>1.47584319488238E+018</text:p>
          </table:table-cell>
          <table:table-cell/>
          <table:table-cell table:formula="of:= [.C567] - [.B567]" office:value-type="float" office:value="436260096" calcext:value-type="float">
            <text:p>43626009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584319454611E+018" calcext:value-type="float">
            <text:p>1.47584319454611E+018</text:p>
          </table:table-cell>
          <table:table-cell office:value-type="float" office:value="1.47584319498285E+018" calcext:value-type="float">
            <text:p>1.47584319498285E+018</text:p>
          </table:table-cell>
          <table:table-cell/>
          <table:table-cell table:formula="of:= [.C568] - [.B568]" office:value-type="float" office:value="436739840" calcext:value-type="float">
            <text:p>43673984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584319464611E+018" calcext:value-type="float">
            <text:p>1.47584319464611E+018</text:p>
          </table:table-cell>
          <table:table-cell office:value-type="float" office:value="1.47584319508335E+018" calcext:value-type="float">
            <text:p>1.47584319508335E+018</text:p>
          </table:table-cell>
          <table:table-cell/>
          <table:table-cell table:formula="of:= [.C569] - [.B569]" office:value-type="float" office:value="437239808" calcext:value-type="float">
            <text:p>43723980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584319474611E+018" calcext:value-type="float">
            <text:p>1.47584319474611E+018</text:p>
          </table:table-cell>
          <table:table-cell office:value-type="float" office:value="1.47584319518454E+018" calcext:value-type="float">
            <text:p>1.47584319518454E+018</text:p>
          </table:table-cell>
          <table:table-cell/>
          <table:table-cell table:formula="of:= [.C570] - [.B570]" office:value-type="float" office:value="438429952" calcext:value-type="float">
            <text:p>43842995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58431948461E+018" calcext:value-type="float">
            <text:p>1.4758431948461E+018</text:p>
          </table:table-cell>
          <table:table-cell office:value-type="float" office:value="1.47584319528518E+018" calcext:value-type="float">
            <text:p>1.47584319528518E+018</text:p>
          </table:table-cell>
          <table:table-cell/>
          <table:table-cell table:formula="of:= [.C571] - [.B571]" office:value-type="float" office:value="439080192" calcext:value-type="float">
            <text:p>43908019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584319494611E+018" calcext:value-type="float">
            <text:p>1.47584319494611E+018</text:p>
          </table:table-cell>
          <table:table-cell office:value-type="float" office:value="1.47584319538582E+018" calcext:value-type="float">
            <text:p>1.47584319538582E+018</text:p>
          </table:table-cell>
          <table:table-cell/>
          <table:table-cell table:formula="of:= [.C572] - [.B572]" office:value-type="float" office:value="439709952" calcext:value-type="float">
            <text:p>43970995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584319504611E+018" calcext:value-type="float">
            <text:p>1.47584319504611E+018</text:p>
          </table:table-cell>
          <table:table-cell office:value-type="float" office:value="1.47584319548645E+018" calcext:value-type="float">
            <text:p>1.47584319548645E+018</text:p>
          </table:table-cell>
          <table:table-cell/>
          <table:table-cell table:formula="of:= [.C573] - [.B573]" office:value-type="float" office:value="440339968" calcext:value-type="float">
            <text:p>44033996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58431951461E+018" calcext:value-type="float">
            <text:p>1.4758431951461E+018</text:p>
          </table:table-cell>
          <table:table-cell office:value-type="float" office:value="1.47584319558707E+018" calcext:value-type="float">
            <text:p>1.47584319558707E+018</text:p>
          </table:table-cell>
          <table:table-cell/>
          <table:table-cell table:formula="of:= [.C574] - [.B574]" office:value-type="float" office:value="440969984" calcext:value-type="float">
            <text:p>44096998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58431952461E+018" calcext:value-type="float">
            <text:p>1.4758431952461E+018</text:p>
          </table:table-cell>
          <table:table-cell office:value-type="float" office:value="1.47584319568831E+018" calcext:value-type="float">
            <text:p>1.47584319568831E+018</text:p>
          </table:table-cell>
          <table:table-cell/>
          <table:table-cell table:formula="of:= [.C575] - [.B575]" office:value-type="float" office:value="442210048" calcext:value-type="float">
            <text:p>4422100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58431953461E+018" calcext:value-type="float">
            <text:p>1.4758431953461E+018</text:p>
          </table:table-cell>
          <table:table-cell office:value-type="float" office:value="1.47584319578899E+018" calcext:value-type="float">
            <text:p>1.47584319578899E+018</text:p>
          </table:table-cell>
          <table:table-cell/>
          <table:table-cell table:formula="of:= [.C576] - [.B576]" office:value-type="float" office:value="442889984" calcext:value-type="float">
            <text:p>4428899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584319544611E+018" calcext:value-type="float">
            <text:p>1.47584319544611E+018</text:p>
          </table:table-cell>
          <table:table-cell office:value-type="float" office:value="1.47584319588959E+018" calcext:value-type="float">
            <text:p>1.47584319588959E+018</text:p>
          </table:table-cell>
          <table:table-cell/>
          <table:table-cell table:formula="of:= [.C577] - [.B577]" office:value-type="float" office:value="443480064" calcext:value-type="float">
            <text:p>44348006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58431955461E+018" calcext:value-type="float">
            <text:p>1.4758431955461E+018</text:p>
          </table:table-cell>
          <table:table-cell office:value-type="float" office:value="1.4758431959902E+018" calcext:value-type="float">
            <text:p>1.4758431959902E+018</text:p>
          </table:table-cell>
          <table:table-cell/>
          <table:table-cell table:formula="of:= [.C578] - [.B578]" office:value-type="float" office:value="444100096" calcext:value-type="float">
            <text:p>44410009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584319564611E+018" calcext:value-type="float">
            <text:p>1.47584319564611E+018</text:p>
          </table:table-cell>
          <table:table-cell office:value-type="float" office:value="1.47584319609085E+018" calcext:value-type="float">
            <text:p>1.47584319609085E+018</text:p>
          </table:table-cell>
          <table:table-cell/>
          <table:table-cell table:formula="of:= [.C579] - [.B579]" office:value-type="float" office:value="444740096" calcext:value-type="float">
            <text:p>44474009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584319574611E+018" calcext:value-type="float">
            <text:p>1.47584319574611E+018</text:p>
          </table:table-cell>
          <table:table-cell office:value-type="float" office:value="1.47584319619217E+018" calcext:value-type="float">
            <text:p>1.47584319619217E+018</text:p>
          </table:table-cell>
          <table:table-cell/>
          <table:table-cell table:formula="of:= [.C580] - [.B580]" office:value-type="float" office:value="446060032" calcext:value-type="float">
            <text:p>44606003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584319584611E+018" calcext:value-type="float">
            <text:p>1.47584319584611E+018</text:p>
          </table:table-cell>
          <table:table-cell office:value-type="float" office:value="1.47584319629272E+018" calcext:value-type="float">
            <text:p>1.47584319629272E+018</text:p>
          </table:table-cell>
          <table:table-cell/>
          <table:table-cell table:formula="of:= [.C581] - [.B581]" office:value-type="float" office:value="446610176" calcext:value-type="float">
            <text:p>44661017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584319594611E+018" calcext:value-type="float">
            <text:p>1.47584319594611E+018</text:p>
          </table:table-cell>
          <table:table-cell office:value-type="float" office:value="1.47584319639337E+018" calcext:value-type="float">
            <text:p>1.47584319639337E+018</text:p>
          </table:table-cell>
          <table:table-cell/>
          <table:table-cell table:formula="of:= [.C582] - [.B582]" office:value-type="float" office:value="447260160" calcext:value-type="float">
            <text:p>44726016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584319604611E+018" calcext:value-type="float">
            <text:p>1.47584319604611E+018</text:p>
          </table:table-cell>
          <table:table-cell office:value-type="float" office:value="1.47584319649399E+018" calcext:value-type="float">
            <text:p>1.47584319649399E+018</text:p>
          </table:table-cell>
          <table:table-cell/>
          <table:table-cell table:formula="of:= [.C583] - [.B583]" office:value-type="float" office:value="447879936" calcext:value-type="float">
            <text:p>44787993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58431961461E+018" calcext:value-type="float">
            <text:p>1.4758431961461E+018</text:p>
          </table:table-cell>
          <table:table-cell office:value-type="float" office:value="1.47584319659462E+018" calcext:value-type="float">
            <text:p>1.47584319659462E+018</text:p>
          </table:table-cell>
          <table:table-cell/>
          <table:table-cell table:formula="of:= [.C584] - [.B584]" office:value-type="float" office:value="448519936" calcext:value-type="float">
            <text:p>44851993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584319624611E+018" calcext:value-type="float">
            <text:p>1.47584319624611E+018</text:p>
          </table:table-cell>
          <table:table-cell office:value-type="float" office:value="1.4758431966959E+018" calcext:value-type="float">
            <text:p>1.4758431966959E+018</text:p>
          </table:table-cell>
          <table:table-cell/>
          <table:table-cell table:formula="of:= [.C585] - [.B585]" office:value-type="float" office:value="449789952" calcext:value-type="float">
            <text:p>44978995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58431963461E+018" calcext:value-type="float">
            <text:p>1.4758431963461E+018</text:p>
          </table:table-cell>
          <table:table-cell office:value-type="float" office:value="1.47584319679654E+018" calcext:value-type="float">
            <text:p>1.47584319679654E+018</text:p>
          </table:table-cell>
          <table:table-cell/>
          <table:table-cell table:formula="of:= [.C586] - [.B586]" office:value-type="float" office:value="450439936" calcext:value-type="float">
            <text:p>45043993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584319644611E+018" calcext:value-type="float">
            <text:p>1.47584319644611E+018</text:p>
          </table:table-cell>
          <table:table-cell office:value-type="float" office:value="1.47584319689717E+018" calcext:value-type="float">
            <text:p>1.47584319689717E+018</text:p>
          </table:table-cell>
          <table:table-cell/>
          <table:table-cell table:formula="of:= [.C587] - [.B587]" office:value-type="float" office:value="451059968" calcext:value-type="float">
            <text:p>45105996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58431965461E+018" calcext:value-type="float">
            <text:p>1.4758431965461E+018</text:p>
          </table:table-cell>
          <table:table-cell office:value-type="float" office:value="1.47584319699783E+018" calcext:value-type="float">
            <text:p>1.47584319699783E+018</text:p>
          </table:table-cell>
          <table:table-cell/>
          <table:table-cell table:formula="of:= [.C588] - [.B588]" office:value-type="float" office:value="451730176" calcext:value-type="float">
            <text:p>45173017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584319664611E+018" calcext:value-type="float">
            <text:p>1.47584319664611E+018</text:p>
          </table:table-cell>
          <table:table-cell office:value-type="float" office:value="1.47584319709842E+018" calcext:value-type="float">
            <text:p>1.47584319709842E+018</text:p>
          </table:table-cell>
          <table:table-cell/>
          <table:table-cell table:formula="of:= [.C589] - [.B589]" office:value-type="float" office:value="452310016" calcext:value-type="float">
            <text:p>4523100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584319674611E+018" calcext:value-type="float">
            <text:p>1.47584319674611E+018</text:p>
          </table:table-cell>
          <table:table-cell office:value-type="float" office:value="1.47584319719966E+018" calcext:value-type="float">
            <text:p>1.47584319719966E+018</text:p>
          </table:table-cell>
          <table:table-cell/>
          <table:table-cell table:formula="of:= [.C590] - [.B590]" office:value-type="float" office:value="453550080" calcext:value-type="float">
            <text:p>45355008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584319684611E+018" calcext:value-type="float">
            <text:p>1.47584319684611E+018</text:p>
          </table:table-cell>
          <table:table-cell office:value-type="float" office:value="1.47584319730031E+018" calcext:value-type="float">
            <text:p>1.47584319730031E+018</text:p>
          </table:table-cell>
          <table:table-cell/>
          <table:table-cell table:formula="of:= [.C591] - [.B591]" office:value-type="float" office:value="454200064" calcext:value-type="float">
            <text:p>45420006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584319694611E+018" calcext:value-type="float">
            <text:p>1.47584319694611E+018</text:p>
          </table:table-cell>
          <table:table-cell office:value-type="float" office:value="1.47584319740093E+018" calcext:value-type="float">
            <text:p>1.47584319740093E+018</text:p>
          </table:table-cell>
          <table:table-cell/>
          <table:table-cell table:formula="of:= [.C592] - [.B592]" office:value-type="float" office:value="454820096" calcext:value-type="float">
            <text:p>45482009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584319704611E+018" calcext:value-type="float">
            <text:p>1.47584319704611E+018</text:p>
          </table:table-cell>
          <table:table-cell office:value-type="float" office:value="1.47584319750161E+018" calcext:value-type="float">
            <text:p>1.47584319750161E+018</text:p>
          </table:table-cell>
          <table:table-cell/>
          <table:table-cell table:formula="of:= [.C593] - [.B593]" office:value-type="float" office:value="455500032" calcext:value-type="float">
            <text:p>45550003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58431971461E+018" calcext:value-type="float">
            <text:p>1.4758431971461E+018</text:p>
          </table:table-cell>
          <table:table-cell office:value-type="float" office:value="1.47584319760217E+018" calcext:value-type="float">
            <text:p>1.47584319760217E+018</text:p>
          </table:table-cell>
          <table:table-cell/>
          <table:table-cell table:formula="of:= [.C594] - [.B594]" office:value-type="float" office:value="456069632" calcext:value-type="float">
            <text:p>45606963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584319724611E+018" calcext:value-type="float">
            <text:p>1.47584319724611E+018</text:p>
          </table:table-cell>
          <table:table-cell office:value-type="float" office:value="1.4758431977034E+018" calcext:value-type="float">
            <text:p>1.4758431977034E+018</text:p>
          </table:table-cell>
          <table:table-cell/>
          <table:table-cell table:formula="of:= [.C595] - [.B595]" office:value-type="float" office:value="457290240" calcext:value-type="float">
            <text:p>45729024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58431973461E+018" calcext:value-type="float">
            <text:p>1.4758431973461E+018</text:p>
          </table:table-cell>
          <table:table-cell office:value-type="float" office:value="1.475843197804E+018" calcext:value-type="float">
            <text:p>1.475843197804E+018</text:p>
          </table:table-cell>
          <table:table-cell/>
          <table:table-cell table:formula="of:= [.C596] - [.B596]" office:value-type="float" office:value="457899776" calcext:value-type="float">
            <text:p>45789977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584319744611E+018" calcext:value-type="float">
            <text:p>1.47584319744611E+018</text:p>
          </table:table-cell>
          <table:table-cell office:value-type="float" office:value="1.47584319790465E+018" calcext:value-type="float">
            <text:p>1.47584319790465E+018</text:p>
          </table:table-cell>
          <table:table-cell/>
          <table:table-cell table:formula="of:= [.C597] - [.B597]" office:value-type="float" office:value="458540032" calcext:value-type="float">
            <text:p>45854003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58431975461E+018" calcext:value-type="float">
            <text:p>1.4758431975461E+018</text:p>
          </table:table-cell>
          <table:table-cell office:value-type="float" office:value="1.47584319800525E+018" calcext:value-type="float">
            <text:p>1.47584319800525E+018</text:p>
          </table:table-cell>
          <table:table-cell/>
          <table:table-cell table:formula="of:= [.C598] - [.B598]" office:value-type="float" office:value="459150080" calcext:value-type="float">
            <text:p>45915008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584319764611E+018" calcext:value-type="float">
            <text:p>1.47584319764611E+018</text:p>
          </table:table-cell>
          <table:table-cell office:value-type="float" office:value="1.47584319810588E+018" calcext:value-type="float">
            <text:p>1.47584319810588E+018</text:p>
          </table:table-cell>
          <table:table-cell/>
          <table:table-cell table:formula="of:= [.C599] - [.B599]" office:value-type="float" office:value="459770112" calcext:value-type="float">
            <text:p>4597701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58431977461E+018" calcext:value-type="float">
            <text:p>1.4758431977461E+018</text:p>
          </table:table-cell>
          <table:table-cell office:value-type="float" office:value="1.47584319820708E+018" calcext:value-type="float">
            <text:p>1.47584319820708E+018</text:p>
          </table:table-cell>
          <table:table-cell/>
          <table:table-cell table:formula="of:= [.C600] - [.B600]" office:value-type="float" office:value="460979968" calcext:value-type="float">
            <text:p>46097996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58431978461E+018" calcext:value-type="float">
            <text:p>1.4758431978461E+018</text:p>
          </table:table-cell>
          <table:table-cell office:value-type="float" office:value="1.47584319830772E+018" calcext:value-type="float">
            <text:p>1.47584319830772E+018</text:p>
          </table:table-cell>
          <table:table-cell/>
          <table:table-cell table:formula="of:= [.C601] - [.B601]" office:value-type="float" office:value="461619968" calcext:value-type="float">
            <text:p>46161996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584319794612E+018" calcext:value-type="float">
            <text:p>1.47584319794612E+018</text:p>
          </table:table-cell>
          <table:table-cell office:value-type="float" office:value="1.47584319840837E+018" calcext:value-type="float">
            <text:p>1.47584319840837E+018</text:p>
          </table:table-cell>
          <table:table-cell/>
          <table:table-cell table:formula="of:= [.C602] - [.B602]" office:value-type="float" office:value="462249984" calcext:value-type="float">
            <text:p>46224998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58431980461E+018" calcext:value-type="float">
            <text:p>1.4758431980461E+018</text:p>
          </table:table-cell>
          <table:table-cell office:value-type="float" office:value="1.47584319850901E+018" calcext:value-type="float">
            <text:p>1.47584319850901E+018</text:p>
          </table:table-cell>
          <table:table-cell/>
          <table:table-cell table:formula="of:= [.C603] - [.B603]" office:value-type="float" office:value="462909952" calcext:value-type="float">
            <text:p>46290995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58431981461E+018" calcext:value-type="float">
            <text:p>1.4758431981461E+018</text:p>
          </table:table-cell>
          <table:table-cell office:value-type="float" office:value="1.47584319860965E+018" calcext:value-type="float">
            <text:p>1.47584319860965E+018</text:p>
          </table:table-cell>
          <table:table-cell/>
          <table:table-cell table:formula="of:= [.C604] - [.B604]" office:value-type="float" office:value="463550208" calcext:value-type="float">
            <text:p>46355020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58431982461E+018" calcext:value-type="float">
            <text:p>1.4758431982461E+018</text:p>
          </table:table-cell>
          <table:table-cell office:value-type="float" office:value="1.47584319871085E+018" calcext:value-type="float">
            <text:p>1.47584319871085E+018</text:p>
          </table:table-cell>
          <table:table-cell/>
          <table:table-cell table:formula="of:= [.C605] - [.B605]" office:value-type="float" office:value="464750080" calcext:value-type="float">
            <text:p>46475008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58431983461E+018" calcext:value-type="float">
            <text:p>1.4758431983461E+018</text:p>
          </table:table-cell>
          <table:table-cell office:value-type="float" office:value="1.47584319881151E+018" calcext:value-type="float">
            <text:p>1.47584319881151E+018</text:p>
          </table:table-cell>
          <table:table-cell/>
          <table:table-cell table:formula="of:= [.C606] - [.B606]" office:value-type="float" office:value="465410048" calcext:value-type="float">
            <text:p>46541004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58431984461E+018" calcext:value-type="float">
            <text:p>1.4758431984461E+018</text:p>
          </table:table-cell>
          <table:table-cell office:value-type="float" office:value="1.47584319891223E+018" calcext:value-type="float">
            <text:p>1.47584319891223E+018</text:p>
          </table:table-cell>
          <table:table-cell/>
          <table:table-cell table:formula="of:= [.C607] - [.B607]" office:value-type="float" office:value="466130176" calcext:value-type="float">
            <text:p>46613017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8431985461E+018" calcext:value-type="float">
            <text:p>1.4758431985461E+018</text:p>
          </table:table-cell>
          <table:table-cell office:value-type="float" office:value="1.47584319901295E+018" calcext:value-type="float">
            <text:p>1.47584319901295E+018</text:p>
          </table:table-cell>
          <table:table-cell/>
          <table:table-cell table:formula="of:= [.C608] - [.B608]" office:value-type="float" office:value="466850048" calcext:value-type="float">
            <text:p>46685004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58431986461E+018" calcext:value-type="float">
            <text:p>1.4758431986461E+018</text:p>
          </table:table-cell>
          <table:table-cell office:value-type="float" office:value="1.4758431991135E+018" calcext:value-type="float">
            <text:p>1.4758431991135E+018</text:p>
          </table:table-cell>
          <table:table-cell/>
          <table:table-cell table:formula="of:= [.C609] - [.B609]" office:value-type="float" office:value="467400192" calcext:value-type="float">
            <text:p>46740019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58431987461E+018" calcext:value-type="float">
            <text:p>1.4758431987461E+018</text:p>
          </table:table-cell>
          <table:table-cell office:value-type="float" office:value="1.47584319921475E+018" calcext:value-type="float">
            <text:p>1.47584319921475E+018</text:p>
          </table:table-cell>
          <table:table-cell/>
          <table:table-cell table:formula="of:= [.C610] - [.B610]" office:value-type="float" office:value="468649984" calcext:value-type="float">
            <text:p>46864998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58431988461E+018" calcext:value-type="float">
            <text:p>1.4758431988461E+018</text:p>
          </table:table-cell>
          <table:table-cell office:value-type="float" office:value="1.47584319931537E+018" calcext:value-type="float">
            <text:p>1.47584319931537E+018</text:p>
          </table:table-cell>
          <table:table-cell/>
          <table:table-cell table:formula="of:= [.C611] - [.B611]" office:value-type="float" office:value="469270016" calcext:value-type="float">
            <text:p>4692700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584319894611E+018" calcext:value-type="float">
            <text:p>1.47584319894611E+018</text:p>
          </table:table-cell>
          <table:table-cell office:value-type="float" office:value="1.47584319941606E+018" calcext:value-type="float">
            <text:p>1.47584319941606E+018</text:p>
          </table:table-cell>
          <table:table-cell/>
          <table:table-cell table:formula="of:= [.C612] - [.B612]" office:value-type="float" office:value="469949952" calcext:value-type="float">
            <text:p>46994995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58431990461E+018" calcext:value-type="float">
            <text:p>1.4758431990461E+018</text:p>
          </table:table-cell>
          <table:table-cell office:value-type="float" office:value="1.47584319951667E+018" calcext:value-type="float">
            <text:p>1.47584319951667E+018</text:p>
          </table:table-cell>
          <table:table-cell/>
          <table:table-cell table:formula="of:= [.C613] - [.B613]" office:value-type="float" office:value="470570240" calcext:value-type="float">
            <text:p>47057024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58431991461E+018" calcext:value-type="float">
            <text:p>1.4758431991461E+018</text:p>
          </table:table-cell>
          <table:table-cell office:value-type="float" office:value="1.47584319961731E+018" calcext:value-type="float">
            <text:p>1.47584319961731E+018</text:p>
          </table:table-cell>
          <table:table-cell/>
          <table:table-cell table:formula="of:= [.C614] - [.B614]" office:value-type="float" office:value="471209984" calcext:value-type="float">
            <text:p>4712099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58431992461E+018" calcext:value-type="float">
            <text:p>1.4758431992461E+018</text:p>
          </table:table-cell>
          <table:table-cell office:value-type="float" office:value="1.47584319971852E+018" calcext:value-type="float">
            <text:p>1.47584319971852E+018</text:p>
          </table:table-cell>
          <table:table-cell/>
          <table:table-cell table:formula="of:= [.C615] - [.B615]" office:value-type="float" office:value="472420096" calcext:value-type="float">
            <text:p>47242009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58431993461E+018" calcext:value-type="float">
            <text:p>1.4758431993461E+018</text:p>
          </table:table-cell>
          <table:table-cell office:value-type="float" office:value="1.47584319981924E+018" calcext:value-type="float">
            <text:p>1.47584319981924E+018</text:p>
          </table:table-cell>
          <table:table-cell/>
          <table:table-cell table:formula="of:= [.C616] - [.B616]" office:value-type="float" office:value="473139968" calcext:value-type="float">
            <text:p>47313996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584319944611E+018" calcext:value-type="float">
            <text:p>1.47584319944611E+018</text:p>
          </table:table-cell>
          <table:table-cell office:value-type="float" office:value="1.47584319991985E+018" calcext:value-type="float">
            <text:p>1.47584319991985E+018</text:p>
          </table:table-cell>
          <table:table-cell/>
          <table:table-cell table:formula="of:= [.C617] - [.B617]" office:value-type="float" office:value="473739776" calcext:value-type="float">
            <text:p>47373977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58431995461E+018" calcext:value-type="float">
            <text:p>1.4758431995461E+018</text:p>
          </table:table-cell>
          <table:table-cell office:value-type="float" office:value="1.47584320002043E+018" calcext:value-type="float">
            <text:p>1.47584320002043E+018</text:p>
          </table:table-cell>
          <table:table-cell/>
          <table:table-cell table:formula="of:= [.C618] - [.B618]" office:value-type="float" office:value="474330112" calcext:value-type="float">
            <text:p>4743301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58431996461E+018" calcext:value-type="float">
            <text:p>1.4758431996461E+018</text:p>
          </table:table-cell>
          <table:table-cell office:value-type="float" office:value="1.47584320012108E+018" calcext:value-type="float">
            <text:p>1.47584320012108E+018</text:p>
          </table:table-cell>
          <table:table-cell/>
          <table:table-cell table:formula="of:= [.C619] - [.B619]" office:value-type="float" office:value="474980096" calcext:value-type="float">
            <text:p>47498009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58431997461E+018" calcext:value-type="float">
            <text:p>1.4758431997461E+018</text:p>
          </table:table-cell>
          <table:table-cell office:value-type="float" office:value="1.47584320022235E+018" calcext:value-type="float">
            <text:p>1.47584320022235E+018</text:p>
          </table:table-cell>
          <table:table-cell/>
          <table:table-cell table:formula="of:= [.C620] - [.B620]" office:value-type="float" office:value="476250112" calcext:value-type="float">
            <text:p>4762501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584319984612E+018" calcext:value-type="float">
            <text:p>1.47584319984612E+018</text:p>
          </table:table-cell>
          <table:table-cell office:value-type="float" office:value="1.47584320032302E+018" calcext:value-type="float">
            <text:p>1.47584320032302E+018</text:p>
          </table:table-cell>
          <table:table-cell/>
          <table:table-cell table:formula="of:= [.C621] - [.B621]" office:value-type="float" office:value="476900096" calcext:value-type="float">
            <text:p>47690009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584319994612E+018" calcext:value-type="float">
            <text:p>1.47584319994612E+018</text:p>
          </table:table-cell>
          <table:table-cell office:value-type="float" office:value="1.47584320042374E+018" calcext:value-type="float">
            <text:p>1.47584320042374E+018</text:p>
          </table:table-cell>
          <table:table-cell/>
          <table:table-cell table:formula="of:= [.C622] - [.B622]" office:value-type="float" office:value="477620224" calcext:value-type="float">
            <text:p>4776202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584320004611E+018" calcext:value-type="float">
            <text:p>1.47584320004611E+018</text:p>
          </table:table-cell>
          <table:table-cell office:value-type="float" office:value="1.4758432005243E+018" calcext:value-type="float">
            <text:p>1.4758432005243E+018</text:p>
          </table:table-cell>
          <table:table-cell/>
          <table:table-cell table:formula="of:= [.C623] - [.B623]" office:value-type="float" office:value="478189824" calcext:value-type="float">
            <text:p>4781898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584320014611E+018" calcext:value-type="float">
            <text:p>1.47584320014611E+018</text:p>
          </table:table-cell>
          <table:table-cell office:value-type="float" office:value="1.4758432006249E+018" calcext:value-type="float">
            <text:p>1.4758432006249E+018</text:p>
          </table:table-cell>
          <table:table-cell/>
          <table:table-cell table:formula="of:= [.C624] - [.B624]" office:value-type="float" office:value="478790144" calcext:value-type="float">
            <text:p>47879014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584320024611E+018" calcext:value-type="float">
            <text:p>1.47584320024611E+018</text:p>
          </table:table-cell>
          <table:table-cell office:value-type="float" office:value="1.47584320072616E+018" calcext:value-type="float">
            <text:p>1.47584320072616E+018</text:p>
          </table:table-cell>
          <table:table-cell/>
          <table:table-cell table:formula="of:= [.C625] - [.B625]" office:value-type="float" office:value="480049920" calcext:value-type="float">
            <text:p>4800499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584320034612E+018" calcext:value-type="float">
            <text:p>1.47584320034612E+018</text:p>
          </table:table-cell>
          <table:table-cell office:value-type="float" office:value="1.47584320082679E+018" calcext:value-type="float">
            <text:p>1.47584320082679E+018</text:p>
          </table:table-cell>
          <table:table-cell/>
          <table:table-cell table:formula="of:= [.C626] - [.B626]" office:value-type="float" office:value="480670208" calcext:value-type="float">
            <text:p>48067020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584320044611E+018" calcext:value-type="float">
            <text:p>1.47584320044611E+018</text:p>
          </table:table-cell>
          <table:table-cell office:value-type="float" office:value="1.47584320092741E+018" calcext:value-type="float">
            <text:p>1.47584320092741E+018</text:p>
          </table:table-cell>
          <table:table-cell/>
          <table:table-cell table:formula="of:= [.C627] - [.B627]" office:value-type="float" office:value="481300224" calcext:value-type="float">
            <text:p>4813002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584320054612E+018" calcext:value-type="float">
            <text:p>1.47584320054612E+018</text:p>
          </table:table-cell>
          <table:table-cell office:value-type="float" office:value="1.47584320102808E+018" calcext:value-type="float">
            <text:p>1.47584320102808E+018</text:p>
          </table:table-cell>
          <table:table-cell/>
          <table:table-cell table:formula="of:= [.C628] - [.B628]" office:value-type="float" office:value="481959936" calcext:value-type="float">
            <text:p>48195993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58432006461E+018" calcext:value-type="float">
            <text:p>1.4758432006461E+018</text:p>
          </table:table-cell>
          <table:table-cell office:value-type="float" office:value="1.47584320112866E+018" calcext:value-type="float">
            <text:p>1.47584320112866E+018</text:p>
          </table:table-cell>
          <table:table-cell/>
          <table:table-cell table:formula="of:= [.C629] - [.B629]" office:value-type="float" office:value="482560000" calcext:value-type="float">
            <text:p>4825600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584320074612E+018" calcext:value-type="float">
            <text:p>1.47584320074612E+018</text:p>
          </table:table-cell>
          <table:table-cell office:value-type="float" office:value="1.47584320122987E+018" calcext:value-type="float">
            <text:p>1.47584320122987E+018</text:p>
          </table:table-cell>
          <table:table-cell/>
          <table:table-cell table:formula="of:= [.C630] - [.B630]" office:value-type="float" office:value="483749888" calcext:value-type="float">
            <text:p>48374988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584320084611E+018" calcext:value-type="float">
            <text:p>1.47584320084611E+018</text:p>
          </table:table-cell>
          <table:table-cell office:value-type="float" office:value="1.47584320133051E+018" calcext:value-type="float">
            <text:p>1.47584320133051E+018</text:p>
          </table:table-cell>
          <table:table-cell/>
          <table:table-cell table:formula="of:= [.C631] - [.B631]" office:value-type="float" office:value="484400128" calcext:value-type="float">
            <text:p>48440012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584320094612E+018" calcext:value-type="float">
            <text:p>1.47584320094612E+018</text:p>
          </table:table-cell>
          <table:table-cell office:value-type="float" office:value="1.47584320143116E+018" calcext:value-type="float">
            <text:p>1.47584320143116E+018</text:p>
          </table:table-cell>
          <table:table-cell/>
          <table:table-cell table:formula="of:= [.C632] - [.B632]" office:value-type="float" office:value="485040128" calcext:value-type="float">
            <text:p>48504012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584320104611E+018" calcext:value-type="float">
            <text:p>1.47584320104611E+018</text:p>
          </table:table-cell>
          <table:table-cell office:value-type="float" office:value="1.47584320153183E+018" calcext:value-type="float">
            <text:p>1.47584320153183E+018</text:p>
          </table:table-cell>
          <table:table-cell/>
          <table:table-cell table:formula="of:= [.C633] - [.B633]" office:value-type="float" office:value="485720064" calcext:value-type="float">
            <text:p>48572006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584320114612E+018" calcext:value-type="float">
            <text:p>1.47584320114612E+018</text:p>
          </table:table-cell>
          <table:table-cell office:value-type="float" office:value="1.47584320163245E+018" calcext:value-type="float">
            <text:p>1.47584320163245E+018</text:p>
          </table:table-cell>
          <table:table-cell/>
          <table:table-cell table:formula="of:= [.C634] - [.B634]" office:value-type="float" office:value="486330112" calcext:value-type="float">
            <text:p>4863301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584320124611E+018" calcext:value-type="float">
            <text:p>1.47584320124611E+018</text:p>
          </table:table-cell>
          <table:table-cell office:value-type="float" office:value="1.47584320173367E+018" calcext:value-type="float">
            <text:p>1.47584320173367E+018</text:p>
          </table:table-cell>
          <table:table-cell/>
          <table:table-cell table:formula="of:= [.C635] - [.B635]" office:value-type="float" office:value="487559936" calcext:value-type="float">
            <text:p>48755993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584320134614E+018" calcext:value-type="float">
            <text:p>1.47584320134614E+018</text:p>
          </table:table-cell>
          <table:table-cell office:value-type="float" office:value="1.47584320183434E+018" calcext:value-type="float">
            <text:p>1.47584320183434E+018</text:p>
          </table:table-cell>
          <table:table-cell/>
          <table:table-cell table:formula="of:= [.C636] - [.B636]" office:value-type="float" office:value="488199936" calcext:value-type="float">
            <text:p>4881999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58432014461E+018" calcext:value-type="float">
            <text:p>1.4758432014461E+018</text:p>
          </table:table-cell>
          <table:table-cell office:value-type="float" office:value="1.47584320193494E+018" calcext:value-type="float">
            <text:p>1.47584320193494E+018</text:p>
          </table:table-cell>
          <table:table-cell/>
          <table:table-cell table:formula="of:= [.C637] - [.B637]" office:value-type="float" office:value="488840192" calcext:value-type="float">
            <text:p>48884019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584320154613E+018" calcext:value-type="float">
            <text:p>1.47584320154613E+018</text:p>
          </table:table-cell>
          <table:table-cell office:value-type="float" office:value="1.47584320203559E+018" calcext:value-type="float">
            <text:p>1.47584320203559E+018</text:p>
          </table:table-cell>
          <table:table-cell/>
          <table:table-cell table:formula="of:= [.C638] - [.B638]" office:value-type="float" office:value="489460224" calcext:value-type="float">
            <text:p>48946022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58432016461E+018" calcext:value-type="float">
            <text:p>1.4758432016461E+018</text:p>
          </table:table-cell>
          <table:table-cell office:value-type="float" office:value="1.47584320213624E+018" calcext:value-type="float">
            <text:p>1.47584320213624E+018</text:p>
          </table:table-cell>
          <table:table-cell/>
          <table:table-cell table:formula="of:= [.C639] - [.B639]" office:value-type="float" office:value="490139904" calcext:value-type="float">
            <text:p>49013990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584320174614E+018" calcext:value-type="float">
            <text:p>1.47584320174614E+018</text:p>
          </table:table-cell>
          <table:table-cell office:value-type="float" office:value="1.47584320223756E+018" calcext:value-type="float">
            <text:p>1.47584320223756E+018</text:p>
          </table:table-cell>
          <table:table-cell/>
          <table:table-cell table:formula="of:= [.C640] - [.B640]" office:value-type="float" office:value="491419904" calcext:value-type="float">
            <text:p>49141990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584320184611E+018" calcext:value-type="float">
            <text:p>1.47584320184611E+018</text:p>
          </table:table-cell>
          <table:table-cell office:value-type="float" office:value="1.4758432023381E+018" calcext:value-type="float">
            <text:p>1.4758432023381E+018</text:p>
          </table:table-cell>
          <table:table-cell/>
          <table:table-cell table:formula="of:= [.C641] - [.B641]" office:value-type="float" office:value="491990016" calcext:value-type="float">
            <text:p>4919900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584320194614E+018" calcext:value-type="float">
            <text:p>1.47584320194614E+018</text:p>
          </table:table-cell>
          <table:table-cell office:value-type="float" office:value="1.47584320243873E+018" calcext:value-type="float">
            <text:p>1.47584320243873E+018</text:p>
          </table:table-cell>
          <table:table-cell/>
          <table:table-cell table:formula="of:= [.C642] - [.B642]" office:value-type="float" office:value="492589824" calcext:value-type="float">
            <text:p>4925898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584320204611E+018" calcext:value-type="float">
            <text:p>1.47584320204611E+018</text:p>
          </table:table-cell>
          <table:table-cell office:value-type="float" office:value="1.47584320253933E+018" calcext:value-type="float">
            <text:p>1.47584320253933E+018</text:p>
          </table:table-cell>
          <table:table-cell/>
          <table:table-cell table:formula="of:= [.C643] - [.B643]" office:value-type="float" office:value="493219840" calcext:value-type="float">
            <text:p>49321984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584320214614E+018" calcext:value-type="float">
            <text:p>1.47584320214614E+018</text:p>
          </table:table-cell>
          <table:table-cell office:value-type="float" office:value="1.47584320263998E+018" calcext:value-type="float">
            <text:p>1.47584320263998E+018</text:p>
          </table:table-cell>
          <table:table-cell/>
          <table:table-cell table:formula="of:= [.C644] - [.B644]" office:value-type="float" office:value="493839872" calcext:value-type="float">
            <text:p>49383987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584320224612E+018" calcext:value-type="float">
            <text:p>1.47584320224612E+018</text:p>
          </table:table-cell>
          <table:table-cell office:value-type="float" office:value="1.47584320274118E+018" calcext:value-type="float">
            <text:p>1.47584320274118E+018</text:p>
          </table:table-cell>
          <table:table-cell/>
          <table:table-cell table:formula="of:= [.C645] - [.B645]" office:value-type="float" office:value="495059968" calcext:value-type="float">
            <text:p>49505996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584320234613E+018" calcext:value-type="float">
            <text:p>1.47584320234613E+018</text:p>
          </table:table-cell>
          <table:table-cell office:value-type="float" office:value="1.47584320284187E+018" calcext:value-type="float">
            <text:p>1.47584320284187E+018</text:p>
          </table:table-cell>
          <table:table-cell/>
          <table:table-cell table:formula="of:= [.C646] - [.B646]" office:value-type="float" office:value="495740160" calcext:value-type="float">
            <text:p>49574016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584320244611E+018" calcext:value-type="float">
            <text:p>1.47584320244611E+018</text:p>
          </table:table-cell>
          <table:table-cell office:value-type="float" office:value="1.47584320294246E+018" calcext:value-type="float">
            <text:p>1.47584320294246E+018</text:p>
          </table:table-cell>
          <table:table-cell/>
          <table:table-cell table:formula="of:= [.C647] - [.B647]" office:value-type="float" office:value="496349952" calcext:value-type="float">
            <text:p>49634995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584320254612E+018" calcext:value-type="float">
            <text:p>1.47584320254612E+018</text:p>
          </table:table-cell>
          <table:table-cell office:value-type="float" office:value="1.47584320304311E+018" calcext:value-type="float">
            <text:p>1.47584320304311E+018</text:p>
          </table:table-cell>
          <table:table-cell/>
          <table:table-cell table:formula="of:= [.C648] - [.B648]" office:value-type="float" office:value="496989952" calcext:value-type="float">
            <text:p>49698995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58432026461E+018" calcext:value-type="float">
            <text:p>1.4758432026461E+018</text:p>
          </table:table-cell>
          <table:table-cell office:value-type="float" office:value="1.47584320314373E+018" calcext:value-type="float">
            <text:p>1.47584320314373E+018</text:p>
          </table:table-cell>
          <table:table-cell/>
          <table:table-cell table:formula="of:= [.C649] - [.B649]" office:value-type="float" office:value="497629952" calcext:value-type="float">
            <text:p>4976299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584320274612E+018" calcext:value-type="float">
            <text:p>1.47584320274612E+018</text:p>
          </table:table-cell>
          <table:table-cell office:value-type="float" office:value="1.47584320324493E+018" calcext:value-type="float">
            <text:p>1.47584320324493E+018</text:p>
          </table:table-cell>
          <table:table-cell/>
          <table:table-cell table:formula="of:= [.C650] - [.B650]" office:value-type="float" office:value="498809856" calcext:value-type="float">
            <text:p>49880985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584320284611E+018" calcext:value-type="float">
            <text:p>1.47584320284611E+018</text:p>
          </table:table-cell>
          <table:table-cell office:value-type="float" office:value="1.47584320334556E+018" calcext:value-type="float">
            <text:p>1.47584320334556E+018</text:p>
          </table:table-cell>
          <table:table-cell/>
          <table:table-cell table:formula="of:= [.C651] - [.B651]" office:value-type="float" office:value="499450112" calcext:value-type="float">
            <text:p>4994501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584320294612E+018" calcext:value-type="float">
            <text:p>1.47584320294612E+018</text:p>
          </table:table-cell>
          <table:table-cell office:value-type="float" office:value="1.47584320344624E+018" calcext:value-type="float">
            <text:p>1.47584320344624E+018</text:p>
          </table:table-cell>
          <table:table-cell/>
          <table:table-cell table:formula="of:= [.C652] - [.B652]" office:value-type="float" office:value="500120064" calcext:value-type="float">
            <text:p>50012006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58432030461E+018" calcext:value-type="float">
            <text:p>1.4758432030461E+018</text:p>
          </table:table-cell>
          <table:table-cell office:value-type="float" office:value="1.47584320354697E+018" calcext:value-type="float">
            <text:p>1.47584320354697E+018</text:p>
          </table:table-cell>
          <table:table-cell/>
          <table:table-cell table:formula="of:= [.C653] - [.B653]" office:value-type="float" office:value="500869888" calcext:value-type="float">
            <text:p>50086988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584320314611E+018" calcext:value-type="float">
            <text:p>1.47584320314611E+018</text:p>
          </table:table-cell>
          <table:table-cell office:value-type="float" office:value="1.47584320364764E+018" calcext:value-type="float">
            <text:p>1.47584320364764E+018</text:p>
          </table:table-cell>
          <table:table-cell/>
          <table:table-cell table:formula="of:= [.C654] - [.B654]" office:value-type="float" office:value="501529856" calcext:value-type="float">
            <text:p>50152985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58432032461E+018" calcext:value-type="float">
            <text:p>1.4758432032461E+018</text:p>
          </table:table-cell>
          <table:table-cell office:value-type="float" office:value="1.47584320374896E+018" calcext:value-type="float">
            <text:p>1.47584320374896E+018</text:p>
          </table:table-cell>
          <table:table-cell/>
          <table:table-cell table:formula="of:= [.C655] - [.B655]" office:value-type="float" office:value="502860032" calcext:value-type="float">
            <text:p>50286003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58432033461E+018" calcext:value-type="float">
            <text:p>1.4758432033461E+018</text:p>
          </table:table-cell>
          <table:table-cell office:value-type="float" office:value="1.47584320384964E+018" calcext:value-type="float">
            <text:p>1.47584320384964E+018</text:p>
          </table:table-cell>
          <table:table-cell/>
          <table:table-cell table:formula="of:= [.C656] - [.B656]" office:value-type="float" office:value="503540224" calcext:value-type="float">
            <text:p>50354022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584320344665E+018" calcext:value-type="float">
            <text:p>1.47584320344665E+018</text:p>
          </table:table-cell>
          <table:table-cell office:value-type="float" office:value="1.47584320395025E+018" calcext:value-type="float">
            <text:p>1.47584320395025E+018</text:p>
          </table:table-cell>
          <table:table-cell/>
          <table:table-cell table:formula="of:= [.C657] - [.B657]" office:value-type="float" office:value="503599872" calcext:value-type="float">
            <text:p>50359987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8432035461E+018" calcext:value-type="float">
            <text:p>1.4758432035461E+018</text:p>
          </table:table-cell>
          <table:table-cell office:value-type="float" office:value="1.47584320405085E+018" calcext:value-type="float">
            <text:p>1.47584320405085E+018</text:p>
          </table:table-cell>
          <table:table-cell/>
          <table:table-cell table:formula="of:= [.C658] - [.B658]" office:value-type="float" office:value="504750080" calcext:value-type="float">
            <text:p>50475008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58432036461E+018" calcext:value-type="float">
            <text:p>1.4758432036461E+018</text:p>
          </table:table-cell>
          <table:table-cell office:value-type="float" office:value="1.47584320415148E+018" calcext:value-type="float">
            <text:p>1.47584320415148E+018</text:p>
          </table:table-cell>
          <table:table-cell/>
          <table:table-cell table:formula="of:= [.C659] - [.B659]" office:value-type="float" office:value="505380096" calcext:value-type="float">
            <text:p>50538009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58432037461E+018" calcext:value-type="float">
            <text:p>1.4758432037461E+018</text:p>
          </table:table-cell>
          <table:table-cell office:value-type="float" office:value="1.47584320425237E+018" calcext:value-type="float">
            <text:p>1.47584320425237E+018</text:p>
          </table:table-cell>
          <table:table-cell/>
          <table:table-cell table:formula="of:= [.C660] - [.B660]" office:value-type="float" office:value="506269952" calcext:value-type="float">
            <text:p>50626995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584320384612E+018" calcext:value-type="float">
            <text:p>1.47584320384612E+018</text:p>
          </table:table-cell>
          <table:table-cell office:value-type="float" office:value="1.4758432043537E+018" calcext:value-type="float">
            <text:p>1.4758432043537E+018</text:p>
          </table:table-cell>
          <table:table-cell/>
          <table:table-cell table:formula="of:= [.C661] - [.B661]" office:value-type="float" office:value="507580160" calcext:value-type="float">
            <text:p>50758016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584320394611E+018" calcext:value-type="float">
            <text:p>1.47584320394611E+018</text:p>
          </table:table-cell>
          <table:table-cell office:value-type="float" office:value="1.47584320445439E+018" calcext:value-type="float">
            <text:p>1.47584320445439E+018</text:p>
          </table:table-cell>
          <table:table-cell/>
          <table:table-cell table:formula="of:= [.C662] - [.B662]" office:value-type="float" office:value="508280064" calcext:value-type="float">
            <text:p>5082800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584320404611E+018" calcext:value-type="float">
            <text:p>1.47584320404611E+018</text:p>
          </table:table-cell>
          <table:table-cell office:value-type="float" office:value="1.47584320455498E+018" calcext:value-type="float">
            <text:p>1.47584320455498E+018</text:p>
          </table:table-cell>
          <table:table-cell/>
          <table:table-cell table:formula="of:= [.C663] - [.B663]" office:value-type="float" office:value="508870144" calcext:value-type="float">
            <text:p>50887014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584320414611E+018" calcext:value-type="float">
            <text:p>1.47584320414611E+018</text:p>
          </table:table-cell>
          <table:table-cell office:value-type="float" office:value="1.4758432046556E+018" calcext:value-type="float">
            <text:p>1.4758432046556E+018</text:p>
          </table:table-cell>
          <table:table-cell/>
          <table:table-cell table:formula="of:= [.C664] - [.B664]" office:value-type="float" office:value="509490176" calcext:value-type="float">
            <text:p>50949017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584320424611E+018" calcext:value-type="float">
            <text:p>1.47584320424611E+018</text:p>
          </table:table-cell>
          <table:table-cell office:value-type="float" office:value="1.47584320475628E+018" calcext:value-type="float">
            <text:p>1.47584320475628E+018</text:p>
          </table:table-cell>
          <table:table-cell/>
          <table:table-cell table:formula="of:= [.C665] - [.B665]" office:value-type="float" office:value="510170112" calcext:value-type="float">
            <text:p>5101701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584320434611E+018" calcext:value-type="float">
            <text:p>1.47584320434611E+018</text:p>
          </table:table-cell>
          <table:table-cell office:value-type="float" office:value="1.4758432048569E+018" calcext:value-type="float">
            <text:p>1.4758432048569E+018</text:p>
          </table:table-cell>
          <table:table-cell/>
          <table:table-cell table:formula="of:= [.C666] - [.B666]" office:value-type="float" office:value="510790144" calcext:value-type="float">
            <text:p>51079014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584320444611E+018" calcext:value-type="float">
            <text:p>1.47584320444611E+018</text:p>
          </table:table-cell>
          <table:table-cell office:value-type="float" office:value="1.47584320495822E+018" calcext:value-type="float">
            <text:p>1.47584320495822E+018</text:p>
          </table:table-cell>
          <table:table-cell/>
          <table:table-cell table:formula="of:= [.C667] - [.B667]" office:value-type="float" office:value="512110080" calcext:value-type="float">
            <text:p>51211008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584320454611E+018" calcext:value-type="float">
            <text:p>1.47584320454611E+018</text:p>
          </table:table-cell>
          <table:table-cell office:value-type="float" office:value="1.47584320505887E+018" calcext:value-type="float">
            <text:p>1.47584320505887E+018</text:p>
          </table:table-cell>
          <table:table-cell/>
          <table:table-cell table:formula="of:= [.C668] - [.B668]" office:value-type="float" office:value="512760064" calcext:value-type="float">
            <text:p>51276006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584320464611E+018" calcext:value-type="float">
            <text:p>1.47584320464611E+018</text:p>
          </table:table-cell>
          <table:table-cell office:value-type="float" office:value="1.47584320515949E+018" calcext:value-type="float">
            <text:p>1.47584320515949E+018</text:p>
          </table:table-cell>
          <table:table-cell/>
          <table:table-cell table:formula="of:= [.C669] - [.B669]" office:value-type="float" office:value="513380096" calcext:value-type="float">
            <text:p>51338009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584320474611E+018" calcext:value-type="float">
            <text:p>1.47584320474611E+018</text:p>
          </table:table-cell>
          <table:table-cell office:value-type="float" office:value="1.47584320526014E+018" calcext:value-type="float">
            <text:p>1.47584320526014E+018</text:p>
          </table:table-cell>
          <table:table-cell/>
          <table:table-cell table:formula="of:= [.C670] - [.B670]" office:value-type="float" office:value="514029824" calcext:value-type="float">
            <text:p>51402982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584320484611E+018" calcext:value-type="float">
            <text:p>1.47584320484611E+018</text:p>
          </table:table-cell>
          <table:table-cell office:value-type="float" office:value="1.47584320536077E+018" calcext:value-type="float">
            <text:p>1.47584320536077E+018</text:p>
          </table:table-cell>
          <table:table-cell/>
          <table:table-cell table:formula="of:= [.C671] - [.B671]" office:value-type="float" office:value="514659840" calcext:value-type="float">
            <text:p>51465984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584320494611E+018" calcext:value-type="float">
            <text:p>1.47584320494611E+018</text:p>
          </table:table-cell>
          <table:table-cell office:value-type="float" office:value="1.47584320546143E+018" calcext:value-type="float">
            <text:p>1.47584320546143E+018</text:p>
          </table:table-cell>
          <table:table-cell/>
          <table:table-cell table:formula="of:= [.C672] - [.B672]" office:value-type="float" office:value="515319552" calcext:value-type="float">
            <text:p>51531955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584320504611E+018" calcext:value-type="float">
            <text:p>1.47584320504611E+018</text:p>
          </table:table-cell>
          <table:table-cell office:value-type="float" office:value="1.47584320556302E+018" calcext:value-type="float">
            <text:p>1.47584320556302E+018</text:p>
          </table:table-cell>
          <table:table-cell/>
          <table:table-cell table:formula="of:= [.C673] - [.B673]" office:value-type="float" office:value="516909824" calcext:value-type="float">
            <text:p>51690982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584320514611E+018" calcext:value-type="float">
            <text:p>1.47584320514611E+018</text:p>
          </table:table-cell>
          <table:table-cell office:value-type="float" office:value="1.47584320566356E+018" calcext:value-type="float">
            <text:p>1.47584320566356E+018</text:p>
          </table:table-cell>
          <table:table-cell/>
          <table:table-cell table:formula="of:= [.C674] - [.B674]" office:value-type="float" office:value="517449728" calcext:value-type="float">
            <text:p>51744972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584320524611E+018" calcext:value-type="float">
            <text:p>1.47584320524611E+018</text:p>
          </table:table-cell>
          <table:table-cell office:value-type="float" office:value="1.47584320576424E+018" calcext:value-type="float">
            <text:p>1.47584320576424E+018</text:p>
          </table:table-cell>
          <table:table-cell/>
          <table:table-cell table:formula="of:= [.C675] - [.B675]" office:value-type="float" office:value="518129920" calcext:value-type="float">
            <text:p>51812992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584320534611E+018" calcext:value-type="float">
            <text:p>1.47584320534611E+018</text:p>
          </table:table-cell>
          <table:table-cell office:value-type="float" office:value="1.47584320586488E+018" calcext:value-type="float">
            <text:p>1.47584320586488E+018</text:p>
          </table:table-cell>
          <table:table-cell/>
          <table:table-cell table:formula="of:= [.C676] - [.B676]" office:value-type="float" office:value="518769920" calcext:value-type="float">
            <text:p>51876992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584320544611E+018" calcext:value-type="float">
            <text:p>1.47584320544611E+018</text:p>
          </table:table-cell>
          <table:table-cell office:value-type="float" office:value="1.47584320596555E+018" calcext:value-type="float">
            <text:p>1.47584320596555E+018</text:p>
          </table:table-cell>
          <table:table-cell/>
          <table:table-cell table:formula="of:= [.C677] - [.B677]" office:value-type="float" office:value="519440128" calcext:value-type="float">
            <text:p>5194401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58432055461E+018" calcext:value-type="float">
            <text:p>1.4758432055461E+018</text:p>
          </table:table-cell>
          <table:table-cell office:value-type="float" office:value="1.47584320606621E+018" calcext:value-type="float">
            <text:p>1.47584320606621E+018</text:p>
          </table:table-cell>
          <table:table-cell/>
          <table:table-cell table:formula="of:= [.C678] - [.B678]" office:value-type="float" office:value="520110080" calcext:value-type="float">
            <text:p>52011008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584320564611E+018" calcext:value-type="float">
            <text:p>1.47584320564611E+018</text:p>
          </table:table-cell>
          <table:table-cell office:value-type="float" office:value="1.47584320616747E+018" calcext:value-type="float">
            <text:p>1.47584320616747E+018</text:p>
          </table:table-cell>
          <table:table-cell/>
          <table:table-cell table:formula="of:= [.C679] - [.B679]" office:value-type="float" office:value="521360128" calcext:value-type="float">
            <text:p>52136012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584320574611E+018" calcext:value-type="float">
            <text:p>1.47584320574611E+018</text:p>
          </table:table-cell>
          <table:table-cell office:value-type="float" office:value="1.47584320626813E+018" calcext:value-type="float">
            <text:p>1.47584320626813E+018</text:p>
          </table:table-cell>
          <table:table-cell/>
          <table:table-cell table:formula="of:= [.C680] - [.B680]" office:value-type="float" office:value="522020096" calcext:value-type="float">
            <text:p>52202009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584320584611E+018" calcext:value-type="float">
            <text:p>1.47584320584611E+018</text:p>
          </table:table-cell>
          <table:table-cell office:value-type="float" office:value="1.47584320636884E+018" calcext:value-type="float">
            <text:p>1.47584320636884E+018</text:p>
          </table:table-cell>
          <table:table-cell/>
          <table:table-cell table:formula="of:= [.C681] - [.B681]" office:value-type="float" office:value="522729984" calcext:value-type="float">
            <text:p>52272998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584320594611E+018" calcext:value-type="float">
            <text:p>1.47584320594611E+018</text:p>
          </table:table-cell>
          <table:table-cell office:value-type="float" office:value="1.47584320646941E+018" calcext:value-type="float">
            <text:p>1.47584320646941E+018</text:p>
          </table:table-cell>
          <table:table-cell/>
          <table:table-cell table:formula="of:= [.C682] - [.B682]" office:value-type="float" office:value="523300096" calcext:value-type="float">
            <text:p>52330009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584320604611E+018" calcext:value-type="float">
            <text:p>1.47584320604611E+018</text:p>
          </table:table-cell>
          <table:table-cell office:value-type="float" office:value="1.47584320657003E+018" calcext:value-type="float">
            <text:p>1.47584320657003E+018</text:p>
          </table:table-cell>
          <table:table-cell/>
          <table:table-cell table:formula="of:= [.C683] - [.B683]" office:value-type="float" office:value="523920128" calcext:value-type="float">
            <text:p>52392012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584320614611E+018" calcext:value-type="float">
            <text:p>1.47584320614611E+018</text:p>
          </table:table-cell>
          <table:table-cell office:value-type="float" office:value="1.47584320667065E+018" calcext:value-type="float">
            <text:p>1.47584320667065E+018</text:p>
          </table:table-cell>
          <table:table-cell/>
          <table:table-cell table:formula="of:= [.C684] - [.B684]" office:value-type="float" office:value="524539904" calcext:value-type="float">
            <text:p>52453990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584320624611E+018" calcext:value-type="float">
            <text:p>1.47584320624611E+018</text:p>
          </table:table-cell>
          <table:table-cell office:value-type="float" office:value="1.47584320677207E+018" calcext:value-type="float">
            <text:p>1.47584320677207E+018</text:p>
          </table:table-cell>
          <table:table-cell/>
          <table:table-cell table:formula="of:= [.C685] - [.B685]" office:value-type="float" office:value="525959936" calcext:value-type="float">
            <text:p>52595993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584320634611E+018" calcext:value-type="float">
            <text:p>1.47584320634611E+018</text:p>
          </table:table-cell>
          <table:table-cell office:value-type="float" office:value="1.47584320687269E+018" calcext:value-type="float">
            <text:p>1.47584320687269E+018</text:p>
          </table:table-cell>
          <table:table-cell/>
          <table:table-cell table:formula="of:= [.C686] - [.B686]" office:value-type="float" office:value="526579968" calcext:value-type="float">
            <text:p>52657996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584320644611E+018" calcext:value-type="float">
            <text:p>1.47584320644611E+018</text:p>
          </table:table-cell>
          <table:table-cell office:value-type="float" office:value="1.4758432069733E+018" calcext:value-type="float">
            <text:p>1.4758432069733E+018</text:p>
          </table:table-cell>
          <table:table-cell/>
          <table:table-cell table:formula="of:= [.C687] - [.B687]" office:value-type="float" office:value="527190016" calcext:value-type="float">
            <text:p>5271900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584320654611E+018" calcext:value-type="float">
            <text:p>1.47584320654611E+018</text:p>
          </table:table-cell>
          <table:table-cell office:value-type="float" office:value="1.47584320707396E+018" calcext:value-type="float">
            <text:p>1.47584320707396E+018</text:p>
          </table:table-cell>
          <table:table-cell/>
          <table:table-cell table:formula="of:= [.C688] - [.B688]" office:value-type="float" office:value="527849984" calcext:value-type="float">
            <text:p>52784998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84320664611E+018" calcext:value-type="float">
            <text:p>1.47584320664611E+018</text:p>
          </table:table-cell>
          <table:table-cell office:value-type="float" office:value="1.47584320717453E+018" calcext:value-type="float">
            <text:p>1.47584320717453E+018</text:p>
          </table:table-cell>
          <table:table-cell/>
          <table:table-cell table:formula="of:= [.C689] - [.B689]" office:value-type="float" office:value="528420096" calcext:value-type="float">
            <text:p>52842009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584320674611E+018" calcext:value-type="float">
            <text:p>1.47584320674611E+018</text:p>
          </table:table-cell>
          <table:table-cell office:value-type="float" office:value="1.47584320727526E+018" calcext:value-type="float">
            <text:p>1.47584320727526E+018</text:p>
          </table:table-cell>
          <table:table-cell/>
          <table:table-cell table:formula="of:= [.C690] - [.B690]" office:value-type="float" office:value="529149952" calcext:value-type="float">
            <text:p>52914995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584320684611E+018" calcext:value-type="float">
            <text:p>1.47584320684611E+018</text:p>
          </table:table-cell>
          <table:table-cell office:value-type="float" office:value="1.47584320737665E+018" calcext:value-type="float">
            <text:p>1.47584320737665E+018</text:p>
          </table:table-cell>
          <table:table-cell/>
          <table:table-cell table:formula="of:= [.C691] - [.B691]" office:value-type="float" office:value="530540032" calcext:value-type="float">
            <text:p>5305400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584320694611E+018" calcext:value-type="float">
            <text:p>1.47584320694611E+018</text:p>
          </table:table-cell>
          <table:table-cell office:value-type="float" office:value="1.47584320747729E+018" calcext:value-type="float">
            <text:p>1.47584320747729E+018</text:p>
          </table:table-cell>
          <table:table-cell/>
          <table:table-cell table:formula="of:= [.C692] - [.B692]" office:value-type="float" office:value="531180032" calcext:value-type="float">
            <text:p>53118003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584320704614E+018" calcext:value-type="float">
            <text:p>1.47584320704614E+018</text:p>
          </table:table-cell>
          <table:table-cell office:value-type="float" office:value="1.47584320757793E+018" calcext:value-type="float">
            <text:p>1.47584320757793E+018</text:p>
          </table:table-cell>
          <table:table-cell/>
          <table:table-cell table:formula="of:= [.C693] - [.B693]" office:value-type="float" office:value="531790080" calcext:value-type="float">
            <text:p>53179008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584320714612E+018" calcext:value-type="float">
            <text:p>1.47584320714612E+018</text:p>
          </table:table-cell>
          <table:table-cell office:value-type="float" office:value="1.47584320767854E+018" calcext:value-type="float">
            <text:p>1.47584320767854E+018</text:p>
          </table:table-cell>
          <table:table-cell/>
          <table:table-cell table:formula="of:= [.C694] - [.B694]" office:value-type="float" office:value="532420096" calcext:value-type="float">
            <text:p>5324200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584320724611E+018" calcext:value-type="float">
            <text:p>1.47584320724611E+018</text:p>
          </table:table-cell>
          <table:table-cell office:value-type="float" office:value="1.47584320777922E+018" calcext:value-type="float">
            <text:p>1.47584320777922E+018</text:p>
          </table:table-cell>
          <table:table-cell/>
          <table:table-cell table:formula="of:= [.C695] - [.B695]" office:value-type="float" office:value="533110016" calcext:value-type="float">
            <text:p>5331100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584320734611E+018" calcext:value-type="float">
            <text:p>1.47584320734611E+018</text:p>
          </table:table-cell>
          <table:table-cell office:value-type="float" office:value="1.47584320787978E+018" calcext:value-type="float">
            <text:p>1.47584320787978E+018</text:p>
          </table:table-cell>
          <table:table-cell/>
          <table:table-cell table:formula="of:= [.C696] - [.B696]" office:value-type="float" office:value="533670144" calcext:value-type="float">
            <text:p>53367014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584320744613E+018" calcext:value-type="float">
            <text:p>1.47584320744613E+018</text:p>
          </table:table-cell>
          <table:table-cell office:value-type="float" office:value="1.47584320798116E+018" calcext:value-type="float">
            <text:p>1.47584320798116E+018</text:p>
          </table:table-cell>
          <table:table-cell/>
          <table:table-cell table:formula="of:= [.C697] - [.B697]" office:value-type="float" office:value="535030016" calcext:value-type="float">
            <text:p>5350300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584320754611E+018" calcext:value-type="float">
            <text:p>1.47584320754611E+018</text:p>
          </table:table-cell>
          <table:table-cell office:value-type="float" office:value="1.4758432080819E+018" calcext:value-type="float">
            <text:p>1.4758432080819E+018</text:p>
          </table:table-cell>
          <table:table-cell/>
          <table:table-cell table:formula="of:= [.C698] - [.B698]" office:value-type="float" office:value="535790080" calcext:value-type="float">
            <text:p>53579008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584320764612E+018" calcext:value-type="float">
            <text:p>1.47584320764612E+018</text:p>
          </table:table-cell>
          <table:table-cell office:value-type="float" office:value="1.47584320818245E+018" calcext:value-type="float">
            <text:p>1.47584320818245E+018</text:p>
          </table:table-cell>
          <table:table-cell/>
          <table:table-cell table:formula="of:= [.C699] - [.B699]" office:value-type="float" office:value="536329728" calcext:value-type="float">
            <text:p>5363297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584320774611E+018" calcext:value-type="float">
            <text:p>1.47584320774611E+018</text:p>
          </table:table-cell>
          <table:table-cell office:value-type="float" office:value="1.47584320828319E+018" calcext:value-type="float">
            <text:p>1.47584320828319E+018</text:p>
          </table:table-cell>
          <table:table-cell/>
          <table:table-cell table:formula="of:= [.C700] - [.B700]" office:value-type="float" office:value="537080064" calcext:value-type="float">
            <text:p>53708006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584320784612E+018" calcext:value-type="float">
            <text:p>1.47584320784612E+018</text:p>
          </table:table-cell>
          <table:table-cell office:value-type="float" office:value="1.47584320838371E+018" calcext:value-type="float">
            <text:p>1.47584320838371E+018</text:p>
          </table:table-cell>
          <table:table-cell/>
          <table:table-cell table:formula="of:= [.C701] - [.B701]" office:value-type="float" office:value="537590016" calcext:value-type="float">
            <text:p>5375900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584320794611E+018" calcext:value-type="float">
            <text:p>1.47584320794611E+018</text:p>
          </table:table-cell>
          <table:table-cell office:value-type="float" office:value="1.47584320848437E+018" calcext:value-type="float">
            <text:p>1.47584320848437E+018</text:p>
          </table:table-cell>
          <table:table-cell/>
          <table:table-cell table:formula="of:= [.C702] - [.B702]" office:value-type="float" office:value="538259968" calcext:value-type="float">
            <text:p>53825996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584320804613E+018" calcext:value-type="float">
            <text:p>1.47584320804613E+018</text:p>
          </table:table-cell>
          <table:table-cell office:value-type="float" office:value="1.47584320858567E+018" calcext:value-type="float">
            <text:p>1.47584320858567E+018</text:p>
          </table:table-cell>
          <table:table-cell/>
          <table:table-cell table:formula="of:= [.C703] - [.B703]" office:value-type="float" office:value="539539968" calcext:value-type="float">
            <text:p>53953996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58432081461E+018" calcext:value-type="float">
            <text:p>1.4758432081461E+018</text:p>
          </table:table-cell>
          <table:table-cell office:value-type="float" office:value="1.4758432086863E+018" calcext:value-type="float">
            <text:p>1.4758432086863E+018</text:p>
          </table:table-cell>
          <table:table-cell/>
          <table:table-cell table:formula="of:= [.C704] - [.B704]" office:value-type="float" office:value="540199936" calcext:value-type="float">
            <text:p>5401999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584320824613E+018" calcext:value-type="float">
            <text:p>1.47584320824613E+018</text:p>
          </table:table-cell>
          <table:table-cell office:value-type="float" office:value="1.47584320878706E+018" calcext:value-type="float">
            <text:p>1.47584320878706E+018</text:p>
          </table:table-cell>
          <table:table-cell/>
          <table:table-cell table:formula="of:= [.C705] - [.B705]" office:value-type="float" office:value="540930048" calcext:value-type="float">
            <text:p>54093004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584320834611E+018" calcext:value-type="float">
            <text:p>1.47584320834611E+018</text:p>
          </table:table-cell>
          <table:table-cell office:value-type="float" office:value="1.47584320888757E+018" calcext:value-type="float">
            <text:p>1.47584320888757E+018</text:p>
          </table:table-cell>
          <table:table-cell/>
          <table:table-cell table:formula="of:= [.C706] - [.B706]" office:value-type="float" office:value="541459968" calcext:value-type="float">
            <text:p>54145996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584320844613E+018" calcext:value-type="float">
            <text:p>1.47584320844613E+018</text:p>
          </table:table-cell>
          <table:table-cell office:value-type="float" office:value="1.47584320898838E+018" calcext:value-type="float">
            <text:p>1.47584320898838E+018</text:p>
          </table:table-cell>
          <table:table-cell/>
          <table:table-cell table:formula="of:= [.C707] - [.B707]" office:value-type="float" office:value="542249984" calcext:value-type="float">
            <text:p>54224998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584320854611E+018" calcext:value-type="float">
            <text:p>1.47584320854611E+018</text:p>
          </table:table-cell>
          <table:table-cell office:value-type="float" office:value="1.47584320908908E+018" calcext:value-type="float">
            <text:p>1.47584320908908E+018</text:p>
          </table:table-cell>
          <table:table-cell/>
          <table:table-cell table:formula="of:= [.C708] - [.B708]" office:value-type="float" office:value="542970112" calcext:value-type="float">
            <text:p>54297011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584320864614E+018" calcext:value-type="float">
            <text:p>1.47584320864614E+018</text:p>
          </table:table-cell>
          <table:table-cell office:value-type="float" office:value="1.4758432091903E+018" calcext:value-type="float">
            <text:p>1.4758432091903E+018</text:p>
          </table:table-cell>
          <table:table-cell/>
          <table:table-cell table:formula="of:= [.C709] - [.B709]" office:value-type="float" office:value="544160000" calcext:value-type="float">
            <text:p>5441600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584320874611E+018" calcext:value-type="float">
            <text:p>1.47584320874611E+018</text:p>
          </table:table-cell>
          <table:table-cell office:value-type="float" office:value="1.47584320929098E+018" calcext:value-type="float">
            <text:p>1.47584320929098E+018</text:p>
          </table:table-cell>
          <table:table-cell/>
          <table:table-cell table:formula="of:= [.C710] - [.B710]" office:value-type="float" office:value="544869888" calcext:value-type="float">
            <text:p>54486988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584320884615E+018" calcext:value-type="float">
            <text:p>1.47584320884615E+018</text:p>
          </table:table-cell>
          <table:table-cell office:value-type="float" office:value="1.47584320939154E+018" calcext:value-type="float">
            <text:p>1.47584320939154E+018</text:p>
          </table:table-cell>
          <table:table-cell/>
          <table:table-cell table:formula="of:= [.C711] - [.B711]" office:value-type="float" office:value="545390080" calcext:value-type="float">
            <text:p>54539008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584320894612E+018" calcext:value-type="float">
            <text:p>1.47584320894612E+018</text:p>
          </table:table-cell>
          <table:table-cell office:value-type="float" office:value="1.47584320949221E+018" calcext:value-type="float">
            <text:p>1.47584320949221E+018</text:p>
          </table:table-cell>
          <table:table-cell/>
          <table:table-cell table:formula="of:= [.C712] - [.B712]" office:value-type="float" office:value="546089984" calcext:value-type="float">
            <text:p>54608998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584320904614E+018" calcext:value-type="float">
            <text:p>1.47584320904614E+018</text:p>
          </table:table-cell>
          <table:table-cell office:value-type="float" office:value="1.47584320959282E+018" calcext:value-type="float">
            <text:p>1.47584320959282E+018</text:p>
          </table:table-cell>
          <table:table-cell/>
          <table:table-cell table:formula="of:= [.C713] - [.B713]" office:value-type="float" office:value="546680064" calcext:value-type="float">
            <text:p>54668006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584320914611E+018" calcext:value-type="float">
            <text:p>1.47584320914611E+018</text:p>
          </table:table-cell>
          <table:table-cell office:value-type="float" office:value="1.47584320969343E+018" calcext:value-type="float">
            <text:p>1.47584320969343E+018</text:p>
          </table:table-cell>
          <table:table-cell/>
          <table:table-cell table:formula="of:= [.C714] - [.B714]" office:value-type="float" office:value="547320064" calcext:value-type="float">
            <text:p>54732006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584320924612E+018" calcext:value-type="float">
            <text:p>1.47584320924612E+018</text:p>
          </table:table-cell>
          <table:table-cell office:value-type="float" office:value="1.47584320979474E+018" calcext:value-type="float">
            <text:p>1.47584320979474E+018</text:p>
          </table:table-cell>
          <table:table-cell/>
          <table:table-cell table:formula="of:= [.C715] - [.B715]" office:value-type="float" office:value="548620032" calcext:value-type="float">
            <text:p>54862003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584320934611E+018" calcext:value-type="float">
            <text:p>1.47584320934611E+018</text:p>
          </table:table-cell>
          <table:table-cell office:value-type="float" office:value="1.47584320989543E+018" calcext:value-type="float">
            <text:p>1.47584320989543E+018</text:p>
          </table:table-cell>
          <table:table-cell/>
          <table:table-cell table:formula="of:= [.C716] - [.B716]" office:value-type="float" office:value="549319936" calcext:value-type="float">
            <text:p>54931993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584320944612E+018" calcext:value-type="float">
            <text:p>1.47584320944612E+018</text:p>
          </table:table-cell>
          <table:table-cell office:value-type="float" office:value="1.47584320999599E+018" calcext:value-type="float">
            <text:p>1.47584320999599E+018</text:p>
          </table:table-cell>
          <table:table-cell/>
          <table:table-cell table:formula="of:= [.C717] - [.B717]" office:value-type="float" office:value="549870080" calcext:value-type="float">
            <text:p>54987008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584320954611E+018" calcext:value-type="float">
            <text:p>1.47584320954611E+018</text:p>
          </table:table-cell>
          <table:table-cell office:value-type="float" office:value="1.47584321009663E+018" calcext:value-type="float">
            <text:p>1.47584321009663E+018</text:p>
          </table:table-cell>
          <table:table-cell/>
          <table:table-cell table:formula="of:= [.C718] - [.B718]" office:value-type="float" office:value="550520064" calcext:value-type="float">
            <text:p>55052006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584320964611E+018" calcext:value-type="float">
            <text:p>1.47584320964611E+018</text:p>
          </table:table-cell>
          <table:table-cell office:value-type="float" office:value="1.47584321019724E+018" calcext:value-type="float">
            <text:p>1.47584321019724E+018</text:p>
          </table:table-cell>
          <table:table-cell/>
          <table:table-cell table:formula="of:= [.C719] - [.B719]" office:value-type="float" office:value="551130112" calcext:value-type="float">
            <text:p>5511301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584320974611E+018" calcext:value-type="float">
            <text:p>1.47584320974611E+018</text:p>
          </table:table-cell>
          <table:table-cell office:value-type="float" office:value="1.47584321029789E+018" calcext:value-type="float">
            <text:p>1.47584321029789E+018</text:p>
          </table:table-cell>
          <table:table-cell/>
          <table:table-cell table:formula="of:= [.C720] - [.B720]" office:value-type="float" office:value="551780096" calcext:value-type="float">
            <text:p>55178009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584320984611E+018" calcext:value-type="float">
            <text:p>1.47584320984611E+018</text:p>
          </table:table-cell>
          <table:table-cell office:value-type="float" office:value="1.47584321039918E+018" calcext:value-type="float">
            <text:p>1.47584321039918E+018</text:p>
          </table:table-cell>
          <table:table-cell/>
          <table:table-cell table:formula="of:= [.C721] - [.B721]" office:value-type="float" office:value="553070080" calcext:value-type="float">
            <text:p>55307008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584320994611E+018" calcext:value-type="float">
            <text:p>1.47584320994611E+018</text:p>
          </table:table-cell>
          <table:table-cell office:value-type="float" office:value="1.47584321049981E+018" calcext:value-type="float">
            <text:p>1.47584321049981E+018</text:p>
          </table:table-cell>
          <table:table-cell/>
          <table:table-cell table:formula="of:= [.C722] - [.B722]" office:value-type="float" office:value="553700096" calcext:value-type="float">
            <text:p>55370009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584321004612E+018" calcext:value-type="float">
            <text:p>1.47584321004612E+018</text:p>
          </table:table-cell>
          <table:table-cell office:value-type="float" office:value="1.47584321060043E+018" calcext:value-type="float">
            <text:p>1.47584321060043E+018</text:p>
          </table:table-cell>
          <table:table-cell/>
          <table:table-cell table:formula="of:= [.C723] - [.B723]" office:value-type="float" office:value="554309888" calcext:value-type="float">
            <text:p>55430988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58432101461E+018" calcext:value-type="float">
            <text:p>1.4758432101461E+018</text:p>
          </table:table-cell>
          <table:table-cell office:value-type="float" office:value="1.47584321070115E+018" calcext:value-type="float">
            <text:p>1.47584321070115E+018</text:p>
          </table:table-cell>
          <table:table-cell/>
          <table:table-cell table:formula="of:= [.C724] - [.B724]" office:value-type="float" office:value="555050240" calcext:value-type="float">
            <text:p>55505024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58432102461E+018" calcext:value-type="float">
            <text:p>1.4758432102461E+018</text:p>
          </table:table-cell>
          <table:table-cell office:value-type="float" office:value="1.4758432108018E+018" calcext:value-type="float">
            <text:p>1.4758432108018E+018</text:p>
          </table:table-cell>
          <table:table-cell/>
          <table:table-cell table:formula="of:= [.C725] - [.B725]" office:value-type="float" office:value="555699968" calcext:value-type="float">
            <text:p>55569996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58432103461E+018" calcext:value-type="float">
            <text:p>1.4758432103461E+018</text:p>
          </table:table-cell>
          <table:table-cell office:value-type="float" office:value="1.47584321090238E+018" calcext:value-type="float">
            <text:p>1.47584321090238E+018</text:p>
          </table:table-cell>
          <table:table-cell/>
          <table:table-cell table:formula="of:= [.C726] - [.B726]" office:value-type="float" office:value="556280064" calcext:value-type="float">
            <text:p>55628006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58432104461E+018" calcext:value-type="float">
            <text:p>1.4758432104461E+018</text:p>
          </table:table-cell>
          <table:table-cell office:value-type="float" office:value="1.47584321100367E+018" calcext:value-type="float">
            <text:p>1.47584321100367E+018</text:p>
          </table:table-cell>
          <table:table-cell/>
          <table:table-cell table:formula="of:= [.C727] - [.B727]" office:value-type="float" office:value="557569792" calcext:value-type="float">
            <text:p>55756979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584321054611E+018" calcext:value-type="float">
            <text:p>1.47584321054611E+018</text:p>
          </table:table-cell>
          <table:table-cell office:value-type="float" office:value="1.47584321110433E+018" calcext:value-type="float">
            <text:p>1.47584321110433E+018</text:p>
          </table:table-cell>
          <table:table-cell/>
          <table:table-cell table:formula="of:= [.C728] - [.B728]" office:value-type="float" office:value="558219776" calcext:value-type="float">
            <text:p>55821977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58432106461E+018" calcext:value-type="float">
            <text:p>1.4758432106461E+018</text:p>
          </table:table-cell>
          <table:table-cell office:value-type="float" office:value="1.47584321120494E+018" calcext:value-type="float">
            <text:p>1.47584321120494E+018</text:p>
          </table:table-cell>
          <table:table-cell/>
          <table:table-cell table:formula="of:= [.C729] - [.B729]" office:value-type="float" office:value="558840064" calcext:value-type="float">
            <text:p>55884006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584321074611E+018" calcext:value-type="float">
            <text:p>1.47584321074611E+018</text:p>
          </table:table-cell>
          <table:table-cell office:value-type="float" office:value="1.4758432113056E+018" calcext:value-type="float">
            <text:p>1.4758432113056E+018</text:p>
          </table:table-cell>
          <table:table-cell/>
          <table:table-cell table:formula="of:= [.C730] - [.B730]" office:value-type="float" office:value="559489792" calcext:value-type="float">
            <text:p>55948979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584321084611E+018" calcext:value-type="float">
            <text:p>1.47584321084611E+018</text:p>
          </table:table-cell>
          <table:table-cell office:value-type="float" office:value="1.47584321140624E+018" calcext:value-type="float">
            <text:p>1.47584321140624E+018</text:p>
          </table:table-cell>
          <table:table-cell/>
          <table:table-cell table:formula="of:= [.C731] - [.B731]" office:value-type="float" office:value="560129792" calcext:value-type="float">
            <text:p>56012979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58432109461E+018" calcext:value-type="float">
            <text:p>1.4758432109461E+018</text:p>
          </table:table-cell>
          <table:table-cell office:value-type="float" office:value="1.47584321150688E+018" calcext:value-type="float">
            <text:p>1.47584321150688E+018</text:p>
          </table:table-cell>
          <table:table-cell/>
          <table:table-cell table:formula="of:= [.C732] - [.B732]" office:value-type="float" office:value="560780032" calcext:value-type="float">
            <text:p>56078003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58432110461E+018" calcext:value-type="float">
            <text:p>1.4758432110461E+018</text:p>
          </table:table-cell>
          <table:table-cell office:value-type="float" office:value="1.47584321160817E+018" calcext:value-type="float">
            <text:p>1.47584321160817E+018</text:p>
          </table:table-cell>
          <table:table-cell/>
          <table:table-cell table:formula="of:= [.C733] - [.B733]" office:value-type="float" office:value="562070016" calcext:value-type="float">
            <text:p>5620700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58432111461E+018" calcext:value-type="float">
            <text:p>1.4758432111461E+018</text:p>
          </table:table-cell>
          <table:table-cell office:value-type="float" office:value="1.47584321170882E+018" calcext:value-type="float">
            <text:p>1.47584321170882E+018</text:p>
          </table:table-cell>
          <table:table-cell/>
          <table:table-cell table:formula="of:= [.C734] - [.B734]" office:value-type="float" office:value="562720000" calcext:value-type="float">
            <text:p>562720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58432112461E+018" calcext:value-type="float">
            <text:p>1.4758432112461E+018</text:p>
          </table:table-cell>
          <table:table-cell office:value-type="float" office:value="1.47584321180948E+018" calcext:value-type="float">
            <text:p>1.47584321180948E+018</text:p>
          </table:table-cell>
          <table:table-cell/>
          <table:table-cell table:formula="of:= [.C735] - [.B735]" office:value-type="float" office:value="563379968" calcext:value-type="float">
            <text:p>56337996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58432113461E+018" calcext:value-type="float">
            <text:p>1.4758432113461E+018</text:p>
          </table:table-cell>
          <table:table-cell office:value-type="float" office:value="1.47584321191008E+018" calcext:value-type="float">
            <text:p>1.47584321191008E+018</text:p>
          </table:table-cell>
          <table:table-cell/>
          <table:table-cell table:formula="of:= [.C736] - [.B736]" office:value-type="float" office:value="563980032" calcext:value-type="float">
            <text:p>56398003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58432114461E+018" calcext:value-type="float">
            <text:p>1.4758432114461E+018</text:p>
          </table:table-cell>
          <table:table-cell office:value-type="float" office:value="1.47584321201071E+018" calcext:value-type="float">
            <text:p>1.47584321201071E+018</text:p>
          </table:table-cell>
          <table:table-cell/>
          <table:table-cell table:formula="of:= [.C737] - [.B737]" office:value-type="float" office:value="564610048" calcext:value-type="float">
            <text:p>56461004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58432115461E+018" calcext:value-type="float">
            <text:p>1.4758432115461E+018</text:p>
          </table:table-cell>
          <table:table-cell office:value-type="float" office:value="1.47584321211135E+018" calcext:value-type="float">
            <text:p>1.47584321211135E+018</text:p>
          </table:table-cell>
          <table:table-cell/>
          <table:table-cell table:formula="of:= [.C738] - [.B738]" office:value-type="float" office:value="565250048" calcext:value-type="float">
            <text:p>56525004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58432116461E+018" calcext:value-type="float">
            <text:p>1.4758432116461E+018</text:p>
          </table:table-cell>
          <table:table-cell office:value-type="float" office:value="1.47584321221273E+018" calcext:value-type="float">
            <text:p>1.47584321221273E+018</text:p>
          </table:table-cell>
          <table:table-cell/>
          <table:table-cell table:formula="of:= [.C739] - [.B739]" office:value-type="float" office:value="566630144" calcext:value-type="float">
            <text:p>5666301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58432117461E+018" calcext:value-type="float">
            <text:p>1.4758432117461E+018</text:p>
          </table:table-cell>
          <table:table-cell office:value-type="float" office:value="1.47584321231342E+018" calcext:value-type="float">
            <text:p>1.47584321231342E+018</text:p>
          </table:table-cell>
          <table:table-cell/>
          <table:table-cell table:formula="of:= [.C740] - [.B740]" office:value-type="float" office:value="567320064" calcext:value-type="float">
            <text:p>5673200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584321184611E+018" calcext:value-type="float">
            <text:p>1.47584321184611E+018</text:p>
          </table:table-cell>
          <table:table-cell office:value-type="float" office:value="1.47584321241401E+018" calcext:value-type="float">
            <text:p>1.47584321241401E+018</text:p>
          </table:table-cell>
          <table:table-cell/>
          <table:table-cell table:formula="of:= [.C741] - [.B741]" office:value-type="float" office:value="567899904" calcext:value-type="float">
            <text:p>56789990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584321194611E+018" calcext:value-type="float">
            <text:p>1.47584321194611E+018</text:p>
          </table:table-cell>
          <table:table-cell office:value-type="float" office:value="1.47584321251463E+018" calcext:value-type="float">
            <text:p>1.47584321251463E+018</text:p>
          </table:table-cell>
          <table:table-cell/>
          <table:table-cell table:formula="of:= [.C742] - [.B742]" office:value-type="float" office:value="568520192" calcext:value-type="float">
            <text:p>56852019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584321204612E+018" calcext:value-type="float">
            <text:p>1.47584321204612E+018</text:p>
          </table:table-cell>
          <table:table-cell office:value-type="float" office:value="1.47584321261526E+018" calcext:value-type="float">
            <text:p>1.47584321261526E+018</text:p>
          </table:table-cell>
          <table:table-cell/>
          <table:table-cell table:formula="of:= [.C743] - [.B743]" office:value-type="float" office:value="569140224" calcext:value-type="float">
            <text:p>56914022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584321214612E+018" calcext:value-type="float">
            <text:p>1.47584321214612E+018</text:p>
          </table:table-cell>
          <table:table-cell office:value-type="float" office:value="1.4758432127159E+018" calcext:value-type="float">
            <text:p>1.4758432127159E+018</text:p>
          </table:table-cell>
          <table:table-cell/>
          <table:table-cell table:formula="of:= [.C744] - [.B744]" office:value-type="float" office:value="569779968" calcext:value-type="float">
            <text:p>56977996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58432122461E+018" calcext:value-type="float">
            <text:p>1.4758432122461E+018</text:p>
          </table:table-cell>
          <table:table-cell office:value-type="float" office:value="1.47584321281723E+018" calcext:value-type="float">
            <text:p>1.47584321281723E+018</text:p>
          </table:table-cell>
          <table:table-cell/>
          <table:table-cell table:formula="of:= [.C745] - [.B745]" office:value-type="float" office:value="571130112" calcext:value-type="float">
            <text:p>57113011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584321234611E+018" calcext:value-type="float">
            <text:p>1.47584321234611E+018</text:p>
          </table:table-cell>
          <table:table-cell office:value-type="float" office:value="1.47584321291783E+018" calcext:value-type="float">
            <text:p>1.47584321291783E+018</text:p>
          </table:table-cell>
          <table:table-cell/>
          <table:table-cell table:formula="of:= [.C746] - [.B746]" office:value-type="float" office:value="571720192" calcext:value-type="float">
            <text:p>57172019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58432124461E+018" calcext:value-type="float">
            <text:p>1.4758432124461E+018</text:p>
          </table:table-cell>
          <table:table-cell office:value-type="float" office:value="1.47584321301845E+018" calcext:value-type="float">
            <text:p>1.47584321301845E+018</text:p>
          </table:table-cell>
          <table:table-cell/>
          <table:table-cell table:formula="of:= [.C747] - [.B747]" office:value-type="float" office:value="572349952" calcext:value-type="float">
            <text:p>57234995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58432125461E+018" calcext:value-type="float">
            <text:p>1.4758432125461E+018</text:p>
          </table:table-cell>
          <table:table-cell office:value-type="float" office:value="1.47584321311907E+018" calcext:value-type="float">
            <text:p>1.47584321311907E+018</text:p>
          </table:table-cell>
          <table:table-cell/>
          <table:table-cell table:formula="of:= [.C748] - [.B748]" office:value-type="float" office:value="572969984" calcext:value-type="float">
            <text:p>57296998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58432126461E+018" calcext:value-type="float">
            <text:p>1.4758432126461E+018</text:p>
          </table:table-cell>
          <table:table-cell office:value-type="float" office:value="1.47584321321973E+018" calcext:value-type="float">
            <text:p>1.47584321321973E+018</text:p>
          </table:table-cell>
          <table:table-cell/>
          <table:table-cell table:formula="of:= [.C749] - [.B749]" office:value-type="float" office:value="573630208" calcext:value-type="float">
            <text:p>5736302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58432127461E+018" calcext:value-type="float">
            <text:p>1.4758432127461E+018</text:p>
          </table:table-cell>
          <table:table-cell office:value-type="float" office:value="1.47584321332035E+018" calcext:value-type="float">
            <text:p>1.47584321332035E+018</text:p>
          </table:table-cell>
          <table:table-cell/>
          <table:table-cell table:formula="of:= [.C750] - [.B750]" office:value-type="float" office:value="574249984" calcext:value-type="float">
            <text:p>57424998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58432128461E+018" calcext:value-type="float">
            <text:p>1.4758432128461E+018</text:p>
          </table:table-cell>
          <table:table-cell office:value-type="float" office:value="1.4758432134217E+018" calcext:value-type="float">
            <text:p>1.4758432134217E+018</text:p>
          </table:table-cell>
          <table:table-cell/>
          <table:table-cell table:formula="of:= [.C751] - [.B751]" office:value-type="float" office:value="575600128" calcext:value-type="float">
            <text:p>57560012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58432129461E+018" calcext:value-type="float">
            <text:p>1.4758432129461E+018</text:p>
          </table:table-cell>
          <table:table-cell office:value-type="float" office:value="1.47584321352232E+018" calcext:value-type="float">
            <text:p>1.47584321352232E+018</text:p>
          </table:table-cell>
          <table:table-cell/>
          <table:table-cell table:formula="of:= [.C752] - [.B752]" office:value-type="float" office:value="576219904" calcext:value-type="float">
            <text:p>57621990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58432130461E+018" calcext:value-type="float">
            <text:p>1.4758432130461E+018</text:p>
          </table:table-cell>
          <table:table-cell office:value-type="float" office:value="1.47584321362297E+018" calcext:value-type="float">
            <text:p>1.47584321362297E+018</text:p>
          </table:table-cell>
          <table:table-cell/>
          <table:table-cell table:formula="of:= [.C753] - [.B753]" office:value-type="float" office:value="576869888" calcext:value-type="float">
            <text:p>57686988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584321314611E+018" calcext:value-type="float">
            <text:p>1.47584321314611E+018</text:p>
          </table:table-cell>
          <table:table-cell office:value-type="float" office:value="1.47584321372362E+018" calcext:value-type="float">
            <text:p>1.47584321372362E+018</text:p>
          </table:table-cell>
          <table:table-cell/>
          <table:table-cell table:formula="of:= [.C754] - [.B754]" office:value-type="float" office:value="577509888" calcext:value-type="float">
            <text:p>57750988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58432132461E+018" calcext:value-type="float">
            <text:p>1.4758432132461E+018</text:p>
          </table:table-cell>
          <table:table-cell office:value-type="float" office:value="1.47584321382423E+018" calcext:value-type="float">
            <text:p>1.47584321382423E+018</text:p>
          </table:table-cell>
          <table:table-cell/>
          <table:table-cell table:formula="of:= [.C755] - [.B755]" office:value-type="float" office:value="578129920" calcext:value-type="float">
            <text:p>57812992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58432133461E+018" calcext:value-type="float">
            <text:p>1.4758432133461E+018</text:p>
          </table:table-cell>
          <table:table-cell office:value-type="float" office:value="1.47584321392485E+018" calcext:value-type="float">
            <text:p>1.47584321392485E+018</text:p>
          </table:table-cell>
          <table:table-cell/>
          <table:table-cell table:formula="of:= [.C756] - [.B756]" office:value-type="float" office:value="578749952" calcext:value-type="float">
            <text:p>57874995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58432134461E+018" calcext:value-type="float">
            <text:p>1.4758432134461E+018</text:p>
          </table:table-cell>
          <table:table-cell office:value-type="float" office:value="1.47584321402621E+018" calcext:value-type="float">
            <text:p>1.47584321402621E+018</text:p>
          </table:table-cell>
          <table:table-cell/>
          <table:table-cell table:formula="of:= [.C757] - [.B757]" office:value-type="float" office:value="580109568" calcext:value-type="float">
            <text:p>58010956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58432135461E+018" calcext:value-type="float">
            <text:p>1.4758432135461E+018</text:p>
          </table:table-cell>
          <table:table-cell office:value-type="float" office:value="1.47584321412683E+018" calcext:value-type="float">
            <text:p>1.47584321412683E+018</text:p>
          </table:table-cell>
          <table:table-cell/>
          <table:table-cell table:formula="of:= [.C758] - [.B758]" office:value-type="float" office:value="580729856" calcext:value-type="float">
            <text:p>58072985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58432136461E+018" calcext:value-type="float">
            <text:p>1.4758432136461E+018</text:p>
          </table:table-cell>
          <table:table-cell office:value-type="float" office:value="1.47584321422747E+018" calcext:value-type="float">
            <text:p>1.47584321422747E+018</text:p>
          </table:table-cell>
          <table:table-cell/>
          <table:table-cell table:formula="of:= [.C759] - [.B759]" office:value-type="float" office:value="581370112" calcext:value-type="float">
            <text:p>5813701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584321374611E+018" calcext:value-type="float">
            <text:p>1.47584321374611E+018</text:p>
          </table:table-cell>
          <table:table-cell office:value-type="float" office:value="1.4758432143281E+018" calcext:value-type="float">
            <text:p>1.4758432143281E+018</text:p>
          </table:table-cell>
          <table:table-cell/>
          <table:table-cell table:formula="of:= [.C760] - [.B760]" office:value-type="float" office:value="581989888" calcext:value-type="float">
            <text:p>58198988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58432138461E+018" calcext:value-type="float">
            <text:p>1.4758432138461E+018</text:p>
          </table:table-cell>
          <table:table-cell office:value-type="float" office:value="1.47584321442875E+018" calcext:value-type="float">
            <text:p>1.47584321442875E+018</text:p>
          </table:table-cell>
          <table:table-cell/>
          <table:table-cell table:formula="of:= [.C761] - [.B761]" office:value-type="float" office:value="582650112" calcext:value-type="float">
            <text:p>58265011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584321394611E+018" calcext:value-type="float">
            <text:p>1.47584321394611E+018</text:p>
          </table:table-cell>
          <table:table-cell office:value-type="float" office:value="1.47584321452941E+018" calcext:value-type="float">
            <text:p>1.47584321452941E+018</text:p>
          </table:table-cell>
          <table:table-cell/>
          <table:table-cell table:formula="of:= [.C762] - [.B762]" office:value-type="float" office:value="583300096" calcext:value-type="float">
            <text:p>58330009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58432140461E+018" calcext:value-type="float">
            <text:p>1.4758432140461E+018</text:p>
          </table:table-cell>
          <table:table-cell office:value-type="float" office:value="1.47584321463067E+018" calcext:value-type="float">
            <text:p>1.47584321463067E+018</text:p>
          </table:table-cell>
          <table:table-cell/>
          <table:table-cell table:formula="of:= [.C763] - [.B763]" office:value-type="float" office:value="584569856" calcext:value-type="float">
            <text:p>58456985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58432141461E+018" calcext:value-type="float">
            <text:p>1.4758432141461E+018</text:p>
          </table:table-cell>
          <table:table-cell office:value-type="float" office:value="1.4758432147313E+018" calcext:value-type="float">
            <text:p>1.4758432147313E+018</text:p>
          </table:table-cell>
          <table:table-cell/>
          <table:table-cell table:formula="of:= [.C764] - [.B764]" office:value-type="float" office:value="585200128" calcext:value-type="float">
            <text:p>58520012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58432142461E+018" calcext:value-type="float">
            <text:p>1.4758432142461E+018</text:p>
          </table:table-cell>
          <table:table-cell office:value-type="float" office:value="1.47584321483206E+018" calcext:value-type="float">
            <text:p>1.47584321483206E+018</text:p>
          </table:table-cell>
          <table:table-cell/>
          <table:table-cell table:formula="of:= [.C765] - [.B765]" office:value-type="float" office:value="585959936" calcext:value-type="float">
            <text:p>58595993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584321434611E+018" calcext:value-type="float">
            <text:p>1.47584321434611E+018</text:p>
          </table:table-cell>
          <table:table-cell office:value-type="float" office:value="1.47584321493262E+018" calcext:value-type="float">
            <text:p>1.47584321493262E+018</text:p>
          </table:table-cell>
          <table:table-cell/>
          <table:table-cell table:formula="of:= [.C766] - [.B766]" office:value-type="float" office:value="586510080" calcext:value-type="float">
            <text:p>58651008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58432144461E+018" calcext:value-type="float">
            <text:p>1.4758432144461E+018</text:p>
          </table:table-cell>
          <table:table-cell office:value-type="float" office:value="1.47584321503329E+018" calcext:value-type="float">
            <text:p>1.47584321503329E+018</text:p>
          </table:table-cell>
          <table:table-cell/>
          <table:table-cell table:formula="of:= [.C767] - [.B767]" office:value-type="float" office:value="587190016" calcext:value-type="float">
            <text:p>5871900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584321454611E+018" calcext:value-type="float">
            <text:p>1.47584321454611E+018</text:p>
          </table:table-cell>
          <table:table-cell office:value-type="float" office:value="1.47584321513387E+018" calcext:value-type="float">
            <text:p>1.47584321513387E+018</text:p>
          </table:table-cell>
          <table:table-cell/>
          <table:table-cell table:formula="of:= [.C768] - [.B768]" office:value-type="float" office:value="587760128" calcext:value-type="float">
            <text:p>58776012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584321464611E+018" calcext:value-type="float">
            <text:p>1.47584321464611E+018</text:p>
          </table:table-cell>
          <table:table-cell office:value-type="float" office:value="1.47584321523517E+018" calcext:value-type="float">
            <text:p>1.47584321523517E+018</text:p>
          </table:table-cell>
          <table:table-cell/>
          <table:table-cell table:formula="of:= [.C769] - [.B769]" office:value-type="float" office:value="589060096" calcext:value-type="float">
            <text:p>58906009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58432147461E+018" calcext:value-type="float">
            <text:p>1.4758432147461E+018</text:p>
          </table:table-cell>
          <table:table-cell office:value-type="float" office:value="1.47584321533582E+018" calcext:value-type="float">
            <text:p>1.47584321533582E+018</text:p>
          </table:table-cell>
          <table:table-cell/>
          <table:table-cell table:formula="of:= [.C770] - [.B770]" office:value-type="float" office:value="589720064" calcext:value-type="float">
            <text:p>58972006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584321484611E+018" calcext:value-type="float">
            <text:p>1.47584321484611E+018</text:p>
          </table:table-cell>
          <table:table-cell office:value-type="float" office:value="1.47584321543651E+018" calcext:value-type="float">
            <text:p>1.47584321543651E+018</text:p>
          </table:table-cell>
          <table:table-cell/>
          <table:table-cell table:formula="of:= [.C771] - [.B771]" office:value-type="float" office:value="590400000" calcext:value-type="float">
            <text:p>59040000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584321494611E+018" calcext:value-type="float">
            <text:p>1.47584321494611E+018</text:p>
          </table:table-cell>
          <table:table-cell office:value-type="float" office:value="1.4758432155371E+018" calcext:value-type="float">
            <text:p>1.4758432155371E+018</text:p>
          </table:table-cell>
          <table:table-cell/>
          <table:table-cell table:formula="of:= [.C772] - [.B772]" office:value-type="float" office:value="590990080" calcext:value-type="float">
            <text:p>59099008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584321504611E+018" calcext:value-type="float">
            <text:p>1.47584321504611E+018</text:p>
          </table:table-cell>
          <table:table-cell office:value-type="float" office:value="1.47584321563773E+018" calcext:value-type="float">
            <text:p>1.47584321563773E+018</text:p>
          </table:table-cell>
          <table:table-cell/>
          <table:table-cell table:formula="of:= [.C773] - [.B773]" office:value-type="float" office:value="591620096" calcext:value-type="float">
            <text:p>59162009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58432151461E+018" calcext:value-type="float">
            <text:p>1.4758432151461E+018</text:p>
          </table:table-cell>
          <table:table-cell office:value-type="float" office:value="1.47584321573841E+018" calcext:value-type="float">
            <text:p>1.47584321573841E+018</text:p>
          </table:table-cell>
          <table:table-cell/>
          <table:table-cell table:formula="of:= [.C774] - [.B774]" office:value-type="float" office:value="592310016" calcext:value-type="float">
            <text:p>5923100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58432152461E+018" calcext:value-type="float">
            <text:p>1.4758432152461E+018</text:p>
          </table:table-cell>
          <table:table-cell office:value-type="float" office:value="1.47584321583973E+018" calcext:value-type="float">
            <text:p>1.47584321583973E+018</text:p>
          </table:table-cell>
          <table:table-cell/>
          <table:table-cell table:formula="of:= [.C775] - [.B775]" office:value-type="float" office:value="593629952" calcext:value-type="float">
            <text:p>59362995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58432153461E+018" calcext:value-type="float">
            <text:p>1.4758432153461E+018</text:p>
          </table:table-cell>
          <table:table-cell office:value-type="float" office:value="1.47584321594031E+018" calcext:value-type="float">
            <text:p>1.47584321594031E+018</text:p>
          </table:table-cell>
          <table:table-cell/>
          <table:table-cell table:formula="of:= [.C776] - [.B776]" office:value-type="float" office:value="594209792" calcext:value-type="float">
            <text:p>59420979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58432154461E+018" calcext:value-type="float">
            <text:p>1.4758432154461E+018</text:p>
          </table:table-cell>
          <table:table-cell office:value-type="float" office:value="1.47584321604102E+018" calcext:value-type="float">
            <text:p>1.47584321604102E+018</text:p>
          </table:table-cell>
          <table:table-cell/>
          <table:table-cell table:formula="of:= [.C777] - [.B777]" office:value-type="float" office:value="594919936" calcext:value-type="float">
            <text:p>59491993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58432155461E+018" calcext:value-type="float">
            <text:p>1.4758432155461E+018</text:p>
          </table:table-cell>
          <table:table-cell office:value-type="float" office:value="1.47584321614172E+018" calcext:value-type="float">
            <text:p>1.47584321614172E+018</text:p>
          </table:table-cell>
          <table:table-cell/>
          <table:table-cell table:formula="of:= [.C778] - [.B778]" office:value-type="float" office:value="595619840" calcext:value-type="float">
            <text:p>59561984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58432156461E+018" calcext:value-type="float">
            <text:p>1.4758432156461E+018</text:p>
          </table:table-cell>
          <table:table-cell office:value-type="float" office:value="1.47584321624235E+018" calcext:value-type="float">
            <text:p>1.47584321624235E+018</text:p>
          </table:table-cell>
          <table:table-cell/>
          <table:table-cell table:formula="of:= [.C779] - [.B779]" office:value-type="float" office:value="596250112" calcext:value-type="float">
            <text:p>59625011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84321574611E+018" calcext:value-type="float">
            <text:p>1.47584321574611E+018</text:p>
          </table:table-cell>
          <table:table-cell office:value-type="float" office:value="1.47584321634304E+018" calcext:value-type="float">
            <text:p>1.47584321634304E+018</text:p>
          </table:table-cell>
          <table:table-cell/>
          <table:table-cell table:formula="of:= [.C780] - [.B780]" office:value-type="float" office:value="596929792" calcext:value-type="float">
            <text:p>59692979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58432158461E+018" calcext:value-type="float">
            <text:p>1.4758432158461E+018</text:p>
          </table:table-cell>
          <table:table-cell office:value-type="float" office:value="1.47584321644432E+018" calcext:value-type="float">
            <text:p>1.47584321644432E+018</text:p>
          </table:table-cell>
          <table:table-cell/>
          <table:table-cell table:formula="of:= [.C781] - [.B781]" office:value-type="float" office:value="598220032" calcext:value-type="float">
            <text:p>59822003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58432159461E+018" calcext:value-type="float">
            <text:p>1.4758432159461E+018</text:p>
          </table:table-cell>
          <table:table-cell office:value-type="float" office:value="1.47584321654493E+018" calcext:value-type="float">
            <text:p>1.47584321654493E+018</text:p>
          </table:table-cell>
          <table:table-cell/>
          <table:table-cell table:formula="of:= [.C782] - [.B782]" office:value-type="float" office:value="598830080" calcext:value-type="float">
            <text:p>59883008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584321604611E+018" calcext:value-type="float">
            <text:p>1.47584321604611E+018</text:p>
          </table:table-cell>
          <table:table-cell office:value-type="float" office:value="1.47584321664556E+018" calcext:value-type="float">
            <text:p>1.47584321664556E+018</text:p>
          </table:table-cell>
          <table:table-cell/>
          <table:table-cell table:formula="of:= [.C783] - [.B783]" office:value-type="float" office:value="599449856" calcext:value-type="float">
            <text:p>59944985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58432161461E+018" calcext:value-type="float">
            <text:p>1.4758432161461E+018</text:p>
          </table:table-cell>
          <table:table-cell office:value-type="float" office:value="1.47584321674623E+018" calcext:value-type="float">
            <text:p>1.47584321674623E+018</text:p>
          </table:table-cell>
          <table:table-cell/>
          <table:table-cell table:formula="of:= [.C784] - [.B784]" office:value-type="float" office:value="600130048" calcext:value-type="float">
            <text:p>60013004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58432162461E+018" calcext:value-type="float">
            <text:p>1.4758432162461E+018</text:p>
          </table:table-cell>
          <table:table-cell office:value-type="float" office:value="1.47584321684696E+018" calcext:value-type="float">
            <text:p>1.47584321684696E+018</text:p>
          </table:table-cell>
          <table:table-cell/>
          <table:table-cell table:formula="of:= [.C785] - [.B785]" office:value-type="float" office:value="600859904" calcext:value-type="float">
            <text:p>60085990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58432163461E+018" calcext:value-type="float">
            <text:p>1.4758432163461E+018</text:p>
          </table:table-cell>
          <table:table-cell office:value-type="float" office:value="1.47584321694761E+018" calcext:value-type="float">
            <text:p>1.47584321694761E+018</text:p>
          </table:table-cell>
          <table:table-cell/>
          <table:table-cell table:formula="of:= [.C786] - [.B786]" office:value-type="float" office:value="601509888" calcext:value-type="float">
            <text:p>6015098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58432164461E+018" calcext:value-type="float">
            <text:p>1.4758432164461E+018</text:p>
          </table:table-cell>
          <table:table-cell office:value-type="float" office:value="1.47584321704896E+018" calcext:value-type="float">
            <text:p>1.47584321704896E+018</text:p>
          </table:table-cell>
          <table:table-cell/>
          <table:table-cell table:formula="of:= [.C787] - [.B787]" office:value-type="float" office:value="602860032" calcext:value-type="float">
            <text:p>60286003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58432165461E+018" calcext:value-type="float">
            <text:p>1.4758432165461E+018</text:p>
          </table:table-cell>
          <table:table-cell office:value-type="float" office:value="1.47584321714959E+018" calcext:value-type="float">
            <text:p>1.47584321714959E+018</text:p>
          </table:table-cell>
          <table:table-cell/>
          <table:table-cell table:formula="of:= [.C788] - [.B788]" office:value-type="float" office:value="603490048" calcext:value-type="float">
            <text:p>60349004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58432166461E+018" calcext:value-type="float">
            <text:p>1.4758432166461E+018</text:p>
          </table:table-cell>
          <table:table-cell office:value-type="float" office:value="1.47584321725025E+018" calcext:value-type="float">
            <text:p>1.47584321725025E+018</text:p>
          </table:table-cell>
          <table:table-cell/>
          <table:table-cell table:formula="of:= [.C789] - [.B789]" office:value-type="float" office:value="604150016" calcext:value-type="float">
            <text:p>6041500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584321674663E+018" calcext:value-type="float">
            <text:p>1.47584321674663E+018</text:p>
          </table:table-cell>
          <table:table-cell office:value-type="float" office:value="1.47584321735088E+018" calcext:value-type="float">
            <text:p>1.47584321735088E+018</text:p>
          </table:table-cell>
          <table:table-cell/>
          <table:table-cell table:formula="of:= [.C790] - [.B790]" office:value-type="float" office:value="604250112" calcext:value-type="float">
            <text:p>60425011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58432168461E+018" calcext:value-type="float">
            <text:p>1.4758432168461E+018</text:p>
          </table:table-cell>
          <table:table-cell office:value-type="float" office:value="1.47584321745154E+018" calcext:value-type="float">
            <text:p>1.47584321745154E+018</text:p>
          </table:table-cell>
          <table:table-cell/>
          <table:table-cell table:formula="of:= [.C791] - [.B791]" office:value-type="float" office:value="605440256" calcext:value-type="float">
            <text:p>60544025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58432169461E+018" calcext:value-type="float">
            <text:p>1.4758432169461E+018</text:p>
          </table:table-cell>
          <table:table-cell office:value-type="float" office:value="1.47584321755216E+018" calcext:value-type="float">
            <text:p>1.47584321755216E+018</text:p>
          </table:table-cell>
          <table:table-cell/>
          <table:table-cell table:formula="of:= [.C792] - [.B792]" office:value-type="float" office:value="606060032" calcext:value-type="float">
            <text:p>60606003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584321704611E+018" calcext:value-type="float">
            <text:p>1.47584321704611E+018</text:p>
          </table:table-cell>
          <table:table-cell office:value-type="float" office:value="1.4758432176527E+018" calcext:value-type="float">
            <text:p>1.4758432176527E+018</text:p>
          </table:table-cell>
          <table:table-cell/>
          <table:table-cell table:formula="of:= [.C793] - [.B793]" office:value-type="float" office:value="606590208" calcext:value-type="float">
            <text:p>60659020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584321714611E+018" calcext:value-type="float">
            <text:p>1.47584321714611E+018</text:p>
          </table:table-cell>
          <table:table-cell office:value-type="float" office:value="1.4758432177542E+018" calcext:value-type="float">
            <text:p>1.4758432177542E+018</text:p>
          </table:table-cell>
          <table:table-cell/>
          <table:table-cell table:formula="of:= [.C794] - [.B794]" office:value-type="float" office:value="608090112" calcext:value-type="float">
            <text:p>60809011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58432172461E+018" calcext:value-type="float">
            <text:p>1.4758432172461E+018</text:p>
          </table:table-cell>
          <table:table-cell office:value-type="float" office:value="1.47584321785479E+018" calcext:value-type="float">
            <text:p>1.47584321785479E+018</text:p>
          </table:table-cell>
          <table:table-cell/>
          <table:table-cell table:formula="of:= [.C795] - [.B795]" office:value-type="float" office:value="608689920" calcext:value-type="float">
            <text:p>60868992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584321734611E+018" calcext:value-type="float">
            <text:p>1.47584321734611E+018</text:p>
          </table:table-cell>
          <table:table-cell office:value-type="float" office:value="1.47584321795541E+018" calcext:value-type="float">
            <text:p>1.47584321795541E+018</text:p>
          </table:table-cell>
          <table:table-cell/>
          <table:table-cell table:formula="of:= [.C796] - [.B796]" office:value-type="float" office:value="609299968" calcext:value-type="float">
            <text:p>60929996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584321744611E+018" calcext:value-type="float">
            <text:p>1.47584321744611E+018</text:p>
          </table:table-cell>
          <table:table-cell office:value-type="float" office:value="1.47584321805609E+018" calcext:value-type="float">
            <text:p>1.47584321805609E+018</text:p>
          </table:table-cell>
          <table:table-cell/>
          <table:table-cell table:formula="of:= [.C797] - [.B797]" office:value-type="float" office:value="609979904" calcext:value-type="float">
            <text:p>60997990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584321754611E+018" calcext:value-type="float">
            <text:p>1.47584321754611E+018</text:p>
          </table:table-cell>
          <table:table-cell office:value-type="float" office:value="1.47584321815666E+018" calcext:value-type="float">
            <text:p>1.47584321815666E+018</text:p>
          </table:table-cell>
          <table:table-cell/>
          <table:table-cell table:formula="of:= [.C798] - [.B798]" office:value-type="float" office:value="610550016" calcext:value-type="float">
            <text:p>6105500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58432176461E+018" calcext:value-type="float">
            <text:p>1.4758432176461E+018</text:p>
          </table:table-cell>
          <table:table-cell office:value-type="float" office:value="1.4758432182573E+018" calcext:value-type="float">
            <text:p>1.4758432182573E+018</text:p>
          </table:table-cell>
          <table:table-cell/>
          <table:table-cell table:formula="of:= [.C799] - [.B799]" office:value-type="float" office:value="611200000" calcext:value-type="float">
            <text:p>611200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584321774611E+018" calcext:value-type="float">
            <text:p>1.47584321774611E+018</text:p>
          </table:table-cell>
          <table:table-cell office:value-type="float" office:value="1.47584321835794E+018" calcext:value-type="float">
            <text:p>1.47584321835794E+018</text:p>
          </table:table-cell>
          <table:table-cell/>
          <table:table-cell table:formula="of:= [.C800] - [.B800]" office:value-type="float" office:value="611830016" calcext:value-type="float">
            <text:p>6118300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584321784611E+018" calcext:value-type="float">
            <text:p>1.47584321784611E+018</text:p>
          </table:table-cell>
          <table:table-cell office:value-type="float" office:value="1.47584321845938E+018" calcext:value-type="float">
            <text:p>1.47584321845938E+018</text:p>
          </table:table-cell>
          <table:table-cell/>
          <table:table-cell table:formula="of:= [.C801] - [.B801]" office:value-type="float" office:value="613270016" calcext:value-type="float">
            <text:p>6132700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584321794611E+018" calcext:value-type="float">
            <text:p>1.47584321794611E+018</text:p>
          </table:table-cell>
          <table:table-cell office:value-type="float" office:value="1.47584321856003E+018" calcext:value-type="float">
            <text:p>1.47584321856003E+018</text:p>
          </table:table-cell>
          <table:table-cell/>
          <table:table-cell table:formula="of:= [.C802] - [.B802]" office:value-type="float" office:value="613920000" calcext:value-type="float">
            <text:p>613920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584321804611E+018" calcext:value-type="float">
            <text:p>1.47584321804611E+018</text:p>
          </table:table-cell>
          <table:table-cell office:value-type="float" office:value="1.47584321866065E+018" calcext:value-type="float">
            <text:p>1.47584321866065E+018</text:p>
          </table:table-cell>
          <table:table-cell/>
          <table:table-cell table:formula="of:= [.C803] - [.B803]" office:value-type="float" office:value="614540032" calcext:value-type="float">
            <text:p>61454003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584321814611E+018" calcext:value-type="float">
            <text:p>1.47584321814611E+018</text:p>
          </table:table-cell>
          <table:table-cell office:value-type="float" office:value="1.47584321876132E+018" calcext:value-type="float">
            <text:p>1.47584321876132E+018</text:p>
          </table:table-cell>
          <table:table-cell/>
          <table:table-cell table:formula="of:= [.C804] - [.B804]" office:value-type="float" office:value="615209728" calcext:value-type="float">
            <text:p>61520972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584321824611E+018" calcext:value-type="float">
            <text:p>1.47584321824611E+018</text:p>
          </table:table-cell>
          <table:table-cell office:value-type="float" office:value="1.47584321886209E+018" calcext:value-type="float">
            <text:p>1.47584321886209E+018</text:p>
          </table:table-cell>
          <table:table-cell/>
          <table:table-cell table:formula="of:= [.C805] - [.B805]" office:value-type="float" office:value="615980032" calcext:value-type="float">
            <text:p>61598003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584321834611E+018" calcext:value-type="float">
            <text:p>1.47584321834611E+018</text:p>
          </table:table-cell>
          <table:table-cell office:value-type="float" office:value="1.47584321896261E+018" calcext:value-type="float">
            <text:p>1.47584321896261E+018</text:p>
          </table:table-cell>
          <table:table-cell/>
          <table:table-cell table:formula="of:= [.C806] - [.B806]" office:value-type="float" office:value="616500224" calcext:value-type="float">
            <text:p>61650022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584321844611E+018" calcext:value-type="float">
            <text:p>1.47584321844611E+018</text:p>
          </table:table-cell>
          <table:table-cell office:value-type="float" office:value="1.47584321906321E+018" calcext:value-type="float">
            <text:p>1.47584321906321E+018</text:p>
          </table:table-cell>
          <table:table-cell/>
          <table:table-cell table:formula="of:= [.C807] - [.B807]" office:value-type="float" office:value="617100032" calcext:value-type="float">
            <text:p>61710003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584321854611E+018" calcext:value-type="float">
            <text:p>1.47584321854611E+018</text:p>
          </table:table-cell>
          <table:table-cell office:value-type="float" office:value="1.47584321916468E+018" calcext:value-type="float">
            <text:p>1.47584321916468E+018</text:p>
          </table:table-cell>
          <table:table-cell/>
          <table:table-cell table:formula="of:= [.C808] - [.B808]" office:value-type="float" office:value="618569984" calcext:value-type="float">
            <text:p>61856998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58432186461E+018" calcext:value-type="float">
            <text:p>1.4758432186461E+018</text:p>
          </table:table-cell>
          <table:table-cell office:value-type="float" office:value="1.47584321926528E+018" calcext:value-type="float">
            <text:p>1.47584321926528E+018</text:p>
          </table:table-cell>
          <table:table-cell/>
          <table:table-cell table:formula="of:= [.C809] - [.B809]" office:value-type="float" office:value="619179776" calcext:value-type="float">
            <text:p>61917977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584321874611E+018" calcext:value-type="float">
            <text:p>1.47584321874611E+018</text:p>
          </table:table-cell>
          <table:table-cell office:value-type="float" office:value="1.47584321936592E+018" calcext:value-type="float">
            <text:p>1.47584321936592E+018</text:p>
          </table:table-cell>
          <table:table-cell/>
          <table:table-cell table:formula="of:= [.C810] - [.B810]" office:value-type="float" office:value="619810048" calcext:value-type="float">
            <text:p>61981004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584321884614E+018" calcext:value-type="float">
            <text:p>1.47584321884614E+018</text:p>
          </table:table-cell>
          <table:table-cell office:value-type="float" office:value="1.47584321946663E+018" calcext:value-type="float">
            <text:p>1.47584321946663E+018</text:p>
          </table:table-cell>
          <table:table-cell/>
          <table:table-cell table:formula="of:= [.C811] - [.B811]" office:value-type="float" office:value="620489728" calcext:value-type="float">
            <text:p>62048972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584321894612E+018" calcext:value-type="float">
            <text:p>1.47584321894612E+018</text:p>
          </table:table-cell>
          <table:table-cell office:value-type="float" office:value="1.47584321956722E+018" calcext:value-type="float">
            <text:p>1.47584321956722E+018</text:p>
          </table:table-cell>
          <table:table-cell/>
          <table:table-cell table:formula="of:= [.C812] - [.B812]" office:value-type="float" office:value="621100032" calcext:value-type="float">
            <text:p>62110003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584321904611E+018" calcext:value-type="float">
            <text:p>1.47584321904611E+018</text:p>
          </table:table-cell>
          <table:table-cell office:value-type="float" office:value="1.47584321966784E+018" calcext:value-type="float">
            <text:p>1.47584321966784E+018</text:p>
          </table:table-cell>
          <table:table-cell/>
          <table:table-cell table:formula="of:= [.C813] - [.B813]" office:value-type="float" office:value="621730048" calcext:value-type="float">
            <text:p>62173004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584321914611E+018" calcext:value-type="float">
            <text:p>1.47584321914611E+018</text:p>
          </table:table-cell>
          <table:table-cell office:value-type="float" office:value="1.4758432197685E+018" calcext:value-type="float">
            <text:p>1.4758432197685E+018</text:p>
          </table:table-cell>
          <table:table-cell/>
          <table:table-cell table:formula="of:= [.C814] - [.B814]" office:value-type="float" office:value="622390016" calcext:value-type="float">
            <text:p>6223900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584321924611E+018" calcext:value-type="float">
            <text:p>1.47584321924611E+018</text:p>
          </table:table-cell>
          <table:table-cell office:value-type="float" office:value="1.47584321986989E+018" calcext:value-type="float">
            <text:p>1.47584321986989E+018</text:p>
          </table:table-cell>
          <table:table-cell/>
          <table:table-cell table:formula="of:= [.C815] - [.B815]" office:value-type="float" office:value="623780096" calcext:value-type="float">
            <text:p>62378009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584321934611E+018" calcext:value-type="float">
            <text:p>1.47584321934611E+018</text:p>
          </table:table-cell>
          <table:table-cell office:value-type="float" office:value="1.47584321997059E+018" calcext:value-type="float">
            <text:p>1.47584321997059E+018</text:p>
          </table:table-cell>
          <table:table-cell/>
          <table:table-cell table:formula="of:= [.C816] - [.B816]" office:value-type="float" office:value="624480000" calcext:value-type="float">
            <text:p>624480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58432194461E+018" calcext:value-type="float">
            <text:p>1.4758432194461E+018</text:p>
          </table:table-cell>
          <table:table-cell office:value-type="float" office:value="1.47584322007119E+018" calcext:value-type="float">
            <text:p>1.47584322007119E+018</text:p>
          </table:table-cell>
          <table:table-cell/>
          <table:table-cell table:formula="of:= [.C817] - [.B817]" office:value-type="float" office:value="625090048" calcext:value-type="float">
            <text:p>62509004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584321954611E+018" calcext:value-type="float">
            <text:p>1.47584321954611E+018</text:p>
          </table:table-cell>
          <table:table-cell office:value-type="float" office:value="1.47584322017199E+018" calcext:value-type="float">
            <text:p>1.47584322017199E+018</text:p>
          </table:table-cell>
          <table:table-cell/>
          <table:table-cell table:formula="of:= [.C818] - [.B818]" office:value-type="float" office:value="625880064" calcext:value-type="float">
            <text:p>62588006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58432196461E+018" calcext:value-type="float">
            <text:p>1.4758432196461E+018</text:p>
          </table:table-cell>
          <table:table-cell office:value-type="float" office:value="1.47584322027259E+018" calcext:value-type="float">
            <text:p>1.47584322027259E+018</text:p>
          </table:table-cell>
          <table:table-cell/>
          <table:table-cell table:formula="of:= [.C819] - [.B819]" office:value-type="float" office:value="626490112" calcext:value-type="float">
            <text:p>62649011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584321974611E+018" calcext:value-type="float">
            <text:p>1.47584321974611E+018</text:p>
          </table:table-cell>
          <table:table-cell office:value-type="float" office:value="1.47584322037317E+018" calcext:value-type="float">
            <text:p>1.47584322037317E+018</text:p>
          </table:table-cell>
          <table:table-cell/>
          <table:table-cell table:formula="of:= [.C820] - [.B820]" office:value-type="float" office:value="627059968" calcext:value-type="float">
            <text:p>62705996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584321984611E+018" calcext:value-type="float">
            <text:p>1.47584321984611E+018</text:p>
          </table:table-cell>
          <table:table-cell office:value-type="float" office:value="1.47584322047382E+018" calcext:value-type="float">
            <text:p>1.47584322047382E+018</text:p>
          </table:table-cell>
          <table:table-cell/>
          <table:table-cell table:formula="of:= [.C821] - [.B821]" office:value-type="float" office:value="627709952" calcext:value-type="float">
            <text:p>6277099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584321994611E+018" calcext:value-type="float">
            <text:p>1.47584321994611E+018</text:p>
          </table:table-cell>
          <table:table-cell office:value-type="float" office:value="1.47584322057525E+018" calcext:value-type="float">
            <text:p>1.47584322057525E+018</text:p>
          </table:table-cell>
          <table:table-cell/>
          <table:table-cell table:formula="of:= [.C822] - [.B822]" office:value-type="float" office:value="629140224" calcext:value-type="float">
            <text:p>62914022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584322004611E+018" calcext:value-type="float">
            <text:p>1.47584322004611E+018</text:p>
          </table:table-cell>
          <table:table-cell office:value-type="float" office:value="1.47584322067589E+018" calcext:value-type="float">
            <text:p>1.47584322067589E+018</text:p>
          </table:table-cell>
          <table:table-cell/>
          <table:table-cell table:formula="of:= [.C823] - [.B823]" office:value-type="float" office:value="629779968" calcext:value-type="float">
            <text:p>62977996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584322014611E+018" calcext:value-type="float">
            <text:p>1.47584322014611E+018</text:p>
          </table:table-cell>
          <table:table-cell office:value-type="float" office:value="1.47584322077656E+018" calcext:value-type="float">
            <text:p>1.47584322077656E+018</text:p>
          </table:table-cell>
          <table:table-cell/>
          <table:table-cell table:formula="of:= [.C824] - [.B824]" office:value-type="float" office:value="630449920" calcext:value-type="float">
            <text:p>63044992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584322024611E+018" calcext:value-type="float">
            <text:p>1.47584322024611E+018</text:p>
          </table:table-cell>
          <table:table-cell office:value-type="float" office:value="1.47584322087714E+018" calcext:value-type="float">
            <text:p>1.47584322087714E+018</text:p>
          </table:table-cell>
          <table:table-cell/>
          <table:table-cell table:formula="of:= [.C825] - [.B825]" office:value-type="float" office:value="631030016" calcext:value-type="float">
            <text:p>6310300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584322034611E+018" calcext:value-type="float">
            <text:p>1.47584322034611E+018</text:p>
          </table:table-cell>
          <table:table-cell office:value-type="float" office:value="1.47584322097782E+018" calcext:value-type="float">
            <text:p>1.47584322097782E+018</text:p>
          </table:table-cell>
          <table:table-cell/>
          <table:table-cell table:formula="of:= [.C826] - [.B826]" office:value-type="float" office:value="631710208" calcext:value-type="float">
            <text:p>6317102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584322044611E+018" calcext:value-type="float">
            <text:p>1.47584322044611E+018</text:p>
          </table:table-cell>
          <table:table-cell office:value-type="float" office:value="1.47584322107843E+018" calcext:value-type="float">
            <text:p>1.47584322107843E+018</text:p>
          </table:table-cell>
          <table:table-cell/>
          <table:table-cell table:formula="of:= [.C827] - [.B827]" office:value-type="float" office:value="632320000" calcext:value-type="float">
            <text:p>63232000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584322054611E+018" calcext:value-type="float">
            <text:p>1.47584322054611E+018</text:p>
          </table:table-cell>
          <table:table-cell office:value-type="float" office:value="1.47584322117907E+018" calcext:value-type="float">
            <text:p>1.47584322117907E+018</text:p>
          </table:table-cell>
          <table:table-cell/>
          <table:table-cell table:formula="of:= [.C828] - [.B828]" office:value-type="float" office:value="632960000" calcext:value-type="float">
            <text:p>632960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58432206461E+018" calcext:value-type="float">
            <text:p>1.4758432206461E+018</text:p>
          </table:table-cell>
          <table:table-cell office:value-type="float" office:value="1.47584322128078E+018" calcext:value-type="float">
            <text:p>1.47584322128078E+018</text:p>
          </table:table-cell>
          <table:table-cell/>
          <table:table-cell table:formula="of:= [.C829] - [.B829]" office:value-type="float" office:value="634680064" calcext:value-type="float">
            <text:p>63468006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584322074611E+018" calcext:value-type="float">
            <text:p>1.47584322074611E+018</text:p>
          </table:table-cell>
          <table:table-cell office:value-type="float" office:value="1.47584322138146E+018" calcext:value-type="float">
            <text:p>1.47584322138146E+018</text:p>
          </table:table-cell>
          <table:table-cell/>
          <table:table-cell table:formula="of:= [.C830] - [.B830]" office:value-type="float" office:value="635350016" calcext:value-type="float">
            <text:p>6353500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584322084611E+018" calcext:value-type="float">
            <text:p>1.47584322084611E+018</text:p>
          </table:table-cell>
          <table:table-cell office:value-type="float" office:value="1.47584322148235E+018" calcext:value-type="float">
            <text:p>1.47584322148235E+018</text:p>
          </table:table-cell>
          <table:table-cell/>
          <table:table-cell table:formula="of:= [.C831] - [.B831]" office:value-type="float" office:value="636239872" calcext:value-type="float">
            <text:p>63623987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584322094611E+018" calcext:value-type="float">
            <text:p>1.47584322094611E+018</text:p>
          </table:table-cell>
          <table:table-cell office:value-type="float" office:value="1.47584322158302E+018" calcext:value-type="float">
            <text:p>1.47584322158302E+018</text:p>
          </table:table-cell>
          <table:table-cell/>
          <table:table-cell table:formula="of:= [.C832] - [.B832]" office:value-type="float" office:value="636909824" calcext:value-type="float">
            <text:p>63690982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584322104611E+018" calcext:value-type="float">
            <text:p>1.47584322104611E+018</text:p>
          </table:table-cell>
          <table:table-cell office:value-type="float" office:value="1.47584322168357E+018" calcext:value-type="float">
            <text:p>1.47584322168357E+018</text:p>
          </table:table-cell>
          <table:table-cell/>
          <table:table-cell table:formula="of:= [.C833] - [.B833]" office:value-type="float" office:value="637459712" calcext:value-type="float">
            <text:p>63745971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584322114611E+018" calcext:value-type="float">
            <text:p>1.47584322114611E+018</text:p>
          </table:table-cell>
          <table:table-cell office:value-type="float" office:value="1.47584322178426E+018" calcext:value-type="float">
            <text:p>1.47584322178426E+018</text:p>
          </table:table-cell>
          <table:table-cell/>
          <table:table-cell table:formula="of:= [.C834] - [.B834]" office:value-type="float" office:value="638149888" calcext:value-type="float">
            <text:p>63814988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58432212461E+018" calcext:value-type="float">
            <text:p>1.4758432212461E+018</text:p>
          </table:table-cell>
          <table:table-cell office:value-type="float" office:value="1.47584322188483E+018" calcext:value-type="float">
            <text:p>1.47584322188483E+018</text:p>
          </table:table-cell>
          <table:table-cell/>
          <table:table-cell table:formula="of:= [.C835] - [.B835]" office:value-type="float" office:value="638730240" calcext:value-type="float">
            <text:p>63873024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58432213461E+018" calcext:value-type="float">
            <text:p>1.4758432213461E+018</text:p>
          </table:table-cell>
          <table:table-cell office:value-type="float" office:value="1.47584322198622E+018" calcext:value-type="float">
            <text:p>1.47584322198622E+018</text:p>
          </table:table-cell>
          <table:table-cell/>
          <table:table-cell table:formula="of:= [.C836] - [.B836]" office:value-type="float" office:value="640119808" calcext:value-type="float">
            <text:p>64011980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584322144611E+018" calcext:value-type="float">
            <text:p>1.47584322144611E+018</text:p>
          </table:table-cell>
          <table:table-cell office:value-type="float" office:value="1.47584322208682E+018" calcext:value-type="float">
            <text:p>1.47584322208682E+018</text:p>
          </table:table-cell>
          <table:table-cell/>
          <table:table-cell table:formula="of:= [.C837] - [.B837]" office:value-type="float" office:value="640709888" calcext:value-type="float">
            <text:p>64070988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584322154611E+018" calcext:value-type="float">
            <text:p>1.47584322154611E+018</text:p>
          </table:table-cell>
          <table:table-cell office:value-type="float" office:value="1.47584322218744E+018" calcext:value-type="float">
            <text:p>1.47584322218744E+018</text:p>
          </table:table-cell>
          <table:table-cell/>
          <table:table-cell table:formula="of:= [.C838] - [.B838]" office:value-type="float" office:value="641330176" calcext:value-type="float">
            <text:p>64133017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58432216461E+018" calcext:value-type="float">
            <text:p>1.4758432216461E+018</text:p>
          </table:table-cell>
          <table:table-cell office:value-type="float" office:value="1.47584322228806E+018" calcext:value-type="float">
            <text:p>1.47584322228806E+018</text:p>
          </table:table-cell>
          <table:table-cell/>
          <table:table-cell table:formula="of:= [.C839] - [.B839]" office:value-type="float" office:value="641959936" calcext:value-type="float">
            <text:p>64195993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584322174611E+018" calcext:value-type="float">
            <text:p>1.47584322174611E+018</text:p>
          </table:table-cell>
          <table:table-cell office:value-type="float" office:value="1.47584322238874E+018" calcext:value-type="float">
            <text:p>1.47584322238874E+018</text:p>
          </table:table-cell>
          <table:table-cell/>
          <table:table-cell table:formula="of:= [.C840] - [.B840]" office:value-type="float" office:value="642630144" calcext:value-type="float">
            <text:p>64263014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584322184611E+018" calcext:value-type="float">
            <text:p>1.47584322184611E+018</text:p>
          </table:table-cell>
          <table:table-cell office:value-type="float" office:value="1.47584322248937E+018" calcext:value-type="float">
            <text:p>1.47584322248937E+018</text:p>
          </table:table-cell>
          <table:table-cell/>
          <table:table-cell table:formula="of:= [.C841] - [.B841]" office:value-type="float" office:value="643260160" calcext:value-type="float">
            <text:p>64326016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584322194612E+018" calcext:value-type="float">
            <text:p>1.47584322194612E+018</text:p>
          </table:table-cell>
          <table:table-cell office:value-type="float" office:value="1.47584322259E+018" calcext:value-type="float">
            <text:p>1.47584322259E+018</text:p>
          </table:table-cell>
          <table:table-cell/>
          <table:table-cell table:formula="of:= [.C842] - [.B842]" office:value-type="float" office:value="643880192" calcext:value-type="float">
            <text:p>64388019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584322204611E+018" calcext:value-type="float">
            <text:p>1.47584322204611E+018</text:p>
          </table:table-cell>
          <table:table-cell office:value-type="float" office:value="1.47584322269142E+018" calcext:value-type="float">
            <text:p>1.47584322269142E+018</text:p>
          </table:table-cell>
          <table:table-cell/>
          <table:table-cell table:formula="of:= [.C843] - [.B843]" office:value-type="float" office:value="645309952" calcext:value-type="float">
            <text:p>64530995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584322214611E+018" calcext:value-type="float">
            <text:p>1.47584322214611E+018</text:p>
          </table:table-cell>
          <table:table-cell office:value-type="float" office:value="1.47584322279215E+018" calcext:value-type="float">
            <text:p>1.47584322279215E+018</text:p>
          </table:table-cell>
          <table:table-cell/>
          <table:table-cell table:formula="of:= [.C844] - [.B844]" office:value-type="float" office:value="646040064" calcext:value-type="float">
            <text:p>64604006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58432222461E+018" calcext:value-type="float">
            <text:p>1.4758432222461E+018</text:p>
          </table:table-cell>
          <table:table-cell office:value-type="float" office:value="1.47584322289278E+018" calcext:value-type="float">
            <text:p>1.47584322289278E+018</text:p>
          </table:table-cell>
          <table:table-cell/>
          <table:table-cell table:formula="of:= [.C845] - [.B845]" office:value-type="float" office:value="646680064" calcext:value-type="float">
            <text:p>64668006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584322234611E+018" calcext:value-type="float">
            <text:p>1.47584322234611E+018</text:p>
          </table:table-cell>
          <table:table-cell office:value-type="float" office:value="1.4758432229934E+018" calcext:value-type="float">
            <text:p>1.4758432229934E+018</text:p>
          </table:table-cell>
          <table:table-cell/>
          <table:table-cell table:formula="of:= [.C846] - [.B846]" office:value-type="float" office:value="647290112" calcext:value-type="float">
            <text:p>64729011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58432224461E+018" calcext:value-type="float">
            <text:p>1.4758432224461E+018</text:p>
          </table:table-cell>
          <table:table-cell office:value-type="float" office:value="1.47584322309412E+018" calcext:value-type="float">
            <text:p>1.47584322309412E+018</text:p>
          </table:table-cell>
          <table:table-cell/>
          <table:table-cell table:formula="of:= [.C847] - [.B847]" office:value-type="float" office:value="648020224" calcext:value-type="float">
            <text:p>64802022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584322254611E+018" calcext:value-type="float">
            <text:p>1.47584322254611E+018</text:p>
          </table:table-cell>
          <table:table-cell office:value-type="float" office:value="1.47584322319478E+018" calcext:value-type="float">
            <text:p>1.47584322319478E+018</text:p>
          </table:table-cell>
          <table:table-cell/>
          <table:table-cell table:formula="of:= [.C848] - [.B848]" office:value-type="float" office:value="648669952" calcext:value-type="float">
            <text:p>64866995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58432226461E+018" calcext:value-type="float">
            <text:p>1.4758432226461E+018</text:p>
          </table:table-cell>
          <table:table-cell office:value-type="float" office:value="1.47584322329531E+018" calcext:value-type="float">
            <text:p>1.47584322329531E+018</text:p>
          </table:table-cell>
          <table:table-cell/>
          <table:table-cell table:formula="of:= [.C849] - [.B849]" office:value-type="float" office:value="649210112" calcext:value-type="float">
            <text:p>64921011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584322274611E+018" calcext:value-type="float">
            <text:p>1.47584322274611E+018</text:p>
          </table:table-cell>
          <table:table-cell office:value-type="float" office:value="1.47584322339679E+018" calcext:value-type="float">
            <text:p>1.47584322339679E+018</text:p>
          </table:table-cell>
          <table:table-cell/>
          <table:table-cell table:formula="of:= [.C850] - [.B850]" office:value-type="float" office:value="650680064" calcext:value-type="float">
            <text:p>65068006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58432228461E+018" calcext:value-type="float">
            <text:p>1.4758432228461E+018</text:p>
          </table:table-cell>
          <table:table-cell office:value-type="float" office:value="1.4758432234974E+018" calcext:value-type="float">
            <text:p>1.4758432234974E+018</text:p>
          </table:table-cell>
          <table:table-cell/>
          <table:table-cell table:formula="of:= [.C851] - [.B851]" office:value-type="float" office:value="651300096" calcext:value-type="float">
            <text:p>65130009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584322294611E+018" calcext:value-type="float">
            <text:p>1.47584322294611E+018</text:p>
          </table:table-cell>
          <table:table-cell office:value-type="float" office:value="1.47584322359803E+018" calcext:value-type="float">
            <text:p>1.47584322359803E+018</text:p>
          </table:table-cell>
          <table:table-cell/>
          <table:table-cell table:formula="of:= [.C852] - [.B852]" office:value-type="float" office:value="651920128" calcext:value-type="float">
            <text:p>65192012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58432230461E+018" calcext:value-type="float">
            <text:p>1.4758432230461E+018</text:p>
          </table:table-cell>
          <table:table-cell office:value-type="float" office:value="1.47584322369869E+018" calcext:value-type="float">
            <text:p>1.47584322369869E+018</text:p>
          </table:table-cell>
          <table:table-cell/>
          <table:table-cell table:formula="of:= [.C853] - [.B853]" office:value-type="float" office:value="652590080" calcext:value-type="float">
            <text:p>65259008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584322314611E+018" calcext:value-type="float">
            <text:p>1.47584322314611E+018</text:p>
          </table:table-cell>
          <table:table-cell office:value-type="float" office:value="1.4758432237993E+018" calcext:value-type="float">
            <text:p>1.4758432237993E+018</text:p>
          </table:table-cell>
          <table:table-cell/>
          <table:table-cell table:formula="of:= [.C854] - [.B854]" office:value-type="float" office:value="653190144" calcext:value-type="float">
            <text:p>65319014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58432232461E+018" calcext:value-type="float">
            <text:p>1.4758432232461E+018</text:p>
          </table:table-cell>
          <table:table-cell office:value-type="float" office:value="1.47584322389993E+018" calcext:value-type="float">
            <text:p>1.47584322389993E+018</text:p>
          </table:table-cell>
          <table:table-cell/>
          <table:table-cell table:formula="of:= [.C855] - [.B855]" office:value-type="float" office:value="653829888" calcext:value-type="float">
            <text:p>65382988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584322334611E+018" calcext:value-type="float">
            <text:p>1.47584322334611E+018</text:p>
          </table:table-cell>
          <table:table-cell office:value-type="float" office:value="1.47584322400054E+018" calcext:value-type="float">
            <text:p>1.47584322400054E+018</text:p>
          </table:table-cell>
          <table:table-cell/>
          <table:table-cell table:formula="of:= [.C856] - [.B856]" office:value-type="float" office:value="654430208" calcext:value-type="float">
            <text:p>65443020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58432234461E+018" calcext:value-type="float">
            <text:p>1.4758432234461E+018</text:p>
          </table:table-cell>
          <table:table-cell office:value-type="float" office:value="1.47584322410196E+018" calcext:value-type="float">
            <text:p>1.47584322410196E+018</text:p>
          </table:table-cell>
          <table:table-cell/>
          <table:table-cell table:formula="of:= [.C857] - [.B857]" office:value-type="float" office:value="655859968" calcext:value-type="float">
            <text:p>65585996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58432235461E+018" calcext:value-type="float">
            <text:p>1.4758432235461E+018</text:p>
          </table:table-cell>
          <table:table-cell office:value-type="float" office:value="1.47584322420254E+018" calcext:value-type="float">
            <text:p>1.47584322420254E+018</text:p>
          </table:table-cell>
          <table:table-cell/>
          <table:table-cell table:formula="of:= [.C858] - [.B858]" office:value-type="float" office:value="656439808" calcext:value-type="float">
            <text:p>65643980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58432236461E+018" calcext:value-type="float">
            <text:p>1.4758432236461E+018</text:p>
          </table:table-cell>
          <table:table-cell office:value-type="float" office:value="1.47584322430318E+018" calcext:value-type="float">
            <text:p>1.47584322430318E+018</text:p>
          </table:table-cell>
          <table:table-cell/>
          <table:table-cell table:formula="of:= [.C859] - [.B859]" office:value-type="float" office:value="657079808" calcext:value-type="float">
            <text:p>65707980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584322374611E+018" calcext:value-type="float">
            <text:p>1.47584322374611E+018</text:p>
          </table:table-cell>
          <table:table-cell office:value-type="float" office:value="1.47584322440381E+018" calcext:value-type="float">
            <text:p>1.47584322440381E+018</text:p>
          </table:table-cell>
          <table:table-cell/>
          <table:table-cell table:formula="of:= [.C860] - [.B860]" office:value-type="float" office:value="657700096" calcext:value-type="float">
            <text:p>65770009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58432238461E+018" calcext:value-type="float">
            <text:p>1.4758432238461E+018</text:p>
          </table:table-cell>
          <table:table-cell office:value-type="float" office:value="1.47584322450445E+018" calcext:value-type="float">
            <text:p>1.47584322450445E+018</text:p>
          </table:table-cell>
          <table:table-cell/>
          <table:table-cell table:formula="of:= [.C861] - [.B861]" office:value-type="float" office:value="658349824" calcext:value-type="float">
            <text:p>65834982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584322394611E+018" calcext:value-type="float">
            <text:p>1.47584322394611E+018</text:p>
          </table:table-cell>
          <table:table-cell office:value-type="float" office:value="1.47584322460512E+018" calcext:value-type="float">
            <text:p>1.47584322460512E+018</text:p>
          </table:table-cell>
          <table:table-cell/>
          <table:table-cell table:formula="of:= [.C862] - [.B862]" office:value-type="float" office:value="659010048" calcext:value-type="float">
            <text:p>65901004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58432240461E+018" calcext:value-type="float">
            <text:p>1.4758432240461E+018</text:p>
          </table:table-cell>
          <table:table-cell office:value-type="float" office:value="1.47584322470571E+018" calcext:value-type="float">
            <text:p>1.47584322470571E+018</text:p>
          </table:table-cell>
          <table:table-cell/>
          <table:table-cell table:formula="of:= [.C863] - [.B863]" office:value-type="float" office:value="659609856" calcext:value-type="float">
            <text:p>65960985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584322414611E+018" calcext:value-type="float">
            <text:p>1.47584322414611E+018</text:p>
          </table:table-cell>
          <table:table-cell office:value-type="float" office:value="1.47584322480709E+018" calcext:value-type="float">
            <text:p>1.47584322480709E+018</text:p>
          </table:table-cell>
          <table:table-cell/>
          <table:table-cell table:formula="of:= [.C864] - [.B864]" office:value-type="float" office:value="660980224" calcext:value-type="float">
            <text:p>66098022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58432242461E+018" calcext:value-type="float">
            <text:p>1.4758432242461E+018</text:p>
          </table:table-cell>
          <table:table-cell office:value-type="float" office:value="1.47584322490774E+018" calcext:value-type="float">
            <text:p>1.47584322490774E+018</text:p>
          </table:table-cell>
          <table:table-cell/>
          <table:table-cell table:formula="of:= [.C865] - [.B865]" office:value-type="float" office:value="661639680" calcext:value-type="float">
            <text:p>66163968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58432243461E+018" calcext:value-type="float">
            <text:p>1.4758432243461E+018</text:p>
          </table:table-cell>
          <table:table-cell office:value-type="float" office:value="1.47584322500833E+018" calcext:value-type="float">
            <text:p>1.47584322500833E+018</text:p>
          </table:table-cell>
          <table:table-cell/>
          <table:table-cell table:formula="of:= [.C866] - [.B866]" office:value-type="float" office:value="662230016" calcext:value-type="float">
            <text:p>6622300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58432244461E+018" calcext:value-type="float">
            <text:p>1.4758432244461E+018</text:p>
          </table:table-cell>
          <table:table-cell office:value-type="float" office:value="1.475843225109E+018" calcext:value-type="float">
            <text:p>1.475843225109E+018</text:p>
          </table:table-cell>
          <table:table-cell/>
          <table:table-cell table:formula="of:= [.C867] - [.B867]" office:value-type="float" office:value="662900224" calcext:value-type="float">
            <text:p>66290022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58432245461E+018" calcext:value-type="float">
            <text:p>1.4758432245461E+018</text:p>
          </table:table-cell>
          <table:table-cell office:value-type="float" office:value="1.4758432252096E+018" calcext:value-type="float">
            <text:p>1.4758432252096E+018</text:p>
          </table:table-cell>
          <table:table-cell/>
          <table:table-cell table:formula="of:= [.C868] - [.B868]" office:value-type="float" office:value="663500032" calcext:value-type="float">
            <text:p>66350003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58432246461E+018" calcext:value-type="float">
            <text:p>1.4758432246461E+018</text:p>
          </table:table-cell>
          <table:table-cell office:value-type="float" office:value="1.47584322531022E+018" calcext:value-type="float">
            <text:p>1.47584322531022E+018</text:p>
          </table:table-cell>
          <table:table-cell/>
          <table:table-cell table:formula="of:= [.C869] - [.B869]" office:value-type="float" office:value="664120064" calcext:value-type="float">
            <text:p>66412006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58432247461E+018" calcext:value-type="float">
            <text:p>1.4758432247461E+018</text:p>
          </table:table-cell>
          <table:table-cell office:value-type="float" office:value="1.4758432254109E+018" calcext:value-type="float">
            <text:p>1.4758432254109E+018</text:p>
          </table:table-cell>
          <table:table-cell/>
          <table:table-cell table:formula="of:= [.C870] - [.B870]" office:value-type="float" office:value="664800000" calcext:value-type="float">
            <text:p>664800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584322484611E+018" calcext:value-type="float">
            <text:p>1.47584322484611E+018</text:p>
          </table:table-cell>
          <table:table-cell office:value-type="float" office:value="1.4758432255123E+018" calcext:value-type="float">
            <text:p>1.4758432255123E+018</text:p>
          </table:table-cell>
          <table:table-cell/>
          <table:table-cell table:formula="of:= [.C871] - [.B871]" office:value-type="float" office:value="666190080" calcext:value-type="float">
            <text:p>66619008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584322494611E+018" calcext:value-type="float">
            <text:p>1.47584322494611E+018</text:p>
          </table:table-cell>
          <table:table-cell office:value-type="float" office:value="1.47584322561303E+018" calcext:value-type="float">
            <text:p>1.47584322561303E+018</text:p>
          </table:table-cell>
          <table:table-cell/>
          <table:table-cell table:formula="of:= [.C872] - [.B872]" office:value-type="float" office:value="666920192" calcext:value-type="float">
            <text:p>66692019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58432250461E+018" calcext:value-type="float">
            <text:p>1.4758432250461E+018</text:p>
          </table:table-cell>
          <table:table-cell office:value-type="float" office:value="1.47584322571357E+018" calcext:value-type="float">
            <text:p>1.47584322571357E+018</text:p>
          </table:table-cell>
          <table:table-cell/>
          <table:table-cell table:formula="of:= [.C873] - [.B873]" office:value-type="float" office:value="667470080" calcext:value-type="float">
            <text:p>66747008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58432251461E+018" calcext:value-type="float">
            <text:p>1.4758432251461E+018</text:p>
          </table:table-cell>
          <table:table-cell office:value-type="float" office:value="1.47584322581422E+018" calcext:value-type="float">
            <text:p>1.47584322581422E+018</text:p>
          </table:table-cell>
          <table:table-cell/>
          <table:table-cell table:formula="of:= [.C874] - [.B874]" office:value-type="float" office:value="668120064" calcext:value-type="float">
            <text:p>66812006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58432252461E+018" calcext:value-type="float">
            <text:p>1.4758432252461E+018</text:p>
          </table:table-cell>
          <table:table-cell office:value-type="float" office:value="1.47584322591486E+018" calcext:value-type="float">
            <text:p>1.47584322591486E+018</text:p>
          </table:table-cell>
          <table:table-cell/>
          <table:table-cell table:formula="of:= [.C875] - [.B875]" office:value-type="float" office:value="668760064" calcext:value-type="float">
            <text:p>66876006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58432253461E+018" calcext:value-type="float">
            <text:p>1.4758432253461E+018</text:p>
          </table:table-cell>
          <table:table-cell office:value-type="float" office:value="1.47584322601548E+018" calcext:value-type="float">
            <text:p>1.47584322601548E+018</text:p>
          </table:table-cell>
          <table:table-cell/>
          <table:table-cell table:formula="of:= [.C876] - [.B876]" office:value-type="float" office:value="669379840" calcext:value-type="float">
            <text:p>66937984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58432254461E+018" calcext:value-type="float">
            <text:p>1.4758432254461E+018</text:p>
          </table:table-cell>
          <table:table-cell office:value-type="float" office:value="1.47584322611609E+018" calcext:value-type="float">
            <text:p>1.47584322611609E+018</text:p>
          </table:table-cell>
          <table:table-cell/>
          <table:table-cell table:formula="of:= [.C877] - [.B877]" office:value-type="float" office:value="669990144" calcext:value-type="float">
            <text:p>66999014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58432255461E+018" calcext:value-type="float">
            <text:p>1.4758432255461E+018</text:p>
          </table:table-cell>
          <table:table-cell office:value-type="float" office:value="1.47584322621747E+018" calcext:value-type="float">
            <text:p>1.47584322621747E+018</text:p>
          </table:table-cell>
          <table:table-cell/>
          <table:table-cell table:formula="of:= [.C878] - [.B878]" office:value-type="float" office:value="671369984" calcext:value-type="float">
            <text:p>67136998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8432256461E+018" calcext:value-type="float">
            <text:p>1.4758432256461E+018</text:p>
          </table:table-cell>
          <table:table-cell office:value-type="float" office:value="1.47584322631811E+018" calcext:value-type="float">
            <text:p>1.47584322631811E+018</text:p>
          </table:table-cell>
          <table:table-cell/>
          <table:table-cell table:formula="of:= [.C879] - [.B879]" office:value-type="float" office:value="672009984" calcext:value-type="float">
            <text:p>67200998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584322574611E+018" calcext:value-type="float">
            <text:p>1.47584322574611E+018</text:p>
          </table:table-cell>
          <table:table-cell office:value-type="float" office:value="1.47584322641879E+018" calcext:value-type="float">
            <text:p>1.47584322641879E+018</text:p>
          </table:table-cell>
          <table:table-cell/>
          <table:table-cell table:formula="of:= [.C880] - [.B880]" office:value-type="float" office:value="672679936" calcext:value-type="float">
            <text:p>67267993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58432258461E+018" calcext:value-type="float">
            <text:p>1.4758432258461E+018</text:p>
          </table:table-cell>
          <table:table-cell office:value-type="float" office:value="1.47584322651939E+018" calcext:value-type="float">
            <text:p>1.47584322651939E+018</text:p>
          </table:table-cell>
          <table:table-cell/>
          <table:table-cell table:formula="of:= [.C881] - [.B881]" office:value-type="float" office:value="673289984" calcext:value-type="float">
            <text:p>67328998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584322594611E+018" calcext:value-type="float">
            <text:p>1.47584322594611E+018</text:p>
          </table:table-cell>
          <table:table-cell office:value-type="float" office:value="1.47584322662001E+018" calcext:value-type="float">
            <text:p>1.47584322662001E+018</text:p>
          </table:table-cell>
          <table:table-cell/>
          <table:table-cell table:formula="of:= [.C882] - [.B882]" office:value-type="float" office:value="673900032" calcext:value-type="float">
            <text:p>67390003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58432260461E+018" calcext:value-type="float">
            <text:p>1.4758432260461E+018</text:p>
          </table:table-cell>
          <table:table-cell office:value-type="float" office:value="1.47584322672066E+018" calcext:value-type="float">
            <text:p>1.47584322672066E+018</text:p>
          </table:table-cell>
          <table:table-cell/>
          <table:table-cell table:formula="of:= [.C883] - [.B883]" office:value-type="float" office:value="674560000" calcext:value-type="float">
            <text:p>67456000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58432261461E+018" calcext:value-type="float">
            <text:p>1.4758432261461E+018</text:p>
          </table:table-cell>
          <table:table-cell office:value-type="float" office:value="1.47584322682139E+018" calcext:value-type="float">
            <text:p>1.47584322682139E+018</text:p>
          </table:table-cell>
          <table:table-cell/>
          <table:table-cell table:formula="of:= [.C884] - [.B884]" office:value-type="float" office:value="675289856" calcext:value-type="float">
            <text:p>67528985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58432262461E+018" calcext:value-type="float">
            <text:p>1.4758432262461E+018</text:p>
          </table:table-cell>
          <table:table-cell office:value-type="float" office:value="1.47584322692278E+018" calcext:value-type="float">
            <text:p>1.47584322692278E+018</text:p>
          </table:table-cell>
          <table:table-cell/>
          <table:table-cell table:formula="of:= [.C885] - [.B885]" office:value-type="float" office:value="676679936" calcext:value-type="float">
            <text:p>67667993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584322634611E+018" calcext:value-type="float">
            <text:p>1.47584322634611E+018</text:p>
          </table:table-cell>
          <table:table-cell office:value-type="float" office:value="1.4758432270234E+018" calcext:value-type="float">
            <text:p>1.4758432270234E+018</text:p>
          </table:table-cell>
          <table:table-cell/>
          <table:table-cell table:formula="of:= [.C886] - [.B886]" office:value-type="float" office:value="677289984" calcext:value-type="float">
            <text:p>67728998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58432264461E+018" calcext:value-type="float">
            <text:p>1.4758432264461E+018</text:p>
          </table:table-cell>
          <table:table-cell office:value-type="float" office:value="1.47584322712403E+018" calcext:value-type="float">
            <text:p>1.47584322712403E+018</text:p>
          </table:table-cell>
          <table:table-cell/>
          <table:table-cell table:formula="of:= [.C887] - [.B887]" office:value-type="float" office:value="677929984" calcext:value-type="float">
            <text:p>67792998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58432265461E+018" calcext:value-type="float">
            <text:p>1.4758432265461E+018</text:p>
          </table:table-cell>
          <table:table-cell office:value-type="float" office:value="1.47584322722465E+018" calcext:value-type="float">
            <text:p>1.47584322722465E+018</text:p>
          </table:table-cell>
          <table:table-cell/>
          <table:table-cell table:formula="of:= [.C888] - [.B888]" office:value-type="float" office:value="678550016" calcext:value-type="float">
            <text:p>6785500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58432266461E+018" calcext:value-type="float">
            <text:p>1.4758432266461E+018</text:p>
          </table:table-cell>
          <table:table-cell office:value-type="float" office:value="1.47584322732533E+018" calcext:value-type="float">
            <text:p>1.47584322732533E+018</text:p>
          </table:table-cell>
          <table:table-cell/>
          <table:table-cell table:formula="of:= [.C889] - [.B889]" office:value-type="float" office:value="679229952" calcext:value-type="float">
            <text:p>67922995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584322674611E+018" calcext:value-type="float">
            <text:p>1.47584322674611E+018</text:p>
          </table:table-cell>
          <table:table-cell office:value-type="float" office:value="1.47584322742595E+018" calcext:value-type="float">
            <text:p>1.47584322742595E+018</text:p>
          </table:table-cell>
          <table:table-cell/>
          <table:table-cell table:formula="of:= [.C890] - [.B890]" office:value-type="float" office:value="679839744" calcext:value-type="float">
            <text:p>67983974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58432268461E+018" calcext:value-type="float">
            <text:p>1.4758432268461E+018</text:p>
          </table:table-cell>
          <table:table-cell office:value-type="float" office:value="1.47584322752656E+018" calcext:value-type="float">
            <text:p>1.47584322752656E+018</text:p>
          </table:table-cell>
          <table:table-cell/>
          <table:table-cell table:formula="of:= [.C891] - [.B891]" office:value-type="float" office:value="680460032" calcext:value-type="float">
            <text:p>68046003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584322694611E+018" calcext:value-type="float">
            <text:p>1.47584322694611E+018</text:p>
          </table:table-cell>
          <table:table-cell office:value-type="float" office:value="1.47584322762796E+018" calcext:value-type="float">
            <text:p>1.47584322762796E+018</text:p>
          </table:table-cell>
          <table:table-cell/>
          <table:table-cell table:formula="of:= [.C892] - [.B892]" office:value-type="float" office:value="681850112" calcext:value-type="float">
            <text:p>68185011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584322704611E+018" calcext:value-type="float">
            <text:p>1.47584322704611E+018</text:p>
          </table:table-cell>
          <table:table-cell office:value-type="float" office:value="1.47584322772862E+018" calcext:value-type="float">
            <text:p>1.47584322772862E+018</text:p>
          </table:table-cell>
          <table:table-cell/>
          <table:table-cell table:formula="of:= [.C893] - [.B893]" office:value-type="float" office:value="682510080" calcext:value-type="float">
            <text:p>68251008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58432271461E+018" calcext:value-type="float">
            <text:p>1.4758432271461E+018</text:p>
          </table:table-cell>
          <table:table-cell office:value-type="float" office:value="1.47584322782935E+018" calcext:value-type="float">
            <text:p>1.47584322782935E+018</text:p>
          </table:table-cell>
          <table:table-cell/>
          <table:table-cell table:formula="of:= [.C894] - [.B894]" office:value-type="float" office:value="683250176" calcext:value-type="float">
            <text:p>68325017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58432272461E+018" calcext:value-type="float">
            <text:p>1.4758432272461E+018</text:p>
          </table:table-cell>
          <table:table-cell office:value-type="float" office:value="1.47584322792988E+018" calcext:value-type="float">
            <text:p>1.47584322792988E+018</text:p>
          </table:table-cell>
          <table:table-cell/>
          <table:table-cell table:formula="of:= [.C895] - [.B895]" office:value-type="float" office:value="683780096" calcext:value-type="float">
            <text:p>68378009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58432273461E+018" calcext:value-type="float">
            <text:p>1.4758432273461E+018</text:p>
          </table:table-cell>
          <table:table-cell office:value-type="float" office:value="1.47584322803049E+018" calcext:value-type="float">
            <text:p>1.47584322803049E+018</text:p>
          </table:table-cell>
          <table:table-cell/>
          <table:table-cell table:formula="of:= [.C896] - [.B896]" office:value-type="float" office:value="684390144" calcext:value-type="float">
            <text:p>68439014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58432274461E+018" calcext:value-type="float">
            <text:p>1.4758432274461E+018</text:p>
          </table:table-cell>
          <table:table-cell office:value-type="float" office:value="1.47584322813113E+018" calcext:value-type="float">
            <text:p>1.47584322813113E+018</text:p>
          </table:table-cell>
          <table:table-cell/>
          <table:table-cell table:formula="of:= [.C897] - [.B897]" office:value-type="float" office:value="685030144" calcext:value-type="float">
            <text:p>68503014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584322754611E+018" calcext:value-type="float">
            <text:p>1.47584322754611E+018</text:p>
          </table:table-cell>
          <table:table-cell office:value-type="float" office:value="1.47584322823184E+018" calcext:value-type="float">
            <text:p>1.47584322823184E+018</text:p>
          </table:table-cell>
          <table:table-cell/>
          <table:table-cell table:formula="of:= [.C898] - [.B898]" office:value-type="float" office:value="685730048" calcext:value-type="float">
            <text:p>68573004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58432276461E+018" calcext:value-type="float">
            <text:p>1.4758432276461E+018</text:p>
          </table:table-cell>
          <table:table-cell office:value-type="float" office:value="1.47584322833318E+018" calcext:value-type="float">
            <text:p>1.47584322833318E+018</text:p>
          </table:table-cell>
          <table:table-cell/>
          <table:table-cell table:formula="of:= [.C899] - [.B899]" office:value-type="float" office:value="687079936" calcext:value-type="float">
            <text:p>6870799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584322774611E+018" calcext:value-type="float">
            <text:p>1.47584322774611E+018</text:p>
          </table:table-cell>
          <table:table-cell office:value-type="float" office:value="1.47584322843386E+018" calcext:value-type="float">
            <text:p>1.47584322843386E+018</text:p>
          </table:table-cell>
          <table:table-cell/>
          <table:table-cell table:formula="of:= [.C900] - [.B900]" office:value-type="float" office:value="687750144" calcext:value-type="float">
            <text:p>68775014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584322784612E+018" calcext:value-type="float">
            <text:p>1.47584322784612E+018</text:p>
          </table:table-cell>
          <table:table-cell office:value-type="float" office:value="1.47584322853446E+018" calcext:value-type="float">
            <text:p>1.47584322853446E+018</text:p>
          </table:table-cell>
          <table:table-cell/>
          <table:table-cell table:formula="of:= [.C901] - [.B901]" office:value-type="float" office:value="688340224" calcext:value-type="float">
            <text:p>68834022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584322794612E+018" calcext:value-type="float">
            <text:p>1.47584322794612E+018</text:p>
          </table:table-cell>
          <table:table-cell office:value-type="float" office:value="1.47584322863512E+018" calcext:value-type="float">
            <text:p>1.47584322863512E+018</text:p>
          </table:table-cell>
          <table:table-cell/>
          <table:table-cell table:formula="of:= [.C902] - [.B902]" office:value-type="float" office:value="688999936" calcext:value-type="float">
            <text:p>68899993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584322804611E+018" calcext:value-type="float">
            <text:p>1.47584322804611E+018</text:p>
          </table:table-cell>
          <table:table-cell office:value-type="float" office:value="1.47584322873584E+018" calcext:value-type="float">
            <text:p>1.47584322873584E+018</text:p>
          </table:table-cell>
          <table:table-cell/>
          <table:table-cell table:formula="of:= [.C903] - [.B903]" office:value-type="float" office:value="689730048" calcext:value-type="float">
            <text:p>68973004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58432281461E+018" calcext:value-type="float">
            <text:p>1.4758432281461E+018</text:p>
          </table:table-cell>
          <table:table-cell office:value-type="float" office:value="1.47584322883645E+018" calcext:value-type="float">
            <text:p>1.47584322883645E+018</text:p>
          </table:table-cell>
          <table:table-cell/>
          <table:table-cell table:formula="of:= [.C904] - [.B904]" office:value-type="float" office:value="690350080" calcext:value-type="float">
            <text:p>69035008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58432282461E+018" calcext:value-type="float">
            <text:p>1.4758432282461E+018</text:p>
          </table:table-cell>
          <table:table-cell office:value-type="float" office:value="1.47584322893712E+018" calcext:value-type="float">
            <text:p>1.47584322893712E+018</text:p>
          </table:table-cell>
          <table:table-cell/>
          <table:table-cell table:formula="of:= [.C905] - [.B905]" office:value-type="float" office:value="691020032" calcext:value-type="float">
            <text:p>69102003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58432283461E+018" calcext:value-type="float">
            <text:p>1.4758432283461E+018</text:p>
          </table:table-cell>
          <table:table-cell office:value-type="float" office:value="1.47584322903846E+018" calcext:value-type="float">
            <text:p>1.47584322903846E+018</text:p>
          </table:table-cell>
          <table:table-cell/>
          <table:table-cell table:formula="of:= [.C906] - [.B906]" office:value-type="float" office:value="692359936" calcext:value-type="float">
            <text:p>69235993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58432284461E+018" calcext:value-type="float">
            <text:p>1.4758432284461E+018</text:p>
          </table:table-cell>
          <table:table-cell office:value-type="float" office:value="1.47584322913908E+018" calcext:value-type="float">
            <text:p>1.47584322913908E+018</text:p>
          </table:table-cell>
          <table:table-cell/>
          <table:table-cell table:formula="of:= [.C907] - [.B907]" office:value-type="float" office:value="692979968" calcext:value-type="float">
            <text:p>69297996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58432285461E+018" calcext:value-type="float">
            <text:p>1.4758432285461E+018</text:p>
          </table:table-cell>
          <table:table-cell office:value-type="float" office:value="1.47584322923972E+018" calcext:value-type="float">
            <text:p>1.47584322923972E+018</text:p>
          </table:table-cell>
          <table:table-cell/>
          <table:table-cell table:formula="of:= [.C908] - [.B908]" office:value-type="float" office:value="693619968" calcext:value-type="float">
            <text:p>69361996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58432286461E+018" calcext:value-type="float">
            <text:p>1.4758432286461E+018</text:p>
          </table:table-cell>
          <table:table-cell office:value-type="float" office:value="1.47584322934035E+018" calcext:value-type="float">
            <text:p>1.47584322934035E+018</text:p>
          </table:table-cell>
          <table:table-cell/>
          <table:table-cell table:formula="of:= [.C909] - [.B909]" office:value-type="float" office:value="694249984" calcext:value-type="float">
            <text:p>69424998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584322874611E+018" calcext:value-type="float">
            <text:p>1.47584322874611E+018</text:p>
          </table:table-cell>
          <table:table-cell office:value-type="float" office:value="1.47584322944101E+018" calcext:value-type="float">
            <text:p>1.47584322944101E+018</text:p>
          </table:table-cell>
          <table:table-cell/>
          <table:table-cell table:formula="of:= [.C910] - [.B910]" office:value-type="float" office:value="694899968" calcext:value-type="float">
            <text:p>69489996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58432288461E+018" calcext:value-type="float">
            <text:p>1.4758432288461E+018</text:p>
          </table:table-cell>
          <table:table-cell office:value-type="float" office:value="1.47584322954171E+018" calcext:value-type="float">
            <text:p>1.47584322954171E+018</text:p>
          </table:table-cell>
          <table:table-cell/>
          <table:table-cell table:formula="of:= [.C911] - [.B911]" office:value-type="float" office:value="695609856" calcext:value-type="float">
            <text:p>69560985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584322894611E+018" calcext:value-type="float">
            <text:p>1.47584322894611E+018</text:p>
          </table:table-cell>
          <table:table-cell office:value-type="float" office:value="1.47584322964227E+018" calcext:value-type="float">
            <text:p>1.47584322964227E+018</text:p>
          </table:table-cell>
          <table:table-cell/>
          <table:table-cell table:formula="of:= [.C912] - [.B912]" office:value-type="float" office:value="696160000" calcext:value-type="float">
            <text:p>696160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58432290461E+018" calcext:value-type="float">
            <text:p>1.4758432290461E+018</text:p>
          </table:table-cell>
          <table:table-cell office:value-type="float" office:value="1.47584322974368E+018" calcext:value-type="float">
            <text:p>1.47584322974368E+018</text:p>
          </table:table-cell>
          <table:table-cell/>
          <table:table-cell table:formula="of:= [.C913] - [.B913]" office:value-type="float" office:value="697579776" calcext:value-type="float">
            <text:p>69757977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584322914611E+018" calcext:value-type="float">
            <text:p>1.47584322914611E+018</text:p>
          </table:table-cell>
          <table:table-cell office:value-type="float" office:value="1.47584322984432E+018" calcext:value-type="float">
            <text:p>1.47584322984432E+018</text:p>
          </table:table-cell>
          <table:table-cell/>
          <table:table-cell table:formula="of:= [.C914] - [.B914]" office:value-type="float" office:value="698210048" calcext:value-type="float">
            <text:p>69821004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584322924611E+018" calcext:value-type="float">
            <text:p>1.47584322924611E+018</text:p>
          </table:table-cell>
          <table:table-cell office:value-type="float" office:value="1.47584322994516E+018" calcext:value-type="float">
            <text:p>1.47584322994516E+018</text:p>
          </table:table-cell>
          <table:table-cell/>
          <table:table-cell table:formula="of:= [.C915] - [.B915]" office:value-type="float" office:value="699049984" calcext:value-type="float">
            <text:p>69904998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58432293461E+018" calcext:value-type="float">
            <text:p>1.4758432293461E+018</text:p>
          </table:table-cell>
          <table:table-cell office:value-type="float" office:value="1.47584323004578E+018" calcext:value-type="float">
            <text:p>1.47584323004578E+018</text:p>
          </table:table-cell>
          <table:table-cell/>
          <table:table-cell table:formula="of:= [.C916] - [.B916]" office:value-type="float" office:value="699679744" calcext:value-type="float">
            <text:p>69967974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58432294461E+018" calcext:value-type="float">
            <text:p>1.4758432294461E+018</text:p>
          </table:table-cell>
          <table:table-cell office:value-type="float" office:value="1.47584323014638E+018" calcext:value-type="float">
            <text:p>1.47584323014638E+018</text:p>
          </table:table-cell>
          <table:table-cell/>
          <table:table-cell table:formula="of:= [.C917] - [.B917]" office:value-type="float" office:value="700279808" calcext:value-type="float">
            <text:p>70027980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584322954611E+018" calcext:value-type="float">
            <text:p>1.47584322954611E+018</text:p>
          </table:table-cell>
          <table:table-cell office:value-type="float" office:value="1.47584323024695E+018" calcext:value-type="float">
            <text:p>1.47584323024695E+018</text:p>
          </table:table-cell>
          <table:table-cell/>
          <table:table-cell table:formula="of:= [.C918] - [.B918]" office:value-type="float" office:value="700839936" calcext:value-type="float">
            <text:p>70083993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584322964609E+018" calcext:value-type="float">
            <text:p>1.47584322964609E+018</text:p>
          </table:table-cell>
          <table:table-cell office:value-type="float" office:value="1.47584323034767E+018" calcext:value-type="float">
            <text:p>1.47584323034767E+018</text:p>
          </table:table-cell>
          <table:table-cell/>
          <table:table-cell table:formula="of:= [.C919] - [.B919]" office:value-type="float" office:value="701580032" calcext:value-type="float">
            <text:p>70158003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584322974609E+018" calcext:value-type="float">
            <text:p>1.47584322974609E+018</text:p>
          </table:table-cell>
          <table:table-cell office:value-type="float" office:value="1.47584323044909E+018" calcext:value-type="float">
            <text:p>1.47584323044909E+018</text:p>
          </table:table-cell>
          <table:table-cell/>
          <table:table-cell table:formula="of:= [.C920] - [.B920]" office:value-type="float" office:value="703000064" calcext:value-type="float">
            <text:p>70300006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58432298461E+018" calcext:value-type="float">
            <text:p>1.4758432298461E+018</text:p>
          </table:table-cell>
          <table:table-cell office:value-type="float" office:value="1.47584323054975E+018" calcext:value-type="float">
            <text:p>1.47584323054975E+018</text:p>
          </table:table-cell>
          <table:table-cell/>
          <table:table-cell table:formula="of:= [.C921] - [.B921]" office:value-type="float" office:value="703650048" calcext:value-type="float">
            <text:p>70365004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58432299461E+018" calcext:value-type="float">
            <text:p>1.4758432299461E+018</text:p>
          </table:table-cell>
          <table:table-cell office:value-type="float" office:value="1.47584323065034E+018" calcext:value-type="float">
            <text:p>1.47584323065034E+018</text:p>
          </table:table-cell>
          <table:table-cell/>
          <table:table-cell table:formula="of:= [.C922] - [.B922]" office:value-type="float" office:value="704239872" calcext:value-type="float">
            <text:p>70423987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58432300462E+018" calcext:value-type="float">
            <text:p>1.4758432300462E+018</text:p>
          </table:table-cell>
          <table:table-cell office:value-type="float" office:value="1.47584323075099E+018" calcext:value-type="float">
            <text:p>1.47584323075099E+018</text:p>
          </table:table-cell>
          <table:table-cell/>
          <table:table-cell table:formula="of:= [.C923] - [.B923]" office:value-type="float" office:value="704790016" calcext:value-type="float">
            <text:p>7047900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584323014671E+018" calcext:value-type="float">
            <text:p>1.47584323014671E+018</text:p>
          </table:table-cell>
          <table:table-cell office:value-type="float" office:value="1.47584323085174E+018" calcext:value-type="float">
            <text:p>1.47584323085174E+018</text:p>
          </table:table-cell>
          <table:table-cell/>
          <table:table-cell table:formula="of:= [.C924] - [.B924]" office:value-type="float" office:value="705029888" calcext:value-type="float">
            <text:p>70502988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58432302461E+018" calcext:value-type="float">
            <text:p>1.4758432302461E+018</text:p>
          </table:table-cell>
          <table:table-cell office:value-type="float" office:value="1.47584323095232E+018" calcext:value-type="float">
            <text:p>1.47584323095232E+018</text:p>
          </table:table-cell>
          <table:table-cell/>
          <table:table-cell table:formula="of:= [.C925] - [.B925]" office:value-type="float" office:value="706220032" calcext:value-type="float">
            <text:p>70622003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584323034609E+018" calcext:value-type="float">
            <text:p>1.47584323034609E+018</text:p>
          </table:table-cell>
          <table:table-cell office:value-type="float" office:value="1.47584323105307E+018" calcext:value-type="float">
            <text:p>1.47584323105307E+018</text:p>
          </table:table-cell>
          <table:table-cell/>
          <table:table-cell table:formula="of:= [.C926] - [.B926]" office:value-type="float" office:value="706980096" calcext:value-type="float">
            <text:p>70698009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58432304461E+018" calcext:value-type="float">
            <text:p>1.4758432304461E+018</text:p>
          </table:table-cell>
          <table:table-cell office:value-type="float" office:value="1.47584323115357E+018" calcext:value-type="float">
            <text:p>1.47584323115357E+018</text:p>
          </table:table-cell>
          <table:table-cell/>
          <table:table-cell table:formula="of:= [.C927] - [.B927]" office:value-type="float" office:value="707470080" calcext:value-type="float">
            <text:p>70747008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58432305461E+018" calcext:value-type="float">
            <text:p>1.4758432305461E+018</text:p>
          </table:table-cell>
          <table:table-cell office:value-type="float" office:value="1.47584323125507E+018" calcext:value-type="float">
            <text:p>1.47584323125507E+018</text:p>
          </table:table-cell>
          <table:table-cell/>
          <table:table-cell table:formula="of:= [.C928] - [.B928]" office:value-type="float" office:value="708969984" calcext:value-type="float">
            <text:p>70896998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58432306461E+018" calcext:value-type="float">
            <text:p>1.4758432306461E+018</text:p>
          </table:table-cell>
          <table:table-cell office:value-type="float" office:value="1.4758432313558E+018" calcext:value-type="float">
            <text:p>1.4758432313558E+018</text:p>
          </table:table-cell>
          <table:table-cell/>
          <table:table-cell table:formula="of:= [.C929] - [.B929]" office:value-type="float" office:value="709700096" calcext:value-type="float">
            <text:p>70970009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584323074611E+018" calcext:value-type="float">
            <text:p>1.47584323074611E+018</text:p>
          </table:table-cell>
          <table:table-cell office:value-type="float" office:value="1.47584323145637E+018" calcext:value-type="float">
            <text:p>1.47584323145637E+018</text:p>
          </table:table-cell>
          <table:table-cell/>
          <table:table-cell table:formula="of:= [.C930] - [.B930]" office:value-type="float" office:value="710259968" calcext:value-type="float">
            <text:p>71025996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584323084611E+018" calcext:value-type="float">
            <text:p>1.47584323084611E+018</text:p>
          </table:table-cell>
          <table:table-cell office:value-type="float" office:value="1.47584323155697E+018" calcext:value-type="float">
            <text:p>1.47584323155697E+018</text:p>
          </table:table-cell>
          <table:table-cell/>
          <table:table-cell table:formula="of:= [.C931] - [.B931]" office:value-type="float" office:value="710860032" calcext:value-type="float">
            <text:p>71086003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584323094611E+018" calcext:value-type="float">
            <text:p>1.47584323094611E+018</text:p>
          </table:table-cell>
          <table:table-cell office:value-type="float" office:value="1.47584323165759E+018" calcext:value-type="float">
            <text:p>1.47584323165759E+018</text:p>
          </table:table-cell>
          <table:table-cell/>
          <table:table-cell table:formula="of:= [.C932] - [.B932]" office:value-type="float" office:value="711480064" calcext:value-type="float">
            <text:p>71148006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584323104611E+018" calcext:value-type="float">
            <text:p>1.47584323104611E+018</text:p>
          </table:table-cell>
          <table:table-cell office:value-type="float" office:value="1.47584323175825E+018" calcext:value-type="float">
            <text:p>1.47584323175825E+018</text:p>
          </table:table-cell>
          <table:table-cell/>
          <table:table-cell table:formula="of:= [.C933] - [.B933]" office:value-type="float" office:value="712140032" calcext:value-type="float">
            <text:p>71214003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584323114611E+018" calcext:value-type="float">
            <text:p>1.47584323114611E+018</text:p>
          </table:table-cell>
          <table:table-cell office:value-type="float" office:value="1.47584323185886E+018" calcext:value-type="float">
            <text:p>1.47584323185886E+018</text:p>
          </table:table-cell>
          <table:table-cell/>
          <table:table-cell table:formula="of:= [.C934] - [.B934]" office:value-type="float" office:value="712750080" calcext:value-type="float">
            <text:p>71275008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58432312461E+018" calcext:value-type="float">
            <text:p>1.4758432312461E+018</text:p>
          </table:table-cell>
          <table:table-cell office:value-type="float" office:value="1.4758432319595E+018" calcext:value-type="float">
            <text:p>1.4758432319595E+018</text:p>
          </table:table-cell>
          <table:table-cell/>
          <table:table-cell table:formula="of:= [.C935] - [.B935]" office:value-type="float" office:value="713400064" calcext:value-type="float">
            <text:p>71340006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58432313461E+018" calcext:value-type="float">
            <text:p>1.4758432313461E+018</text:p>
          </table:table-cell>
          <table:table-cell office:value-type="float" office:value="1.47584323206104E+018" calcext:value-type="float">
            <text:p>1.47584323206104E+018</text:p>
          </table:table-cell>
          <table:table-cell/>
          <table:table-cell table:formula="of:= [.C936] - [.B936]" office:value-type="float" office:value="714939904" calcext:value-type="float">
            <text:p>71493990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58432314461E+018" calcext:value-type="float">
            <text:p>1.4758432314461E+018</text:p>
          </table:table-cell>
          <table:table-cell office:value-type="float" office:value="1.47584323216172E+018" calcext:value-type="float">
            <text:p>1.47584323216172E+018</text:p>
          </table:table-cell>
          <table:table-cell/>
          <table:table-cell table:formula="of:= [.C937] - [.B937]" office:value-type="float" office:value="715619840" calcext:value-type="float">
            <text:p>71561984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584323154611E+018" calcext:value-type="float">
            <text:p>1.47584323154611E+018</text:p>
          </table:table-cell>
          <table:table-cell office:value-type="float" office:value="1.47584323226235E+018" calcext:value-type="float">
            <text:p>1.47584323226235E+018</text:p>
          </table:table-cell>
          <table:table-cell/>
          <table:table-cell table:formula="of:= [.C938] - [.B938]" office:value-type="float" office:value="716240128" calcext:value-type="float">
            <text:p>71624012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58432316461E+018" calcext:value-type="float">
            <text:p>1.4758432316461E+018</text:p>
          </table:table-cell>
          <table:table-cell office:value-type="float" office:value="1.47584323236301E+018" calcext:value-type="float">
            <text:p>1.47584323236301E+018</text:p>
          </table:table-cell>
          <table:table-cell/>
          <table:table-cell table:formula="of:= [.C939] - [.B939]" office:value-type="float" office:value="716910080" calcext:value-type="float">
            <text:p>71691008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584323174611E+018" calcext:value-type="float">
            <text:p>1.47584323174611E+018</text:p>
          </table:table-cell>
          <table:table-cell office:value-type="float" office:value="1.47584323246358E+018" calcext:value-type="float">
            <text:p>1.47584323246358E+018</text:p>
          </table:table-cell>
          <table:table-cell/>
          <table:table-cell table:formula="of:= [.C940] - [.B940]" office:value-type="float" office:value="717469696" calcext:value-type="float">
            <text:p>71746969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584323184611E+018" calcext:value-type="float">
            <text:p>1.47584323184611E+018</text:p>
          </table:table-cell>
          <table:table-cell office:value-type="float" office:value="1.47584323256424E+018" calcext:value-type="float">
            <text:p>1.47584323256424E+018</text:p>
          </table:table-cell>
          <table:table-cell/>
          <table:table-cell table:formula="of:= [.C941] - [.B941]" office:value-type="float" office:value="718129920" calcext:value-type="float">
            <text:p>71812992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584323194612E+018" calcext:value-type="float">
            <text:p>1.47584323194612E+018</text:p>
          </table:table-cell>
          <table:table-cell office:value-type="float" office:value="1.47584323266486E+018" calcext:value-type="float">
            <text:p>1.47584323266486E+018</text:p>
          </table:table-cell>
          <table:table-cell/>
          <table:table-cell table:formula="of:= [.C942] - [.B942]" office:value-type="float" office:value="718740224" calcext:value-type="float">
            <text:p>71874022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584323204611E+018" calcext:value-type="float">
            <text:p>1.47584323204611E+018</text:p>
          </table:table-cell>
          <table:table-cell office:value-type="float" office:value="1.47584323276551E+018" calcext:value-type="float">
            <text:p>1.47584323276551E+018</text:p>
          </table:table-cell>
          <table:table-cell/>
          <table:table-cell table:formula="of:= [.C943] - [.B943]" office:value-type="float" office:value="719399680" calcext:value-type="float">
            <text:p>71939968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584323214611E+018" calcext:value-type="float">
            <text:p>1.47584323214611E+018</text:p>
          </table:table-cell>
          <table:table-cell office:value-type="float" office:value="1.47584323286698E+018" calcext:value-type="float">
            <text:p>1.47584323286698E+018</text:p>
          </table:table-cell>
          <table:table-cell/>
          <table:table-cell table:formula="of:= [.C944] - [.B944]" office:value-type="float" office:value="720869632" calcext:value-type="float">
            <text:p>72086963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584323224618E+018" calcext:value-type="float">
            <text:p>1.47584323224618E+018</text:p>
          </table:table-cell>
          <table:table-cell office:value-type="float" office:value="1.47584323296761E+018" calcext:value-type="float">
            <text:p>1.47584323296761E+018</text:p>
          </table:table-cell>
          <table:table-cell/>
          <table:table-cell table:formula="of:= [.C945] - [.B945]" office:value-type="float" office:value="721429760" calcext:value-type="float">
            <text:p>72142976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584323234612E+018" calcext:value-type="float">
            <text:p>1.47584323234612E+018</text:p>
          </table:table-cell>
          <table:table-cell office:value-type="float" office:value="1.47584323306828E+018" calcext:value-type="float">
            <text:p>1.47584323306828E+018</text:p>
          </table:table-cell>
          <table:table-cell/>
          <table:table-cell table:formula="of:= [.C946] - [.B946]" office:value-type="float" office:value="722160128" calcext:value-type="float">
            <text:p>72216012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584323244612E+018" calcext:value-type="float">
            <text:p>1.47584323244612E+018</text:p>
          </table:table-cell>
          <table:table-cell office:value-type="float" office:value="1.47584323316888E+018" calcext:value-type="float">
            <text:p>1.47584323316888E+018</text:p>
          </table:table-cell>
          <table:table-cell/>
          <table:table-cell table:formula="of:= [.C947] - [.B947]" office:value-type="float" office:value="722759936" calcext:value-type="float">
            <text:p>72275993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584323254611E+018" calcext:value-type="float">
            <text:p>1.47584323254611E+018</text:p>
          </table:table-cell>
          <table:table-cell office:value-type="float" office:value="1.47584323326952E+018" calcext:value-type="float">
            <text:p>1.47584323326952E+018</text:p>
          </table:table-cell>
          <table:table-cell/>
          <table:table-cell table:formula="of:= [.C948] - [.B948]" office:value-type="float" office:value="723409920" calcext:value-type="float">
            <text:p>72340992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584323264612E+018" calcext:value-type="float">
            <text:p>1.47584323264612E+018</text:p>
          </table:table-cell>
          <table:table-cell office:value-type="float" office:value="1.47584323337014E+018" calcext:value-type="float">
            <text:p>1.47584323337014E+018</text:p>
          </table:table-cell>
          <table:table-cell/>
          <table:table-cell table:formula="of:= [.C949] - [.B949]" office:value-type="float" office:value="724019968" calcext:value-type="float">
            <text:p>72401996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584323274611E+018" calcext:value-type="float">
            <text:p>1.47584323274611E+018</text:p>
          </table:table-cell>
          <table:table-cell office:value-type="float" office:value="1.47584323347083E+018" calcext:value-type="float">
            <text:p>1.47584323347083E+018</text:p>
          </table:table-cell>
          <table:table-cell/>
          <table:table-cell table:formula="of:= [.C950] - [.B950]" office:value-type="float" office:value="724720128" calcext:value-type="float">
            <text:p>72472012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584323284612E+018" calcext:value-type="float">
            <text:p>1.47584323284612E+018</text:p>
          </table:table-cell>
          <table:table-cell office:value-type="float" office:value="1.47584323357141E+018" calcext:value-type="float">
            <text:p>1.47584323357141E+018</text:p>
          </table:table-cell>
          <table:table-cell/>
          <table:table-cell table:formula="of:= [.C951] - [.B951]" office:value-type="float" office:value="725289984" calcext:value-type="float">
            <text:p>72528998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584323294611E+018" calcext:value-type="float">
            <text:p>1.47584323294611E+018</text:p>
          </table:table-cell>
          <table:table-cell office:value-type="float" office:value="1.47584323367303E+018" calcext:value-type="float">
            <text:p>1.47584323367303E+018</text:p>
          </table:table-cell>
          <table:table-cell/>
          <table:table-cell table:formula="of:= [.C952] - [.B952]" office:value-type="float" office:value="726920192" calcext:value-type="float">
            <text:p>72692019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584323304612E+018" calcext:value-type="float">
            <text:p>1.47584323304612E+018</text:p>
          </table:table-cell>
          <table:table-cell office:value-type="float" office:value="1.47584323377369E+018" calcext:value-type="float">
            <text:p>1.47584323377369E+018</text:p>
          </table:table-cell>
          <table:table-cell/>
          <table:table-cell table:formula="of:= [.C953] - [.B953]" office:value-type="float" office:value="727569920" calcext:value-type="float">
            <text:p>72756992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584323314611E+018" calcext:value-type="float">
            <text:p>1.47584323314611E+018</text:p>
          </table:table-cell>
          <table:table-cell office:value-type="float" office:value="1.47584323387427E+018" calcext:value-type="float">
            <text:p>1.47584323387427E+018</text:p>
          </table:table-cell>
          <table:table-cell/>
          <table:table-cell table:formula="of:= [.C954] - [.B954]" office:value-type="float" office:value="728160000" calcext:value-type="float">
            <text:p>728160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584323324614E+018" calcext:value-type="float">
            <text:p>1.47584323324614E+018</text:p>
          </table:table-cell>
          <table:table-cell office:value-type="float" office:value="1.47584323397492E+018" calcext:value-type="float">
            <text:p>1.47584323397492E+018</text:p>
          </table:table-cell>
          <table:table-cell/>
          <table:table-cell table:formula="of:= [.C955] - [.B955]" office:value-type="float" office:value="728780288" calcext:value-type="float">
            <text:p>72878028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584323334614E+018" calcext:value-type="float">
            <text:p>1.47584323334614E+018</text:p>
          </table:table-cell>
          <table:table-cell office:value-type="float" office:value="1.47584323407553E+018" calcext:value-type="float">
            <text:p>1.47584323407553E+018</text:p>
          </table:table-cell>
          <table:table-cell/>
          <table:table-cell table:formula="of:= [.C956] - [.B956]" office:value-type="float" office:value="729390080" calcext:value-type="float">
            <text:p>72939008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584323344614E+018" calcext:value-type="float">
            <text:p>1.47584323344614E+018</text:p>
          </table:table-cell>
          <table:table-cell office:value-type="float" office:value="1.47584323417621E+018" calcext:value-type="float">
            <text:p>1.47584323417621E+018</text:p>
          </table:table-cell>
          <table:table-cell/>
          <table:table-cell table:formula="of:= [.C957] - [.B957]" office:value-type="float" office:value="730070016" calcext:value-type="float">
            <text:p>7300700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584323354611E+018" calcext:value-type="float">
            <text:p>1.47584323354611E+018</text:p>
          </table:table-cell>
          <table:table-cell office:value-type="float" office:value="1.47584323427682E+018" calcext:value-type="float">
            <text:p>1.47584323427682E+018</text:p>
          </table:table-cell>
          <table:table-cell/>
          <table:table-cell table:formula="of:= [.C958] - [.B958]" office:value-type="float" office:value="730710016" calcext:value-type="float">
            <text:p>7307100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584323364614E+018" calcext:value-type="float">
            <text:p>1.47584323364614E+018</text:p>
          </table:table-cell>
          <table:table-cell office:value-type="float" office:value="1.47584323437745E+018" calcext:value-type="float">
            <text:p>1.47584323437745E+018</text:p>
          </table:table-cell>
          <table:table-cell/>
          <table:table-cell table:formula="of:= [.C959] - [.B959]" office:value-type="float" office:value="731310336" calcext:value-type="float">
            <text:p>73131033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584323374611E+018" calcext:value-type="float">
            <text:p>1.47584323374611E+018</text:p>
          </table:table-cell>
          <table:table-cell office:value-type="float" office:value="1.47584323447901E+018" calcext:value-type="float">
            <text:p>1.47584323447901E+018</text:p>
          </table:table-cell>
          <table:table-cell/>
          <table:table-cell table:formula="of:= [.C960] - [.B960]" office:value-type="float" office:value="732900096" calcext:value-type="float">
            <text:p>73290009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584323384614E+018" calcext:value-type="float">
            <text:p>1.47584323384614E+018</text:p>
          </table:table-cell>
          <table:table-cell office:value-type="float" office:value="1.47584323457959E+018" calcext:value-type="float">
            <text:p>1.47584323457959E+018</text:p>
          </table:table-cell>
          <table:table-cell/>
          <table:table-cell table:formula="of:= [.C961] - [.B961]" office:value-type="float" office:value="733449984" calcext:value-type="float">
            <text:p>73344998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584323394611E+018" calcext:value-type="float">
            <text:p>1.47584323394611E+018</text:p>
          </table:table-cell>
          <table:table-cell office:value-type="float" office:value="1.47584323468025E+018" calcext:value-type="float">
            <text:p>1.47584323468025E+018</text:p>
          </table:table-cell>
          <table:table-cell/>
          <table:table-cell table:formula="of:= [.C962] - [.B962]" office:value-type="float" office:value="734140160" calcext:value-type="float">
            <text:p>73414016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584323404614E+018" calcext:value-type="float">
            <text:p>1.47584323404614E+018</text:p>
          </table:table-cell>
          <table:table-cell office:value-type="float" office:value="1.47584323478089E+018" calcext:value-type="float">
            <text:p>1.47584323478089E+018</text:p>
          </table:table-cell>
          <table:table-cell/>
          <table:table-cell table:formula="of:= [.C963] - [.B963]" office:value-type="float" office:value="734749952" calcext:value-type="float">
            <text:p>73474995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58432341461E+018" calcext:value-type="float">
            <text:p>1.4758432341461E+018</text:p>
          </table:table-cell>
          <table:table-cell office:value-type="float" office:value="1.47584323488155E+018" calcext:value-type="float">
            <text:p>1.47584323488155E+018</text:p>
          </table:table-cell>
          <table:table-cell/>
          <table:table-cell table:formula="of:= [.C964] - [.B964]" office:value-type="float" office:value="735450112" calcext:value-type="float">
            <text:p>73545011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584323424612E+018" calcext:value-type="float">
            <text:p>1.47584323424612E+018</text:p>
          </table:table-cell>
          <table:table-cell office:value-type="float" office:value="1.47584323498225E+018" calcext:value-type="float">
            <text:p>1.47584323498225E+018</text:p>
          </table:table-cell>
          <table:table-cell/>
          <table:table-cell table:formula="of:= [.C965] - [.B965]" office:value-type="float" office:value="736129792" calcext:value-type="float">
            <text:p>73612979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584323434611E+018" calcext:value-type="float">
            <text:p>1.47584323434611E+018</text:p>
          </table:table-cell>
          <table:table-cell office:value-type="float" office:value="1.47584323508283E+018" calcext:value-type="float">
            <text:p>1.47584323508283E+018</text:p>
          </table:table-cell>
          <table:table-cell/>
          <table:table-cell table:formula="of:= [.C966] - [.B966]" office:value-type="float" office:value="736719872" calcext:value-type="float">
            <text:p>73671987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584323444613E+018" calcext:value-type="float">
            <text:p>1.47584323444613E+018</text:p>
          </table:table-cell>
          <table:table-cell office:value-type="float" office:value="1.47584323518347E+018" calcext:value-type="float">
            <text:p>1.47584323518347E+018</text:p>
          </table:table-cell>
          <table:table-cell/>
          <table:table-cell table:formula="of:= [.C967] - [.B967]" office:value-type="float" office:value="737339904" calcext:value-type="float">
            <text:p>73733990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584323454611E+018" calcext:value-type="float">
            <text:p>1.47584323454611E+018</text:p>
          </table:table-cell>
          <table:table-cell office:value-type="float" office:value="1.47584323528497E+018" calcext:value-type="float">
            <text:p>1.47584323528497E+018</text:p>
          </table:table-cell>
          <table:table-cell/>
          <table:table-cell table:formula="of:= [.C968] - [.B968]" office:value-type="float" office:value="738860032" calcext:value-type="float">
            <text:p>73886003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584323464612E+018" calcext:value-type="float">
            <text:p>1.47584323464612E+018</text:p>
          </table:table-cell>
          <table:table-cell office:value-type="float" office:value="1.47584323538551E+018" calcext:value-type="float">
            <text:p>1.47584323538551E+018</text:p>
          </table:table-cell>
          <table:table-cell/>
          <table:table-cell table:formula="of:= [.C969] - [.B969]" office:value-type="float" office:value="739389696" calcext:value-type="float">
            <text:p>73938969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584323474611E+018" calcext:value-type="float">
            <text:p>1.47584323474611E+018</text:p>
          </table:table-cell>
          <table:table-cell office:value-type="float" office:value="1.47584323548615E+018" calcext:value-type="float">
            <text:p>1.47584323548615E+018</text:p>
          </table:table-cell>
          <table:table-cell/>
          <table:table-cell table:formula="of:= [.C970] - [.B970]" office:value-type="float" office:value="740039936" calcext:value-type="float">
            <text:p>74003993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584323484612E+018" calcext:value-type="float">
            <text:p>1.47584323484612E+018</text:p>
          </table:table-cell>
          <table:table-cell office:value-type="float" office:value="1.47584323558677E+018" calcext:value-type="float">
            <text:p>1.47584323558677E+018</text:p>
          </table:table-cell>
          <table:table-cell/>
          <table:table-cell table:formula="of:= [.C971] - [.B971]" office:value-type="float" office:value="740649728" calcext:value-type="float">
            <text:p>74064972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584323494611E+018" calcext:value-type="float">
            <text:p>1.47584323494611E+018</text:p>
          </table:table-cell>
          <table:table-cell office:value-type="float" office:value="1.47584323568741E+018" calcext:value-type="float">
            <text:p>1.47584323568741E+018</text:p>
          </table:table-cell>
          <table:table-cell/>
          <table:table-cell table:formula="of:= [.C972] - [.B972]" office:value-type="float" office:value="741300224" calcext:value-type="float">
            <text:p>74130022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584323504612E+018" calcext:value-type="float">
            <text:p>1.47584323504612E+018</text:p>
          </table:table-cell>
          <table:table-cell office:value-type="float" office:value="1.47584323578811E+018" calcext:value-type="float">
            <text:p>1.47584323578811E+018</text:p>
          </table:table-cell>
          <table:table-cell/>
          <table:table-cell table:formula="of:= [.C973] - [.B973]" office:value-type="float" office:value="741989888" calcext:value-type="float">
            <text:p>74198988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58432351461E+018" calcext:value-type="float">
            <text:p>1.4758432351461E+018</text:p>
          </table:table-cell>
          <table:table-cell office:value-type="float" office:value="1.4758432358887E+018" calcext:value-type="float">
            <text:p>1.4758432358887E+018</text:p>
          </table:table-cell>
          <table:table-cell/>
          <table:table-cell table:formula="of:= [.C974] - [.B974]" office:value-type="float" office:value="742599936" calcext:value-type="float">
            <text:p>74259993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584323524611E+018" calcext:value-type="float">
            <text:p>1.47584323524611E+018</text:p>
          </table:table-cell>
          <table:table-cell office:value-type="float" office:value="1.47584323598929E+018" calcext:value-type="float">
            <text:p>1.47584323598929E+018</text:p>
          </table:table-cell>
          <table:table-cell/>
          <table:table-cell table:formula="of:= [.C975] - [.B975]" office:value-type="float" office:value="743180288" calcext:value-type="float">
            <text:p>74318028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584323534611E+018" calcext:value-type="float">
            <text:p>1.47584323534611E+018</text:p>
          </table:table-cell>
          <table:table-cell office:value-type="float" office:value="1.47584323609072E+018" calcext:value-type="float">
            <text:p>1.47584323609072E+018</text:p>
          </table:table-cell>
          <table:table-cell/>
          <table:table-cell table:formula="of:= [.C976] - [.B976]" office:value-type="float" office:value="744610048" calcext:value-type="float">
            <text:p>74461004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584323544611E+018" calcext:value-type="float">
            <text:p>1.47584323544611E+018</text:p>
          </table:table-cell>
          <table:table-cell office:value-type="float" office:value="1.47584323619135E+018" calcext:value-type="float">
            <text:p>1.47584323619135E+018</text:p>
          </table:table-cell>
          <table:table-cell/>
          <table:table-cell table:formula="of:= [.C977] - [.B977]" office:value-type="float" office:value="745240064" calcext:value-type="float">
            <text:p>74524006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58432355461E+018" calcext:value-type="float">
            <text:p>1.4758432355461E+018</text:p>
          </table:table-cell>
          <table:table-cell office:value-type="float" office:value="1.4758432362921E+018" calcext:value-type="float">
            <text:p>1.4758432362921E+018</text:p>
          </table:table-cell>
          <table:table-cell/>
          <table:table-cell table:formula="of:= [.C978] - [.B978]" office:value-type="float" office:value="745999872" calcext:value-type="float">
            <text:p>74599987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584323564611E+018" calcext:value-type="float">
            <text:p>1.47584323564611E+018</text:p>
          </table:table-cell>
          <table:table-cell office:value-type="float" office:value="1.47584323639271E+018" calcext:value-type="float">
            <text:p>1.47584323639271E+018</text:p>
          </table:table-cell>
          <table:table-cell/>
          <table:table-cell table:formula="of:= [.C979] - [.B979]" office:value-type="float" office:value="746600192" calcext:value-type="float">
            <text:p>74660019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584323574611E+018" calcext:value-type="float">
            <text:p>1.47584323574611E+018</text:p>
          </table:table-cell>
          <table:table-cell office:value-type="float" office:value="1.47584323649335E+018" calcext:value-type="float">
            <text:p>1.47584323649335E+018</text:p>
          </table:table-cell>
          <table:table-cell/>
          <table:table-cell table:formula="of:= [.C980] - [.B980]" office:value-type="float" office:value="747240192" calcext:value-type="float">
            <text:p>74724019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584323584611E+018" calcext:value-type="float">
            <text:p>1.47584323584611E+018</text:p>
          </table:table-cell>
          <table:table-cell office:value-type="float" office:value="1.47584323659401E+018" calcext:value-type="float">
            <text:p>1.47584323659401E+018</text:p>
          </table:table-cell>
          <table:table-cell/>
          <table:table-cell table:formula="of:= [.C981] - [.B981]" office:value-type="float" office:value="747899904" calcext:value-type="float">
            <text:p>74789990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584323594611E+018" calcext:value-type="float">
            <text:p>1.47584323594611E+018</text:p>
          </table:table-cell>
          <table:table-cell office:value-type="float" office:value="1.47584323669464E+018" calcext:value-type="float">
            <text:p>1.47584323669464E+018</text:p>
          </table:table-cell>
          <table:table-cell/>
          <table:table-cell table:formula="of:= [.C982] - [.B982]" office:value-type="float" office:value="748530176" calcext:value-type="float">
            <text:p>74853017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584323604611E+018" calcext:value-type="float">
            <text:p>1.47584323604611E+018</text:p>
          </table:table-cell>
          <table:table-cell office:value-type="float" office:value="1.47584323679526E+018" calcext:value-type="float">
            <text:p>1.47584323679526E+018</text:p>
          </table:table-cell>
          <table:table-cell/>
          <table:table-cell table:formula="of:= [.C983] - [.B983]" office:value-type="float" office:value="749150208" calcext:value-type="float">
            <text:p>74915020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584323614611E+018" calcext:value-type="float">
            <text:p>1.47584323614611E+018</text:p>
          </table:table-cell>
          <table:table-cell office:value-type="float" office:value="1.47584323689673E+018" calcext:value-type="float">
            <text:p>1.47584323689673E+018</text:p>
          </table:table-cell>
          <table:table-cell/>
          <table:table-cell table:formula="of:= [.C984] - [.B984]" office:value-type="float" office:value="750620160" calcext:value-type="float">
            <text:p>75062016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58432362461E+018" calcext:value-type="float">
            <text:p>1.4758432362461E+018</text:p>
          </table:table-cell>
          <table:table-cell office:value-type="float" office:value="1.47584323699733E+018" calcext:value-type="float">
            <text:p>1.47584323699733E+018</text:p>
          </table:table-cell>
          <table:table-cell/>
          <table:table-cell table:formula="of:= [.C985] - [.B985]" office:value-type="float" office:value="751229952" calcext:value-type="float">
            <text:p>75122995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584323634611E+018" calcext:value-type="float">
            <text:p>1.47584323634611E+018</text:p>
          </table:table-cell>
          <table:table-cell office:value-type="float" office:value="1.47584323709795E+018" calcext:value-type="float">
            <text:p>1.47584323709795E+018</text:p>
          </table:table-cell>
          <table:table-cell/>
          <table:table-cell table:formula="of:= [.C986] - [.B986]" office:value-type="float" office:value="751840000" calcext:value-type="float">
            <text:p>75184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584323644611E+018" calcext:value-type="float">
            <text:p>1.47584323644611E+018</text:p>
          </table:table-cell>
          <table:table-cell office:value-type="float" office:value="1.47584323719862E+018" calcext:value-type="float">
            <text:p>1.47584323719862E+018</text:p>
          </table:table-cell>
          <table:table-cell/>
          <table:table-cell table:formula="of:= [.C987] - [.B987]" office:value-type="float" office:value="752510208" calcext:value-type="float">
            <text:p>75251020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58432365461E+018" calcext:value-type="float">
            <text:p>1.4758432365461E+018</text:p>
          </table:table-cell>
          <table:table-cell office:value-type="float" office:value="1.47584323729922E+018" calcext:value-type="float">
            <text:p>1.47584323729922E+018</text:p>
          </table:table-cell>
          <table:table-cell/>
          <table:table-cell table:formula="of:= [.C988] - [.B988]" office:value-type="float" office:value="753120000" calcext:value-type="float">
            <text:p>753120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584323664611E+018" calcext:value-type="float">
            <text:p>1.47584323664611E+018</text:p>
          </table:table-cell>
          <table:table-cell office:value-type="float" office:value="1.47584323739992E+018" calcext:value-type="float">
            <text:p>1.47584323739992E+018</text:p>
          </table:table-cell>
          <table:table-cell/>
          <table:table-cell table:formula="of:= [.C989] - [.B989]" office:value-type="float" office:value="753809920" calcext:value-type="float">
            <text:p>75380992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584323674611E+018" calcext:value-type="float">
            <text:p>1.47584323674611E+018</text:p>
          </table:table-cell>
          <table:table-cell office:value-type="float" office:value="1.47584323750062E+018" calcext:value-type="float">
            <text:p>1.47584323750062E+018</text:p>
          </table:table-cell>
          <table:table-cell/>
          <table:table-cell table:formula="of:= [.C990] - [.B990]" office:value-type="float" office:value="754510080" calcext:value-type="float">
            <text:p>75451008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584323684611E+018" calcext:value-type="float">
            <text:p>1.47584323684611E+018</text:p>
          </table:table-cell>
          <table:table-cell office:value-type="float" office:value="1.47584323760118E+018" calcext:value-type="float">
            <text:p>1.47584323760118E+018</text:p>
          </table:table-cell>
          <table:table-cell/>
          <table:table-cell table:formula="of:= [.C991] - [.B991]" office:value-type="float" office:value="755070208" calcext:value-type="float">
            <text:p>75507020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584323694611E+018" calcext:value-type="float">
            <text:p>1.47584323694611E+018</text:p>
          </table:table-cell>
          <table:table-cell office:value-type="float" office:value="1.47584323770274E+018" calcext:value-type="float">
            <text:p>1.47584323770274E+018</text:p>
          </table:table-cell>
          <table:table-cell/>
          <table:table-cell table:formula="of:= [.C992] - [.B992]" office:value-type="float" office:value="756629760" calcext:value-type="float">
            <text:p>75662976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584323704611E+018" calcext:value-type="float">
            <text:p>1.47584323704611E+018</text:p>
          </table:table-cell>
          <table:table-cell office:value-type="float" office:value="1.47584323780342E+018" calcext:value-type="float">
            <text:p>1.47584323780342E+018</text:p>
          </table:table-cell>
          <table:table-cell/>
          <table:table-cell table:formula="of:= [.C993] - [.B993]" office:value-type="float" office:value="757309952" calcext:value-type="float">
            <text:p>75730995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584323714611E+018" calcext:value-type="float">
            <text:p>1.47584323714611E+018</text:p>
          </table:table-cell>
          <table:table-cell office:value-type="float" office:value="1.47584323790393E+018" calcext:value-type="float">
            <text:p>1.47584323790393E+018</text:p>
          </table:table-cell>
          <table:table-cell/>
          <table:table-cell table:formula="of:= [.C994] - [.B994]" office:value-type="float" office:value="757819904" calcext:value-type="float">
            <text:p>75781990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584323724611E+018" calcext:value-type="float">
            <text:p>1.47584323724611E+018</text:p>
          </table:table-cell>
          <table:table-cell office:value-type="float" office:value="1.47584323800456E+018" calcext:value-type="float">
            <text:p>1.47584323800456E+018</text:p>
          </table:table-cell>
          <table:table-cell/>
          <table:table-cell table:formula="of:= [.C995] - [.B995]" office:value-type="float" office:value="758449920" calcext:value-type="float">
            <text:p>75844992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584323734611E+018" calcext:value-type="float">
            <text:p>1.47584323734611E+018</text:p>
          </table:table-cell>
          <table:table-cell office:value-type="float" office:value="1.47584323810514E+018" calcext:value-type="float">
            <text:p>1.47584323810514E+018</text:p>
          </table:table-cell>
          <table:table-cell/>
          <table:table-cell table:formula="of:= [.C996] - [.B996]" office:value-type="float" office:value="759029760" calcext:value-type="float">
            <text:p>75902976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584323744611E+018" calcext:value-type="float">
            <text:p>1.47584323744611E+018</text:p>
          </table:table-cell>
          <table:table-cell office:value-type="float" office:value="1.47584323820576E+018" calcext:value-type="float">
            <text:p>1.47584323820576E+018</text:p>
          </table:table-cell>
          <table:table-cell/>
          <table:table-cell table:formula="of:= [.C997] - [.B997]" office:value-type="float" office:value="759649792" calcext:value-type="float">
            <text:p>75964979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584323754611E+018" calcext:value-type="float">
            <text:p>1.47584323754611E+018</text:p>
          </table:table-cell>
          <table:table-cell office:value-type="float" office:value="1.47584323830639E+018" calcext:value-type="float">
            <text:p>1.47584323830639E+018</text:p>
          </table:table-cell>
          <table:table-cell/>
          <table:table-cell table:formula="of:= [.C998] - [.B998]" office:value-type="float" office:value="760279808" calcext:value-type="float">
            <text:p>7602798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584323764611E+018" calcext:value-type="float">
            <text:p>1.47584323764611E+018</text:p>
          </table:table-cell>
          <table:table-cell office:value-type="float" office:value="1.47584323840698E+018" calcext:value-type="float">
            <text:p>1.47584323840698E+018</text:p>
          </table:table-cell>
          <table:table-cell/>
          <table:table-cell table:formula="of:= [.C999] - [.B999]" office:value-type="float" office:value="760869888" calcext:value-type="float">
            <text:p>7608698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 of messages:</text:p>
          </table:table-cell>
          <table:table-cell table:number-columns-repeated="3"/>
          <table:table-cell office:value-type="string" calcext:value-type="string">
            <text:p>Average:</text:p>
          </table:table-cell>
        </table:table-row>
        <table:table-row table:style-name="ro1">
          <table:table-cell table:formula="of:= COUNT([.A1:.A1000])" office:value-type="float" office:value="999" calcext:value-type="float">
            <text:p>999</text:p>
          </table:table-cell>
          <table:table-cell table:number-columns-repeated="3"/>
          <table:table-cell table:formula="of:= AVERAGE([.E1:.E999])" office:value-type="float" office:value="384012027.131131" calcext:value-type="float">
            <text:p>384012027.131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05:08.369956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4:06:11.299721363</dc:date>
    <meta:editing-duration>PT10M19S</meta:editing-duration>
    <meta:editing-cycles>2</meta:editing-cycles>
    <meta:generator>LibreOffice/5.1.4.2$Linux_X86_64 LibreOffice_project/10m0$Build-2</meta:generator>
    <meta:document-statistic meta:table-count="1" meta:cell-count="4000" meta:object-count="0"/>
  </office:meta>
</office:document-meta>
</file>